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text-properties style:font-name="Liberation Serif" fo:font-size="12pt" fo:language="en" fo:country="US" officeooo:rsid="000bb3fd" officeooo:paragraph-rsid="000bb3fd" style:font-size-asian="10.5pt" style:font-size-complex="12pt"/>
    </style:style>
    <style:style style:name="P3" style:family="paragraph" style:parent-style-name="Preformatted_20_Text">
      <style:text-properties style:font-name="Liberation Serif" fo:font-size="12pt" fo:language="en" fo:country="US" officeooo:rsid="002f5f3e" officeooo:paragraph-rsid="002f5f3e" style:font-size-asian="10.5pt" style:font-size-complex="12pt"/>
    </style:style>
    <style:style style:name="P4" style:family="paragraph" style:parent-style-name="Preformatted_20_Text">
      <style:text-properties style:font-name="Liberation Sans" fo:font-size="12pt" fo:language="en" fo:country="US" fo:font-weight="bold" officeooo:rsid="000bb3fd" officeooo:paragraph-rsid="000bb3fd" style:font-size-asian="10.5pt" style:font-weight-asian="bold" style:font-size-complex="12pt" style:font-weight-complex="bold"/>
    </style:style>
    <style:style style:name="P5" style:family="paragraph" style:parent-style-name="Preformatted_20_Text">
      <style:text-properties officeooo:paragraph-rsid="000bb3fd"/>
    </style:style>
    <style:style style:name="P6" style:family="paragraph" style:parent-style-name="Preformatted_20_Text">
      <style:text-properties officeooo:rsid="002f5f3e" officeooo:paragraph-rsid="002f5f3e"/>
    </style:style>
    <style:style style:name="P7" style:family="paragraph" style:parent-style-name="Text_20_body">
      <style:paragraph-properties fo:text-align="center" style:justify-single-word="false"/>
      <style:text-properties style:font-name="Liberation Serif" fo:font-size="12pt" fo:language="en" fo:country="US" officeooo:rsid="000bb3fd" officeooo:paragraph-rsid="000bb3fd" style:font-size-asian="10.5pt" style:font-size-complex="12pt"/>
    </style:style>
    <style:style style:name="P8" style:family="paragraph" style:parent-style-name="Text_20_body">
      <style:text-properties style:font-name="Liberation Serif" fo:font-size="12pt" fo:language="en" fo:country="US" officeooo:rsid="019ddc74" officeooo:paragraph-rsid="000d4ba2" style:font-size-asian="10.5pt" style:font-size-complex="12pt"/>
    </style:style>
    <style:style style:name="P9" style:family="paragraph" style:parent-style-name="Text_20_body">
      <style:text-properties style:font-name="Liberation Serif" fo:font-size="12pt" fo:language="en" fo:country="US" officeooo:rsid="000d4ba2" officeooo:paragraph-rsid="000d4ba2" style:font-size-asian="10.5pt" style:font-size-complex="12pt"/>
    </style:style>
    <style:style style:name="P10" style:family="paragraph" style:parent-style-name="Text_20_body">
      <style:text-properties style:font-name="Liberation Serif" fo:font-size="12pt" fo:language="en" fo:country="US" officeooo:rsid="000d4ba2" officeooo:paragraph-rsid="00185b13" style:font-size-asian="10.5pt" style:font-size-complex="12pt"/>
    </style:style>
    <style:style style:name="P11" style:family="paragraph" style:parent-style-name="Text_20_body">
      <style:text-properties style:font-name="Liberation Serif" fo:font-size="12pt" fo:language="en" fo:country="US" officeooo:rsid="000d4ba2" officeooo:paragraph-rsid="00687bfe" style:font-size-asian="10.5pt" style:font-size-complex="12pt"/>
    </style:style>
    <style:style style:name="P12" style:family="paragraph" style:parent-style-name="Text_20_body">
      <style:text-properties style:font-name="Liberation Serif" fo:font-size="12pt" fo:language="en" fo:country="US" officeooo:rsid="0016dcb2" officeooo:paragraph-rsid="0016dcb2" style:font-size-asian="10.5pt" style:font-size-complex="12pt"/>
    </style:style>
    <style:style style:name="P13" style:family="paragraph" style:parent-style-name="Text_20_body">
      <style:text-properties style:font-name="Liberation Serif" fo:font-size="12pt" fo:language="en" fo:country="US" officeooo:rsid="00175daf" officeooo:paragraph-rsid="00175daf" style:font-size-asian="10.5pt" style:font-size-complex="12pt"/>
    </style:style>
    <style:style style:name="P14" style:family="paragraph" style:parent-style-name="Text_20_body">
      <style:text-properties style:font-name="Liberation Serif" fo:font-size="12pt" fo:language="en" fo:country="US" officeooo:rsid="00175daf" officeooo:paragraph-rsid="002c726e" style:font-size-asian="10.5pt" style:font-size-complex="12pt"/>
    </style:style>
    <style:style style:name="P15" style:family="paragraph" style:parent-style-name="Text_20_body">
      <style:text-properties style:font-name="Liberation Serif" fo:font-size="12pt" fo:language="en" fo:country="US" officeooo:rsid="0017aaa7" officeooo:paragraph-rsid="0017aaa7" style:font-size-asian="10.5pt" style:font-size-complex="12pt"/>
    </style:style>
    <style:style style:name="P16" style:family="paragraph" style:parent-style-name="Text_20_body">
      <style:text-properties style:font-name="Liberation Serif" fo:font-size="12pt" fo:language="en" fo:country="US" officeooo:rsid="00185b13" officeooo:paragraph-rsid="000d4ba2" style:font-size-asian="10.5pt" style:font-size-complex="12pt"/>
    </style:style>
    <style:style style:name="P17" style:family="paragraph" style:parent-style-name="Text_20_body">
      <style:text-properties style:font-name="Liberation Serif" fo:font-size="12pt" fo:language="en" fo:country="US" officeooo:rsid="00185b13" officeooo:paragraph-rsid="00185b13" style:font-size-asian="10.5pt" style:font-size-complex="12pt"/>
    </style:style>
    <style:style style:name="P18" style:family="paragraph" style:parent-style-name="Text_20_body">
      <style:text-properties style:font-name="Liberation Serif" fo:font-size="12pt" fo:language="en" fo:country="US" officeooo:rsid="0019f13b" officeooo:paragraph-rsid="0019f13b" style:font-size-asian="10.5pt" style:font-size-complex="12pt"/>
    </style:style>
    <style:style style:name="P19" style:family="paragraph" style:parent-style-name="Text_20_body">
      <style:text-properties style:font-name="Liberation Serif" fo:font-size="12pt" fo:language="en" fo:country="US" officeooo:rsid="001a2d30" officeooo:paragraph-rsid="001a2d30" style:font-size-asian="10.5pt" style:font-size-complex="12pt"/>
    </style:style>
    <style:style style:name="P20" style:family="paragraph" style:parent-style-name="Text_20_body">
      <style:text-properties style:font-name="Liberation Serif" fo:font-size="12pt" fo:language="en" fo:country="US" officeooo:rsid="001a911b" officeooo:paragraph-rsid="001b3fc4" style:font-size-asian="10.5pt" style:font-size-complex="12pt"/>
    </style:style>
    <style:style style:name="P21" style:family="paragraph" style:parent-style-name="Text_20_body">
      <style:text-properties style:font-name="Liberation Serif" fo:font-size="12pt" fo:language="en" fo:country="US" officeooo:rsid="001a911b" officeooo:paragraph-rsid="00457d4a" style:font-size-asian="10.5pt" style:font-size-complex="12pt"/>
    </style:style>
    <style:style style:name="P22" style:family="paragraph" style:parent-style-name="Text_20_body">
      <style:text-properties style:font-name="Liberation Serif" fo:font-size="12pt" fo:language="en" fo:country="US" officeooo:rsid="001a911b" officeooo:paragraph-rsid="004809e4" style:font-size-asian="10.5pt" style:font-size-complex="12pt"/>
    </style:style>
    <style:style style:name="P23" style:family="paragraph" style:parent-style-name="Text_20_body">
      <style:text-properties style:font-name="Liberation Serif" fo:font-size="12pt" fo:language="en" fo:country="US" officeooo:rsid="001d61c9" officeooo:paragraph-rsid="001ea74e" style:font-size-asian="10.5pt" style:font-size-complex="12pt"/>
    </style:style>
    <style:style style:name="P24" style:family="paragraph" style:parent-style-name="Text_20_body">
      <style:text-properties style:font-name="Liberation Serif" fo:font-size="12pt" fo:language="en" fo:country="US" officeooo:rsid="001ea74e" officeooo:paragraph-rsid="001ea74e" style:font-size-asian="10.5pt" style:font-size-complex="12pt"/>
    </style:style>
    <style:style style:name="P25" style:family="paragraph" style:parent-style-name="Text_20_body">
      <style:text-properties style:font-name="Liberation Serif" fo:font-size="12pt" fo:language="en" fo:country="US" officeooo:rsid="001f8c31" officeooo:paragraph-rsid="001f8c31" style:font-size-asian="10.5pt" style:font-size-complex="12pt"/>
    </style:style>
    <style:style style:name="P26" style:family="paragraph" style:parent-style-name="Text_20_body">
      <style:text-properties style:font-name="Liberation Serif" fo:font-size="12pt" fo:language="en" fo:country="US" officeooo:rsid="002033a2" officeooo:paragraph-rsid="002033a2" style:font-size-asian="10.5pt" style:font-size-complex="12pt"/>
    </style:style>
    <style:style style:name="P27" style:family="paragraph" style:parent-style-name="Text_20_body">
      <style:text-properties style:font-name="Liberation Serif" fo:font-size="12pt" fo:language="en" fo:country="US" officeooo:rsid="0024087b" officeooo:paragraph-rsid="0024087b" style:font-size-asian="10.5pt" style:font-size-complex="12pt"/>
    </style:style>
    <style:style style:name="P28" style:family="paragraph" style:parent-style-name="Text_20_body">
      <style:text-properties style:font-name="Liberation Serif" fo:font-size="12pt" fo:language="en" fo:country="US" officeooo:rsid="002c726e" officeooo:paragraph-rsid="002c726e" style:font-size-asian="10.5pt" style:font-size-complex="12pt"/>
    </style:style>
    <style:style style:name="P29" style:family="paragraph" style:parent-style-name="Text_20_body">
      <style:text-properties style:font-name="Liberation Serif" fo:font-size="12pt" fo:language="en" fo:country="US" officeooo:rsid="002df171" officeooo:paragraph-rsid="00437c2d" style:font-size-asian="10.5pt" style:font-size-complex="12pt"/>
    </style:style>
    <style:style style:name="P30" style:family="paragraph" style:parent-style-name="Text_20_body">
      <style:text-properties style:font-name="Liberation Serif" fo:font-size="12pt" fo:language="en" fo:country="US" officeooo:rsid="002f8511" officeooo:paragraph-rsid="002f8511" style:font-size-asian="10.5pt" style:font-size-complex="12pt"/>
    </style:style>
    <style:style style:name="P31" style:family="paragraph" style:parent-style-name="Text_20_body">
      <style:text-properties style:font-name="Liberation Serif" fo:font-size="12pt" fo:language="en" fo:country="US" officeooo:rsid="0030e72a" officeooo:paragraph-rsid="002f8511" style:font-size-asian="10.5pt" style:font-size-complex="12pt"/>
    </style:style>
    <style:style style:name="P32" style:family="paragraph" style:parent-style-name="Text_20_body">
      <style:text-properties style:font-name="Liberation Serif" fo:font-size="12pt" fo:language="en" fo:country="US" officeooo:rsid="0030e72a" officeooo:paragraph-rsid="0030e72a" style:font-size-asian="10.5pt" style:font-size-complex="12pt"/>
    </style:style>
    <style:style style:name="P33" style:family="paragraph" style:parent-style-name="Text_20_body">
      <style:text-properties style:font-name="Liberation Serif" fo:font-size="12pt" fo:language="en" fo:country="US" officeooo:rsid="00335974" officeooo:paragraph-rsid="00335974" style:font-size-asian="10.5pt" style:font-size-complex="12pt"/>
    </style:style>
    <style:style style:name="P34" style:family="paragraph" style:parent-style-name="Text_20_body">
      <style:text-properties style:font-name="Liberation Serif" fo:font-size="12pt" fo:language="en" fo:country="US" officeooo:rsid="00355572" officeooo:paragraph-rsid="00355572" style:font-size-asian="10.5pt" style:font-size-complex="12pt"/>
    </style:style>
    <style:style style:name="P35" style:family="paragraph" style:parent-style-name="Text_20_body">
      <style:text-properties style:font-name="Liberation Serif" fo:font-size="12pt" fo:language="en" fo:country="US" officeooo:rsid="003c81e7" officeooo:paragraph-rsid="003c81e7" style:font-size-asian="10.5pt" style:font-size-complex="12pt"/>
    </style:style>
    <style:style style:name="P36" style:family="paragraph" style:parent-style-name="Text_20_body">
      <style:text-properties style:font-name="Liberation Serif" fo:font-size="12pt" fo:language="en" fo:country="US" officeooo:rsid="003dcf60" officeooo:paragraph-rsid="003dcf60" style:font-size-asian="10.5pt" style:font-size-complex="12pt"/>
    </style:style>
    <style:style style:name="P37" style:family="paragraph" style:parent-style-name="Text_20_body">
      <style:text-properties style:font-name="Liberation Serif" fo:font-size="12pt" fo:language="en" fo:country="US" officeooo:rsid="003f810e" officeooo:paragraph-rsid="003f810e" style:font-size-asian="10.5pt" style:font-size-complex="12pt"/>
    </style:style>
    <style:style style:name="P38" style:family="paragraph" style:parent-style-name="Text_20_body">
      <style:text-properties style:font-name="Liberation Serif" fo:font-size="12pt" fo:language="en" fo:country="US" officeooo:rsid="00437c2d" officeooo:paragraph-rsid="00437c2d" style:font-size-asian="10.5pt" style:font-size-complex="12pt"/>
    </style:style>
    <style:style style:name="P39" style:family="paragraph" style:parent-style-name="Text_20_body">
      <style:text-properties style:font-name="Liberation Serif" fo:font-size="12pt" fo:language="en" fo:country="US" officeooo:rsid="00457d4a" officeooo:paragraph-rsid="00457d4a" style:font-size-asian="10.5pt" style:font-size-complex="12pt"/>
    </style:style>
    <style:style style:name="P40" style:family="paragraph" style:parent-style-name="Text_20_body">
      <style:text-properties style:font-name="Liberation Serif" fo:font-size="12pt" fo:language="en" fo:country="US" officeooo:rsid="0048bc71" officeooo:paragraph-rsid="0048bc71" style:font-size-asian="10.5pt" style:font-size-complex="12pt"/>
    </style:style>
    <style:style style:name="P41" style:family="paragraph" style:parent-style-name="Text_20_body">
      <style:text-properties style:font-name="Liberation Serif" fo:font-size="12pt" fo:language="en" fo:country="US" officeooo:rsid="004937d0" officeooo:paragraph-rsid="004937d0" style:font-size-asian="10.5pt" style:font-size-complex="12pt"/>
    </style:style>
    <style:style style:name="P42" style:family="paragraph" style:parent-style-name="Text_20_body">
      <style:text-properties style:font-name="Liberation Serif" fo:font-size="12pt" fo:language="en" fo:country="US" officeooo:rsid="004a9440" officeooo:paragraph-rsid="004a9440" style:font-size-asian="10.5pt" style:font-size-complex="12pt"/>
    </style:style>
    <style:style style:name="P43" style:family="paragraph" style:parent-style-name="Text_20_body">
      <style:text-properties style:font-name="Liberation Serif" fo:font-size="12pt" fo:language="en" fo:country="US" officeooo:rsid="004ade44" officeooo:paragraph-rsid="004ade44" style:font-size-asian="10.5pt" style:font-size-complex="12pt"/>
    </style:style>
    <style:style style:name="P44" style:family="paragraph" style:parent-style-name="Text_20_body">
      <style:text-properties style:font-name="Liberation Serif" fo:font-size="12pt" fo:language="en" fo:country="US" officeooo:rsid="004d8a84" officeooo:paragraph-rsid="000d4ba2" style:font-size-asian="10.5pt" style:font-size-complex="12pt"/>
    </style:style>
    <style:style style:name="P45" style:family="paragraph" style:parent-style-name="Text_20_body">
      <style:text-properties style:font-name="Liberation Serif" fo:font-size="12pt" fo:language="en" fo:country="US" officeooo:rsid="004e2385" officeooo:paragraph-rsid="004e2385" style:font-size-asian="10.5pt" style:font-size-complex="12pt"/>
    </style:style>
    <style:style style:name="P46" style:family="paragraph" style:parent-style-name="Text_20_body">
      <style:text-properties style:font-name="Liberation Serif" fo:font-size="12pt" fo:language="en" fo:country="US" officeooo:rsid="00502e17" officeooo:paragraph-rsid="00502e17" style:font-size-asian="10.5pt" style:font-size-complex="12pt"/>
    </style:style>
    <style:style style:name="P47" style:family="paragraph" style:parent-style-name="Text_20_body">
      <style:text-properties style:font-name="Liberation Serif" fo:font-size="12pt" fo:language="en" fo:country="US" officeooo:rsid="00502e17" officeooo:paragraph-rsid="00529823" style:font-size-asian="10.5pt" style:font-size-complex="12pt"/>
    </style:style>
    <style:style style:name="P48" style:family="paragraph" style:parent-style-name="Text_20_body">
      <style:text-properties style:font-name="Liberation Serif" fo:font-size="12pt" fo:language="en" fo:country="US" officeooo:rsid="00502e17" officeooo:paragraph-rsid="0053310a" style:font-size-asian="10.5pt" style:font-size-complex="12pt"/>
    </style:style>
    <style:style style:name="P49" style:family="paragraph" style:parent-style-name="Text_20_body">
      <style:text-properties style:font-name="Liberation Serif" fo:font-size="12pt" fo:language="en" fo:country="US" officeooo:rsid="00502e17" officeooo:paragraph-rsid="00558cff" style:font-size-asian="10.5pt" style:font-size-complex="12pt"/>
    </style:style>
    <style:style style:name="P50" style:family="paragraph" style:parent-style-name="Text_20_body">
      <style:text-properties style:font-name="Liberation Serif" fo:font-size="12pt" fo:language="en" fo:country="US" officeooo:rsid="0050ab30" officeooo:paragraph-rsid="0050ab30" style:font-size-asian="10.5pt" style:font-size-complex="12pt"/>
    </style:style>
    <style:style style:name="P51" style:family="paragraph" style:parent-style-name="Text_20_body">
      <style:text-properties style:font-name="Liberation Serif" fo:font-size="12pt" fo:language="en" fo:country="US" officeooo:rsid="0050ab30" officeooo:paragraph-rsid="00529823" style:font-size-asian="10.5pt" style:font-size-complex="12pt"/>
    </style:style>
    <style:style style:name="P52" style:family="paragraph" style:parent-style-name="Text_20_body">
      <style:text-properties style:font-name="Liberation Serif" fo:font-size="12pt" fo:language="en" fo:country="US" officeooo:rsid="0050ab30" officeooo:paragraph-rsid="0053310a" style:font-size-asian="10.5pt" style:font-size-complex="12pt"/>
    </style:style>
    <style:style style:name="P53" style:family="paragraph" style:parent-style-name="Text_20_body">
      <style:text-properties style:font-name="Liberation Serif" fo:font-size="12pt" fo:language="en" fo:country="US" officeooo:rsid="0050ab30" officeooo:paragraph-rsid="00558cff" style:font-size-asian="10.5pt" style:font-size-complex="12pt"/>
    </style:style>
    <style:style style:name="P54" style:family="paragraph" style:parent-style-name="Text_20_body">
      <style:text-properties style:font-name="Liberation Serif" fo:font-size="12pt" fo:language="en" fo:country="US" officeooo:rsid="0056afd8" officeooo:paragraph-rsid="0056afd8" style:font-size-asian="10.5pt" style:font-size-complex="12pt"/>
    </style:style>
    <style:style style:name="P55" style:family="paragraph" style:parent-style-name="Text_20_body">
      <style:text-properties style:font-name="Liberation Serif" fo:font-size="12pt" fo:language="en" fo:country="US" officeooo:rsid="00687bfe" officeooo:paragraph-rsid="00687bfe" style:font-size-asian="10.5pt" style:font-size-complex="12pt"/>
    </style:style>
    <style:style style:name="P56" style:family="paragraph" style:parent-style-name="Text_20_body">
      <style:text-properties style:font-name="Liberation Serif" fo:font-size="12pt" fo:language="en" fo:country="US" officeooo:rsid="006d3664" officeooo:paragraph-rsid="006d3664" style:font-size-asian="10.5pt" style:font-size-complex="12pt"/>
    </style:style>
    <style:style style:name="P57" style:family="paragraph" style:parent-style-name="Text_20_body">
      <style:text-properties style:font-name="Liberation Serif" fo:font-size="12pt" fo:language="en" fo:country="US" officeooo:rsid="006d3664" officeooo:paragraph-rsid="006ed5ef" style:font-size-asian="10.5pt" style:font-size-complex="12pt"/>
    </style:style>
    <style:style style:name="P58" style:family="paragraph" style:parent-style-name="Text_20_body">
      <style:text-properties style:font-name="Liberation Serif" fo:font-size="12pt" fo:language="en" fo:country="US" officeooo:rsid="006e8740" officeooo:paragraph-rsid="006e8740" style:font-size-asian="10.5pt" style:font-size-complex="12pt"/>
    </style:style>
    <style:style style:name="P59" style:family="paragraph" style:parent-style-name="Text_20_body">
      <style:text-properties style:font-name="Liberation Serif" fo:font-size="12pt" fo:language="en" fo:country="US" officeooo:rsid="00706b10" officeooo:paragraph-rsid="00706b10" style:font-size-asian="10.5pt" style:font-size-complex="12pt"/>
    </style:style>
    <style:style style:name="P60" style:family="paragraph" style:parent-style-name="Text_20_body">
      <style:text-properties style:font-name="Liberation Serif" fo:font-size="12pt" fo:language="en" fo:country="US" officeooo:rsid="00707354" officeooo:paragraph-rsid="00707354" style:font-size-asian="10.5pt" style:font-size-complex="12pt"/>
    </style:style>
    <style:style style:name="P61" style:family="paragraph" style:parent-style-name="Text_20_body">
      <style:text-properties style:font-name="Liberation Serif" fo:font-size="12pt" fo:language="en" fo:country="US" fo:font-weight="bold" officeooo:rsid="001ea74e" officeooo:paragraph-rsid="001ea74e" style:font-size-asian="10.5pt" style:font-weight-asian="bold" style:font-size-complex="12pt" style:font-weight-complex="bold"/>
    </style:style>
    <style:style style:name="P62" style:family="paragraph" style:parent-style-name="Text_20_body">
      <style:text-properties style:font-name="Liberation Serif" fo:font-size="12pt" fo:language="en" fo:country="US" fo:font-weight="normal" officeooo:rsid="001ea74e" officeooo:paragraph-rsid="001ea74e" style:font-size-asian="10.5pt" style:font-weight-asian="normal" style:font-size-complex="12pt" style:font-weight-complex="normal"/>
    </style:style>
    <style:style style:name="P63" style:family="paragraph" style:parent-style-name="Text_20_body">
      <style:text-properties style:font-name="Liberation Serif" fo:font-size="12pt" fo:language="en" fo:country="US" fo:font-weight="normal" officeooo:rsid="001f8c31" officeooo:paragraph-rsid="001f8c31" style:font-size-asian="10.5pt" style:font-weight-asian="normal" style:font-size-complex="12pt" style:font-weight-complex="normal"/>
    </style:style>
    <style:style style:name="P64" style:family="paragraph" style:parent-style-name="Text_20_body">
      <style:text-properties style:font-name="Liberation Serif" fo:font-size="12pt" fo:language="en" fo:country="US" fo:font-weight="normal" officeooo:rsid="002033a2" officeooo:paragraph-rsid="002033a2" style:font-size-asian="10.5pt" style:font-weight-asian="normal" style:font-size-complex="12pt" style:font-weight-complex="normal"/>
    </style:style>
    <style:style style:name="P65" style:family="paragraph" style:parent-style-name="Text_20_body">
      <style:text-properties style:font-name="Liberation Serif" fo:font-size="12pt" fo:language="en" fo:country="US" fo:font-weight="normal" officeooo:rsid="0024087b" officeooo:paragraph-rsid="0024087b" style:font-size-asian="10.5pt" style:font-weight-asian="normal" style:font-size-complex="12pt" style:font-weight-complex="normal"/>
    </style:style>
    <style:style style:name="P66" style:family="paragraph" style:parent-style-name="Text_20_body">
      <style:text-properties style:font-name="Liberation Serif" fo:font-size="12pt" fo:language="en" fo:country="US" fo:font-weight="normal" officeooo:rsid="00502e17" officeooo:paragraph-rsid="00502e17" style:font-size-asian="10.5pt" style:font-weight-asian="normal" style:font-size-complex="12pt" style:font-weight-complex="normal"/>
    </style:style>
    <style:style style:name="P67" style:family="paragraph" style:parent-style-name="Text_20_body">
      <style:text-properties style:font-name="Liberation Serif" fo:font-size="12pt" fo:language="en" fo:country="US" fo:font-weight="normal" officeooo:rsid="00502e17" officeooo:paragraph-rsid="00529823" style:font-size-asian="10.5pt" style:font-weight-asian="normal" style:font-size-complex="12pt" style:font-weight-complex="normal"/>
    </style:style>
    <style:style style:name="P68" style:family="paragraph" style:parent-style-name="Text_20_body">
      <style:text-properties style:font-name="Liberation Serif" fo:font-size="12pt" fo:language="en" fo:country="US" fo:font-weight="normal" officeooo:rsid="00502e17" officeooo:paragraph-rsid="0053310a" style:font-size-asian="10.5pt" style:font-weight-asian="normal" style:font-size-complex="12pt" style:font-weight-complex="normal"/>
    </style:style>
    <style:style style:name="P69" style:family="paragraph" style:parent-style-name="Text_20_body">
      <style:text-properties style:font-name="Liberation Serif" fo:font-size="12pt" fo:language="en" fo:country="US" fo:font-weight="normal" officeooo:rsid="00502e17" officeooo:paragraph-rsid="00558cff" style:font-size-asian="10.5pt" style:font-weight-asian="normal" style:font-size-complex="12pt" style:font-weight-complex="normal"/>
    </style:style>
    <style:style style:name="P70" style:family="paragraph" style:parent-style-name="Text_20_body">
      <style:text-properties style:font-name="Liberation Serif" fo:font-size="12pt" fo:language="en" fo:country="US" fo:font-weight="normal" officeooo:rsid="0050ab30" officeooo:paragraph-rsid="0050ab30" style:font-size-asian="10.5pt" style:font-weight-asian="normal" style:font-size-complex="12pt" style:font-weight-complex="normal"/>
    </style:style>
    <style:style style:name="P71" style:family="paragraph" style:parent-style-name="Text_20_body">
      <style:text-properties style:font-name="Liberation Serif" fo:font-size="12pt" fo:language="en" fo:country="US" fo:font-weight="normal" officeooo:rsid="0050ab30" officeooo:paragraph-rsid="00529823" style:font-size-asian="10.5pt" style:font-weight-asian="normal" style:font-size-complex="12pt" style:font-weight-complex="normal"/>
    </style:style>
    <style:style style:name="P72" style:family="paragraph" style:parent-style-name="Text_20_body">
      <style:text-properties style:font-name="Liberation Serif" fo:font-size="12pt" fo:language="en" fo:country="US" fo:font-weight="normal" officeooo:rsid="0050ab30" officeooo:paragraph-rsid="0053310a" style:font-size-asian="10.5pt" style:font-weight-asian="normal" style:font-size-complex="12pt" style:font-weight-complex="normal"/>
    </style:style>
    <style:style style:name="P73" style:family="paragraph" style:parent-style-name="Text_20_body">
      <style:text-properties style:font-name="Liberation Serif" fo:font-size="12pt" fo:language="en" fo:country="US" fo:font-weight="normal" officeooo:rsid="0050ab30" officeooo:paragraph-rsid="00558cff" style:font-size-asian="10.5pt" style:font-weight-asian="normal" style:font-size-complex="12pt" style:font-weight-complex="normal"/>
    </style:style>
    <style:style style:name="P74" style:family="paragraph" style:parent-style-name="Text_20_body">
      <style:text-properties style:font-name="Liberation Serif" fo:font-size="12pt" fo:language="en" fo:country="US" fo:font-style="normal" officeooo:rsid="0056afd8" officeooo:paragraph-rsid="0056afd8" style:font-size-asian="10.5pt" style:font-style-asian="normal" style:font-size-complex="12pt" style:font-style-complex="normal"/>
    </style:style>
    <style:style style:name="P75" style:family="paragraph" style:parent-style-name="Text_20_body">
      <style:text-properties style:font-name="Liberation Serif" fo:font-size="12pt" fo:language="en" fo:country="US" fo:font-style="normal" officeooo:rsid="0058761a" officeooo:paragraph-rsid="0058761a" style:font-size-asian="10.5pt" style:font-style-asian="normal" style:font-size-complex="12pt" style:font-style-complex="normal"/>
    </style:style>
    <style:style style:name="P76" style:family="paragraph" style:parent-style-name="Text_20_body">
      <style:paragraph-properties fo:text-align="center" style:justify-single-word="false"/>
      <style:text-properties officeooo:paragraph-rsid="000bb3fd"/>
    </style:style>
    <style:style style:name="P77" style:family="paragraph" style:parent-style-name="Text_20_body">
      <style:text-properties officeooo:paragraph-rsid="000d4ba2"/>
    </style:style>
    <style:style style:name="P78" style:family="paragraph" style:parent-style-name="Text_20_body">
      <style:text-properties officeooo:rsid="019ddc74" officeooo:paragraph-rsid="000d4ba2"/>
    </style:style>
    <style:style style:name="P79" style:family="paragraph" style:parent-style-name="Text_20_body" style:list-style-name="L1">
      <style:text-properties officeooo:paragraph-rsid="000d4ba2"/>
    </style:style>
    <style:style style:name="P80" style:family="paragraph" style:parent-style-name="Text_20_body" style:list-style-name="L2">
      <style:text-properties officeooo:rsid="019ddc74" officeooo:paragraph-rsid="000d4ba2"/>
    </style:style>
    <style:style style:name="P81" style:family="paragraph" style:parent-style-name="Text_20_body" style:list-style-name="L2">
      <style:text-properties style:font-name="Liberation Serif" fo:font-size="12pt" fo:language="en" fo:country="US" officeooo:rsid="019ddc74" officeooo:paragraph-rsid="000d4ba2" style:font-size-asian="10.5pt" style:font-size-complex="12pt"/>
    </style:style>
    <style:style style:name="P82" style:family="paragraph" style:parent-style-name="Text_20_body" style:list-style-name="L2">
      <style:text-properties style:font-name="Liberation Serif" fo:font-size="12pt" fo:language="en" fo:country="US" officeooo:rsid="0016dcb2" officeooo:paragraph-rsid="0016dcb2" style:font-size-asian="10.5pt" style:font-size-complex="12pt"/>
    </style:style>
    <style:style style:name="P83" style:family="paragraph" style:parent-style-name="Text_20_body">
      <style:text-properties style:font-name="Liberation Serif" fo:font-size="12pt" fo:language="en" fo:country="US" officeooo:rsid="006d3664" officeooo:paragraph-rsid="0078321e" style:font-size-asian="10.5pt" style:font-size-complex="12pt"/>
    </style:style>
    <style:style style:name="P84" style:family="paragraph" style:parent-style-name="Text_20_body">
      <style:text-properties style:font-name="Liberation Serif" fo:font-size="12pt" fo:language="en" fo:country="US" fo:font-weight="normal" officeooo:rsid="0050ab30" officeooo:paragraph-rsid="0053310a" style:font-size-asian="10.5pt" style:font-weight-asian="normal" style:font-size-complex="12pt" style:font-weight-complex="normal"/>
    </style:style>
    <style:style style:name="P85" style:family="paragraph" style:parent-style-name="Text_20_body">
      <style:text-properties style:font-name="Liberation Serif" fo:font-size="12pt" fo:language="en" fo:country="US" fo:font-weight="normal" officeooo:rsid="0050ab30" officeooo:paragraph-rsid="00558cff" style:font-size-asian="10.5pt" style:font-weight-asian="normal" style:font-size-complex="12pt" style:font-weight-complex="normal"/>
    </style:style>
    <style:style style:name="P86" style:family="paragraph" style:parent-style-name="Text_20_body">
      <style:text-properties style:font-name="Liberation Serif" fo:font-size="12pt" fo:language="en" fo:country="US" fo:font-weight="normal" officeooo:rsid="0056afd8" officeooo:paragraph-rsid="0056afd8" style:font-size-asian="10.5pt" style:font-weight-asian="normal" style:font-size-complex="12pt" style:font-weight-complex="normal"/>
    </style:style>
    <style:style style:name="P87" style:family="paragraph" style:parent-style-name="Text_20_body">
      <style:text-properties style:font-name="Liberation Serif" fo:font-size="12pt" fo:language="en" fo:country="US" fo:font-style="normal" fo:font-weight="normal" officeooo:rsid="0056afd8" officeooo:paragraph-rsid="0056afd8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Text_20_body">
      <style:text-properties style:font-name="Liberation Serif" fo:font-size="12pt" fo:language="en" fo:country="US" fo:font-style="normal" fo:font-weight="normal" officeooo:rsid="0058761a" officeooo:paragraph-rsid="0058761a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0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1" style:family="paragraph" style:parent-style-name="Text_20_body">
      <style:paragraph-properties>
        <style:tab-stops/>
      </style:paragraph-properties>
    </style:style>
    <style:style style:name="P92" style:family="paragraph" style:parent-style-name="Heading_20_1">
      <style:text-properties officeooo:paragraph-rsid="000d4ba2"/>
    </style:style>
    <style:style style:name="P93" style:family="paragraph" style:parent-style-name="Heading_20_1">
      <style:paragraph-properties fo:break-before="page"/>
    </style:style>
    <style:style style:name="P94" style:family="paragraph" style:parent-style-name="Heading_20_3">
      <style:text-properties officeooo:paragraph-rsid="001ea74e"/>
    </style:style>
    <style:style style:name="P95" style:family="paragraph" style:parent-style-name="Heading_20_3">
      <style:text-properties officeooo:paragraph-rsid="00529823"/>
    </style:style>
    <style:style style:name="P96" style:family="paragraph" style:parent-style-name="Heading_20_3">
      <style:text-properties officeooo:paragraph-rsid="0053310a"/>
    </style:style>
    <style:style style:name="P97" style:family="paragraph" style:parent-style-name="Heading_20_3">
      <style:text-properties officeooo:paragraph-rsid="00558cff"/>
    </style:style>
    <style:style style:name="T1" style:family="text">
      <style:text-properties officeooo:rsid="0032ab1f"/>
    </style:style>
    <style:style style:name="T2" style:family="text">
      <style:text-properties officeooo:rsid="01e5ea8b"/>
    </style:style>
    <style:style style:name="T3" style:family="text">
      <style:text-properties officeooo:rsid="00184249"/>
    </style:style>
    <style:style style:name="T4" style:family="text">
      <style:text-properties officeooo:rsid="019fdc8b"/>
    </style:style>
    <style:style style:name="T5" style:family="text">
      <style:text-properties style:font-name="Liberation Serif" fo:font-size="12pt" fo:language="en" fo:country="US" style:font-size-asian="10.5pt" style:font-size-complex="12pt"/>
    </style:style>
    <style:style style:name="T6" style:family="text">
      <style:text-properties style:font-name="Liberation Serif" fo:font-size="12pt" fo:language="en" fo:country="US" officeooo:rsid="000bb3fd" style:font-size-asian="10.5pt" style:font-size-complex="12pt"/>
    </style:style>
    <style:style style:name="T7" style:family="text">
      <style:text-properties officeooo:rsid="0016dcb2"/>
    </style:style>
    <style:style style:name="T8" style:family="text">
      <style:text-properties officeooo:rsid="0019f13b"/>
    </style:style>
    <style:style style:name="T9" style:family="text">
      <style:text-properties officeooo:rsid="001a2d30"/>
    </style:style>
    <style:style style:name="T10" style:family="text">
      <style:text-properties officeooo:rsid="001b734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b734d" style:font-weight-asian="bold" style:font-weight-complex="bold"/>
    </style:style>
    <style:style style:name="T13" style:family="text">
      <style:text-properties fo:font-weight="bold" officeooo:rsid="001d61c9" style:font-weight-asian="bold" style:font-weight-complex="bold"/>
    </style:style>
    <style:style style:name="T14" style:family="text">
      <style:text-properties fo:font-weight="bold" officeooo:rsid="001ea74e" style:font-weight-asian="bold" style:font-weight-complex="bold"/>
    </style:style>
    <style:style style:name="T15" style:family="text">
      <style:text-properties fo:font-weight="bold" officeooo:rsid="001eea88" style:font-weight-asian="bold" style:font-weight-complex="bold"/>
    </style:style>
    <style:style style:name="T16" style:family="text">
      <style:text-properties fo:font-weight="bold" officeooo:rsid="0041a445" style:font-weight-asian="bold" style:font-weight-complex="bold"/>
    </style:style>
    <style:style style:name="T17" style:family="text">
      <style:text-properties fo:font-weight="bold" officeooo:rsid="00457d4a" style:font-weight-asian="bold" style:font-weight-complex="bold"/>
    </style:style>
    <style:style style:name="T18" style:family="text">
      <style:text-properties fo:font-weight="bold" officeooo:rsid="0048bc71" style:font-weight-asian="bold" style:font-weight-complex="bold"/>
    </style:style>
    <style:style style:name="T19" style:family="text">
      <style:text-properties fo:font-weight="bold" officeooo:rsid="00490a69" style:font-weight-asian="bold" style:font-weight-complex="bold"/>
    </style:style>
    <style:style style:name="T20" style:family="text">
      <style:text-properties fo:font-weight="bold" officeooo:rsid="004937d0" style:font-weight-asian="bold" style:font-weight-complex="bold"/>
    </style:style>
    <style:style style:name="T21" style:family="text">
      <style:text-properties fo:font-weight="bold" officeooo:rsid="004ade44" style:font-weight-asian="bold" style:font-weight-complex="bold"/>
    </style:style>
    <style:style style:name="T22" style:family="text">
      <style:text-properties fo:font-weight="bold" officeooo:rsid="00529823" style:font-weight-asian="bold" style:font-weight-complex="bold"/>
    </style:style>
    <style:style style:name="T23" style:family="text">
      <style:text-properties fo:font-weight="bold" officeooo:rsid="0053310a" style:font-weight-asian="bold" style:font-weight-complex="bold"/>
    </style:style>
    <style:style style:name="T24" style:family="text">
      <style:text-properties fo:font-weight="bold" officeooo:rsid="00558cff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ea74e" style:font-weight-asian="normal" style:font-weight-complex="normal"/>
    </style:style>
    <style:style style:name="T27" style:family="text">
      <style:text-properties fo:font-weight="normal" officeooo:rsid="00529823" style:font-weight-asian="normal" style:font-weight-complex="normal"/>
    </style:style>
    <style:style style:name="T28" style:family="text">
      <style:text-properties fo:font-weight="normal" officeooo:rsid="0053310a" style:font-weight-asian="normal" style:font-weight-complex="normal"/>
    </style:style>
    <style:style style:name="T29" style:family="text">
      <style:text-properties fo:font-weight="normal" officeooo:rsid="00558cff" style:font-weight-asian="normal" style:font-weight-complex="normal"/>
    </style:style>
    <style:style style:name="T30" style:family="text">
      <style:text-properties fo:font-weight="normal" officeooo:rsid="005b08cd" style:font-weight-asian="normal" style:font-weight-complex="normal"/>
    </style:style>
    <style:style style:name="T31" style:family="text">
      <style:text-properties fo:font-weight="normal" officeooo:rsid="005bf256" style:font-weight-asian="normal" style:font-weight-complex="normal"/>
    </style:style>
    <style:style style:name="T32" style:family="text">
      <style:text-properties fo:font-weight="normal" officeooo:rsid="006731a2" style:font-weight-asian="normal" style:font-weight-complex="normal"/>
    </style:style>
    <style:style style:name="T33" style:family="text">
      <style:text-properties officeooo:rsid="001d61c9"/>
    </style:style>
    <style:style style:name="T34" style:family="text">
      <style:text-properties officeooo:rsid="001e5acf"/>
    </style:style>
    <style:style style:name="T35" style:family="text">
      <style:text-properties officeooo:rsid="001ea74e"/>
    </style:style>
    <style:style style:name="T36" style:family="text">
      <style:text-properties officeooo:rsid="001eea88"/>
    </style:style>
    <style:style style:name="T37" style:family="text">
      <style:text-properties officeooo:rsid="002af49a"/>
    </style:style>
    <style:style style:name="T38" style:family="text">
      <style:text-properties officeooo:rsid="002c726e"/>
    </style:style>
    <style:style style:name="T39" style:family="text">
      <style:text-properties officeooo:rsid="002e4ec5"/>
    </style:style>
    <style:style style:name="T40" style:family="text">
      <style:text-properties officeooo:rsid="003f810e"/>
    </style:style>
    <style:style style:name="T41" style:family="text">
      <style:text-properties officeooo:rsid="0040caab"/>
    </style:style>
    <style:style style:name="T42" style:family="text">
      <style:text-properties officeooo:rsid="0041a445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457d4a" style:font-style-asian="italic" style:font-style-complex="italic"/>
    </style:style>
    <style:style style:name="T45" style:family="text">
      <style:text-properties fo:font-style="italic" officeooo:rsid="0048bc71" style:font-style-asian="italic" style:font-style-complex="italic"/>
    </style:style>
    <style:style style:name="T46" style:family="text">
      <style:text-properties fo:font-style="italic" officeooo:rsid="004937d0" style:font-style-asian="italic" style:font-style-complex="italic"/>
    </style:style>
    <style:style style:name="T47" style:family="text">
      <style:text-properties fo:font-style="italic" officeooo:rsid="0054629a" style:font-style-asian="italic" style:font-style-complex="italic"/>
    </style:style>
    <style:style style:name="T48" style:family="text">
      <style:text-properties fo:font-style="italic" officeooo:rsid="006ed5ef" style:font-style-asian="italic" style:font-style-complex="italic"/>
    </style:style>
    <style:style style:name="T49" style:family="text">
      <style:text-properties fo:font-style="italic" officeooo:rsid="00706b10" style:font-style-asian="italic" style:font-style-complex="italic"/>
    </style:style>
    <style:style style:name="T5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53310a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558cff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5b08cd" style:font-style-asian="italic" style:font-weight-asian="normal" style:font-style-complex="italic" style:font-weight-complex="normal"/>
    </style:style>
    <style:style style:name="T54" style:family="text">
      <style:text-properties officeooo:rsid="0044d8b1"/>
    </style:style>
    <style:style style:name="T55" style:family="text">
      <style:text-properties officeooo:rsid="00457d4a"/>
    </style:style>
    <style:style style:name="T56" style:family="text">
      <style:text-properties fo:font-style="normal" officeooo:rsid="00457d4a" style:font-style-asian="normal" style:font-style-complex="normal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officeooo:rsid="004809e4"/>
    </style:style>
    <style:style style:name="T59" style:family="text">
      <style:text-properties officeooo:rsid="0048bc71"/>
    </style:style>
    <style:style style:name="T60" style:family="text">
      <style:text-properties officeooo:rsid="00490a69"/>
    </style:style>
    <style:style style:name="T61" style:family="text">
      <style:text-properties officeooo:rsid="004937d0"/>
    </style:style>
    <style:style style:name="T62" style:family="text">
      <style:text-properties officeooo:rsid="004a9440"/>
    </style:style>
    <style:style style:name="T63" style:family="text">
      <style:text-properties officeooo:rsid="004ade44"/>
    </style:style>
    <style:style style:name="T64" style:family="text">
      <style:text-properties officeooo:rsid="00529823"/>
    </style:style>
    <style:style style:name="T65" style:family="text">
      <style:text-properties officeooo:rsid="0053310a"/>
    </style:style>
    <style:style style:name="T66" style:family="text">
      <style:text-properties officeooo:rsid="0054629a"/>
    </style:style>
    <style:style style:name="T67" style:family="text">
      <style:text-properties officeooo:rsid="00558cff"/>
    </style:style>
    <style:style style:name="T68" style:family="text">
      <style:text-properties officeooo:rsid="00606891"/>
    </style:style>
    <style:style style:name="T69" style:family="text">
      <style:text-properties officeooo:rsid="0069576f"/>
    </style:style>
    <style:style style:name="T70" style:family="text">
      <style:text-properties officeooo:rsid="006ed5ef"/>
    </style:style>
    <style:style style:name="T71" style:family="text">
      <style:text-properties officeooo:rsid="0071288a"/>
    </style:style>
    <style:style style:name="T72" style:family="text">
      <style:text-properties officeooo:rsid="00714c6e"/>
    </style:style>
    <style:style style:name="T73" style:family="text">
      <style:text-properties officeooo:rsid="00749e07"/>
    </style:style>
    <style:style style:name="T74" style:family="text">
      <style:text-properties style:text-position="super 58%" fo:font-weight="bold" officeooo:rsid="00749e07" style:font-weight-asian="bold" style:font-weight-complex="bold"/>
    </style:style>
    <style:style style:name="T75" style:family="text">
      <style:text-properties style:text-position="super 58%" fo:font-weight="bold" officeooo:rsid="0076645c" style:font-weight-asian="bold" style:font-weight-complex="bold"/>
    </style:style>
    <style:style style:name="T76" style:family="text">
      <style:text-properties officeooo:rsid="0078321e"/>
    </style:style>
    <style:style style:name="T77" style:family="text">
      <style:text-properties officeooo:rsid="007e6cf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SQLC_concordance.sdi"/>
      <text:p text:style-name="Title"><text:alphabetical-index-mark-start text:id="IMark141792008"/><text:alphabetical-index-mark-start text:id="IMark141792104"/><text:alphabetical-index-mark-start text:id="IMark71284824"/><text:alphabetical-index-mark-start text:id="IMark71331144"/><text:alphabetical-index-mark-start text:id="IMark141186424"/><text:alphabetical-index-mark-start text:id="IMark139749368"/><text:alphabetical-index-mark-start text:id="IMark89590776"/><text:alphabetical-index-mark-start text:id="IMark82324312"/>SQL<text:alphabetical-index-mark-end text:id="IMark82324312"/>C<text:alphabetical-index-mark-end text:id="IMark89590776"/><text:alphabetical-index-mark-end text:id="IMark139749368"/><text:alphabetical-index-mark-end text:id="IMark141186424"/><text:alphabetical-index-mark-end text:id="IMark71331144"/><text:alphabetical-index-mark-end text:id="IMark71284824"/><text:alphabetical-index-mark-end text:id="IMark141792104"/><text:alphabetical-index-mark-end text:id="IMark141792008"/> – <text:alphabetical-index-mark-start text:id="IMark143107032"/><text:alphabetical-index-mark-start text:id="IMark70259288"/><text:alphabetical-index-mark-start text:id="IMark90674904"/><text:alphabetical-index-mark-start text:id="IMark73900760"/>SQL<text:alphabetical-index-mark-end text:id="IMark73900760"/><text:alphabetical-index-mark-end text:id="IMark90674904"/><text:alphabetical-index-mark-end text:id="IMark70259288"/><text:alphabetical-index-mark-end text:id="IMark143107032"/> <text:alphabetical-index-mark-start text:id="IMark70756216"/><text:alphabetical-index-mark-start text:id="IMark141373512"/>Control<text:alphabetical-index-mark-end text:id="IMark141373512"/><text:alphabetical-index-mark-end text:id="IMark70756216"/></text:p>
      <text:p text:style-name="Title">for the <text:alphabetical-index-mark-start text:id="IMark141373512"/><text:alphabetical-index-mark-start text:id="IMark71331144"/><text:alphabetical-index-mark-start text:id="IMark82345192"/><text:alphabetical-index-mark-start text:id="IMark143412296"/>Orbiter<text:alphabetical-index-mark-end text:id="IMark143412296"/><text:alphabetical-index-mark-end text:id="IMark82345192"/><text:alphabetical-index-mark-end text:id="IMark71331144"/><text:alphabetical-index-mark-end text:id="IMark141373512"/> <text:alphabetical-index-mark-start text:id="IMark82324312"/><text:alphabetical-index-mark-start text:id="IMark141815400"/><text:alphabetical-index-mark-start text:id="IMark70259576"/><text:alphabetical-index-mark-start text:id="IMark141383528"/>Space<text:alphabetical-index-mark-end text:id="IMark141383528"/><text:alphabetical-index-mark-end text:id="IMark70259576"/><text:alphabetical-index-mark-end text:id="IMark141815400"/><text:alphabetical-index-mark-end text:id="IMark82324312"/></text:p>
      <text:p text:style-name="Title"><text:alphabetical-index-mark-start text:id="IMark141373512"/><text:alphabetical-index-mark-start text:id="IMark82345192"/><text:alphabetical-index-mark-start text:id="IMark143412296"/><text:alphabetical-index-mark-start text:id="IMark141833336"/>Flight<text:alphabetical-index-mark-end text:id="IMark141833336"/><text:alphabetical-index-mark-end text:id="IMark143412296"/><text:alphabetical-index-mark-end text:id="IMark82345192"/><text:alphabetical-index-mark-end text:id="IMark141373512"/> <text:alphabetical-index-mark-start text:id="IMark70594024"/><text:alphabetical-index-mark-start text:id="IMark89591096"/><text:alphabetical-index-mark-start text:id="IMark71353784"/><text:alphabetical-index-mark-start text:id="IMark141008888"/>Simulator<text:alphabetical-index-mark-end text:id="IMark141008888"/><text:alphabetical-index-mark-end text:id="IMark71353784"/><text:alphabetical-index-mark-end text:id="IMark89591096"/><text:alphabetical-index-mark-end text:id="IMark70594024"/></text:p>
      <text:p text:style-name="P76">Pablo <text:alphabetical-index-mark-start text:id="IMark70594024"/><text:alphabetical-index-mark-start text:id="IMark143412296"/><text:alphabetical-index-mark-start text:id="IMark141833336"/><text:alphabetical-index-mark-start text:id="IMark89703352"/><text:alphabetical-index-mark-start text:id="IMark71468728"/><text:alphabetical-index-mark-start text:id="IMark70756552"/><text:alphabetical-index-mark-start text:id="IMark140794824"/><text:alphabetical-index-mark-start text:id="IMark71292744"/><text:alphabetical-index-mark-start text:id="IMark87471352"/><text:alphabetical-index-mark-start text:id="IMark89487864"/>Edronkin<text:alphabetical-index-mark-end text:id="IMark89487864"/><text:alphabetical-index-mark-end text:id="IMark87471352"/><text:alphabetical-index-mark-end text:id="IMark71292744"/><text:alphabetical-index-mark-end text:id="IMark140794824"/><text:alphabetical-index-mark-end text:id="IMark70756552"/><text:alphabetical-index-mark-end text:id="IMark71468728"/><text:alphabetical-index-mark-end text:id="IMark89703352"/><text:alphabetical-index-mark-end text:id="IMark141833336"/><text:alphabetical-index-mark-end text:id="IMark143412296"/><text:alphabetical-index-mark-end text:id="IMark70594024"/>, 201<text:span text:style-name="T1">3 - 2019</text:span></text:p>
      <text:p text:style-name="P7"><text:a xlink:type="simple" xlink:href="https://orcid.org/0000-0001-8690-7030" text:style-name="Internet_20_link" text:visited-style-name="Visited_20_Internet_20_Link">https://</text:a><text:alphabetical-index-mark-start text:id="IMark141833336"/><text:alphabetical-index-mark-start text:id="IMark143412296"/><text:alphabetical-index-mark-start text:id="IMark70594024"/><text:alphabetical-index-mark-start text:id="IMark82345480"/><text:alphabetical-index-mark-start text:id="IMark70756504"/><text:alphabetical-index-mark-start text:id="IMark89488152"/><text:alphabetical-index-mark-start text:id="IMark87374408"/><text:alphabetical-index-mark-start text:id="IMark143359160"/><text:alphabetical-index-mark-start text:id="IMark143911896"/><text:a xlink:type="simple" xlink:href="https://orcid.org/0000-0001-8690-7030" text:style-name="Internet_20_link" text:visited-style-name="Visited_20_Internet_20_Link">orcid</text:a><text:alphabetical-index-mark-end text:id="IMark143911896"/><text:alphabetical-index-mark-end text:id="IMark143359160"/><text:alphabetical-index-mark-end text:id="IMark87374408"/><text:alphabetical-index-mark-end text:id="IMark89488152"/><text:alphabetical-index-mark-end text:id="IMark70756504"/><text:alphabetical-index-mark-end text:id="IMark82345480"/><text:alphabetical-index-mark-end text:id="IMark70594024"/><text:alphabetical-index-mark-end text:id="IMark143412296"/><text:alphabetical-index-mark-end text:id="IMark141833336"/><text:a xlink:type="simple" xlink:href="https://orcid.org/0000-0001-8690-7030" text:style-name="Internet_20_link" text:visited-style-name="Visited_20_Internet_20_Link">.org/0000-0001-8690-7030</text:a></text:p>
      <text:p text:style-name="P2"/>
      <text:p text:style-name="P2"/>
      <text:h text:style-name="Heading_20_1" text:outline-level="1"><text:bookmark-start text:name="__RefHeading___Toc72751_673741182"/>Abstract<text:bookmark-end text:name="__RefHeading___Toc72751_673741182"/></text:h>
      <text:p text:style-name="P2"/>
      <text:p text:style-name="P5"><text:alphabetical-index-mark-start text:id="IMark141833336"/><text:alphabetical-index-mark-start text:id="IMark82345480"/><text:alphabetical-index-mark-start text:id="IMark89488152"/><text:alphabetical-index-mark-start text:id="IMark70594024"/><text:alphabetical-index-mark-start text:id="IMark143412296"/><text:alphabetical-index-mark-start text:id="IMark88370168"/><text:alphabetical-index-mark-start text:id="IMark139811064"/><text:alphabetical-index-mark-start text:id="IMark89703352"/><text:span text:style-name="T6">SQL</text:span><text:alphabetical-index-mark-end text:id="IMark89703352"/><text:span text:style-name="T6">C</text:span><text:alphabetical-index-mark-end text:id="IMark139811064"/><text:alphabetical-index-mark-end text:id="IMark88370168"/><text:alphabetical-index-mark-end text:id="IMark143412296"/><text:alphabetical-index-mark-end text:id="IMark70594024"/><text:alphabetical-index-mark-end text:id="IMark89488152"/><text:alphabetical-index-mark-end text:id="IMark82345480"/><text:alphabetical-index-mark-end text:id="IMark141833336"/><text:span text:style-name="T6"> is a </text:span><text:alphabetical-index-mark-start text:id="IMark140523096"/><text:alphabetical-index-mark-start text:id="IMark71331112"/><text:alphabetical-index-mark-start text:id="IMark82400376"/><text:alphabetical-index-mark-start text:id="IMark141815368"/><text:span text:style-name="T6">multi</text:span><text:alphabetical-index-mark-end text:id="IMark141815368"/><text:alphabetical-index-mark-end text:id="IMark82400376"/><text:alphabetical-index-mark-end text:id="IMark71331112"/><text:alphabetical-index-mark-end text:id="IMark140523096"/><text:span text:style-name="T6"> </text:span><text:alphabetical-index-mark-start text:id="IMark71196648"/><text:alphabetical-index-mark-start text:id="IMark142569928"/><text:alphabetical-index-mark-start text:id="IMark142870712"/><text:alphabetical-index-mark-start text:id="IMark141663320"/><text:span text:style-name="T6">function</text:span><text:alphabetical-index-mark-end text:id="IMark141663320"/><text:alphabetical-index-mark-end text:id="IMark142870712"/><text:alphabetical-index-mark-end text:id="IMark142569928"/><text:alphabetical-index-mark-end text:id="IMark71196648"/><text:span text:style-name="T6">al </text:span><text:alphabetical-index-mark-start text:id="IMark70849192"/><text:alphabetical-index-mark-start text:id="IMark57807368"/><text:alphabetical-index-mark-start text:id="IMark89772472"/><text:alphabetical-index-mark-start text:id="IMark143491720"/><text:span text:style-name="T6">display</text:span><text:alphabetical-index-mark-end text:id="IMark143491720"/><text:alphabetical-index-mark-end text:id="IMark89772472"/><text:alphabetical-index-mark-end text:id="IMark57807368"/><text:alphabetical-index-mark-end text:id="IMark70849192"/><text:span text:style-name="T6"> (</text:span><text:alphabetical-index-mark-start text:id="IMark70427080"/><text:alphabetical-index-mark-start text:id="IMark143345336"/><text:alphabetical-index-mark-start text:id="IMark82452344"/><text:alphabetical-index-mark-start text:id="IMark141889672"/><text:span text:style-name="T6">MFD</text:span><text:alphabetical-index-mark-end text:id="IMark141889672"/><text:alphabetical-index-mark-end text:id="IMark82452344"/><text:alphabetical-index-mark-end text:id="IMark143345336"/><text:alphabetical-index-mark-end text:id="IMark70427080"/><text:span text:style-name="T6">) d</text:span><text:alphabetical-index-mark-start text:id="IMark144253784"/><text:span text:style-name="T6">es</text:span><text:alphabetical-index-mark-end text:id="IMark144253784"/><text:span text:style-name="T6">igned as an </text:span><text:alphabetical-index-mark-start text:id="IMark83177736"/><text:alphabetical-index-mark-start text:id="IMark142871592"/><text:span text:style-name="T6">interface</text:span><text:alphabetical-index-mark-end text:id="IMark142871592"/><text:alphabetical-index-mark-end text:id="IMark83177736"/><text:span text:style-name="T6"> between the </text:span><text:alphabetical-index-mark-start text:id="IMark71243240"/><text:span text:style-name="T6">user</text:span><text:alphabetical-index-mark-end text:id="IMark71243240"/><text:span text:style-name="T6"> and the </text:span><text:alphabetical-index-mark-start text:id="IMark82443080"/><text:alphabetical-index-mark-start text:id="IMark142810168"/><text:span text:style-name="T6">artificial</text:span><text:alphabetical-index-mark-end text:id="IMark142810168"/><text:alphabetical-index-mark-end text:id="IMark82443080"/><text:span text:style-name="T6"> </text:span><text:alphabetical-index-mark-start text:id="IMark71074536"/><text:alphabetical-index-mark-start text:id="IMark141209752"/><text:span text:style-name="T6">engine</text:span><text:alphabetical-index-mark-end text:id="IMark141209752"/><text:alphabetical-index-mark-end text:id="IMark71074536"/><text:span text:style-name="T6"> of the </text:span><text:alphabetical-index-mark-start text:id="IMark70484888"/><text:alphabetical-index-mark-start text:id="IMark143321016"/><text:alphabetical-index-mark-start text:id="IMark141295240"/><text:span text:style-name="T6">DGIIIAI</text:span><text:alphabetical-index-mark-end text:id="IMark141295240"/><text:alphabetical-index-mark-end text:id="IMark143321016"/><text:alphabetical-index-mark-end text:id="IMark70484888"/><text:span text:style-name="T6"> </text:span><text:alphabetical-index-mark-start text:id="IMark141295672"/><text:alphabetical-index-mark-start text:id="IMark144214024"/><text:alphabetical-index-mark-start text:id="IMark57815160"/><text:alphabetical-index-mark-start text:id="IMark142575368"/><text:span text:style-name="T6">space</text:span><text:alphabetical-index-mark-end text:id="IMark142575368"/><text:alphabetical-index-mark-end text:id="IMark57815160"/><text:alphabetical-index-mark-end text:id="IMark144214024"/><text:alphabetical-index-mark-end text:id="IMark141295672"/><text:span text:style-name="T6">craft.</text:span></text:p>
      <text:p text:style-name="P2"/>
      <text:p text:style-name="P6"><text:alphabetical-index-mark-start text:id="IMark83177736"/><text:alphabetical-index-mark-start text:id="IMark142871592"/><text:alphabetical-index-mark-start text:id="IMark143412296"/><text:span text:style-name="T6">D</text:span><text:span text:style-name="T5">GIIIAI</text:span><text:alphabetical-index-mark-end text:id="IMark143412296"/><text:alphabetical-index-mark-end text:id="IMark142871592"/><text:alphabetical-index-mark-end text:id="IMark83177736"/><text:span text:style-name="T5"> </text:span><text:alphabetical-index-mark-start text:id="IMark88370168"/><text:alphabetical-index-mark-start text:id="IMark141296152"/><text:span text:style-name="T5">artificial</text:span><text:alphabetical-index-mark-end text:id="IMark141296152"/><text:alphabetical-index-mark-end text:id="IMark88370168"/><text:span text:style-name="T5"> </text:span><text:alphabetical-index-mark-start text:id="IMark71243240"/><text:alphabetical-index-mark-start text:id="IMark82345480"/><text:span text:style-name="T5">intelligence</text:span><text:alphabetical-index-mark-end text:id="IMark82345480"/><text:alphabetical-index-mark-end text:id="IMark71243240"/><text:span text:style-name="T5"> </text:span><text:alphabetical-index-mark-start text:id="IMark141833336"/><text:alphabetical-index-mark-start text:id="IMark70594024"/><text:span text:style-name="T5">engine</text:span><text:alphabetical-index-mark-end text:id="IMark70594024"/><text:alphabetical-index-mark-end text:id="IMark141833336"/><text:span text:style-name="T5"> is d</text:span><text:alphabetical-index-mark-start text:id="IMark89488152"/><text:span text:style-name="T5">es</text:span><text:alphabetical-index-mark-end text:id="IMark89488152"/><text:span text:style-name="T5">igned around a </text:span><text:alphabetical-index-mark-start text:id="IMark142854040"/><text:alphabetical-index-mark-start text:id="IMark141004120"/><text:span text:style-name="T5">relational</text:span><text:alphabetical-index-mark-end text:id="IMark141004120"/><text:alphabetical-index-mark-end text:id="IMark142854040"/><text:span text:style-name="T5"> </text:span><text:alphabetical-index-mark-start text:id="IMark89408856"/><text:alphabetical-index-mark-start text:id="IMark141540360"/><text:alphabetical-index-mark-start text:id="IMark71440104"/><text:alphabetical-index-mark-start text:id="IMark89406120"/><text:span text:style-name="T5">data</text:span><text:alphabetical-index-mark-end text:id="IMark89406120"/><text:alphabetical-index-mark-end text:id="IMark71440104"/><text:span text:style-name="T5">base</text:span><text:alphabetical-index-mark-end text:id="IMark141540360"/><text:alphabetical-index-mark-end text:id="IMark89408856"/><text:span text:style-name="T5"> that us</text:span><text:alphabetical-index-mark-start text:id="IMark71297896"/><text:span text:style-name="T5">es</text:span><text:alphabetical-index-mark-end text:id="IMark71297896"/><text:span text:style-name="T5"> </text:span><text:alphabetical-index-mark-start text:id="IMark144254248"/><text:alphabetical-index-mark-start text:id="IMark139612920"/><text:alphabetical-index-mark-start text:id="IMark141229912"/><text:span text:style-name="T5">SQL</text:span><text:alphabetical-index-mark-end text:id="IMark141229912"/><text:alphabetical-index-mark-end text:id="IMark139612920"/><text:alphabetical-index-mark-end text:id="IMark144254248"/><text:span text:style-name="T5"> as means both to </text:span><text:alphabetical-index-mark-start text:id="IMark71187752"/><text:alphabetical-index-mark-start text:id="IMark141405416"/><text:span text:style-name="T5">control</text:span><text:alphabetical-index-mark-end text:id="IMark141405416"/><text:alphabetical-index-mark-end text:id="IMark71187752"/><text:span text:style-name="T5"> the </text:span><text:alphabetical-index-mark-start text:id="IMark70884616"/><text:alphabetical-index-mark-start text:id="IMark82274184"/><text:alphabetical-index-mark-start text:id="IMark144105576"/><text:alphabetical-index-mark-start text:id="IMark82411304"/><text:span text:style-name="T5">data</text:span><text:alphabetical-index-mark-end text:id="IMark82411304"/><text:alphabetical-index-mark-end text:id="IMark144105576"/><text:span text:style-name="T5">base</text:span><text:alphabetical-index-mark-end text:id="IMark82274184"/><text:alphabetical-index-mark-end text:id="IMark70884616"/><text:span text:style-name="T5"> as well as to </text:span><text:alphabetical-index-mark-start text:id="IMark70230184"/><text:alphabetical-index-mark-start text:id="IMark53972952"/><text:span text:style-name="T5">execute</text:span><text:alphabetical-index-mark-end text:id="IMark53972952"/><text:alphabetical-index-mark-end text:id="IMark70230184"/><text:span text:style-name="T5"> the rul</text:span><text:alphabetical-index-mark-start text:id="IMark53973464"/><text:span text:style-name="T5">es</text:span><text:alphabetical-index-mark-end text:id="IMark53973464"/><text:span text:style-name="T5"> of its </text:span><text:alphabetical-index-mark-start text:id="IMark73895864"/><text:alphabetical-index-mark-start text:id="IMark73896376"/><text:alphabetical-index-mark-start text:id="IMark71225944"/><text:span text:style-name="T5">expert</text:span><text:alphabetical-index-mark-end text:id="IMark71225944"/><text:alphabetical-index-mark-end text:id="IMark73896376"/><text:alphabetical-index-mark-end text:id="IMark73895864"/><text:span text:style-name="T5"> </text:span><text:alphabetical-index-mark-start text:id="IMark71226456"/><text:alphabetical-index-mark-start text:id="IMark46828632"/><text:alphabetical-index-mark-start text:id="IMark89876728"/><text:span text:style-name="T5">system</text:span><text:alphabetical-index-mark-end text:id="IMark89876728"/><text:alphabetical-index-mark-end text:id="IMark46828632"/><text:alphabetical-index-mark-end text:id="IMark71226456"/><text:span text:style-name="T5">.</text:span></text:p>
      <text:p text:style-name="P3"/>
      <text:p text:style-name="P6"><text:span text:style-name="T5">A significant </text:span><text:alphabetical-index-mark-start text:id="IMark142871592"/><text:alphabetical-index-mark-start text:id="IMark89488152"/><text:span text:style-name="T5">number</text:span><text:alphabetical-index-mark-end text:id="IMark89488152"/><text:alphabetical-index-mark-end text:id="IMark142871592"/><text:span text:style-name="T5"> of those rul</text:span><text:alphabetical-index-mark-start text:id="IMark143412296"/><text:span text:style-name="T5">es</text:span><text:alphabetical-index-mark-end text:id="IMark143412296"/><text:span text:style-name="T5"> are enforced automati</text:span><text:alphabetical-index-mark-start text:id="IMark71243240"/><text:span text:style-name="T5">call</text:span><text:alphabetical-index-mark-end text:id="IMark71243240"/><text:span text:style-name="T5">y depending on the </text:span><text:alphabetical-index-mark-start text:id="IMark82345480"/><text:alphabetical-index-mark-start text:id="IMark88370168"/><text:span text:style-name="T5">condition</text:span><text:alphabetical-index-mark-end text:id="IMark88370168"/><text:alphabetical-index-mark-end text:id="IMark82345480"/><text:span text:style-name="T5">s that the </text:span><text:alphabetical-index-mark-start text:id="IMark83177736"/><text:alphabetical-index-mark-start text:id="IMark70594024"/><text:span text:style-name="T5">ship</text:span><text:alphabetical-index-mark-end text:id="IMark70594024"/><text:alphabetical-index-mark-end text:id="IMark83177736"/><text:span text:style-name="T5"> encounters during a </text:span><text:alphabetical-index-mark-start text:id="IMark141833336"/><text:alphabetical-index-mark-start text:id="IMark90638744"/><text:alphabetical-index-mark-start text:id="IMark143617288"/><text:span text:style-name="T5">flight</text:span><text:alphabetical-index-mark-end text:id="IMark143617288"/><text:alphabetical-index-mark-end text:id="IMark90638744"/><text:alphabetical-index-mark-end text:id="IMark141833336"/><text:span text:style-name="T5"> </text:span><text:alphabetical-index-mark-start text:id="IMark87937752"/><text:alphabetical-index-mark-start text:id="IMark82332488"/><text:span text:style-name="T5">s</text:span><text:alphabetical-index-mark-start text:id="IMark71187752"/><text:span text:style-name="T5">es</text:span><text:alphabetical-index-mark-end text:id="IMark71187752"/><text:span text:style-name="T5">sion</text:span><text:alphabetical-index-mark-end text:id="IMark82332488"/><text:alphabetical-index-mark-end text:id="IMark87937752"/><text:span text:style-name="T5">, but since everything is expr</text:span><text:alphabetical-index-mark-start text:id="IMark142573400"/><text:span text:style-name="T5">es</text:span><text:alphabetical-index-mark-end text:id="IMark142573400"/><text:span text:style-name="T5">sed in terms of </text:span><text:alphabetical-index-mark-start text:id="IMark72355224"/><text:alphabetical-index-mark-start text:id="IMark73896152"/><text:alphabetical-index-mark-start text:id="IMark140842344"/><text:span text:style-name="T5">SQL</text:span><text:alphabetical-index-mark-end text:id="IMark140842344"/><text:alphabetical-index-mark-end text:id="IMark73896152"/><text:alphabetical-index-mark-end text:id="IMark72355224"/><text:span text:style-name="T5"> </text:span><text:alphabetical-index-mark-start text:id="IMark141722472"/><text:alphabetical-index-mark-start text:id="IMark141203736"/><text:span text:style-name="T5">snippet</text:span><text:alphabetical-index-mark-end text:id="IMark141203736"/><text:alphabetical-index-mark-end text:id="IMark141722472"/><text:span text:style-name="T5">s, by </text:span><text:alphabetical-index-mark-start text:id="IMark141910744"/><text:alphabetical-index-mark-start text:id="IMark142574472"/><text:alphabetical-index-mark-start text:id="IMark71514056"/><text:span text:style-name="T5">send</text:span><text:alphabetical-index-mark-end text:id="IMark71514056"/><text:alphabetical-index-mark-end text:id="IMark142574472"/><text:alphabetical-index-mark-end text:id="IMark141910744"/><text:span text:style-name="T5">ing </text:span><text:alphabetical-index-mark-start text:id="IMark140386664"/><text:alphabetical-index-mark-start text:id="IMark140386760"/><text:alphabetical-index-mark-start text:id="IMark142866120"/><text:span text:style-name="T5">SQL</text:span><text:alphabetical-index-mark-end text:id="IMark142866120"/><text:alphabetical-index-mark-end text:id="IMark140386760"/><text:alphabetical-index-mark-end text:id="IMark140386664"/><text:span text:style-name="T5"> </text:span><text:alphabetical-index-mark-start text:id="IMark142866216"/><text:span text:style-name="T5">queri</text:span><text:alphabetical-index-mark-start text:id="IMark73935288"/><text:span text:style-name="T5">es</text:span><text:alphabetical-index-mark-end text:id="IMark73935288"/><text:alphabetical-index-mark-end text:id="IMark142866216"/><text:span text:style-name="T5"> to the </text:span><text:alphabetical-index-mark-start text:id="IMark73935384"/><text:alphabetical-index-mark-start text:id="IMark74048312"/><text:alphabetical-index-mark-start text:id="IMark74048408"/><text:span text:style-name="T5">expert</text:span><text:alphabetical-index-mark-end text:id="IMark74048408"/><text:alphabetical-index-mark-end text:id="IMark74048312"/><text:alphabetical-index-mark-end text:id="IMark73935384"/><text:span text:style-name="T5"> </text:span><text:alphabetical-index-mark-start text:id="IMark140154664"/><text:alphabetical-index-mark-start text:id="IMark139753032"/><text:alphabetical-index-mark-start text:id="IMark71371704"/><text:span text:style-name="T5">system</text:span><text:alphabetical-index-mark-end text:id="IMark71371704"/><text:alphabetical-index-mark-end text:id="IMark139753032"/><text:alphabetical-index-mark-end text:id="IMark140154664"/><text:span text:style-name="T5"> it is possible to </text:span><text:alphabetical-index-mark-start text:id="IMark53612456"/><text:span text:style-name="T5">influence</text:span><text:alphabetical-index-mark-end text:id="IMark53612456"/><text:span text:style-name="T5"> its </text:span><text:alphabetical-index-mark-start text:id="IMark141701368"/><text:alphabetical-index-mark-start text:id="IMark141403736"/><text:span text:style-name="T5">behavior</text:span><text:alphabetical-index-mark-end text:id="IMark141403736"/><text:alphabetical-index-mark-end text:id="IMark141701368"/><text:span text:style-name="T5">.</text:span></text:p>
      <text:p text:style-name="P3"/>
      <text:p text:style-name="P6"><text:span text:style-name="T5">That is what </text:span><text:alphabetical-index-mark-start text:id="IMark71243240"/><text:alphabetical-index-mark-start text:id="IMark83177736"/><text:alphabetical-index-mark-start text:id="IMark70594024"/><text:span text:style-name="T5">SQL</text:span><text:alphabetical-index-mark-end text:id="IMark70594024"/><text:alphabetical-index-mark-end text:id="IMark83177736"/><text:alphabetical-index-mark-end text:id="IMark71243240"/><text:span text:style-name="T5"> was d</text:span><text:alphabetical-index-mark-start text:id="IMark143412296"/><text:span text:style-name="T5">es</text:span><text:alphabetical-index-mark-end text:id="IMark143412296"/><text:span text:style-name="T5">igned for, and it can do so using pure </text:span><text:alphabetical-index-mark-start text:id="IMark89488152"/><text:alphabetical-index-mark-start text:id="IMark82345480"/><text:alphabetical-index-mark-start text:id="IMark141833336"/><text:span text:style-name="T5">SQL</text:span><text:alphabetical-index-mark-end text:id="IMark141833336"/><text:alphabetical-index-mark-end text:id="IMark82345480"/><text:alphabetical-index-mark-end text:id="IMark89488152"/><text:span text:style-name="T5"> </text:span><text:alphabetical-index-mark-start text:id="IMark142871592"/><text:alphabetical-index-mark-start text:id="IMark88370168"/><text:span text:style-name="T5">snippet</text:span><text:alphabetical-index-mark-end text:id="IMark88370168"/><text:alphabetical-index-mark-end text:id="IMark142871592"/><text:span text:style-name="T5">s, mode and </text:span><text:alphabetical-index-mark-start text:id="IMark89854776"/><text:alphabetical-index-mark-start text:id="IMark74037560"/><text:alphabetical-index-mark-start text:id="IMark140386280"/><text:span text:style-name="T5">program</text:span><text:alphabetical-index-mark-end text:id="IMark140386280"/><text:alphabetical-index-mark-end text:id="IMark74037560"/><text:alphabetical-index-mark-end text:id="IMark89854776"/><text:span text:style-name="T5"> </text:span><text:alphabetical-index-mark-start text:id="IMark71371320"/><text:alphabetical-index-mark-start text:id="IMark140838840"/><text:span text:style-name="T5">activation</text:span><text:alphabetical-index-mark-end text:id="IMark140838840"/><text:alphabetical-index-mark-end text:id="IMark71371320"/><text:span text:style-name="T5"> and </text:span><text:alphabetical-index-mark-start text:id="IMark143491720"/><text:alphabetical-index-mark-start text:id="IMark72285672"/><text:span text:style-name="T5">de</text:span><text:alphabetical-index-mark-start text:id="IMark89703352"/><text:alphabetical-index-mark-start text:id="IMark53973240"/><text:span text:style-name="T5">activation</text:span><text:alphabetical-index-mark-end text:id="IMark53973240"/><text:alphabetical-index-mark-end text:id="IMark89703352"/><text:alphabetical-index-mark-end text:id="IMark72285672"/><text:alphabetical-index-mark-end text:id="IMark143491720"/><text:span text:style-name="T5"> instructions as well as </text:span><text:alphabetical-index-mark-start text:id="IMark71396344"/><text:alphabetical-index-mark-start text:id="IMark71321720"/><text:span text:style-name="T5">passing</text:span><text:alphabetical-index-mark-end text:id="IMark71321720"/><text:alphabetical-index-mark-end text:id="IMark71396344"/><text:span text:style-name="T5"> </text:span><text:alphabetical-index-mark-start text:id="IMark71164856"/><text:alphabetical-index-mark-start text:id="IMark89561560"/><text:span text:style-name="T5">parameter</text:span><text:alphabetical-index-mark-end text:id="IMark89561560"/><text:alphabetical-index-mark-end text:id="IMark71164856"/><text:span text:style-name="T5">s directly to the </text:span><text:alphabetical-index-mark-start text:id="IMark82290552"/><text:alphabetical-index-mark-start text:id="IMark139534216"/><text:span text:style-name="T5">knowledge</text:span><text:alphabetical-index-mark-end text:id="IMark139534216"/><text:alphabetical-index-mark-end text:id="IMark82290552"/><text:span text:style-name="T5"> base.</text:span></text:p>
      <text:p text:style-name="P4"/>
      <text:p text:style-name="P4"/>
      <text:h text:style-name="Heading_20_1" text:outline-level="1"><text:bookmark-start text:name="__RefHeading___Toc72753_673741182"/>Keywords<text:bookmark-end text:name="__RefHeading___Toc72753_673741182"/></text:h>
      <text:p text:style-name="P77"/>
      <text:p text:style-name="P77"><text:alphabetical-index-mark-start text:id="IMark82345480"/><text:alphabetical-index-mark-start text:id="IMark142871592"/><text:alphabetical-index-mark-start text:id="IMark71243240"/><text:alphabetical-index-mark-start text:id="IMark143412296"/><text:alphabetical-index-mark-start text:id="IMark88370168"/><text:alphabetical-index-mark-start text:id="IMark83177736"/><text:alphabetical-index-mark-start text:id="IMark70594024"/><text:alphabetical-index-mark-start text:id="IMark89488152"/>AI<text:alphabetical-index-mark-end text:id="IMark89488152"/><text:alphabetical-index-mark-end text:id="IMark70594024"/><text:alphabetical-index-mark-end text:id="IMark83177736"/><text:alphabetical-index-mark-end text:id="IMark88370168"/><text:alphabetical-index-mark-end text:id="IMark143412296"/><text:alphabetical-index-mark-end text:id="IMark71243240"/><text:alphabetical-index-mark-end text:id="IMark142871592"/><text:alphabetical-index-mark-end text:id="IMark82345480"/>, <text:alphabetical-index-mark-start text:id="IMark70862296"/><text:alphabetical-index-mark-start text:id="IMark141833336"/>simu<text:alphabetical-index-mark-start text:id="IMark70534072"/>lat<text:alphabetical-index-mark-end text:id="IMark70534072"/>ion<text:alphabetical-index-mark-end text:id="IMark141833336"/><text:alphabetical-index-mark-end text:id="IMark70862296"/>, <text:alphabetical-index-mark-start text:id="IMark70255912"/><text:alphabetical-index-mark-start text:id="IMark55085720"/><text:alphabetical-index-mark-start text:id="IMark90651192"/><text:alphabetical-index-mark-start text:id="IMark143444520"/><text:alphabetical-index-mark-start text:id="IMark71187752"/><text:alphabetical-index-mark-start text:id="IMark89398856"/><text:alphabetical-index-mark-start text:id="IMark82492024"/><text:alphabetical-index-mark-start text:id="IMark87323800"/><text:alphabetical-index-mark-start text:id="IMark139752728"/>artificial<text:alphabetical-index-mark-end text:id="IMark139752728"/><text:alphabetical-index-mark-end text:id="IMark87323800"/><text:alphabetical-index-mark-end text:id="IMark82492024"/><text:alphabetical-index-mark-end text:id="IMark89398856"/><text:alphabetical-index-mark-end text:id="IMark71187752"/><text:alphabetical-index-mark-end text:id="IMark143444520"/><text:alphabetical-index-mark-end text:id="IMark90651192"/><text:alphabetical-index-mark-end text:id="IMark55085720"/><text:alphabetical-index-mark-end text:id="IMark70255912"/> <text:alphabetical-index-mark-start text:id="IMark141366552"/><text:alphabetical-index-mark-start text:id="IMark71152280"/><text:alphabetical-index-mark-start text:id="IMark70612504"/><text:alphabetical-index-mark-start text:id="IMark70685224"/><text:alphabetical-index-mark-start text:id="IMark89435048"/><text:alphabetical-index-mark-start text:id="IMark140041560"/><text:alphabetical-index-mark-start text:id="IMark139727880"/><text:alphabetical-index-mark-start text:id="IMark139710808"/><text:alphabetical-index-mark-start text:id="IMark72634632"/>intelligence<text:alphabetical-index-mark-end text:id="IMark72634632"/><text:alphabetical-index-mark-end text:id="IMark139710808"/><text:alphabetical-index-mark-end text:id="IMark139727880"/><text:alphabetical-index-mark-end text:id="IMark140041560"/><text:alphabetical-index-mark-end text:id="IMark89435048"/><text:alphabetical-index-mark-end text:id="IMark70685224"/><text:alphabetical-index-mark-end text:id="IMark70612504"/><text:alphabetical-index-mark-end text:id="IMark71152280"/><text:alphabetical-index-mark-end text:id="IMark141366552"/>, <text:alphabetical-index-mark-start text:id="IMark84456904"/><text:alphabetical-index-mark-start text:id="IMark141989080"/><text:alphabetical-index-mark-start text:id="IMark143507112"/><text:alphabetical-index-mark-start text:id="IMark143507352"/><text:alphabetical-index-mark-start text:id="IMark73964840"/><text:alphabetical-index-mark-start text:id="IMark143527032"/><text:alphabetical-index-mark-start text:id="IMark143527272"/><text:alphabetical-index-mark-start text:id="IMark141522056"/><text:alphabetical-index-mark-start text:id="IMark70462952"/><text:alphabetical-index-mark-start text:id="IMark70463192"/><text:alphabetical-index-mark-start text:id="IMark139441944"/>expert<text:alphabetical-index-mark-end text:id="IMark139441944"/><text:alphabetical-index-mark-end text:id="IMark70463192"/><text:alphabetical-index-mark-end text:id="IMark70462952"/><text:alphabetical-index-mark-end text:id="IMark141522056"/><text:alphabetical-index-mark-end text:id="IMark143527272"/><text:alphabetical-index-mark-end text:id="IMark143527032"/><text:alphabetical-index-mark-end text:id="IMark73964840"/><text:alphabetical-index-mark-end text:id="IMark143507352"/><text:alphabetical-index-mark-end text:id="IMark143507112"/><text:alphabetical-index-mark-end text:id="IMark141989080"/><text:alphabetical-index-mark-end text:id="IMark84456904"/> <text:alphabetical-index-mark-start text:id="IMark70593048"/><text:alphabetical-index-mark-start text:id="IMark89520376"/><text:alphabetical-index-mark-start text:id="IMark143607352"/><text:alphabetical-index-mark-start text:id="IMark141327176"/><text:alphabetical-index-mark-start text:id="IMark144193064"/><text:alphabetical-index-mark-start text:id="IMark76154360"/><text:alphabetical-index-mark-start text:id="IMark70481928"/><text:alphabetical-index-mark-start text:id="IMark141906312"/><text:alphabetical-index-mark-start text:id="IMark71279896"/><text:alphabetical-index-mark-start text:id="IMark87883448"/><text:alphabetical-index-mark-start text:id="IMark82524680"/>system<text:alphabetical-index-mark-end text:id="IMark82524680"/><text:alphabetical-index-mark-end text:id="IMark87883448"/><text:alphabetical-index-mark-end text:id="IMark71279896"/><text:alphabetical-index-mark-end text:id="IMark141906312"/><text:alphabetical-index-mark-end text:id="IMark70481928"/><text:alphabetical-index-mark-end text:id="IMark76154360"/><text:alphabetical-index-mark-end text:id="IMark144193064"/><text:alphabetical-index-mark-end text:id="IMark141327176"/><text:alphabetical-index-mark-end text:id="IMark143607352"/><text:alphabetical-index-mark-end text:id="IMark89520376"/><text:alphabetical-index-mark-end text:id="IMark70593048"/>s, <text:alphabetical-index-mark-start text:id="IMark141297704"/><text:alphabetical-index-mark-start text:id="IMark141670728"/><text:alphabetical-index-mark-start text:id="IMark74262776"/><text:alphabetical-index-mark-start text:id="IMark140152536"/><text:alphabetical-index-mark-start text:id="IMark82498168"/><text:alphabetical-index-mark-start text:id="IMark140582792"/><text:alphabetical-index-mark-start text:id="IMark142570952"/><text:alphabetical-index-mark-start text:id="IMark143788776"/><text:alphabetical-index-mark-start text:id="IMark143575992"/><text:alphabetical-index-mark-start text:id="IMark141743160"/><text:alphabetical-index-mark-start text:id="IMark90645752"/><text:alphabetical-index-mark-start text:id="IMark142880808"/><text:span text:style-name="T2">data</text:span><text:alphabetical-index-mark-end text:id="IMark142880808"/><text:alphabetical-index-mark-end text:id="IMark90645752"/><text:alphabetical-index-mark-end text:id="IMark141743160"/><text:alphabetical-index-mark-end text:id="IMark143575992"/><text:alphabetical-index-mark-end text:id="IMark143788776"/><text:alphabetical-index-mark-end text:id="IMark142570952"/><text:alphabetical-index-mark-start text:id="IMark141708248"/><text:alphabetical-index-mark-start text:id="IMark71274808"/><text:alphabetical-index-mark-start text:id="IMark143152936"/><text:alphabetical-index-mark-start text:id="IMark71191976"/><text:span text:style-name="T2">bas</text:span><text:alphabetical-index-mark-start text:id="IMark142352456"/><text:span text:style-name="T2">e</text:span><text:alphabetical-index-mark-end text:id="IMark71191976"/><text:alphabetical-index-mark-end text:id="IMark143152936"/><text:alphabetical-index-mark-end text:id="IMark71274808"/><text:alphabetical-index-mark-end text:id="IMark141708248"/><text:alphabetical-index-mark-end text:id="IMark140582792"/><text:alphabetical-index-mark-end text:id="IMark82498168"/><text:alphabetical-index-mark-end text:id="IMark140152536"/><text:alphabetical-index-mark-end text:id="IMark74262776"/><text:alphabetical-index-mark-end text:id="IMark141670728"/><text:alphabetical-index-mark-end text:id="IMark141297704"/><text:span text:style-name="T2">s</text:span><text:alphabetical-index-mark-end text:id="IMark142352456"/></text:p>
      <text:p text:style-name="P77"/>
      <text:p text:style-name="P77"/>
      <text:h text:style-name="P92" text:outline-level="1"><text:bookmark-start text:name="__RefHeading___Toc6463_1483239106"/><text:soft-page-break/>Ac<text:alphabetical-index-mark-start text:id="IMark71243240"/><text:alphabetical-index-mark-start text:id="IMark88370168"/><text:alphabetical-index-mark-start text:id="IMark83177736"/><text:alphabetical-index-mark-start text:id="IMark70594024"/><text:alphabetical-index-mark-start text:id="IMark89488152"/><text:alphabetical-index-mark-start text:id="IMark70862296"/><text:alphabetical-index-mark-start text:id="IMark70534072"/><text:alphabetical-index-mark-start text:id="IMark141833336"/>knowledge<text:alphabetical-index-mark-end text:id="IMark141833336"/><text:alphabetical-index-mark-end text:id="IMark70534072"/><text:alphabetical-index-mark-end text:id="IMark70862296"/><text:alphabetical-index-mark-end text:id="IMark89488152"/><text:alphabetical-index-mark-end text:id="IMark70594024"/><text:alphabetical-index-mark-end text:id="IMark83177736"/><text:alphabetical-index-mark-end text:id="IMark88370168"/><text:alphabetical-index-mark-end text:id="IMark71243240"/>ments<text:bookmark-end text:name="__RefHeading___Toc6463_1483239106"/></text:h>
      <text:h text:style-name="P92" text:outline-level="1"/>
      <text:p text:style-name="P77"><text:span text:style-name="T3">This </text:span><text:alphabetical-index-mark-start text:id="IMark71243240"/><text:alphabetical-index-mark-start text:id="IMark83177736"/><text:span text:style-name="T3">project</text:span><text:alphabetical-index-mark-end text:id="IMark83177736"/><text:alphabetical-index-mark-end text:id="IMark71243240"/><text:span text:style-name="T3"> could not have taken place without the work done by</text:span>:</text:p>
      <text:p text:style-name="P77"/>
      <text:list xml:id="list1117256572109614560" text:style-name="L1">
        <text:list-item>
          <text:p text:style-name="P79">Dr. Martin <text:alphabetical-index-mark-start text:id="IMark143412296"/><text:alphabetical-index-mark-start text:id="IMark88370168"/><text:alphabetical-index-mark-start text:id="IMark142871592"/><text:alphabetical-index-mark-start text:id="IMark70594024"/><text:alphabetical-index-mark-start text:id="IMark71243240"/><text:alphabetical-index-mark-start text:id="IMark83177736"/><text:alphabetical-index-mark-start text:id="IMark82345480"/><text:alphabetical-index-mark-start text:id="IMark70862296"/><text:alphabetical-index-mark-start text:id="IMark89488152"/><text:alphabetical-index-mark-start text:id="IMark141833336"/>Schweiger<text:alphabetical-index-mark-end text:id="IMark141833336"/><text:alphabetical-index-mark-end text:id="IMark89488152"/><text:alphabetical-index-mark-end text:id="IMark70862296"/><text:alphabetical-index-mark-end text:id="IMark82345480"/><text:alphabetical-index-mark-end text:id="IMark83177736"/><text:alphabetical-index-mark-end text:id="IMark71243240"/><text:alphabetical-index-mark-end text:id="IMark70594024"/><text:alphabetical-index-mark-end text:id="IMark142871592"/><text:alphabetical-index-mark-end text:id="IMark88370168"/><text:alphabetical-index-mark-end text:id="IMark143412296"/> for <text:alphabetical-index-mark-start text:id="IMark70534072"/><text:alphabetical-index-mark-start text:id="IMark71192264"/>develop<text:alphabetical-index-mark-end text:id="IMark71192264"/><text:alphabetical-index-mark-end text:id="IMark70534072"/>ing <text:alphabetical-index-mark-start text:id="IMark144107688"/><text:alphabetical-index-mark-start text:id="IMark139441480"/><text:alphabetical-index-mark-start text:id="IMark144271528"/><text:alphabetical-index-mark-start text:id="IMark141988616"/><text:alphabetical-index-mark-start text:id="IMark71059592"/><text:alphabetical-index-mark-start text:id="IMark89434584"/><text:alphabetical-index-mark-start text:id="IMark70612120"/><text:alphabetical-index-mark-start text:id="IMark143042184"/><text:alphabetical-index-mark-start text:id="IMark71286408"/><text:alphabetical-index-mark-start text:id="IMark89854696"/><text:alphabetical-index-mark-start text:id="IMark140848040"/><text:alphabetical-index-mark-start text:id="IMark70229720"/><text:alphabetical-index-mark-start text:id="IMark70255912"/><text:alphabetical-index-mark-start text:id="IMark143152472"/><text:alphabetical-index-mark-start text:id="IMark141707864"/>Orbit<text:alphabetical-index-mark-end text:id="IMark141707864"/><text:alphabetical-index-mark-end text:id="IMark143152472"/><text:alphabetical-index-mark-end text:id="IMark70255912"/><text:alphabetical-index-mark-end text:id="IMark70229720"/>er<text:alphabetical-index-mark-end text:id="IMark140848040"/><text:alphabetical-index-mark-end text:id="IMark89854696"/><text:alphabetical-index-mark-end text:id="IMark71286408"/><text:alphabetical-index-mark-end text:id="IMark143042184"/><text:alphabetical-index-mark-end text:id="IMark70612120"/><text:alphabetical-index-mark-end text:id="IMark89434584"/><text:alphabetical-index-mark-end text:id="IMark71059592"/><text:alphabetical-index-mark-end text:id="IMark141988616"/><text:alphabetical-index-mark-end text:id="IMark144271528"/><text:alphabetical-index-mark-end text:id="IMark139441480"/><text:alphabetical-index-mark-end text:id="IMark144107688"/><text:span text:style-name="T74">[6.3.]</text:span><text:span text:style-name="T73">.</text:span></text:p>
          <text:p text:style-name="P79"/>
        </text:list-item>
        <text:list-item>
          <text:p text:style-name="P79">The <text:alphabetical-index-mark-start text:id="IMark71192264"/><text:alphabetical-index-mark-start text:id="IMark143412296"/><text:alphabetical-index-mark-start text:id="IMark88370168"/><text:alphabetical-index-mark-start text:id="IMark142871592"/><text:alphabetical-index-mark-start text:id="IMark70594024"/><text:alphabetical-index-mark-start text:id="IMark71243240"/><text:alphabetical-index-mark-start text:id="IMark83177736"/><text:alphabetical-index-mark-start text:id="IMark82345480"/><text:alphabetical-index-mark-start text:id="IMark70862296"/><text:alphabetical-index-mark-start text:id="IMark89488152"/>develop<text:alphabetical-index-mark-end text:id="IMark89488152"/><text:alphabetical-index-mark-end text:id="IMark70862296"/>er<text:alphabetical-index-mark-end text:id="IMark82345480"/><text:alphabetical-index-mark-end text:id="IMark83177736"/><text:alphabetical-index-mark-end text:id="IMark71243240"/><text:alphabetical-index-mark-end text:id="IMark70594024"/><text:alphabetical-index-mark-end text:id="IMark142871592"/><text:alphabetical-index-mark-end text:id="IMark88370168"/><text:alphabetical-index-mark-end text:id="IMark143412296"/><text:alphabetical-index-mark-end text:id="IMark71192264"/>s of <text:alphabetical-index-mark-start text:id="IMark141833336"/><text:alphabetical-index-mark-start text:id="IMark90646040"/><text:alphabetical-index-mark-start text:id="IMark143883080"/><text:alphabetical-index-mark-start text:id="IMark71315032"/><text:alphabetical-index-mark-start text:id="IMark70534072"/><text:alphabetical-index-mark-start text:id="IMark142571240"/><text:alphabetical-index-mark-start text:id="IMark71349960"/><text:alphabetical-index-mark-start text:id="IMark142880424"/><text:alphabetical-index-mark-start text:id="IMark84455448"/><text:alphabetical-index-mark-start text:id="IMark46828920"/>Sql<text:alphabetical-index-mark-end text:id="IMark46828920"/>ite3<text:alphabetical-index-mark-end text:id="IMark84455448"/><text:alphabetical-index-mark-end text:id="IMark142880424"/><text:alphabetical-index-mark-end text:id="IMark71349960"/><text:alphabetical-index-mark-end text:id="IMark142571240"/><text:alphabetical-index-mark-end text:id="IMark70534072"/><text:alphabetical-index-mark-end text:id="IMark71315032"/><text:alphabetical-index-mark-end text:id="IMark143883080"/><text:alphabetical-index-mark-end text:id="IMark90646040"/><text:alphabetical-index-mark-end text:id="IMark141833336"/><text:span text:style-name="T74">[6.2.]</text:span>.</text:p>
          <text:p text:style-name="P79"/>
        </text:list-item>
        <text:list-item>
          <text:p text:style-name="P79">The <text:alphabetical-index-mark-start text:id="IMark90646040"/><text:alphabetical-index-mark-start text:id="IMark143883080"/><text:alphabetical-index-mark-start text:id="IMark71315032"/><text:alphabetical-index-mark-start text:id="IMark70534072"/><text:alphabetical-index-mark-start text:id="IMark142571240"/><text:alphabetical-index-mark-start text:id="IMark71192264"/><text:alphabetical-index-mark-start text:id="IMark143412296"/><text:alphabetical-index-mark-start text:id="IMark88370168"/><text:alphabetical-index-mark-start text:id="IMark142871592"/><text:alphabetical-index-mark-start text:id="IMark70594024"/><text:alphabetical-index-mark-start text:id="IMark71243240"/><text:alphabetical-index-mark-start text:id="IMark83177736"/><text:alphabetical-index-mark-start text:id="IMark82345480"/><text:alphabetical-index-mark-start text:id="IMark70862296"/><text:alphabetical-index-mark-start text:id="IMark89488152"/>Orbit<text:alphabetical-index-mark-end text:id="IMark89488152"/><text:alphabetical-index-mark-end text:id="IMark70862296"/><text:alphabetical-index-mark-end text:id="IMark82345480"/><text:alphabetical-index-mark-end text:id="IMark83177736"/>er<text:alphabetical-index-mark-end text:id="IMark71243240"/><text:alphabetical-index-mark-end text:id="IMark70594024"/><text:alphabetical-index-mark-end text:id="IMark142871592"/><text:alphabetical-index-mark-end text:id="IMark88370168"/><text:alphabetical-index-mark-end text:id="IMark143412296"/><text:alphabetical-index-mark-end text:id="IMark71192264"/><text:alphabetical-index-mark-end text:id="IMark142571240"/><text:alphabetical-index-mark-end text:id="IMark70534072"/><text:alphabetical-index-mark-end text:id="IMark71315032"/><text:alphabetical-index-mark-end text:id="IMark143883080"/><text:alphabetical-index-mark-end text:id="IMark90646040"/> community of <text:alphabetical-index-mark-start text:id="IMark90666648"/>user<text:alphabetical-index-mark-end text:id="IMark90666648"/>s and <text:alphabetical-index-mark-start text:id="IMark71275096"/><text:alphabetical-index-mark-start text:id="IMark141833336"/><text:alphabetical-index-mark-start text:id="IMark71413272"/><text:alphabetical-index-mark-start text:id="IMark143576280"/><text:alphabetical-index-mark-start text:id="IMark73861848"/><text:alphabetical-index-mark-start text:id="IMark72634248"/><text:alphabetical-index-mark-start text:id="IMark70593336"/><text:alphabetical-index-mark-start text:id="IMark71415320"/><text:alphabetical-index-mark-start text:id="IMark46820120"/><text:alphabetical-index-mark-start text:id="IMark143607112"/>develop<text:alphabetical-index-mark-end text:id="IMark143607112"/><text:alphabetical-index-mark-end text:id="IMark46820120"/>er<text:alphabetical-index-mark-end text:id="IMark71415320"/><text:alphabetical-index-mark-end text:id="IMark70593336"/><text:alphabetical-index-mark-end text:id="IMark72634248"/><text:alphabetical-index-mark-end text:id="IMark73861848"/><text:alphabetical-index-mark-end text:id="IMark143576280"/><text:alphabetical-index-mark-end text:id="IMark71413272"/><text:alphabetical-index-mark-end text:id="IMark141833336"/><text:alphabetical-index-mark-end text:id="IMark71275096"/>s.</text:p>
        </text:list-item>
      </text:list>
      <text:p text:style-name="P77"/>
      <text:p text:style-name="P77"/>
      <text:h text:style-name="P92" text:outline-level="1"><text:bookmark-start text:name="__RefHeading___Toc8815_1538881673"/><text:alphabetical-index-mark-start text:id="IMark71413272"/><text:alphabetical-index-mark-start text:id="IMark90666648"/><text:alphabetical-index-mark-start text:id="IMark90646040"/><text:alphabetical-index-mark-start text:id="IMark143883080"/><text:alphabetical-index-mark-start text:id="IMark71315032"/><text:alphabetical-index-mark-start text:id="IMark70534072"/><text:alphabetical-index-mark-start text:id="IMark142571240"/><text:alphabetical-index-mark-start text:id="IMark71192264"/><text:alphabetical-index-mark-start text:id="IMark143412296"/><text:alphabetical-index-mark-start text:id="IMark88370168"/>License<text:alphabetical-index-mark-end text:id="IMark88370168"/><text:alphabetical-index-mark-end text:id="IMark143412296"/><text:alphabetical-index-mark-end text:id="IMark71192264"/><text:alphabetical-index-mark-end text:id="IMark142571240"/><text:alphabetical-index-mark-end text:id="IMark70534072"/><text:alphabetical-index-mark-end text:id="IMark71315032"/><text:alphabetical-index-mark-end text:id="IMark143883080"/><text:alphabetical-index-mark-end text:id="IMark90646040"/><text:alphabetical-index-mark-end text:id="IMark90666648"/><text:alphabetical-index-mark-end text:id="IMark71413272"/> and <text:span text:style-name="T4">info for </text:span>contribut<text:span text:style-name="T4">ors</text:span><text:bookmark-end text:name="__RefHeading___Toc8815_1538881673"/></text:h>
      <text:p text:style-name="P78"/>
      <text:p text:style-name="P78">Please read the following <text:alphabetical-index-mark-start text:id="IMark82345480"/><text:alphabetical-index-mark-start text:id="IMark70862296"/><text:alphabetical-index-mark-start text:id="IMark89488152"/><text:alphabetical-index-mark-start text:id="IMark70981544"/><text:alphabetical-index-mark-start text:id="IMark89712056"/><text:alphabetical-index-mark-start text:id="IMark82358232"/><text:alphabetical-index-mark-start text:id="IMark71275096"/><text:alphabetical-index-mark-start text:id="IMark141833336"/>fil<text:alphabetical-index-mark-start text:id="IMark71190296"/>e<text:alphabetical-index-mark-end text:id="IMark141833336"/><text:alphabetical-index-mark-end text:id="IMark71275096"/><text:alphabetical-index-mark-end text:id="IMark82358232"/><text:alphabetical-index-mark-end text:id="IMark89712056"/><text:alphabetical-index-mark-end text:id="IMark70981544"/><text:alphabetical-index-mark-end text:id="IMark89488152"/><text:alphabetical-index-mark-end text:id="IMark70862296"/><text:alphabetical-index-mark-end text:id="IMark82345480"/>s<text:alphabetical-index-mark-end text:id="IMark71190296"/> included with this <text:alphabetical-index-mark-start text:id="IMark70751864"/><text:alphabetical-index-mark-start text:id="IMark71413272"/>project<text:alphabetical-index-mark-end text:id="IMark71413272"/><text:alphabetical-index-mark-end text:id="IMark70751864"/>:</text:p>
      <text:p text:style-name="P78"/>
      <text:list xml:id="list7334538857354639825" text:style-name="L2">
        <text:list-item>
          <text:p text:style-name="P80"><text:alphabetical-index-mark-start text:id="IMark71315032"/><text:alphabetical-index-mark-start text:id="IMark70534072"/><text:alphabetical-index-mark-start text:id="IMark142571240"/><text:alphabetical-index-mark-start text:id="IMark71192264"/><text:alphabetical-index-mark-start text:id="IMark143412296"/><text:alphabetical-index-mark-start text:id="IMark88370168"/><text:alphabetical-index-mark-start text:id="IMark143576280"/>README<text:alphabetical-index-mark-end text:id="IMark143576280"/><text:alphabetical-index-mark-end text:id="IMark88370168"/><text:alphabetical-index-mark-end text:id="IMark143412296"/><text:alphabetical-index-mark-end text:id="IMark71192264"/><text:alphabetical-index-mark-end text:id="IMark142571240"/><text:alphabetical-index-mark-end text:id="IMark70534072"/><text:alphabetical-index-mark-end text:id="IMark71315032"/>.md: contains info on <text:alphabetical-index-mark-start text:id="IMark70594024"/><text:alphabetical-index-mark-start text:id="IMark142871592"/><text:alphabetical-index-mark-start text:id="IMark142792248"/><text:alphabetical-index-mark-start text:id="IMark83177736"/><text:alphabetical-index-mark-start text:id="IMark71243240"/><text:alphabetical-index-mark-start text:id="IMark89707976"/>setting<text:alphabetical-index-mark-end text:id="IMark89707976"/><text:alphabetical-index-mark-end text:id="IMark71243240"/><text:alphabetical-index-mark-end text:id="IMark83177736"/><text:alphabetical-index-mark-end text:id="IMark142792248"/><text:alphabetical-index-mark-end text:id="IMark142871592"/><text:alphabetical-index-mark-end text:id="IMark70594024"/> up your <text:alphabetical-index-mark-start text:id="IMark71413272"/><text:alphabetical-index-mark-start text:id="IMark70751864"/><text:alphabetical-index-mark-start text:id="IMark71190296"/><text:alphabetical-index-mark-start text:id="IMark82345480"/><text:alphabetical-index-mark-start text:id="IMark70862296"/><text:alphabetical-index-mark-start text:id="IMark89488152"/><text:alphabetical-index-mark-start text:id="IMark70981544"/><text:alphabetical-index-mark-start text:id="IMark89712056"/><text:alphabetical-index-mark-start text:id="IMark82358232"/><text:alphabetical-index-mark-start text:id="IMark71275096"/><text:alphabetical-index-mark-start text:id="IMark141833336"/>system<text:alphabetical-index-mark-end text:id="IMark141833336"/><text:alphabetical-index-mark-end text:id="IMark71275096"/><text:alphabetical-index-mark-end text:id="IMark82358232"/><text:alphabetical-index-mark-end text:id="IMark89712056"/><text:alphabetical-index-mark-end text:id="IMark70981544"/><text:alphabetical-index-mark-end text:id="IMark89488152"/><text:alphabetical-index-mark-end text:id="IMark70862296"/><text:alphabetical-index-mark-end text:id="IMark82345480"/><text:alphabetical-index-mark-end text:id="IMark71190296"/><text:alphabetical-index-mark-end text:id="IMark70751864"/><text:alphabetical-index-mark-end text:id="IMark71413272"/> and <text:alphabetical-index-mark-start text:id="IMark90666648"/><text:alphabetical-index-mark-start text:id="IMark71108328"/><text:alphabetical-index-mark-start text:id="IMark71459512"/><text:alphabetical-index-mark-start text:id="IMark143883080"/><text:alphabetical-index-mark-start text:id="IMark90646040"/><text:alphabetical-index-mark-start text:id="IMark74276824"/><text:alphabetical-index-mark-start text:id="IMark71059592"/><text:alphabetical-index-mark-start text:id="IMark72634248"/><text:alphabetical-index-mark-start text:id="IMark71458840"/>install<text:alphabetical-index-mark-end text:id="IMark71458840"/><text:alphabetical-index-mark-end text:id="IMark72634248"/><text:alphabetical-index-mark-end text:id="IMark71059592"/><text:alphabetical-index-mark-end text:id="IMark74276824"/><text:alphabetical-index-mark-end text:id="IMark90646040"/><text:alphabetical-index-mark-end text:id="IMark143883080"/><text:alphabetical-index-mark-end text:id="IMark71459512"/><text:alphabetical-index-mark-end text:id="IMark71108328"/><text:alphabetical-index-mark-end text:id="IMark90666648"/>ing the <text:alphabetical-index-mark-start text:id="IMark71182568"/><text:alphabetical-index-mark-start text:id="IMark144203096"/><text:alphabetical-index-mark-start text:id="IMark141668952"/><text:alphabetical-index-mark-start text:id="IMark70250616"/><text:alphabetical-index-mark-start text:id="IMark82200360"/><text:alphabetical-index-mark-start text:id="IMark70907096"/><text:alphabetical-index-mark-start text:id="IMark70186200"/><text:alphabetical-index-mark-start text:id="IMark70787848"/>fil<text:alphabetical-index-mark-start text:id="IMark140845944"/>e<text:alphabetical-index-mark-end text:id="IMark70787848"/><text:alphabetical-index-mark-end text:id="IMark70186200"/><text:alphabetical-index-mark-end text:id="IMark70907096"/><text:alphabetical-index-mark-end text:id="IMark82200360"/><text:alphabetical-index-mark-end text:id="IMark70250616"/><text:alphabetical-index-mark-end text:id="IMark141668952"/><text:alphabetical-index-mark-end text:id="IMark144203096"/><text:alphabetical-index-mark-end text:id="IMark71182568"/>s<text:alphabetical-index-mark-end text:id="IMark140845944"/> <text:span text:style-name="T7">related to this </text:span><text:alphabetical-index-mark-start text:id="IMark144142120"/><text:alphabetical-index-mark-start text:id="IMark87490168"/><text:span text:style-name="T7">module</text:span><text:alphabetical-index-mark-end text:id="IMark87490168"/><text:alphabetical-index-mark-end text:id="IMark144142120"/>.</text:p>
          <text:p text:style-name="P80"/>
        </text:list-item>
        <text:list-item>
          <text:p text:style-name="P80"><text:alphabetical-index-mark-start text:id="IMark143883080"/><text:alphabetical-index-mark-start text:id="IMark90646040"/><text:alphabetical-index-mark-start text:id="IMark74276824"/><text:alphabetical-index-mark-start text:id="IMark71413272"/><text:alphabetical-index-mark-start text:id="IMark70751864"/><text:alphabetical-index-mark-start text:id="IMark71190296"/><text:alphabetical-index-mark-start text:id="IMark82345480"/>CONTRIBUTING<text:alphabetical-index-mark-end text:id="IMark82345480"/><text:alphabetical-index-mark-end text:id="IMark71190296"/><text:alphabetical-index-mark-end text:id="IMark70751864"/><text:alphabetical-index-mark-end text:id="IMark71413272"/><text:alphabetical-index-mark-end text:id="IMark74276824"/><text:alphabetical-index-mark-end text:id="IMark90646040"/><text:alphabetical-index-mark-end text:id="IMark143883080"/>.md: if you wan to <text:alphabetical-index-mark-start text:id="IMark70862296"/><text:alphabetical-index-mark-start text:id="IMark89488152"/><text:alphabetical-index-mark-start text:id="IMark70981544"/><text:alphabetical-index-mark-start text:id="IMark89712056"/><text:alphabetical-index-mark-start text:id="IMark82358232"/><text:alphabetical-index-mark-start text:id="IMark71275096"/>contribute<text:alphabetical-index-mark-end text:id="IMark71275096"/><text:alphabetical-index-mark-end text:id="IMark82358232"/><text:alphabetical-index-mark-end text:id="IMark89712056"/><text:alphabetical-index-mark-end text:id="IMark70981544"/><text:alphabetical-index-mark-end text:id="IMark89488152"/><text:alphabetical-index-mark-end text:id="IMark70862296"/> to this <text:alphabetical-index-mark-start text:id="IMark141833336"/><text:alphabetical-index-mark-start text:id="IMark70594024"/>project<text:alphabetical-index-mark-end text:id="IMark70594024"/><text:alphabetical-index-mark-end text:id="IMark141833336"/>.</text:p>
          <text:p text:style-name="P80"/>
        </text:list-item>
        <text:list-item>
          <text:p text:style-name="P81"><text:alphabetical-index-mark-start text:id="IMark71243240"/><text:alphabetical-index-mark-start text:id="IMark89707976"/><text:alphabetical-index-mark-start text:id="IMark71315032"/><text:alphabetical-index-mark-start text:id="IMark70534072"/><text:alphabetical-index-mark-start text:id="IMark142571240"/><text:alphabetical-index-mark-start text:id="IMark71192264"/><text:alphabetical-index-mark-start text:id="IMark143412296"/>COPYING<text:alphabetical-index-mark-end text:id="IMark143412296"/><text:alphabetical-index-mark-end text:id="IMark71192264"/><text:alphabetical-index-mark-end text:id="IMark142571240"/><text:alphabetical-index-mark-end text:id="IMark70534072"/><text:alphabetical-index-mark-end text:id="IMark71315032"/><text:alphabetical-index-mark-end text:id="IMark89707976"/><text:alphabetical-index-mark-end text:id="IMark71243240"/>: for <text:alphabetical-index-mark-start text:id="IMark88370168"/><text:alphabetical-index-mark-start text:id="IMark143576280"/><text:alphabetical-index-mark-start text:id="IMark90666648"/><text:alphabetical-index-mark-start text:id="IMark71459512"/><text:alphabetical-index-mark-start text:id="IMark71108328"/><text:alphabetical-index-mark-start text:id="IMark82564264"/><text:alphabetical-index-mark-start text:id="IMark141417016"/><text:alphabetical-index-mark-start text:id="IMark70594024"/><text:alphabetical-index-mark-start text:id="IMark141833336"/><text:alphabetical-index-mark-start text:id="IMark70862296"/>license<text:alphabetical-index-mark-end text:id="IMark70862296"/><text:alphabetical-index-mark-end text:id="IMark141833336"/><text:alphabetical-index-mark-end text:id="IMark70594024"/><text:alphabetical-index-mark-end text:id="IMark141417016"/><text:alphabetical-index-mark-end text:id="IMark82564264"/><text:alphabetical-index-mark-end text:id="IMark71108328"/><text:alphabetical-index-mark-end text:id="IMark71459512"/><text:alphabetical-index-mark-end text:id="IMark90666648"/><text:alphabetical-index-mark-end text:id="IMark143576280"/><text:alphabetical-index-mark-end text:id="IMark88370168"/> <text:alphabetical-index-mark-start text:id="IMark89488152"/>in<text:alphabetical-index-mark-start text:id="IMark70981544"/><text:alphabetical-index-mark-start text:id="IMark89712056"/><text:alphabetical-index-mark-start text:id="IMark82358232"/><text:alphabetical-index-mark-start text:id="IMark71275096"/><text:alphabetical-index-mark-start text:id="IMark143883080"/><text:alphabetical-index-mark-start text:id="IMark90646040"/><text:alphabetical-index-mark-start text:id="IMark74276824"/>format<text:alphabetical-index-mark-end text:id="IMark74276824"/><text:alphabetical-index-mark-end text:id="IMark90646040"/><text:alphabetical-index-mark-end text:id="IMark143883080"/><text:alphabetical-index-mark-end text:id="IMark71275096"/><text:alphabetical-index-mark-end text:id="IMark82358232"/><text:alphabetical-index-mark-end text:id="IMark89712056"/><text:alphabetical-index-mark-end text:id="IMark70981544"/>ion<text:alphabetical-index-mark-end text:id="IMark89488152"/>.</text:p>
          <text:p text:style-name="P81"/>
        </text:list-item>
        <text:list-item>
          <text:p text:style-name="P82">Also note that this <text:alphabetical-index-mark-start text:id="IMark82345480"/><text:alphabetical-index-mark-start text:id="IMark142871592"/><text:alphabetical-index-mark-start text:id="IMark89715016"/>MFD<text:alphabetical-index-mark-end text:id="IMark89715016"/><text:alphabetical-index-mark-end text:id="IMark142871592"/><text:alphabetical-index-mark-end text:id="IMark82345480"/> would work only in conjunction with <text:alphabetical-index-mark-start text:id="IMark83177736"/><text:alphabetical-index-mark-start text:id="IMark142792248"/><text:alphabetical-index-mark-start text:id="IMark70856568"/>DGIIIAI<text:alphabetical-index-mark-end text:id="IMark70856568"/><text:alphabetical-index-mark-end text:id="IMark142792248"/><text:alphabetical-index-mark-end text:id="IMark83177736"/><text:span text:style-name="T75">[6.1.]</text:span> or a <text:alphabetical-index-mark-start text:id="IMark70981544"/><text:alphabetical-index-mark-start text:id="IMark89488152"/>ship<text:alphabetical-index-mark-end text:id="IMark89488152"/><text:alphabetical-index-mark-end text:id="IMark70981544"/> d<text:alphabetical-index-mark-start text:id="IMark89712056"/>es<text:alphabetical-index-mark-end text:id="IMark89712056"/>igned around a <text:alphabetical-index-mark-start text:id="IMark82358232"/><text:alphabetical-index-mark-start text:id="IMark71275096"/>compatible<text:alphabetical-index-mark-end text:id="IMark71275096"/><text:alphabetical-index-mark-end text:id="IMark82358232"/> <text:alphabetical-index-mark-start text:id="IMark143883080"/>AI<text:alphabetical-index-mark-end text:id="IMark143883080"/> <text:alphabetical-index-mark-start text:id="IMark90646040"/><text:alphabetical-index-mark-start text:id="IMark74276824"/><text:alphabetical-index-mark-start text:id="IMark88370168"/>system<text:alphabetical-index-mark-end text:id="IMark88370168"/><text:alphabetical-index-mark-end text:id="IMark74276824"/><text:alphabetical-index-mark-end text:id="IMark90646040"/>. It is not intended for use with any <text:span text:style-name="T39">other </text:span>sort of <text:alphabetical-index-mark-start text:id="IMark143576280"/><text:alphabetical-index-mark-start text:id="IMark90666648"/>OSFS<text:alphabetical-index-mark-end text:id="IMark90666648"/><text:alphabetical-index-mark-end text:id="IMark143576280"/> <text:alphabetical-index-mark-start text:id="IMark71459512"/><text:alphabetical-index-mark-start text:id="IMark71108328"/>ship<text:alphabetical-index-mark-end text:id="IMark71108328"/><text:alphabetical-index-mark-end text:id="IMark71459512"/>.</text:p>
        </text:list-item>
      </text:list>
      <text:p text:style-name="P8"/>
      <text:p text:style-name="P8"/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93" text:outline-level="1"><text:alphabetical-index-mark-start text:id="IMark89707976"/>Table<text:alphabetical-index-mark-end text:id="IMark89707976"/> of <text:alphabetical-index-mark-start text:id="IMark71315032"/>Contents<text:alphabetical-index-mark-end text:id="IMark71315032"/></text:h>
          </text:index-title>
          <text:p text:style-name="P89"><text:a xlink:type="simple" xlink:href="#__RefHeading___Toc72751_673741182" text:style-name="Index_20_Link" text:visited-style-name="Index_20_Link"><text:span text:style-name="Index_20_Link"/></text:a></text:p>
          <text:p text:style-name="P89"><text:a xlink:type="simple" xlink:href="#__RefHeading___Toc72751_673741182" text:style-name="Index_20_Link" text:visited-style-name="Index_20_Link">Abstract<text:tab/>1</text:a></text:p>
          <text:p text:style-name="P89"><text:a xlink:type="simple" xlink:href="#__RefHeading___Toc72753_673741182" text:style-name="Index_20_Link" text:visited-style-name="Index_20_Link">Keywords<text:tab/>1</text:a></text:p>
          <text:p text:style-name="P89"><text:a xlink:type="simple" xlink:href="#__RefHeading___Toc6463_1483239106" text:style-name="Index_20_Link" text:visited-style-name="Index_20_Link">Ac</text:a><text:alphabetical-index-mark-start text:id="IMark71275096"/><text:a xlink:type="simple" xlink:href="#__RefHeading___Toc6463_1483239106" text:style-name="Index_20_Link" text:visited-style-name="Index_20_Link">knowledge</text:a><text:alphabetical-index-mark-end text:id="IMark71275096"/><text:a xlink:type="simple" xlink:href="#__RefHeading___Toc6463_1483239106" text:style-name="Index_20_Link" text:visited-style-name="Index_20_Link">ments<text:tab/>2</text:a></text:p>
          <text:p text:style-name="P89"><text:alphabetical-index-mark-start text:id="IMark70856568"/><text:a xlink:type="simple" xlink:href="#__RefHeading___Toc8815_1538881673" text:style-name="Index_20_Link" text:visited-style-name="Index_20_Link">License</text:a><text:alphabetical-index-mark-end text:id="IMark70856568"/><text:a xlink:type="simple" xlink:href="#__RefHeading___Toc8815_1538881673" text:style-name="Index_20_Link" text:visited-style-name="Index_20_Link"> and info for contributors<text:tab/>2</text:a></text:p>
          <text:p text:style-name="P89"><text:a xlink:type="simple" xlink:href="#__RefHeading___Toc72862_673741182" text:style-name="Index_20_Link" text:visited-style-name="Index_20_Link">1. Introduction<text:tab/>5</text:a></text:p>
          <text:p text:style-name="P89"><text:a xlink:type="simple" xlink:href="#__RefHeading___Toc72864_673741182" text:style-name="Index_20_Link" text:visited-style-name="Index_20_Link">2. Conventions, caveats and base </text:a><text:alphabetical-index-mark-start text:id="IMark143412296"/><text:a xlink:type="simple" xlink:href="#__RefHeading___Toc72864_673741182" text:style-name="Index_20_Link" text:visited-style-name="Index_20_Link">condition</text:a><text:alphabetical-index-mark-end text:id="IMark143412296"/><text:a xlink:type="simple" xlink:href="#__RefHeading___Toc72864_673741182" text:style-name="Index_20_Link" text:visited-style-name="Index_20_Link">s of </text:a><text:alphabetical-index-mark-start text:id="IMark71192264"/><text:a xlink:type="simple" xlink:href="#__RefHeading___Toc72864_673741182" text:style-name="Index_20_Link" text:visited-style-name="Index_20_Link">develop</text:a><text:alphabetical-index-mark-end text:id="IMark71192264"/><text:a xlink:type="simple" xlink:href="#__RefHeading___Toc72864_673741182" text:style-name="Index_20_Link" text:visited-style-name="Index_20_Link">ment<text:tab/>6</text:a></text:p>
          <text:p text:style-name="P89"><text:a xlink:type="simple" xlink:href="#__RefHeading___Toc72866_673741182" text:style-name="Index_20_Link" text:visited-style-name="Index_20_Link">3. </text:a><text:alphabetical-index-mark-start text:id="IMark89707976"/><text:a xlink:type="simple" xlink:href="#__RefHeading___Toc72866_673741182" text:style-name="Index_20_Link" text:visited-style-name="Index_20_Link">Develop</text:a><text:alphabetical-index-mark-end text:id="IMark89707976"/><text:a xlink:type="simple" xlink:href="#__RefHeading___Toc72866_673741182" text:style-name="Index_20_Link" text:visited-style-name="Index_20_Link">ment<text:tab/>7</text:a></text:p>
          <text:p text:style-name="P89"><text:a xlink:type="simple" xlink:href="#__RefHeading___Toc1655_964193841" text:style-name="Index_20_Link" text:visited-style-name="Index_20_Link">3.1. Use of </text:a><text:alphabetical-index-mark-start text:id="IMark90666648"/><text:alphabetical-index-mark-start text:id="IMark71275096"/><text:a xlink:type="simple" xlink:href="#__RefHeading___Toc1655_964193841" text:style-name="Index_20_Link" text:visited-style-name="Index_20_Link">SQLC</text:a><text:alphabetical-index-mark-end text:id="IMark71275096"/><text:alphabetical-index-mark-end text:id="IMark90666648"/><text:a xlink:type="simple" xlink:href="#__RefHeading___Toc1655_964193841" text:style-name="Index_20_Link" text:visited-style-name="Index_20_Link"> with any </text:a><text:alphabetical-index-mark-start text:id="IMark141833336"/><text:a xlink:type="simple" xlink:href="#__RefHeading___Toc1655_964193841" text:style-name="Index_20_Link" text:visited-style-name="Index_20_Link">R</text:a><text:alphabetical-index-mark-start text:id="IMark70856568"/><text:a xlink:type="simple" xlink:href="#__RefHeading___Toc1655_964193841" text:style-name="Index_20_Link" text:visited-style-name="Index_20_Link">DBMS</text:a><text:alphabetical-index-mark-end text:id="IMark70856568"/><text:alphabetical-index-mark-end text:id="IMark141833336"/><text:a xlink:type="simple" xlink:href="#__RefHeading___Toc1655_964193841" text:style-name="Index_20_Link" text:visited-style-name="Index_20_Link">.<text:tab/>7</text:a></text:p>
          <text:p text:style-name="P89"><text:a xlink:type="simple" xlink:href="#__RefHeading___Toc1657_964193841" text:style-name="Index_20_Link" text:visited-style-name="Index_20_Link">3.2. Use of </text:a><text:alphabetical-index-mark-start text:id="IMark82564264"/><text:alphabetical-index-mark-start text:id="IMark143883080"/><text:a xlink:type="simple" xlink:href="#__RefHeading___Toc1657_964193841" text:style-name="Index_20_Link" text:visited-style-name="Index_20_Link">SQLC</text:a><text:alphabetical-index-mark-end text:id="IMark143883080"/><text:alphabetical-index-mark-end text:id="IMark82564264"/><text:a xlink:type="simple" xlink:href="#__RefHeading___Toc1657_964193841" text:style-name="Index_20_Link" text:visited-style-name="Index_20_Link"> with other </text:a><text:alphabetical-index-mark-start text:id="IMark71192264"/><text:a xlink:type="simple" xlink:href="#__RefHeading___Toc1657_964193841" text:style-name="Index_20_Link" text:visited-style-name="Index_20_Link">SQL</text:a><text:alphabetical-index-mark-end text:id="IMark71192264"/><text:a xlink:type="simple" xlink:href="#__RefHeading___Toc1657_964193841" text:style-name="Index_20_Link" text:visited-style-name="Index_20_Link"> </text:a><text:alphabetical-index-mark-start text:id="IMark82358232"/><text:a xlink:type="simple" xlink:href="#__RefHeading___Toc1657_964193841" text:style-name="Index_20_Link" text:visited-style-name="Index_20_Link">compatible</text:a><text:alphabetical-index-mark-end text:id="IMark82358232"/><text:a xlink:type="simple" xlink:href="#__RefHeading___Toc1657_964193841" text:style-name="Index_20_Link" text:visited-style-name="Index_20_Link"> </text:a><text:alphabetical-index-mark-start text:id="IMark88370168"/><text:a xlink:type="simple" xlink:href="#__RefHeading___Toc1657_964193841" text:style-name="Index_20_Link" text:visited-style-name="Index_20_Link">MFD</text:a><text:alphabetical-index-mark-end text:id="IMark88370168"/><text:a xlink:type="simple" xlink:href="#__RefHeading___Toc1657_964193841" text:style-name="Index_20_Link" text:visited-style-name="Index_20_Link"> </text:a><text:alphabetical-index-mark-start text:id="IMark89712056"/><text:a xlink:type="simple" xlink:href="#__RefHeading___Toc1657_964193841" text:style-name="Index_20_Link" text:visited-style-name="Index_20_Link">module</text:a><text:alphabetical-index-mark-end text:id="IMark89712056"/><text:a xlink:type="simple" xlink:href="#__RefHeading___Toc1657_964193841" text:style-name="Index_20_Link" text:visited-style-name="Index_20_Link">s.<text:tab/>7</text:a></text:p>
          <text:p text:style-name="P89"><text:a xlink:type="simple" xlink:href="#__RefHeading___Toc1659_964193841" text:style-name="Index_20_Link" text:visited-style-name="Index_20_Link">3.3. Additional </text:a><text:alphabetical-index-mark-start text:id="IMark71405576"/><text:a xlink:type="simple" xlink:href="#__RefHeading___Toc1659_964193841" text:style-name="Index_20_Link" text:visited-style-name="Index_20_Link">AIE</text:a><text:alphabetical-index-mark-end text:id="IMark71405576"/><text:a xlink:type="simple" xlink:href="#__RefHeading___Toc1659_964193841" text:style-name="Index_20_Link" text:visited-style-name="Index_20_Link"> </text:a><text:alphabetical-index-mark-start text:id="IMark142571240"/><text:a xlink:type="simple" xlink:href="#__RefHeading___Toc1659_964193841" text:style-name="Index_20_Link" text:visited-style-name="Index_20_Link">function</text:a><text:alphabetical-index-mark-end text:id="IMark142571240"/><text:a xlink:type="simple" xlink:href="#__RefHeading___Toc1659_964193841" text:style-name="Index_20_Link" text:visited-style-name="Index_20_Link">s for </text:a><text:alphabetical-index-mark-start text:id="IMark71413272"/><text:alphabetical-index-mark-start text:id="IMark71192264"/><text:a xlink:type="simple" xlink:href="#__RefHeading___Toc1659_964193841" text:style-name="Index_20_Link" text:visited-style-name="Index_20_Link">SQLC</text:a><text:alphabetical-index-mark-end text:id="IMark71192264"/><text:alphabetical-index-mark-end text:id="IMark71413272"/><text:a xlink:type="simple" xlink:href="#__RefHeading___Toc1659_964193841" text:style-name="Index_20_Link" text:visited-style-name="Index_20_Link">.<text:tab/>8</text:a></text:p>
          <text:p text:style-name="P89"><text:a xlink:type="simple" xlink:href="#__RefHeading___Toc72868_673741182" text:style-name="Index_20_Link" text:visited-style-name="Index_20_Link">4. </text:a><text:alphabetical-index-mark-start text:id="IMark70534072"/><text:a xlink:type="simple" xlink:href="#__RefHeading___Toc72868_673741182" text:style-name="Index_20_Link" text:visited-style-name="Index_20_Link">Expert</text:a><text:alphabetical-index-mark-end text:id="IMark70534072"/><text:a xlink:type="simple" xlink:href="#__RefHeading___Toc72868_673741182" text:style-name="Index_20_Link" text:visited-style-name="Index_20_Link"> </text:a><text:alphabetical-index-mark-start text:id="IMark71190296"/><text:a xlink:type="simple" xlink:href="#__RefHeading___Toc72868_673741182" text:style-name="Index_20_Link" text:visited-style-name="Index_20_Link">system</text:a><text:alphabetical-index-mark-end text:id="IMark71190296"/><text:a xlink:type="simple" xlink:href="#__RefHeading___Toc72868_673741182" text:style-name="Index_20_Link" text:visited-style-name="Index_20_Link"><text:tab/>9</text:a></text:p>
          <text:p text:style-name="P89"><text:a xlink:type="simple" xlink:href="#__RefHeading___Toc4357_1164564522" text:style-name="Index_20_Link" text:visited-style-name="Index_20_Link">4.1. </text:a><text:alphabetical-index-mark-start text:id="IMark82564264"/><text:a xlink:type="simple" xlink:href="#__RefHeading___Toc4357_1164564522" text:style-name="Index_20_Link" text:visited-style-name="Index_20_Link">AIE</text:a><text:alphabetical-index-mark-end text:id="IMark82564264"/><text:a xlink:type="simple" xlink:href="#__RefHeading___Toc4357_1164564522" text:style-name="Index_20_Link" text:visited-style-name="Index_20_Link"> </text:a><text:alphabetical-index-mark-start text:id="IMark141833336"/><text:a xlink:type="simple" xlink:href="#__RefHeading___Toc4357_1164564522" text:style-name="Index_20_Link" text:visited-style-name="Index_20_Link">loop</text:a><text:alphabetical-index-mark-end text:id="IMark141833336"/><text:a xlink:type="simple" xlink:href="#__RefHeading___Toc4357_1164564522" text:style-name="Index_20_Link" text:visited-style-name="Index_20_Link">.<text:tab/>9</text:a></text:p>
          <text:p text:style-name="P89"><text:a xlink:type="simple" xlink:href="#__RefHeading___Toc4359_1164564522" text:style-name="Index_20_Link" text:visited-style-name="Index_20_Link">4.1.1. </text:a><text:alphabetical-index-mark-start text:id="IMark71315032"/><text:a xlink:type="simple" xlink:href="#__RefHeading___Toc4359_1164564522" text:style-name="Index_20_Link" text:visited-style-name="Index_20_Link"><text:span text:style-name="T43">St</text:span></text:a><text:a xlink:type="simple" xlink:href="#__RefHeading___Toc4359_1164564522" text:style-name="Index_20_Link" text:visited-style-name="Index_20_Link"><text:span text:style-name="T43">atus</text:span></text:a><text:alphabetical-index-mark-end text:id="IMark71315032"/><text:a xlink:type="simple" xlink:href="#__RefHeading___Toc4359_1164564522" text:style-name="Index_20_Link" text:visited-style-name="Index_20_Link"><text:span text:style-name="T43"> =</text:span></text:a><text:a xlink:type="simple" xlink:href="#__RefHeading___Toc4359_1164564522" text:style-name="Index_20_Link" text:visited-style-name="Index_20_Link"><text:span text:style-name="T43"> ‘</text:span></text:a><text:alphabetical-index-mark-start text:id="IMark71459512"/><text:a xlink:type="simple" xlink:href="#__RefHeading___Toc4359_1164564522" text:style-name="Index_20_Link" text:visited-style-name="Index_20_Link"><text:span text:style-name="T43">sentodb</text:span></text:a><text:alphabetical-index-mark-end text:id="IMark71459512"/><text:a xlink:type="simple" xlink:href="#__RefHeading___Toc4359_1164564522" text:style-name="Index_20_Link" text:visited-style-name="Index_20_Link"><text:span text:style-name="T43">’</text:span></text:a><text:a xlink:type="simple" xlink:href="#__RefHeading___Toc4359_1164564522" text:style-name="Index_20_Link" text:visited-style-name="Index_20_Link"><text:tab/>9</text:a></text:p>
          <text:p text:style-name="P89"><text:a xlink:type="simple" xlink:href="#__RefHeading___Toc4361_1164564522" text:style-name="Index_20_Link" text:visited-style-name="Index_20_Link">4.1.2. </text:a><text:alphabetical-index-mark-start text:id="IMark70534072"/><text:a xlink:type="simple" xlink:href="#__RefHeading___Toc4361_1164564522" text:style-name="Index_20_Link" text:visited-style-name="Index_20_Link"><text:span text:style-name="T43">St</text:span></text:a><text:a xlink:type="simple" xlink:href="#__RefHeading___Toc4361_1164564522" text:style-name="Index_20_Link" text:visited-style-name="Index_20_Link"><text:span text:style-name="T43">atus</text:span></text:a><text:alphabetical-index-mark-end text:id="IMark70534072"/><text:a xlink:type="simple" xlink:href="#__RefHeading___Toc4361_1164564522" text:style-name="Index_20_Link" text:visited-style-name="Index_20_Link"><text:span text:style-name="T43"> =</text:span></text:a><text:a xlink:type="simple" xlink:href="#__RefHeading___Toc4361_1164564522" text:style-name="Index_20_Link" text:visited-style-name="Index_20_Link"><text:span text:style-name="T43"> ‘</text:span></text:a><text:alphabetical-index-mark-start text:id="IMark82564264"/><text:a xlink:type="simple" xlink:href="#__RefHeading___Toc4361_1164564522" text:style-name="Index_20_Link" text:visited-style-name="Index_20_Link"><text:span text:style-name="T43">getfrom</text:span></text:a><text:alphabetical-index-mark-start text:id="IMark70751864"/><text:a xlink:type="simple" xlink:href="#__RefHeading___Toc4361_1164564522" text:style-name="Index_20_Link" text:visited-style-name="Index_20_Link"><text:span text:style-name="T43">network</text:span></text:a><text:alphabetical-index-mark-end text:id="IMark70751864"/><text:alphabetical-index-mark-end text:id="IMark82564264"/><text:a xlink:type="simple" xlink:href="#__RefHeading___Toc4361_1164564522" text:style-name="Index_20_Link" text:visited-style-name="Index_20_Link"><text:span text:style-name="T43">’</text:span></text:a><text:a xlink:type="simple" xlink:href="#__RefHeading___Toc4361_1164564522" text:style-name="Index_20_Link" text:visited-style-name="Index_20_Link"><text:tab/>10</text:a></text:p>
          <text:p text:style-name="P89"><text:a xlink:type="simple" xlink:href="#__RefHeading___Toc4363_1164564522" text:style-name="Index_20_Link" text:visited-style-name="Index_20_Link">4.1.3. </text:a><text:alphabetical-index-mark-start text:id="IMark86602328"/><text:a xlink:type="simple" xlink:href="#__RefHeading___Toc4363_1164564522" text:style-name="Index_20_Link" text:visited-style-name="Index_20_Link"><text:span text:style-name="T43">St</text:span></text:a><text:a xlink:type="simple" xlink:href="#__RefHeading___Toc4363_1164564522" text:style-name="Index_20_Link" text:visited-style-name="Index_20_Link"><text:span text:style-name="T43">atus</text:span></text:a><text:alphabetical-index-mark-end text:id="IMark86602328"/><text:a xlink:type="simple" xlink:href="#__RefHeading___Toc4363_1164564522" text:style-name="Index_20_Link" text:visited-style-name="Index_20_Link"><text:span text:style-name="T43"> = </text:span></text:a><text:a xlink:type="simple" xlink:href="#__RefHeading___Toc4363_1164564522" text:style-name="Index_20_Link" text:visited-style-name="Index_20_Link"><text:span text:style-name="T43">‘</text:span></text:a><text:alphabetical-index-mark-start text:id="IMark71459512"/><text:a xlink:type="simple" xlink:href="#__RefHeading___Toc4363_1164564522" text:style-name="Index_20_Link" text:visited-style-name="Index_20_Link"><text:span text:style-name="T43">applykbrules</text:span></text:a><text:alphabetical-index-mark-end text:id="IMark71459512"/><text:a xlink:type="simple" xlink:href="#__RefHeading___Toc4363_1164564522" text:style-name="Index_20_Link" text:visited-style-name="Index_20_Link"><text:span text:style-name="T43">’</text:span></text:a><text:a xlink:type="simple" xlink:href="#__RefHeading___Toc4363_1164564522" text:style-name="Index_20_Link" text:visited-style-name="Index_20_Link"><text:tab/>10</text:a></text:p>
          <text:p text:style-name="P89"><text:a xlink:type="simple" xlink:href="#__RefHeading___Toc4365_1164564522" text:style-name="Index_20_Link" text:visited-style-name="Index_20_Link">4.1.4. </text:a><text:alphabetical-index-mark-start text:id="IMark141833336"/><text:a xlink:type="simple" xlink:href="#__RefHeading___Toc4365_1164564522" text:style-name="Index_20_Link" text:visited-style-name="Index_20_Link"><text:span text:style-name="T43">St</text:span></text:a><text:a xlink:type="simple" xlink:href="#__RefHeading___Toc4365_1164564522" text:style-name="Index_20_Link" text:visited-style-name="Index_20_Link"><text:span text:style-name="T43">atus</text:span></text:a><text:alphabetical-index-mark-end text:id="IMark141833336"/><text:a xlink:type="simple" xlink:href="#__RefHeading___Toc4365_1164564522" text:style-name="Index_20_Link" text:visited-style-name="Index_20_Link"><text:span text:style-name="T43"> =</text:span></text:a><text:a xlink:type="simple" xlink:href="#__RefHeading___Toc4365_1164564522" text:style-name="Index_20_Link" text:visited-style-name="Index_20_Link"><text:span text:style-name="T43"> ‘</text:span></text:a><text:alphabetical-index-mark-start text:id="IMark71459512"/><text:a xlink:type="simple" xlink:href="#__RefHeading___Toc4365_1164564522" text:style-name="Index_20_Link" text:visited-style-name="Index_20_Link"><text:span text:style-name="T43">dbtoact</text:span></text:a><text:alphabetical-index-mark-end text:id="IMark71459512"/><text:a xlink:type="simple" xlink:href="#__RefHeading___Toc4365_1164564522" text:style-name="Index_20_Link" text:visited-style-name="Index_20_Link"><text:span text:style-name="T43">’</text:span></text:a><text:a xlink:type="simple" xlink:href="#__RefHeading___Toc4365_1164564522" text:style-name="Index_20_Link" text:visited-style-name="Index_20_Link"><text:tab/>10</text:a></text:p>
          <text:p text:style-name="P89"><text:a xlink:type="simple" xlink:href="#__RefHeading___Toc4367_1164564522" text:style-name="Index_20_Link" text:visited-style-name="Index_20_Link">4.2. </text:a><text:alphabetical-index-mark-start text:id="IMark89700568"/><text:a xlink:type="simple" xlink:href="#__RefHeading___Toc4367_1164564522" text:style-name="Index_20_Link" text:visited-style-name="Index_20_Link">Latency</text:a><text:alphabetical-index-mark-end text:id="IMark89700568"/><text:a xlink:type="simple" xlink:href="#__RefHeading___Toc4367_1164564522" text:style-name="Index_20_Link" text:visited-style-name="Index_20_Link"><text:tab/>10</text:a></text:p>
          <text:p text:style-name="P89"><text:a xlink:type="simple" xlink:href="#__RefHeading___Toc72870_673741182" text:style-name="Index_20_Link" text:visited-style-name="Index_20_Link">5. Use<text:tab/>12</text:a></text:p>
          <text:p text:style-name="P89"><text:a xlink:type="simple" xlink:href="#__RefHeading___Toc1073_964193841" text:style-name="Index_20_Link" text:visited-style-name="Index_20_Link">5.1. </text:a><text:alphabetical-index-mark-start text:id="IMark89488152"/><text:alphabetical-index-mark-start text:id="IMark70751864"/><text:a xlink:type="simple" xlink:href="#__RefHeading___Toc1073_964193841" text:style-name="Index_20_Link" text:visited-style-name="Index_20_Link">Install</text:a><text:alphabetical-index-mark-end text:id="IMark70751864"/><text:a xlink:type="simple" xlink:href="#__RefHeading___Toc1073_964193841" text:style-name="Index_20_Link" text:visited-style-name="Index_20_Link">ation</text:a><text:alphabetical-index-mark-end text:id="IMark89488152"/><text:a xlink:type="simple" xlink:href="#__RefHeading___Toc1073_964193841" text:style-name="Index_20_Link" text:visited-style-name="Index_20_Link"><text:tab/>12</text:a></text:p>
          <text:p text:style-name="P89"><text:a xlink:type="simple" xlink:href="#__RefHeading___Toc1075_964193841" text:style-name="Index_20_Link" text:visited-style-name="Index_20_Link">5.2. </text:a><text:alphabetical-index-mark-start text:id="IMark143412296"/><text:a xlink:type="simple" xlink:href="#__RefHeading___Toc1075_964193841" text:style-name="Index_20_Link" text:visited-style-name="Index_20_Link">Function</text:a><text:alphabetical-index-mark-end text:id="IMark143412296"/><text:a xlink:type="simple" xlink:href="#__RefHeading___Toc1075_964193841" text:style-name="Index_20_Link" text:visited-style-name="Index_20_Link">s<text:tab/>12</text:a></text:p>
          <text:p text:style-name="P89"><text:a xlink:type="simple" xlink:href="#__RefHeading___Toc1077_964193841" text:style-name="Index_20_Link" text:visited-style-name="Index_20_Link">5.2.1. [</text:a><text:alphabetical-index-mark-start text:id="IMark143576280"/><text:a xlink:type="simple" xlink:href="#__RefHeading___Toc1077_964193841" text:style-name="Index_20_Link" text:visited-style-name="Index_20_Link">DB</text:a><text:alphabetical-index-mark-end text:id="IMark143576280"/><text:a xlink:type="simple" xlink:href="#__RefHeading___Toc1077_964193841" text:style-name="Index_20_Link" text:visited-style-name="Index_20_Link">]<text:tab/>12</text:a></text:p>
          <text:p text:style-name="P89"><text:a xlink:type="simple" xlink:href="#__RefHeading___Toc1079_964193841" text:style-name="Index_20_Link" text:visited-style-name="Index_20_Link">5.2.2. [</text:a><text:alphabetical-index-mark-start text:id="IMark90666648"/><text:a xlink:type="simple" xlink:href="#__RefHeading___Toc1079_964193841" text:style-name="Index_20_Link" text:visited-style-name="Index_20_Link">CON</text:a><text:alphabetical-index-mark-end text:id="IMark90666648"/><text:a xlink:type="simple" xlink:href="#__RefHeading___Toc1079_964193841" text:style-name="Index_20_Link" text:visited-style-name="Index_20_Link">]<text:tab/>12</text:a></text:p>
          <text:p text:style-name="P89"><text:a xlink:type="simple" xlink:href="#__RefHeading___Toc1081_964193841" text:style-name="Index_20_Link" text:visited-style-name="Index_20_Link">5.2.3. [</text:a><text:alphabetical-index-mark-start text:id="IMark71190296"/><text:a xlink:type="simple" xlink:href="#__RefHeading___Toc1081_964193841" text:style-name="Index_20_Link" text:visited-style-name="Index_20_Link">DIS</text:a><text:alphabetical-index-mark-end text:id="IMark71190296"/><text:a xlink:type="simple" xlink:href="#__RefHeading___Toc1081_964193841" text:style-name="Index_20_Link" text:visited-style-name="Index_20_Link">]<text:tab/>12</text:a></text:p>
          <text:p text:style-name="P89"><text:a xlink:type="simple" xlink:href="#__RefHeading___Toc1083_964193841" text:style-name="Index_20_Link" text:visited-style-name="Index_20_Link">5.2.4. [</text:a><text:alphabetical-index-mark-start text:id="IMark90646040"/><text:a xlink:type="simple" xlink:href="#__RefHeading___Toc1083_964193841" text:style-name="Index_20_Link" text:visited-style-name="Index_20_Link">SQL</text:a><text:alphabetical-index-mark-end text:id="IMark90646040"/><text:a xlink:type="simple" xlink:href="#__RefHeading___Toc1083_964193841" text:style-name="Index_20_Link" text:visited-style-name="Index_20_Link">]<text:tab/>13</text:a></text:p>
          <text:p text:style-name="P89"><text:a xlink:type="simple" xlink:href="#__RefHeading___Toc1085_964193841" text:style-name="Index_20_Link" text:visited-style-name="Index_20_Link">5.2.5. [</text:a><text:alphabetical-index-mark-start text:id="IMark88370168"/><text:a xlink:type="simple" xlink:href="#__RefHeading___Toc1085_964193841" text:style-name="Index_20_Link" text:visited-style-name="Index_20_Link">MON</text:a><text:alphabetical-index-mark-end text:id="IMark88370168"/><text:a xlink:type="simple" xlink:href="#__RefHeading___Toc1085_964193841" text:style-name="Index_20_Link" text:visited-style-name="Index_20_Link">]<text:tab/>13</text:a></text:p>
          <text:p text:style-name="P89"><text:a xlink:type="simple" xlink:href="#__RefHeading___Toc1087_964193841" text:style-name="Index_20_Link" text:visited-style-name="Index_20_Link">5.2.6. [</text:a><text:alphabetical-index-mark-start text:id="IMark70966952"/><text:a xlink:type="simple" xlink:href="#__RefHeading___Toc1087_964193841" text:style-name="Index_20_Link" text:visited-style-name="Index_20_Link">MOF</text:a><text:alphabetical-index-mark-end text:id="IMark70966952"/><text:a xlink:type="simple" xlink:href="#__RefHeading___Toc1087_964193841" text:style-name="Index_20_Link" text:visited-style-name="Index_20_Link">]<text:tab/>13</text:a></text:p>
          <text:p text:style-name="P89"><text:a xlink:type="simple" xlink:href="#__RefHeading___Toc1089_964193841" text:style-name="Index_20_Link" text:visited-style-name="Index_20_Link">5.2.7. [</text:a><text:alphabetical-index-mark-start text:id="IMark89712056"/><text:a xlink:type="simple" xlink:href="#__RefHeading___Toc1089_964193841" text:style-name="Index_20_Link" text:visited-style-name="Index_20_Link">PON</text:a><text:alphabetical-index-mark-end text:id="IMark89712056"/><text:a xlink:type="simple" xlink:href="#__RefHeading___Toc1089_964193841" text:style-name="Index_20_Link" text:visited-style-name="Index_20_Link">]<text:tab/>13</text:a></text:p>
          <text:p text:style-name="P89"><text:soft-page-break/><text:a xlink:type="simple" xlink:href="#__RefHeading___Toc1091_964193841" text:style-name="Index_20_Link" text:visited-style-name="Index_20_Link">5.2.8. [</text:a><text:alphabetical-index-mark-start text:id="IMark90646040"/><text:a xlink:type="simple" xlink:href="#__RefHeading___Toc1091_964193841" text:style-name="Index_20_Link" text:visited-style-name="Index_20_Link">POF</text:a><text:alphabetical-index-mark-end text:id="IMark90646040"/><text:a xlink:type="simple" xlink:href="#__RefHeading___Toc1091_964193841" text:style-name="Index_20_Link" text:visited-style-name="Index_20_Link">]<text:tab/>14</text:a></text:p>
          <text:p text:style-name="P89"><text:a xlink:type="simple" xlink:href="#__RefHeading___Toc1093_964193841" text:style-name="Index_20_Link" text:visited-style-name="Index_20_Link">5.2.9. [</text:a><text:alphabetical-index-mark-start text:id="IMark70594024"/><text:a xlink:type="simple" xlink:href="#__RefHeading___Toc1093_964193841" text:style-name="Index_20_Link" text:visited-style-name="Index_20_Link">ITM</text:a><text:alphabetical-index-mark-end text:id="IMark70594024"/><text:a xlink:type="simple" xlink:href="#__RefHeading___Toc1093_964193841" text:style-name="Index_20_Link" text:visited-style-name="Index_20_Link">]<text:tab/>14</text:a></text:p>
          <text:p text:style-name="P89"><text:a xlink:type="simple" xlink:href="#__RefHeading___Toc1095_964193841" text:style-name="Index_20_Link" text:visited-style-name="Index_20_Link">5.2.10. [</text:a><text:alphabetical-index-mark-start text:id="IMark89700568"/><text:a xlink:type="simple" xlink:href="#__RefHeading___Toc1095_964193841" text:style-name="Index_20_Link" text:visited-style-name="Index_20_Link">VAL</text:a><text:alphabetical-index-mark-end text:id="IMark89700568"/><text:a xlink:type="simple" xlink:href="#__RefHeading___Toc1095_964193841" text:style-name="Index_20_Link" text:visited-style-name="Index_20_Link">]<text:tab/>14</text:a></text:p>
          <text:p text:style-name="P89"><text:a xlink:type="simple" xlink:href="#__RefHeading___Toc1097_964193841" text:style-name="Index_20_Link" text:visited-style-name="Index_20_Link">5.2.11. [</text:a><text:alphabetical-index-mark-start text:id="IMark70862296"/><text:a xlink:type="simple" xlink:href="#__RefHeading___Toc1097_964193841" text:style-name="Index_20_Link" text:visited-style-name="Index_20_Link">EXE</text:a><text:alphabetical-index-mark-end text:id="IMark70862296"/><text:a xlink:type="simple" xlink:href="#__RefHeading___Toc1097_964193841" text:style-name="Index_20_Link" text:visited-style-name="Index_20_Link">]<text:tab/>15</text:a></text:p>
          <text:p text:style-name="P89"><text:a xlink:type="simple" xlink:href="#__RefHeading___Toc1099_964193841" text:style-name="Index_20_Link" text:visited-style-name="Index_20_Link">5.3. </text:a><text:alphabetical-index-mark-start text:id="IMark83177736"/><text:a xlink:type="simple" xlink:href="#__RefHeading___Toc1099_964193841" text:style-name="Index_20_Link" text:visited-style-name="Index_20_Link">Procedure</text:a><text:alphabetical-index-mark-end text:id="IMark83177736"/><text:a xlink:type="simple" xlink:href="#__RefHeading___Toc1099_964193841" text:style-name="Index_20_Link" text:visited-style-name="Index_20_Link">s<text:tab/>15</text:a></text:p>
          <text:p text:style-name="P89"><text:a xlink:type="simple" xlink:href="#__RefHeading___Toc1101_964193841" text:style-name="Index_20_Link" text:visited-style-name="Index_20_Link">5.3.1. </text:a><text:alphabetical-index-mark-start text:id="IMark71038728"/><text:a xlink:type="simple" xlink:href="#__RefHeading___Toc1101_964193841" text:style-name="Index_20_Link" text:visited-style-name="Index_20_Link">Connect</text:a><text:alphabetical-index-mark-end text:id="IMark71038728"/><text:a xlink:type="simple" xlink:href="#__RefHeading___Toc1101_964193841" text:style-name="Index_20_Link" text:visited-style-name="Index_20_Link"> to a </text:a><text:alphabetical-index-mark-start text:id="IMark74276824"/><text:alphabetical-index-mark-start text:id="IMark142792248"/><text:a xlink:type="simple" xlink:href="#__RefHeading___Toc1101_964193841" text:style-name="Index_20_Link" text:visited-style-name="Index_20_Link">data</text:a><text:alphabetical-index-mark-end text:id="IMark142792248"/><text:a xlink:type="simple" xlink:href="#__RefHeading___Toc1101_964193841" text:style-name="Index_20_Link" text:visited-style-name="Index_20_Link">base</text:a><text:alphabetical-index-mark-end text:id="IMark74276824"/><text:a xlink:type="simple" xlink:href="#__RefHeading___Toc1101_964193841" text:style-name="Index_20_Link" text:visited-style-name="Index_20_Link">.<text:tab/>15</text:a></text:p>
          <text:p text:style-name="P89"><text:a xlink:type="simple" xlink:href="#__RefHeading___Toc1103_964193841" text:style-name="Index_20_Link" text:visited-style-name="Index_20_Link">5.3.2. </text:a><text:alphabetical-index-mark-start text:id="IMark70751864"/><text:a xlink:type="simple" xlink:href="#__RefHeading___Toc1103_964193841" text:style-name="Index_20_Link" text:visited-style-name="Index_20_Link">Dis</text:a><text:alphabetical-index-mark-start text:id="IMark86602328"/><text:a xlink:type="simple" xlink:href="#__RefHeading___Toc1103_964193841" text:style-name="Index_20_Link" text:visited-style-name="Index_20_Link">connect</text:a><text:alphabetical-index-mark-end text:id="IMark86602328"/><text:alphabetical-index-mark-end text:id="IMark70751864"/><text:a xlink:type="simple" xlink:href="#__RefHeading___Toc1103_964193841" text:style-name="Index_20_Link" text:visited-style-name="Index_20_Link"><text:tab/>16</text:a></text:p>
          <text:p text:style-name="P89"><text:a xlink:type="simple" xlink:href="#__RefHeading___Toc1105_964193841" text:style-name="Index_20_Link" text:visited-style-name="Index_20_Link">5.3.3. </text:a><text:alphabetical-index-mark-start text:id="IMark140337432"/><text:a xlink:type="simple" xlink:href="#__RefHeading___Toc1105_964193841" text:style-name="Index_20_Link" text:visited-style-name="Index_20_Link">Send</text:a><text:alphabetical-index-mark-end text:id="IMark140337432"/><text:a xlink:type="simple" xlink:href="#__RefHeading___Toc1105_964193841" text:style-name="Index_20_Link" text:visited-style-name="Index_20_Link"> a raw </text:a><text:alphabetical-index-mark-start text:id="IMark89488152"/><text:a xlink:type="simple" xlink:href="#__RefHeading___Toc1105_964193841" text:style-name="Index_20_Link" text:visited-style-name="Index_20_Link">SQL</text:a><text:alphabetical-index-mark-end text:id="IMark89488152"/><text:a xlink:type="simple" xlink:href="#__RefHeading___Toc1105_964193841" text:style-name="Index_20_Link" text:visited-style-name="Index_20_Link"> </text:a><text:alphabetical-index-mark-start text:id="IMark82564264"/><text:a xlink:type="simple" xlink:href="#__RefHeading___Toc1105_964193841" text:style-name="Index_20_Link" text:visited-style-name="Index_20_Link">query</text:a><text:alphabetical-index-mark-end text:id="IMark82564264"/><text:a xlink:type="simple" xlink:href="#__RefHeading___Toc1105_964193841" text:style-name="Index_20_Link" text:visited-style-name="Index_20_Link"><text:tab/>17</text:a></text:p>
          <text:p text:style-name="P89"><text:a xlink:type="simple" xlink:href="#__RefHeading___Toc3402_1164564522" text:style-name="Index_20_Link" text:visited-style-name="Index_20_Link">5.3.4. </text:a><text:alphabetical-index-mark-start text:id="IMark71108328"/><text:a xlink:type="simple" xlink:href="#__RefHeading___Toc3402_1164564522" text:style-name="Index_20_Link" text:visited-style-name="Index_20_Link">Activate</text:a><text:alphabetical-index-mark-end text:id="IMark71108328"/><text:a xlink:type="simple" xlink:href="#__RefHeading___Toc3402_1164564522" text:style-name="Index_20_Link" text:visited-style-name="Index_20_Link"> a mode using [</text:a><text:alphabetical-index-mark-start text:id="IMark70966952"/><text:a xlink:type="simple" xlink:href="#__RefHeading___Toc3402_1164564522" text:style-name="Index_20_Link" text:visited-style-name="Index_20_Link">MON</text:a><text:alphabetical-index-mark-end text:id="IMark70966952"/><text:a xlink:type="simple" xlink:href="#__RefHeading___Toc3402_1164564522" text:style-name="Index_20_Link" text:visited-style-name="Index_20_Link">].<text:tab/>17</text:a></text:p>
          <text:p text:style-name="P89"><text:a xlink:type="simple" xlink:href="#__RefHeading___Toc3432_1164564522" text:style-name="Index_20_Link" text:visited-style-name="Index_20_Link">5.3.5. </text:a><text:alphabetical-index-mark-start text:id="IMark89488152"/><text:a xlink:type="simple" xlink:href="#__RefHeading___Toc3432_1164564522" text:style-name="Index_20_Link" text:visited-style-name="Index_20_Link">De</text:a><text:alphabetical-index-mark-start text:id="IMark70981544"/><text:a xlink:type="simple" xlink:href="#__RefHeading___Toc3432_1164564522" text:style-name="Index_20_Link" text:visited-style-name="Index_20_Link">activate</text:a><text:alphabetical-index-mark-end text:id="IMark70981544"/><text:alphabetical-index-mark-end text:id="IMark89488152"/><text:a xlink:type="simple" xlink:href="#__RefHeading___Toc3432_1164564522" text:style-name="Index_20_Link" text:visited-style-name="Index_20_Link"> a mode using [</text:a><text:alphabetical-index-mark-start text:id="IMark70534072"/><text:a xlink:type="simple" xlink:href="#__RefHeading___Toc3432_1164564522" text:style-name="Index_20_Link" text:visited-style-name="Index_20_Link">MOF</text:a><text:alphabetical-index-mark-end text:id="IMark70534072"/><text:a xlink:type="simple" xlink:href="#__RefHeading___Toc3432_1164564522" text:style-name="Index_20_Link" text:visited-style-name="Index_20_Link">].<text:tab/>18</text:a></text:p>
          <text:p text:style-name="P89"><text:a xlink:type="simple" xlink:href="#__RefHeading___Toc3434_1164564522" text:style-name="Index_20_Link" text:visited-style-name="Index_20_Link">5.3.6. </text:a><text:alphabetical-index-mark-start text:id="IMark70488072"/><text:a xlink:type="simple" xlink:href="#__RefHeading___Toc3434_1164564522" text:style-name="Index_20_Link" text:visited-style-name="Index_20_Link">Load</text:a><text:alphabetical-index-mark-end text:id="IMark70488072"/><text:a xlink:type="simple" xlink:href="#__RefHeading___Toc3434_1164564522" text:style-name="Index_20_Link" text:visited-style-name="Index_20_Link"> an </text:a><text:alphabetical-index-mark-start text:id="IMark90666648"/><text:a xlink:type="simple" xlink:href="#__RefHeading___Toc3434_1164564522" text:style-name="Index_20_Link" text:visited-style-name="Index_20_Link">AI</text:a><text:alphabetical-index-mark-end text:id="IMark90666648"/><text:a xlink:type="simple" xlink:href="#__RefHeading___Toc3434_1164564522" text:style-name="Index_20_Link" text:visited-style-name="Index_20_Link"> </text:a><text:alphabetical-index-mark-start text:id="IMark89712056"/><text:a xlink:type="simple" xlink:href="#__RefHeading___Toc3434_1164564522" text:style-name="Index_20_Link" text:visited-style-name="Index_20_Link">program</text:a><text:alphabetical-index-mark-end text:id="IMark89712056"/><text:a xlink:type="simple" xlink:href="#__RefHeading___Toc3434_1164564522" text:style-name="Index_20_Link" text:visited-style-name="Index_20_Link"> to </text:a><text:alphabetical-index-mark-start text:id="IMark142783752"/><text:a xlink:type="simple" xlink:href="#__RefHeading___Toc3434_1164564522" text:style-name="Index_20_Link" text:visited-style-name="Index_20_Link"><text:span text:style-name="T43">sde_rules</text:span></text:a><text:alphabetical-index-mark-end text:id="IMark142783752"/><text:a xlink:type="simple" xlink:href="#__RefHeading___Toc3434_1164564522" text:style-name="Index_20_Link" text:visited-style-name="Index_20_Link"> using [</text:a><text:alphabetical-index-mark-start text:id="IMark83177736"/><text:a xlink:type="simple" xlink:href="#__RefHeading___Toc3434_1164564522" text:style-name="Index_20_Link" text:visited-style-name="Index_20_Link">PON</text:a><text:alphabetical-index-mark-end text:id="IMark83177736"/><text:a xlink:type="simple" xlink:href="#__RefHeading___Toc3434_1164564522" text:style-name="Index_20_Link" text:visited-style-name="Index_20_Link">].<text:tab/>18</text:a></text:p>
          <text:p text:style-name="P89"><text:a xlink:type="simple" xlink:href="#__RefHeading___Toc3436_1164564522" text:style-name="Index_20_Link" text:visited-style-name="Index_20_Link">5.3.7. </text:a><text:alphabetical-index-mark-start text:id="IMark143447384"/><text:a xlink:type="simple" xlink:href="#__RefHeading___Toc3436_1164564522" text:style-name="Index_20_Link" text:visited-style-name="Index_20_Link">Un</text:a><text:alphabetical-index-mark-start text:id="IMark71038728"/><text:a xlink:type="simple" xlink:href="#__RefHeading___Toc3436_1164564522" text:style-name="Index_20_Link" text:visited-style-name="Index_20_Link">load</text:a><text:alphabetical-index-mark-end text:id="IMark71038728"/><text:alphabetical-index-mark-end text:id="IMark143447384"/><text:a xlink:type="simple" xlink:href="#__RefHeading___Toc3436_1164564522" text:style-name="Index_20_Link" text:visited-style-name="Index_20_Link"> an </text:a><text:alphabetical-index-mark-start text:id="IMark71275096"/><text:a xlink:type="simple" xlink:href="#__RefHeading___Toc3436_1164564522" text:style-name="Index_20_Link" text:visited-style-name="Index_20_Link">AI</text:a><text:alphabetical-index-mark-end text:id="IMark71275096"/><text:a xlink:type="simple" xlink:href="#__RefHeading___Toc3436_1164564522" text:style-name="Index_20_Link" text:visited-style-name="Index_20_Link"> </text:a><text:alphabetical-index-mark-start text:id="IMark89417512"/><text:a xlink:type="simple" xlink:href="#__RefHeading___Toc3436_1164564522" text:style-name="Index_20_Link" text:visited-style-name="Index_20_Link">program</text:a><text:alphabetical-index-mark-end text:id="IMark89417512"/><text:a xlink:type="simple" xlink:href="#__RefHeading___Toc3436_1164564522" text:style-name="Index_20_Link" text:visited-style-name="Index_20_Link"> from </text:a><text:alphabetical-index-mark-start text:id="IMark70966952"/><text:a xlink:type="simple" xlink:href="#__RefHeading___Toc3436_1164564522" text:style-name="Index_20_Link" text:visited-style-name="Index_20_Link"><text:span text:style-name="T43">sde_rules</text:span></text:a><text:alphabetical-index-mark-end text:id="IMark70966952"/><text:a xlink:type="simple" xlink:href="#__RefHeading___Toc3436_1164564522" text:style-name="Index_20_Link" text:visited-style-name="Index_20_Link"> using [</text:a><text:alphabetical-index-mark-start text:id="IMark143412296"/><text:a xlink:type="simple" xlink:href="#__RefHeading___Toc3436_1164564522" text:style-name="Index_20_Link" text:visited-style-name="Index_20_Link">POF</text:a><text:alphabetical-index-mark-end text:id="IMark143412296"/><text:a xlink:type="simple" xlink:href="#__RefHeading___Toc3436_1164564522" text:style-name="Index_20_Link" text:visited-style-name="Index_20_Link">].<text:tab/>19</text:a></text:p>
          <text:p text:style-name="P89"><text:a xlink:type="simple" xlink:href="#__RefHeading___Toc3438_1164564522" text:style-name="Index_20_Link" text:visited-style-name="Index_20_Link">5.3.8. Alter a fact </text:a><text:alphabetical-index-mark-start text:id="IMark83177736"/><text:a xlink:type="simple" xlink:href="#__RefHeading___Toc3438_1164564522" text:style-name="Index_20_Link" text:visited-style-name="Index_20_Link">record</text:a><text:alphabetical-index-mark-end text:id="IMark83177736"/><text:a xlink:type="simple" xlink:href="#__RefHeading___Toc3438_1164564522" text:style-name="Index_20_Link" text:visited-style-name="Index_20_Link">’s </text:a><text:alphabetical-index-mark-start text:id="IMark70488072"/><text:a xlink:type="simple" xlink:href="#__RefHeading___Toc3438_1164564522" text:style-name="Index_20_Link" text:visited-style-name="Index_20_Link">Value</text:a><text:alphabetical-index-mark-end text:id="IMark70488072"/><text:a xlink:type="simple" xlink:href="#__RefHeading___Toc3438_1164564522" text:style-name="Index_20_Link" text:visited-style-name="Index_20_Link"> </text:a><text:alphabetical-index-mark-start text:id="IMark89488152"/><text:a xlink:type="simple" xlink:href="#__RefHeading___Toc3438_1164564522" text:style-name="Index_20_Link" text:visited-style-name="Index_20_Link">field</text:a><text:alphabetical-index-mark-end text:id="IMark89488152"/><text:a xlink:type="simple" xlink:href="#__RefHeading___Toc3438_1164564522" text:style-name="Index_20_Link" text:visited-style-name="Index_20_Link"> in </text:a><text:alphabetical-index-mark-start text:id="IMark89423896"/><text:a xlink:type="simple" xlink:href="#__RefHeading___Toc3438_1164564522" text:style-name="Index_20_Link" text:visited-style-name="Index_20_Link"><text:span text:style-name="T43">sde_facts</text:span></text:a><text:alphabetical-index-mark-end text:id="IMark89423896"/><text:a xlink:type="simple" xlink:href="#__RefHeading___Toc3438_1164564522" text:style-name="Index_20_Link" text:visited-style-name="Index_20_Link"><text:span text:style-name="T43">.</text:span></text:a><text:a xlink:type="simple" xlink:href="#__RefHeading___Toc3438_1164564522" text:style-name="Index_20_Link" text:visited-style-name="Index_20_Link"><text:tab/>19</text:a></text:p>
          <text:p text:style-name="P89"><text:a xlink:type="simple" xlink:href="#__RefHeading___Toc72872_673741182" text:style-name="Index_20_Link" text:visited-style-name="Index_20_Link">6. Sources<text:tab/>21</text:a></text:p>
          <text:p text:style-name="P89"><text:a xlink:type="simple" xlink:href="#__RefHeading___Toc7458_1514622164" text:style-name="Index_20_Link" text:visited-style-name="Index_20_Link">7. Alphabetical Index<text:tab/>22</text:a></text:p>
        </text:index-body>
      </text:table-of-content>
      <text:p text:style-name="P8"/>
      <text:p text:style-name="P8"/>
      <text:h text:style-name="P93" text:outline-level="1"><text:bookmark-start text:name="__RefHeading___Toc72862_673741182"/>1. Introduction<text:bookmark-end text:name="__RefHeading___Toc72862_673741182"/></text:h>
      <text:p text:style-name="P9"/>
      <text:p text:style-name="P35"><text:alphabetical-index-mark-start text:id="IMark142571240"/><text:alphabetical-index-mark-start text:id="IMark144109784"/><text:alphabetical-index-mark-start text:id="IMark71413272"/><text:alphabetical-index-mark-start text:id="IMark143412296"/><text:alphabetical-index-mark-start text:id="IMark89529048"/><text:alphabetical-index-mark-start text:id="IMark71192264"/>SQLC<text:alphabetical-index-mark-end text:id="IMark71192264"/><text:alphabetical-index-mark-end text:id="IMark89529048"/><text:alphabetical-index-mark-end text:id="IMark143412296"/><text:alphabetical-index-mark-end text:id="IMark71413272"/><text:alphabetical-index-mark-end text:id="IMark144109784"/><text:alphabetical-index-mark-end text:id="IMark142571240"/> is an <text:alphabetical-index-mark-start text:id="IMark143447384"/><text:alphabetical-index-mark-start text:id="IMark89715016"/><text:alphabetical-index-mark-start text:id="IMark88370168"/>MFD<text:alphabetical-index-mark-end text:id="IMark88370168"/><text:alphabetical-index-mark-end text:id="IMark89715016"/><text:alphabetical-index-mark-end text:id="IMark143447384"/> <text:alphabetical-index-mark-start text:id="IMark89700568"/><text:alphabetical-index-mark-start text:id="IMark143576280"/>module<text:alphabetical-index-mark-end text:id="IMark143576280"/><text:alphabetical-index-mark-end text:id="IMark89700568"/> made specifi<text:alphabetical-index-mark-start text:id="IMark70594024"/>call<text:alphabetical-index-mark-end text:id="IMark70594024"/>y to serve as an <text:alphabetical-index-mark-start text:id="IMark141833336"/><text:alphabetical-index-mark-start text:id="IMark140751928"/>interface<text:alphabetical-index-mark-end text:id="IMark140751928"/><text:alphabetical-index-mark-end text:id="IMark141833336"/> between the <text:alphabetical-index-mark-start text:id="IMark90666648"/><text:alphabetical-index-mark-start text:id="IMark71108328"/>OSFS<text:alphabetical-index-mark-end text:id="IMark71108328"/><text:alphabetical-index-mark-end text:id="IMark90666648"/> <text:alphabetical-index-mark-start text:id="IMark82345480"/>user<text:alphabetical-index-mark-end text:id="IMark82345480"/> and the <text:alphabetical-index-mark-start text:id="IMark83177736"/>onboard<text:alphabetical-index-mark-end text:id="IMark83177736"/> <text:alphabetical-index-mark-start text:id="IMark70534072"/><text:alphabetical-index-mark-start text:id="IMark86602328"/><text:alphabetical-index-mark-start text:id="IMark89423896"/>expert<text:alphabetical-index-mark-end text:id="IMark89423896"/><text:alphabetical-index-mark-end text:id="IMark86602328"/><text:alphabetical-index-mark-end text:id="IMark70534072"/> <text:alphabetical-index-mark-start text:id="IMark70966952"/><text:alphabetical-index-mark-start text:id="IMark70856568"/><text:alphabetical-index-mark-start text:id="IMark70981544"/>system<text:alphabetical-index-mark-end text:id="IMark70981544"/><text:alphabetical-index-mark-end text:id="IMark70856568"/><text:alphabetical-index-mark-end text:id="IMark70966952"/> and <text:alphabetical-index-mark-start text:id="IMark71459512"/><text:alphabetical-index-mark-start text:id="IMark89415576"/>artificial<text:alphabetical-index-mark-end text:id="IMark89415576"/><text:alphabetical-index-mark-end text:id="IMark71459512"/> <text:alphabetical-index-mark-start text:id="IMark71075960"/><text:alphabetical-index-mark-start text:id="IMark70751864"/>intelligence<text:alphabetical-index-mark-end text:id="IMark70751864"/><text:alphabetical-index-mark-end text:id="IMark71075960"/> <text:alphabetical-index-mark-start text:id="IMark87811992"/><text:alphabetical-index-mark-start text:id="IMark140337432"/>engine<text:alphabetical-index-mark-end text:id="IMark140337432"/><text:alphabetical-index-mark-end text:id="IMark87811992"/> of the <text:alphabetical-index-mark-start text:id="IMark144235336"/><text:alphabetical-index-mark-start text:id="IMark141895992"/><text:alphabetical-index-mark-start text:id="IMark140836584"/>DGIIIAI<text:alphabetical-index-mark-end text:id="IMark140836584"/><text:alphabetical-index-mark-end text:id="IMark141895992"/><text:alphabetical-index-mark-end text:id="IMark144235336"/> <text:alphabetical-index-mark-start text:id="IMark70862296"/><text:alphabetical-index-mark-start text:id="IMark89417512"/>ship<text:alphabetical-index-mark-end text:id="IMark89417512"/><text:alphabetical-index-mark-end text:id="IMark70862296"/>.</text:p>
      <text:p text:style-name="P35"/>
      <text:p text:style-name="P36">It us<text:alphabetical-index-mark-start text:id="IMark142792248"/>es<text:alphabetical-index-mark-end text:id="IMark142792248"/> a limited <text:alphabetical-index-mark-start text:id="IMark74276824"/><text:alphabetical-index-mark-start text:id="IMark70265704"/>number<text:alphabetical-index-mark-end text:id="IMark70265704"/><text:alphabetical-index-mark-end text:id="IMark74276824"/> of <text:alphabetical-index-mark-start text:id="IMark71190296"/><text:alphabetical-index-mark-start text:id="IMark90646040"/>button<text:alphabetical-index-mark-end text:id="IMark90646040"/><text:alphabetical-index-mark-end text:id="IMark71190296"/>s that allow to <text:alphabetical-index-mark-start text:id="IMark141907912"/><text:alphabetical-index-mark-start text:id="IMark142783752"/><text:alphabetical-index-mark-start text:id="IMark71315032"/>connect<text:alphabetical-index-mark-end text:id="IMark71315032"/><text:alphabetical-index-mark-end text:id="IMark142783752"/><text:alphabetical-index-mark-end text:id="IMark141907912"/> and <text:alphabetical-index-mark-start text:id="IMark82358232"/><text:alphabetical-index-mark-start text:id="IMark143883080"/><text:alphabetical-index-mark-start text:id="IMark82564264"/>dis<text:alphabetical-index-mark-start text:id="IMark70488072"/><text:alphabetical-index-mark-start text:id="IMark89712056"/><text:alphabetical-index-mark-start text:id="IMark71275096"/>connect<text:alphabetical-index-mark-end text:id="IMark71275096"/><text:alphabetical-index-mark-end text:id="IMark89712056"/><text:alphabetical-index-mark-end text:id="IMark70488072"/><text:alphabetical-index-mark-end text:id="IMark82564264"/><text:alphabetical-index-mark-end text:id="IMark143883080"/><text:alphabetical-index-mark-end text:id="IMark82358232"/> to a <text:alphabetical-index-mark-start text:id="IMark142871592"/><text:alphabetical-index-mark-start text:id="IMark71038728"/><text:alphabetical-index-mark-start text:id="IMark74050440"/><text:alphabetical-index-mark-start text:id="IMark46821672"/>data<text:alphabetical-index-mark-end text:id="IMark46821672"/><text:alphabetical-index-mark-end text:id="IMark74050440"/>base<text:alphabetical-index-mark-end text:id="IMark71038728"/><text:alphabetical-index-mark-end text:id="IMark142871592"/>, and operate with the <text:alphabetical-index-mark-start text:id="IMark71524696"/><text:alphabetical-index-mark-start text:id="IMark144286632"/><text:alphabetical-index-mark-start text:id="IMark89417512"/>expert<text:alphabetical-index-mark-end text:id="IMark89417512"/><text:alphabetical-index-mark-end text:id="IMark144286632"/><text:alphabetical-index-mark-end text:id="IMark71524696"/> <text:alphabetical-index-mark-start text:id="IMark70862296"/><text:alphabetical-index-mark-start text:id="IMark144235336"/><text:alphabetical-index-mark-start text:id="IMark141895992"/>system<text:alphabetical-index-mark-end text:id="IMark141895992"/><text:alphabetical-index-mark-end text:id="IMark144235336"/><text:alphabetical-index-mark-end text:id="IMark70862296"/> <text:alphabetical-index-mark-start text:id="IMark140836584"/><text:alphabetical-index-mark-start text:id="IMark87811992"/>embedded<text:alphabetical-index-mark-end text:id="IMark87811992"/><text:alphabetical-index-mark-end text:id="IMark140836584"/> into the <text:alphabetical-index-mark-start text:id="IMark140337432"/><text:alphabetical-index-mark-start text:id="IMark71075960"/>code<text:alphabetical-index-mark-end text:id="IMark71075960"/><text:alphabetical-index-mark-end text:id="IMark140337432"/> of <text:alphabetical-index-mark-start text:id="IMark70751864"/><text:alphabetical-index-mark-start text:id="IMark71459512"/><text:alphabetical-index-mark-start text:id="IMark89415576"/>DGIIIAI<text:alphabetical-index-mark-end text:id="IMark89415576"/><text:alphabetical-index-mark-end text:id="IMark71459512"/><text:alphabetical-index-mark-end text:id="IMark70751864"/>.</text:p>
      <text:p text:style-name="P36"/>
      <text:p text:style-name="P36">This <text:alphabetical-index-mark-start text:id="IMark70534072"/><text:alphabetical-index-mark-start text:id="IMark86602328"/><text:alphabetical-index-mark-start text:id="IMark89423896"/>expert<text:alphabetical-index-mark-end text:id="IMark89423896"/><text:alphabetical-index-mark-end text:id="IMark86602328"/><text:alphabetical-index-mark-end text:id="IMark70534072"/> <text:alphabetical-index-mark-start text:id="IMark83177736"/><text:alphabetical-index-mark-start text:id="IMark82345480"/><text:alphabetical-index-mark-start text:id="IMark90666648"/>system<text:alphabetical-index-mark-end text:id="IMark90666648"/><text:alphabetical-index-mark-end text:id="IMark82345480"/><text:alphabetical-index-mark-end text:id="IMark83177736"/> operat<text:alphabetical-index-mark-start text:id="IMark71108328"/>es<text:alphabetical-index-mark-end text:id="IMark71108328"/> <text:alphabetical-index-mark-start text:id="IMark141833336"/>es<text:alphabetical-index-mark-end text:id="IMark141833336"/>sentially based on facts characterized by a fact name <text:span text:style-name="T42">o</text:span>r <text:alphabetical-index-mark-start text:id="IMark140751928"/><text:alphabetical-index-mark-start text:id="IMark70594024"/><text:alphabetical-index-mark-start text:id="IMark89700568"/><text:span text:style-name="T43">Item</text:span><text:alphabetical-index-mark-end text:id="IMark89700568"/><text:alphabetical-index-mark-end text:id="IMark70594024"/><text:alphabetical-index-mark-end text:id="IMark140751928"/> <text:alphabetical-index-mark-start text:id="IMark143576280"/><text:alphabetical-index-mark-start text:id="IMark143447384"/>field<text:alphabetical-index-mark-end text:id="IMark143447384"/><text:alphabetical-index-mark-end text:id="IMark143576280"/>, and a <text:alphabetical-index-mark-start text:id="IMark89715016"/><text:alphabetical-index-mark-start text:id="IMark88370168"/><text:alphabetical-index-mark-start text:id="IMark142571240"/><text:span text:style-name="T43">Value</text:span><text:alphabetical-index-mark-end text:id="IMark142571240"/><text:alphabetical-index-mark-end text:id="IMark88370168"/><text:alphabetical-index-mark-end text:id="IMark89715016"/>. Each fact is contained in a <text:alphabetical-index-mark-start text:id="IMark144109784"/><text:alphabetical-index-mark-start text:id="IMark71413272"/>record<text:alphabetical-index-mark-end text:id="IMark71413272"/><text:alphabetical-index-mark-end text:id="IMark144109784"/> of a <text:alphabetical-index-mark-start text:id="IMark143412296"/><text:alphabetical-index-mark-start text:id="IMark89529048"/><text:alphabetical-index-mark-start text:id="IMark71192264"/><text:alphabetical-index-mark-start text:id="IMark89488152"/>data<text:alphabetical-index-mark-end text:id="IMark89488152"/><text:alphabetical-index-mark-end text:id="IMark71192264"/>base<text:alphabetical-index-mark-end text:id="IMark89529048"/><text:alphabetical-index-mark-end text:id="IMark143412296"/> <text:alphabetical-index-mark-start text:id="IMark71405576"/><text:alphabetical-index-mark-start text:id="IMark89707976"/>table<text:alphabetical-index-mark-end text:id="IMark89707976"/><text:alphabetical-index-mark-end text:id="IMark71405576"/> <text:alphabetical-index-mark-start text:id="IMark70373592"/>call<text:alphabetical-index-mark-end text:id="IMark70373592"/>ed <text:alphabetical-index-mark-start text:id="IMark143911192"/><text:alphabetical-index-mark-start text:id="IMark89698776"/><text:span text:style-name="T43">sde_facts</text:span><text:alphabetical-index-mark-end text:id="IMark89698776"/><text:alphabetical-index-mark-end text:id="IMark143911192"/>.</text:p>
      <text:p text:style-name="P36"/>
      <text:p text:style-name="P36"><text:alphabetical-index-mark-start text:id="IMark87811992"/><text:alphabetical-index-mark-start text:id="IMark70862296"/>Operation<text:alphabetical-index-mark-end text:id="IMark70862296"/><text:alphabetical-index-mark-end text:id="IMark87811992"/>s take place of the <text:alphabetical-index-mark-start text:id="IMark144235336"/><text:alphabetical-index-mark-start text:id="IMark141895992"/><text:alphabetical-index-mark-start text:id="IMark71524696"/><text:span text:style-name="T43">Value</text:span><text:alphabetical-index-mark-end text:id="IMark71524696"/><text:alphabetical-index-mark-end text:id="IMark141895992"/><text:alphabetical-index-mark-end text:id="IMark144235336"/> <text:alphabetical-index-mark-start text:id="IMark144286632"/><text:alphabetical-index-mark-start text:id="IMark89417512"/>field<text:alphabetical-index-mark-end text:id="IMark89417512"/><text:alphabetical-index-mark-end text:id="IMark144286632"/> of each <text:alphabetical-index-mark-start text:id="IMark142871592"/><text:alphabetical-index-mark-start text:id="IMark71038728"/>record<text:alphabetical-index-mark-end text:id="IMark71038728"/><text:alphabetical-index-mark-end text:id="IMark142871592"/> based on <text:alphabetical-index-mark-start text:id="IMark74050440"/><text:alphabetical-index-mark-start text:id="IMark46821672"/>data<text:alphabetical-index-mark-end text:id="IMark46821672"/><text:alphabetical-index-mark-end text:id="IMark74050440"/> that the <text:alphabetical-index-mark-start text:id="IMark82358232"/><text:alphabetical-index-mark-start text:id="IMark143883080"/><text:alphabetical-index-mark-start text:id="IMark82564264"/>Orb<text:span text:style-name="T40">i</text:span>ter<text:alphabetical-index-mark-end text:id="IMark82564264"/><text:alphabetical-index-mark-end text:id="IMark143883080"/><text:alphabetical-index-mark-end text:id="IMark82358232"/> API <text:alphabetical-index-mark-start text:id="IMark70488072"/><text:alphabetical-index-mark-start text:id="IMark89712056"/><text:alphabetical-index-mark-start text:id="IMark71275096"/>send<text:alphabetical-index-mark-end text:id="IMark71275096"/><text:alphabetical-index-mark-end text:id="IMark89712056"/><text:alphabetical-index-mark-end text:id="IMark70488072"/>s to the <text:alphabetical-index-mark-start text:id="IMark141907912"/><text:alphabetical-index-mark-start text:id="IMark142783752"/><text:alphabetical-index-mark-start text:id="IMark71315032"/>system<text:alphabetical-index-mark-end text:id="IMark71315032"/><text:alphabetical-index-mark-end text:id="IMark142783752"/><text:alphabetical-index-mark-end text:id="IMark141907912"/>, <text:alphabetical-index-mark-start text:id="IMark71190296"/><text:alphabetical-index-mark-start text:id="IMark90646040"/><text:alphabetical-index-mark-start text:id="IMark74276824"/>MFD<text:alphabetical-index-mark-end text:id="IMark74276824"/><text:alphabetical-index-mark-end text:id="IMark90646040"/><text:alphabetical-index-mark-end text:id="IMark71190296"/> or <text:alphabetical-index-mark-start text:id="IMark70265704"/><text:alphabetical-index-mark-start text:id="IMark142792248"/>module<text:alphabetical-index-mark-end text:id="IMark142792248"/><text:alphabetical-index-mark-end text:id="IMark70265704"/> <text:alphabetical-index-mark-start text:id="IMark70966952"/><text:alphabetical-index-mark-start text:id="IMark70981544"/><text:alphabetical-index-mark-start text:id="IMark70856568"/>input<text:alphabetical-index-mark-end text:id="IMark70856568"/><text:alphabetical-index-mark-end text:id="IMark70981544"/><text:alphabetical-index-mark-end text:id="IMark70966952"/>, and the set of rul<text:alphabetical-index-mark-start text:id="IMark141833336"/>es<text:alphabetical-index-mark-end text:id="IMark141833336"/> that the <text:alphabetical-index-mark-start text:id="IMark71108328"/><text:alphabetical-index-mark-start text:id="IMark83177736"/><text:alphabetical-index-mark-start text:id="IMark82345480"/>expert<text:alphabetical-index-mark-end text:id="IMark82345480"/><text:alphabetical-index-mark-end text:id="IMark83177736"/><text:alphabetical-index-mark-end text:id="IMark71108328"/> <text:alphabetical-index-mark-start text:id="IMark90666648"/><text:alphabetical-index-mark-start text:id="IMark70534072"/><text:alphabetical-index-mark-start text:id="IMark86602328"/>system<text:alphabetical-index-mark-end text:id="IMark86602328"/><text:alphabetical-index-mark-end text:id="IMark70534072"/><text:alphabetical-index-mark-end text:id="IMark90666648"/> has. Those rul<text:alphabetical-index-mark-start text:id="IMark89423896"/>es<text:alphabetical-index-mark-end text:id="IMark89423896"/> are contained per <text:alphabetical-index-mark-start text:id="IMark71459512"/><text:alphabetical-index-mark-start text:id="IMark143576280"/>operation<text:alphabetical-index-mark-end text:id="IMark143576280"/><text:alphabetical-index-mark-end text:id="IMark71459512"/> in a <text:alphabetical-index-mark-start text:id="IMark143447384"/><text:alphabetical-index-mark-start text:id="IMark140751928"/>table<text:alphabetical-index-mark-end text:id="IMark140751928"/><text:alphabetical-index-mark-end text:id="IMark143447384"/> <text:alphabetical-index-mark-start text:id="IMark70594024"/>call<text:alphabetical-index-mark-end text:id="IMark70594024"/>ed <text:alphabetical-index-mark-start text:id="IMark89700568"/><text:alphabetical-index-mark-start text:id="IMark70751864"/><text:span text:style-name="T43">sde_rul</text:span><text:alphabetical-index-mark-start text:id="IMark70373592"/><text:span text:style-name="T43">es</text:span><text:alphabetical-index-mark-end text:id="IMark70373592"/><text:alphabetical-index-mark-end text:id="IMark70751864"/><text:alphabetical-index-mark-end text:id="IMark89700568"/>.</text:p>
      <text:p text:style-name="P36"/>
      <text:p text:style-name="P37">The <text:alphabetical-index-mark-start text:id="IMark144109784"/><text:alphabetical-index-mark-start text:id="IMark71413272"/>artificial<text:alphabetical-index-mark-end text:id="IMark71413272"/><text:alphabetical-index-mark-end text:id="IMark144109784"/> <text:alphabetical-index-mark-start text:id="IMark89715016"/><text:alphabetical-index-mark-start text:id="IMark88370168"/>intelligence<text:alphabetical-index-mark-end text:id="IMark88370168"/><text:alphabetical-index-mark-end text:id="IMark89715016"/> <text:alphabetical-index-mark-start text:id="IMark142571240"/><text:alphabetical-index-mark-start text:id="IMark89415576"/>engine<text:alphabetical-index-mark-end text:id="IMark89415576"/><text:alphabetical-index-mark-end text:id="IMark142571240"/> or <text:alphabetical-index-mark-start text:id="IMark89698776"/><text:alphabetical-index-mark-start text:id="IMark143911192"/><text:alphabetical-index-mark-start text:id="IMark140337432"/>AIE<text:alphabetical-index-mark-end text:id="IMark140337432"/><text:alphabetical-index-mark-end text:id="IMark143911192"/><text:alphabetical-index-mark-end text:id="IMark89698776"/> cycli<text:alphabetical-index-mark-start text:id="IMark140836584"/>call<text:alphabetical-index-mark-end text:id="IMark140836584"/>y reads the <text:alphabetical-index-mark-start text:id="IMark71075960"/><text:alphabetical-index-mark-start text:id="IMark87811992"/>contents<text:alphabetical-index-mark-end text:id="IMark87811992"/><text:alphabetical-index-mark-end text:id="IMark71075960"/> of each <text:alphabetical-index-mark-start text:id="IMark70862296"/><text:alphabetical-index-mark-start text:id="IMark71405576"/>table<text:alphabetical-index-mark-end text:id="IMark71405576"/><text:alphabetical-index-mark-end text:id="IMark70862296"/> of the <text:alphabetical-index-mark-start text:id="IMark74050440"/><text:alphabetical-index-mark-start text:id="IMark46821672"/>knowledge<text:alphabetical-index-mark-end text:id="IMark46821672"/><text:alphabetical-index-mark-end text:id="IMark74050440"/> base (a name given to a <text:alphabetical-index-mark-start text:id="IMark142871592"/><text:alphabetical-index-mark-start text:id="IMark71038728"/><text:alphabetical-index-mark-start text:id="IMark144286632"/><text:alphabetical-index-mark-start text:id="IMark89417512"/>data<text:alphabetical-index-mark-end text:id="IMark89417512"/><text:alphabetical-index-mark-end text:id="IMark144286632"/>base<text:alphabetical-index-mark-end text:id="IMark71038728"/><text:alphabetical-index-mark-end text:id="IMark142871592"/> that contains <text:alphabetical-index-mark-start text:id="IMark144235336"/><text:alphabetical-index-mark-start text:id="IMark141895992"/><text:alphabetical-index-mark-start text:id="IMark71524696"/>expert<text:alphabetical-index-mark-end text:id="IMark71524696"/><text:alphabetical-index-mark-end text:id="IMark141895992"/><text:alphabetical-index-mark-end text:id="IMark144235336"/> <text:alphabetical-index-mark-start text:id="IMark89707976"/><text:alphabetical-index-mark-start text:id="IMark70594024"/>knowledge<text:alphabetical-index-mark-end text:id="IMark70594024"/><text:alphabetical-index-mark-end text:id="IMark89707976"/> of some type, in this case, how to fly a <text:alphabetical-index-mark-start text:id="IMark143447384"/><text:alphabetical-index-mark-start text:id="IMark140751928"/><text:alphabetical-index-mark-start text:id="IMark71459512"/>spac<text:alphabetical-index-mark-start text:id="IMark143576280"/>e<text:alphabetical-index-mark-end text:id="IMark71459512"/><text:alphabetical-index-mark-end text:id="IMark140751928"/><text:alphabetical-index-mark-end text:id="IMark143447384"/><text:alphabetical-index-mark-start text:id="IMark89423896"/><text:alphabetical-index-mark-start text:id="IMark90666648"/>s<text:alphabetical-index-mark-end text:id="IMark143576280"/>hip<text:alphabetical-index-mark-end text:id="IMark90666648"/><text:alphabetical-index-mark-end text:id="IMark89423896"/>), the <text:alphabetical-index-mark-start text:id="IMark70534072"/>external<text:alphabetical-index-mark-end text:id="IMark70534072"/> <text:alphabetical-index-mark-start text:id="IMark86602328"/><text:alphabetical-index-mark-start text:id="IMark71108328"/>modul<text:alphabetical-index-mark-start text:id="IMark83177736"/>e<text:alphabetical-index-mark-end text:id="IMark71108328"/><text:alphabetical-index-mark-end text:id="IMark86602328"/>s<text:alphabetical-index-mark-end text:id="IMark83177736"/> such as this <text:alphabetical-index-mark-start text:id="IMark82345480"/><text:alphabetical-index-mark-start text:id="IMark141833336"/><text:alphabetical-index-mark-start text:id="IMark70966952"/>MFD<text:alphabetical-index-mark-end text:id="IMark70966952"/><text:alphabetical-index-mark-end text:id="IMark141833336"/><text:alphabetical-index-mark-end text:id="IMark82345480"/>, and appli<text:alphabetical-index-mark-start text:id="IMark70981544"/>es<text:alphabetical-index-mark-end text:id="IMark70981544"/> the appropriate rul<text:alphabetical-index-mark-start text:id="IMark70856568"/>es<text:alphabetical-index-mark-end text:id="IMark70856568"/>, according to the <text:alphabetical-index-mark-start text:id="IMark70265704"/><text:alphabetical-index-mark-start text:id="IMark142792248"/>data<text:alphabetical-index-mark-end text:id="IMark142792248"/><text:alphabetical-index-mark-end text:id="IMark70265704"/> it has at a given moment.</text:p>
      <text:p text:style-name="P37"/>
      <text:p text:style-name="P37">Then, once the rul<text:alphabetical-index-mark-start text:id="IMark141907912"/>es<text:alphabetical-index-mark-end text:id="IMark141907912"/> are applied and the <text:alphabetical-index-mark-start text:id="IMark142783752"/><text:alphabetical-index-mark-start text:id="IMark71315032"/>contents<text:alphabetical-index-mark-end text:id="IMark71315032"/><text:alphabetical-index-mark-end text:id="IMark142783752"/> of the <text:alphabetical-index-mark-start text:id="IMark70488072"/><text:alphabetical-index-mark-start text:id="IMark89712056"/><text:alphabetical-index-mark-start text:id="IMark71275096"/>Value<text:alphabetical-index-mark-end text:id="IMark71275096"/><text:alphabetical-index-mark-end text:id="IMark89712056"/><text:alphabetical-index-mark-end text:id="IMark70488072"/> <text:alphabetical-index-mark-start text:id="IMark82358232"/><text:alphabetical-index-mark-start text:id="IMark143883080"/>field<text:alphabetical-index-mark-end text:id="IMark143883080"/><text:alphabetical-index-mark-end text:id="IMark82358232"/> of each fact <text:alphabetical-index-mark-start text:id="IMark82564264"/><text:alphabetical-index-mark-start text:id="IMark143412296"/>record<text:alphabetical-index-mark-end text:id="IMark143412296"/><text:alphabetical-index-mark-end text:id="IMark82564264"/> have been transacted, those <text:alphabetical-index-mark-start text:id="IMark70751864"/><text:alphabetical-index-mark-start text:id="IMark89700568"/><text:alphabetical-index-mark-start text:id="IMark70373592"/>valu<text:alphabetical-index-mark-start text:id="IMark89529048"/>e<text:alphabetical-index-mark-end text:id="IMark70373592"/><text:alphabetical-index-mark-end text:id="IMark89700568"/><text:alphabetical-index-mark-end text:id="IMark70751864"/>s<text:alphabetical-index-mark-end text:id="IMark89529048"/> are returned to the <text:alphabetical-index-mark-start text:id="IMark89488152"/>OAPI<text:alphabetical-index-mark-end text:id="IMark89488152"/> and the <text:alphabetical-index-mark-start text:id="IMark71192264"/><text:alphabetical-index-mark-start text:id="IMark82608968"/>ship<text:alphabetical-index-mark-end text:id="IMark82608968"/><text:alphabetical-index-mark-end text:id="IMark71192264"/> do<text:alphabetical-index-mark-start text:id="IMark142792248"/>es<text:alphabetical-index-mark-end text:id="IMark142792248"/> <text:span text:style-name="T69">w</text:span>hat is being told to do like increase <text:alphabetical-index-mark-start text:id="IMark70265704"/>thrust<text:alphabetical-index-mark-end text:id="IMark70265704"/>, or <text:alphabetical-index-mark-start text:id="IMark70856568"/>angle<text:alphabetical-index-mark-end text:id="IMark70856568"/> off attack, change its <text:alphabetical-index-mark-start text:id="IMark70981544"/>heading<text:alphabetical-index-mark-end text:id="IMark70981544"/>, etc.</text:p>
      <text:p text:style-name="P37"/>
      <text:p text:style-name="P37"><text:span text:style-name="T42">This, in </text:span><text:alphabetical-index-mark-start text:id="IMark86602328"/><text:span text:style-name="T42">es</text:span><text:alphabetical-index-mark-end text:id="IMark86602328"/><text:span text:style-name="T42">sence, is the context in which </text:span><text:alphabetical-index-mark-start text:id="IMark71108328"/><text:alphabetical-index-mark-start text:id="IMark70534072"/><text:alphabetical-index-mark-start text:id="IMark89423896"/><text:alphabetical-index-mark-start text:id="IMark90666648"/><text:alphabetical-index-mark-start text:id="IMark143576280"/><text:alphabetical-index-mark-start text:id="IMark143447384"/><text:span text:style-name="T42">SQLC</text:span><text:alphabetical-index-mark-end text:id="IMark143447384"/><text:alphabetical-index-mark-end text:id="IMark143576280"/><text:alphabetical-index-mark-end text:id="IMark90666648"/><text:alphabetical-index-mark-end text:id="IMark89423896"/><text:alphabetical-index-mark-end text:id="IMark70534072"/><text:alphabetical-index-mark-end text:id="IMark71108328"/><text:span text:style-name="T42"> operat</text:span><text:alphabetical-index-mark-start text:id="IMark140751928"/><text:span text:style-name="T42">es</text:span><text:alphabetical-index-mark-end text:id="IMark140751928"/><text:span text:style-name="T42">. </text:span>For more <text:alphabetical-index-mark-start text:id="IMark71459512"/>information<text:alphabetical-index-mark-end text:id="IMark71459512"/> on how the <text:alphabetical-index-mark-start text:id="IMark89707976"/><text:alphabetical-index-mark-start text:id="IMark70594024"/><text:alphabetical-index-mark-start text:id="IMark144235336"/>AIE<text:alphabetical-index-mark-end text:id="IMark144235336"/><text:alphabetical-index-mark-end text:id="IMark70594024"/><text:alphabetical-index-mark-end text:id="IMark89707976"/> operat<text:alphabetical-index-mark-start text:id="IMark141895992"/>es<text:alphabetical-index-mark-end text:id="IMark141895992"/> and the characteristics of the <text:alphabetical-index-mark-start text:id="IMark71524696"/><text:alphabetical-index-mark-start text:id="IMark142871592"/><text:alphabetical-index-mark-start text:id="IMark71038728"/><text:alphabetical-index-mark-start text:id="IMark144286632"/><text:alphabetical-index-mark-start text:id="IMark89417512"/><text:alphabetical-index-mark-start text:id="IMark74050440"/>KB<text:alphabetical-index-mark-end text:id="IMark74050440"/><text:alphabetical-index-mark-end text:id="IMark89417512"/><text:alphabetical-index-mark-end text:id="IMark144286632"/><text:alphabetical-index-mark-end text:id="IMark71038728"/><text:alphabetical-index-mark-end text:id="IMark142871592"/><text:alphabetical-index-mark-end text:id="IMark71524696"/> of <text:alphabetical-index-mark-start text:id="IMark46821672"/><text:alphabetical-index-mark-start text:id="IMark70862296"/><text:alphabetical-index-mark-start text:id="IMark71405576"/>DGIIIAI<text:alphabetical-index-mark-end text:id="IMark71405576"/><text:alphabetical-index-mark-end text:id="IMark70862296"/><text:alphabetical-index-mark-end text:id="IMark46821672"/>, please <text:span text:style-name="T42">read </text:span><text:span text:style-name="T16">[4.]</text:span><text:span text:style-name="T42"> and </text:span><text:span text:style-name="T16">[5.]</text:span><text:span text:style-name="T42"> in this </text:span><text:alphabetical-index-mark-start text:id="IMark71075960"/><text:alphabetical-index-mark-start text:id="IMark87811992"/><text:span text:style-name="T42">document</text:span><text:alphabetical-index-mark-end text:id="IMark87811992"/><text:alphabetical-index-mark-end text:id="IMark71075960"/><text:span text:style-name="T42"> and </text:span>review the <text:alphabetical-index-mark-start text:id="IMark140836584"/><text:alphabetical-index-mark-start text:id="IMark89698776"/><text:alphabetical-index-mark-start text:id="IMark143911192"/>DGIIIAI<text:alphabetical-index-mark-end text:id="IMark143911192"/><text:alphabetical-index-mark-end text:id="IMark89698776"/><text:alphabetical-index-mark-end text:id="IMark140836584"/>.pdf <text:alphabetical-index-mark-start text:id="IMark140337432"/><text:alphabetical-index-mark-start text:id="IMark142571240"/>document<text:alphabetical-index-mark-end text:id="IMark142571240"/><text:alphabetical-index-mark-end text:id="IMark140337432"/> that accompani<text:alphabetical-index-mark-start text:id="IMark89415576"/>es<text:alphabetical-index-mark-end text:id="IMark89415576"/> the <text:alphabetical-index-mark-start text:id="IMark89715016"/><text:alphabetical-index-mark-start text:id="IMark88370168"/><text:alphabetical-index-mark-start text:id="IMark144109784"/><text:alphabetical-index-mark-start text:id="IMark71413272"/>install<text:alphabetical-index-mark-end text:id="IMark71413272"/><text:alphabetical-index-mark-end text:id="IMark144109784"/>ation<text:alphabetical-index-mark-end text:id="IMark88370168"/><text:alphabetical-index-mark-end text:id="IMark89715016"/> <text:alphabetical-index-mark-start text:id="IMark71190296"/><text:alphabetical-index-mark-start text:id="IMark74276824"/>fil<text:alphabetical-index-mark-start text:id="IMark90646040"/>e<text:alphabetical-index-mark-end text:id="IMark74276824"/><text:alphabetical-index-mark-end text:id="IMark71190296"/>s<text:alphabetical-index-mark-end text:id="IMark90646040"/> for the <text:alphabetical-index-mark-start text:id="IMark141909832"/><text:alphabetical-index-mark-start text:id="IMark71059096"/><text:alphabetical-index-mark-start text:id="IMark139826200"/>DGIIIAI<text:alphabetical-index-mark-end text:id="IMark139826200"/><text:alphabetical-index-mark-end text:id="IMark71059096"/><text:alphabetical-index-mark-end text:id="IMark141909832"/> <text:alphabetical-index-mark-start text:id="IMark141340152"/><text:alphabetical-index-mark-start text:id="IMark142792248"/>project<text:alphabetical-index-mark-end text:id="IMark142792248"/><text:alphabetical-index-mark-end text:id="IMark141340152"/>.</text:p>
      <text:p text:style-name="P9"/>
      <text:p text:style-name="P9"/>
      <text:p text:style-name="P9"/>
      <text:h text:style-name="P93" text:outline-level="1"><text:bookmark-start text:name="__RefHeading___Toc72864_673741182"/>2. Conventions, caveats and base <text:alphabetical-index-mark-start text:id="IMark143883080"/><text:alphabetical-index-mark-start text:id="IMark89712056"/>condition<text:alphabetical-index-mark-end text:id="IMark89712056"/><text:alphabetical-index-mark-end text:id="IMark143883080"/>s of <text:alphabetical-index-mark-start text:id="IMark71275096"/><text:alphabetical-index-mark-start text:id="IMark142783752"/>develop<text:alphabetical-index-mark-end text:id="IMark142783752"/><text:alphabetical-index-mark-end text:id="IMark71275096"/>ment<text:bookmark-end text:name="__RefHeading___Toc72864_673741182"/></text:h>
      <text:p text:style-name="P9"/>
      <text:p text:style-name="P29">For the <text:alphabetical-index-mark-start text:id="IMark82345480"/><text:alphabetical-index-mark-start text:id="IMark140721240"/><text:alphabetical-index-mark-start text:id="IMark70856568"/><text:alphabetical-index-mark-start text:id="IMark70981544"/><text:alphabetical-index-mark-start text:id="IMark70265704"/><text:alphabetical-index-mark-start text:id="IMark141833336"/>SQLC<text:alphabetical-index-mark-end text:id="IMark141833336"/><text:alphabetical-index-mark-end text:id="IMark70265704"/><text:alphabetical-index-mark-end text:id="IMark70981544"/><text:alphabetical-index-mark-end text:id="IMark70856568"/><text:alphabetical-index-mark-end text:id="IMark140721240"/><text:alphabetical-index-mark-end text:id="IMark82345480"/> <text:alphabetical-index-mark-start text:id="IMark83177736"/><text:alphabetical-index-mark-start text:id="IMark70966952"/>project<text:alphabetical-index-mark-end text:id="IMark70966952"/><text:alphabetical-index-mark-end text:id="IMark83177736"/>, all considerations regarding th<text:alphabetical-index-mark-start text:id="IMark140595832"/>es<text:alphabetical-index-mark-end text:id="IMark140595832"/>e points are the same that are applicable for the <text:alphabetical-index-mark-start text:id="IMark71192264"/><text:alphabetical-index-mark-start text:id="IMark86602328"/><text:alphabetical-index-mark-start text:id="IMark82608968"/>DGIIIAI<text:alphabetical-index-mark-end text:id="IMark82608968"/><text:alphabetical-index-mark-end text:id="IMark86602328"/><text:alphabetical-index-mark-end text:id="IMark71192264"/> <text:alphabetical-index-mark-start text:id="IMark71108328"/><text:alphabetical-index-mark-start text:id="IMark70534072"/>project<text:alphabetical-index-mark-end text:id="IMark70534072"/><text:alphabetical-index-mark-end text:id="IMark71108328"/>. </text:p>
      <text:p text:style-name="P29"/>
      <text:p text:style-name="P38">Terms and <text:alphabetical-index-mark-start text:id="IMark143447384"/><text:alphabetical-index-mark-start text:id="IMark140751928"/>abbreviation<text:alphabetical-index-mark-end text:id="IMark140751928"/><text:alphabetical-index-mark-end text:id="IMark143447384"/>s used in this <text:alphabetical-index-mark-start text:id="IMark46821672"/><text:alphabetical-index-mark-start text:id="IMark70862296"/>document<text:alphabetical-index-mark-end text:id="IMark70862296"/><text:alphabetical-index-mark-end text:id="IMark46821672"/> are also defined in <text:alphabetical-index-mark-start text:id="IMark71405576"/><text:alphabetical-index-mark-start text:id="IMark71524696"/>section<text:alphabetical-index-mark-end text:id="IMark71524696"/><text:alphabetical-index-mark-end text:id="IMark71405576"/> [2.] of <text:alphabetical-index-mark-start text:id="IMark142871592"/><text:alphabetical-index-mark-start text:id="IMark71038728"/><text:alphabetical-index-mark-start text:id="IMark144286632"/>DGIIIAI<text:alphabetical-index-mark-end text:id="IMark144286632"/><text:alphabetical-index-mark-end text:id="IMark71038728"/><text:alphabetical-index-mark-end text:id="IMark142871592"/>.pdf. This <text:alphabetical-index-mark-start text:id="IMark89417512"/><text:alphabetical-index-mark-start text:id="IMark74050440"/>document<text:alphabetical-index-mark-end text:id="IMark74050440"/><text:alphabetical-index-mark-end text:id="IMark89417512"/> is available amongst the <text:alphabetical-index-mark-start text:id="IMark141895992"/><text:alphabetical-index-mark-start text:id="IMark89707976"/><text:alphabetical-index-mark-start text:id="IMark70594024"/><text:alphabetical-index-mark-start text:id="IMark144235336"/>install<text:alphabetical-index-mark-end text:id="IMark144235336"/><text:alphabetical-index-mark-end text:id="IMark70594024"/>ation<text:alphabetical-index-mark-end text:id="IMark89707976"/><text:alphabetical-index-mark-end text:id="IMark141895992"/> <text:alphabetical-index-mark-start text:id="IMark71459512"/><text:alphabetical-index-mark-start text:id="IMark89488152"/>fil<text:alphabetical-index-mark-start text:id="IMark89529048"/>e<text:alphabetical-index-mark-end text:id="IMark89488152"/><text:alphabetical-index-mark-end text:id="IMark71459512"/>s<text:alphabetical-index-mark-end text:id="IMark89529048"/> for <text:alphabetical-index-mark-start text:id="IMark71075960"/><text:alphabetical-index-mark-start text:id="IMark87811992"/>project<text:alphabetical-index-mark-end text:id="IMark87811992"/><text:alphabetical-index-mark-end text:id="IMark71075960"/> <text:alphabetical-index-mark-start text:id="IMark142792248"/><text:alphabetical-index-mark-start text:id="IMark141340152"/><text:alphabetical-index-mark-start text:id="IMark141909832"/>DGIIIAI<text:alphabetical-index-mark-end text:id="IMark141909832"/><text:alphabetical-index-mark-end text:id="IMark141340152"/><text:alphabetical-index-mark-end text:id="IMark142792248"/>.</text:p>
      <text:p text:style-name="P9"/>
      <text:p text:style-name="P9"/>
      <text:p text:style-name="P9"/>
      <text:h text:style-name="P93" text:outline-level="1"><text:bookmark-start text:name="__RefHeading___Toc72866_673741182"/>3. <text:alphabetical-index-mark-start text:id="IMark144109784"/><text:alphabetical-index-mark-start text:id="IMark89415576"/>Develop<text:alphabetical-index-mark-end text:id="IMark89415576"/><text:alphabetical-index-mark-end text:id="IMark144109784"/>ment<text:bookmark-end text:name="__RefHeading___Toc72866_673741182"/></text:h>
      <text:p text:style-name="P9"/>
      <text:p text:style-name="P30"><text:alphabetical-index-mark-start text:id="IMark140836584"/><text:alphabetical-index-mark-start text:id="IMark89698776"/><text:alphabetical-index-mark-start text:id="IMark143911192"/><text:alphabetical-index-mark-start text:id="IMark89700568"/><text:alphabetical-index-mark-start text:id="IMark70751864"/><text:alphabetical-index-mark-start text:id="IMark82564264"/><text:span text:style-name="T41">SQLC</text:span><text:alphabetical-index-mark-end text:id="IMark82564264"/><text:alphabetical-index-mark-end text:id="IMark70751864"/><text:alphabetical-index-mark-end text:id="IMark89700568"/><text:alphabetical-index-mark-end text:id="IMark143911192"/><text:alphabetical-index-mark-end text:id="IMark89698776"/><text:alphabetical-index-mark-end text:id="IMark140836584"/><text:span text:style-name="T41"> provid</text:span><text:alphabetical-index-mark-start text:id="IMark70373592"/><text:span text:style-name="T41">es</text:span><text:alphabetical-index-mark-end text:id="IMark70373592"/><text:span text:style-name="T41"> a basic </text:span><text:alphabetical-index-mark-start text:id="IMark89611368"/><text:alphabetical-index-mark-start text:id="IMark143723688"/><text:span text:style-name="T41">interface</text:span><text:alphabetical-index-mark-end text:id="IMark143723688"/><text:alphabetical-index-mark-end text:id="IMark89611368"/><text:span text:style-name="T41"> to </text:span><text:alphabetical-index-mark-start text:id="IMark82358232"/><text:span text:style-name="T41">DGIIIAI</text:span><text:alphabetical-index-mark-end text:id="IMark82358232"/><text:span text:style-name="T41">’s </text:span><text:alphabetical-index-mark-start text:id="IMark143412296"/><text:alphabetical-index-mark-start text:id="IMark89443064"/><text:alphabetical-index-mark-start text:id="IMark142783752"/><text:span text:style-name="T41">AIE</text:span><text:alphabetical-index-mark-end text:id="IMark142783752"/><text:alphabetical-index-mark-end text:id="IMark89443064"/><text:alphabetical-index-mark-end text:id="IMark143412296"/><text:span text:style-name="T41"> and there is still plenty of room for </text:span><text:alphabetical-index-mark-start text:id="IMark71275096"/><text:alphabetical-index-mark-start text:id="IMark143883080"/><text:span text:style-name="T41">improve</text:span><text:alphabetical-index-mark-end text:id="IMark143883080"/><text:alphabetical-index-mark-end text:id="IMark71275096"/><text:span text:style-name="T41">ment. At the </text:span><text:alphabetical-index-mark-start text:id="IMark89712056"/><text:span text:style-name="T41">time</text:span><text:alphabetical-index-mark-end text:id="IMark89712056"/><text:span text:style-name="T41"> of this writing s</text:span>ome aspects of this <text:alphabetical-index-mark-start text:id="IMark70488072"/><text:alphabetical-index-mark-start text:id="IMark141907912"/>project<text:alphabetical-index-mark-end text:id="IMark141907912"/><text:alphabetical-index-mark-end text:id="IMark70488072"/> can still be <text:alphabetical-index-mark-start text:id="IMark71315032"/><text:alphabetical-index-mark-start text:id="IMark70534072"/>develop<text:alphabetical-index-mark-end text:id="IMark70534072"/><text:alphabetical-index-mark-end text:id="IMark71315032"/>ed, like:</text:p>
      <text:p text:style-name="P30"/>
      <text:h text:style-name="Heading_20_2" text:outline-level="2"><text:bookmark-start text:name="__RefHeading___Toc1655_964193841"/>3.1. Use of <text:alphabetical-index-mark-start text:id="IMark140595832"/><text:alphabetical-index-mark-start text:id="IMark70966952"/><text:alphabetical-index-mark-start text:id="IMark82345480"/><text:alphabetical-index-mark-start text:id="IMark140721240"/><text:alphabetical-index-mark-start text:id="IMark70856568"/><text:alphabetical-index-mark-start text:id="IMark70981544"/>SQLC<text:alphabetical-index-mark-end text:id="IMark70981544"/><text:alphabetical-index-mark-end text:id="IMark70856568"/><text:alphabetical-index-mark-end text:id="IMark140721240"/><text:alphabetical-index-mark-end text:id="IMark82345480"/><text:alphabetical-index-mark-end text:id="IMark70966952"/><text:alphabetical-index-mark-end text:id="IMark140595832"/> with any <text:alphabetical-index-mark-start text:id="IMark70265704"/><text:alphabetical-index-mark-start text:id="IMark141833336"/>R<text:alphabetical-index-mark-start text:id="IMark89423896"/><text:alphabetical-index-mark-start text:id="IMark143576280"/>DBMS<text:alphabetical-index-mark-end text:id="IMark143576280"/><text:alphabetical-index-mark-end text:id="IMark89423896"/><text:alphabetical-index-mark-end text:id="IMark141833336"/><text:alphabetical-index-mark-end text:id="IMark70265704"/>.<text:bookmark-end text:name="__RefHeading___Toc1655_964193841"/></text:h>
      <text:p text:style-name="P30"/>
      <text:p text:style-name="P30"><text:alphabetical-index-mark-start text:id="IMark142792248"/><text:alphabetical-index-mark-start text:id="IMark141909832"/><text:alphabetical-index-mark-start text:id="IMark71075960"/>Orbiter<text:alphabetical-index-mark-end text:id="IMark71075960"/><text:alphabetical-index-mark-end text:id="IMark141909832"/><text:alphabetical-index-mark-end text:id="IMark142792248"/> <text:alphabetical-index-mark-start text:id="IMark87811992"/><text:alphabetical-index-mark-start text:id="IMark89529048"/>ship<text:alphabetical-index-mark-end text:id="IMark89529048"/><text:alphabetical-index-mark-end text:id="IMark87811992"/>s never made use of <text:alphabetical-index-mark-start text:id="IMark71459512"/><text:alphabetical-index-mark-start text:id="IMark89488152"/><text:alphabetical-index-mark-start text:id="IMark141895992"/><text:alphabetical-index-mark-start text:id="IMark89707976"/>data<text:alphabetical-index-mark-end text:id="IMark89707976"/><text:alphabetical-index-mark-end text:id="IMark141895992"/>base<text:alphabetical-index-mark-end text:id="IMark89488152"/><text:alphabetical-index-mark-end text:id="IMark71459512"/> <text:alphabetical-index-mark-start text:id="IMark70594024"/><text:alphabetical-index-mark-start text:id="IMark144235336"/><text:alphabetical-index-mark-start text:id="IMark89417512"/>system<text:alphabetical-index-mark-end text:id="IMark89417512"/><text:alphabetical-index-mark-end text:id="IMark144235336"/><text:alphabetical-index-mark-end text:id="IMark70594024"/>s. In fact, <text:alphabetical-index-mark-start text:id="IMark74050440"/><text:alphabetical-index-mark-start text:id="IMark142871592"/>storage<text:alphabetical-index-mark-end text:id="IMark142871592"/><text:alphabetical-index-mark-end text:id="IMark74050440"/> faciliti<text:alphabetical-index-mark-start text:id="IMark71038728"/>es<text:alphabetical-index-mark-end text:id="IMark71038728"/> and <text:alphabetical-index-mark-start text:id="IMark144286632"/><text:alphabetical-index-mark-start text:id="IMark71405576"/><text:alphabetical-index-mark-start text:id="IMark71524696"/>procedur<text:alphabetical-index-mark-start text:id="IMark46821672"/>e<text:alphabetical-index-mark-end text:id="IMark71524696"/><text:alphabetical-index-mark-end text:id="IMark71405576"/><text:alphabetical-index-mark-end text:id="IMark144286632"/>s<text:alphabetical-index-mark-end text:id="IMark46821672"/> have always been limited to <text:alphabetical-index-mark-start text:id="IMark70862296"/><text:alphabetical-index-mark-start text:id="IMark143447384"/>flat<text:alphabetical-index-mark-end text:id="IMark143447384"/><text:alphabetical-index-mark-end text:id="IMark70862296"/> <text:alphabetical-index-mark-start text:id="IMark140751928"/><text:alphabetical-index-mark-start text:id="IMark71059096"/>fil<text:alphabetical-index-mark-start text:id="IMark90646040"/>e<text:alphabetical-index-mark-end text:id="IMark71059096"/><text:alphabetical-index-mark-end text:id="IMark140751928"/>s<text:alphabetical-index-mark-end text:id="IMark90646040"/>, which is fine for low - <text:s/><text:alphabetical-index-mark-start text:id="IMark139826200"/><text:alphabetical-index-mark-start text:id="IMark74276824"/>volume<text:alphabetical-index-mark-end text:id="IMark74276824"/><text:alphabetical-index-mark-end text:id="IMark139826200"/> reads and writ<text:alphabetical-index-mark-start text:id="IMark71190296"/>es<text:alphabetical-index-mark-end text:id="IMark71190296"/>. But <text:alphabetical-index-mark-start text:id="IMark88370168"/>AI<text:alphabetical-index-mark-end text:id="IMark88370168"/> and other <text:alphabetical-index-mark-start text:id="IMark89715016"/><text:alphabetical-index-mark-start text:id="IMark89415576"/>complex<text:alphabetical-index-mark-end text:id="IMark89415576"/><text:alphabetical-index-mark-end text:id="IMark89715016"/> <text:alphabetical-index-mark-start text:id="IMark144109784"/><text:alphabetical-index-mark-start text:id="IMark71413272"/><text:alphabetical-index-mark-start text:id="IMark142571240"/>system<text:alphabetical-index-mark-end text:id="IMark142571240"/><text:alphabetical-index-mark-end text:id="IMark71413272"/><text:alphabetical-index-mark-end text:id="IMark144109784"/>s might require more advanced <text:alphabetical-index-mark-start text:id="IMark140337432"/><text:alphabetical-index-mark-start text:id="IMark139425096"/>data<text:alphabetical-index-mark-end text:id="IMark139425096"/><text:alphabetical-index-mark-end text:id="IMark140337432"/> <text:alphabetical-index-mark-start text:id="IMark71108328"/><text:alphabetical-index-mark-start text:id="IMark140836584"/><text:alphabetical-index-mark-start text:id="IMark89698776"/><text:alphabetical-index-mark-start text:id="IMark143911192"/>manage<text:alphabetical-index-mark-end text:id="IMark143911192"/><text:alphabetical-index-mark-end text:id="IMark89698776"/>ment<text:alphabetical-index-mark-end text:id="IMark140836584"/><text:alphabetical-index-mark-end text:id="IMark71108328"/>.</text:p>
      <text:p text:style-name="P30"/>
      <text:p text:style-name="P30">Considering the <text:alphabetical-index-mark-start text:id="IMark70373592"/><text:alphabetical-index-mark-start text:id="IMark89611368"/>volume<text:alphabetical-index-mark-end text:id="IMark89611368"/><text:alphabetical-index-mark-end text:id="IMark70373592"/> of <text:alphabetical-index-mark-start text:id="IMark143723688"/><text:alphabetical-index-mark-start text:id="IMark82358232"/>data<text:alphabetical-index-mark-end text:id="IMark82358232"/><text:alphabetical-index-mark-end text:id="IMark143723688"/> that an <text:alphabetical-index-mark-start text:id="IMark143412296"/><text:alphabetical-index-mark-start text:id="IMark89443064"/>OSFS<text:alphabetical-index-mark-end text:id="IMark89443064"/><text:alphabetical-index-mark-end text:id="IMark143412296"/> <text:alphabetical-index-mark-start text:id="IMark142783752"/><text:alphabetical-index-mark-start text:id="IMark71275096"/>s<text:alphabetical-index-mark-start text:id="IMark143883080"/>es<text:alphabetical-index-mark-end text:id="IMark143883080"/>sion<text:alphabetical-index-mark-end text:id="IMark71275096"/><text:alphabetical-index-mark-end text:id="IMark142783752"/> might handle, <text:alphabetical-index-mark-start text:id="IMark89712056"/><text:alphabetical-index-mark-start text:id="IMark70534072"/>relational<text:alphabetical-index-mark-end text:id="IMark70534072"/><text:alphabetical-index-mark-end text:id="IMark89712056"/> <text:alphabetical-index-mark-start text:id="IMark71315032"/><text:alphabetical-index-mark-start text:id="IMark70488072"/><text:alphabetical-index-mark-start text:id="IMark141907912"/><text:alphabetical-index-mark-start text:id="IMark71192264"/>data<text:alphabetical-index-mark-end text:id="IMark71192264"/><text:alphabetical-index-mark-end text:id="IMark141907912"/>bas<text:alphabetical-index-mark-start text:id="IMark82608968"/>e<text:alphabetical-index-mark-end text:id="IMark70488072"/><text:alphabetical-index-mark-end text:id="IMark71315032"/>s<text:alphabetical-index-mark-end text:id="IMark82608968"/> could be well - suited for almost any need while providing safe <text:alphabetical-index-mark-start text:id="IMark86602328"/><text:alphabetical-index-mark-start text:id="IMark141833336"/>storage<text:alphabetical-index-mark-end text:id="IMark141833336"/><text:alphabetical-index-mark-end text:id="IMark86602328"/> and <text:alphabetical-index-mark-start text:id="IMark70265704"/><text:alphabetical-index-mark-start text:id="IMark89423896"/>data<text:alphabetical-index-mark-end text:id="IMark89423896"/><text:alphabetical-index-mark-end text:id="IMark70265704"/> <text:alphabetical-index-mark-start text:id="IMark143576280"/><text:alphabetical-index-mark-start text:id="IMark140595832"/><text:alphabetical-index-mark-start text:id="IMark70966952"/><text:alphabetical-index-mark-start text:id="IMark82345480"/>manage<text:alphabetical-index-mark-end text:id="IMark82345480"/><text:alphabetical-index-mark-end text:id="IMark70966952"/>ment<text:alphabetical-index-mark-end text:id="IMark140595832"/><text:alphabetical-index-mark-end text:id="IMark143576280"/>.</text:p>
      <text:p text:style-name="P30"/>
      <text:p text:style-name="P30">There are many <text:alphabetical-index-mark-start text:id="IMark83177736"/><text:alphabetical-index-mark-start text:id="IMark141340152"/>R<text:alphabetical-index-mark-start text:id="IMark90666648"/><text:alphabetical-index-mark-start text:id="IMark143498088"/>DBMS<text:alphabetical-index-mark-end text:id="IMark143498088"/><text:alphabetical-index-mark-end text:id="IMark90666648"/><text:alphabetical-index-mark-end text:id="IMark141340152"/><text:alphabetical-index-mark-end text:id="IMark83177736"/> <text:alphabetical-index-mark-start text:id="IMark141561400"/><text:alphabetical-index-mark-start text:id="IMark141955208"/><text:alphabetical-index-mark-start text:id="IMark140488184"/>system<text:alphabetical-index-mark-end text:id="IMark140488184"/><text:alphabetical-index-mark-end text:id="IMark141955208"/><text:alphabetical-index-mark-end text:id="IMark141561400"/>s, and some of those are free, including <text:alphabetical-index-mark-start text:id="IMark84444264"/><text:alphabetical-index-mark-start text:id="IMark140836584"/>Sqlite3<text:alphabetical-index-mark-end text:id="IMark140836584"/><text:alphabetical-index-mark-end text:id="IMark84444264"/>, <text:alphabetical-index-mark-start text:id="IMark71108328"/><text:alphabetical-index-mark-start text:id="IMark89698776"/><text:alphabetical-index-mark-start text:id="IMark143911192"/><text:alphabetical-index-mark-start text:id="IMark140337432"/>Postgr<text:span text:style-name="T68">e</text:span>S<text:alphabetical-index-mark-end text:id="IMark140337432"/><text:alphabetical-index-mark-end text:id="IMark143911192"/>QL<text:alphabetical-index-mark-end text:id="IMark89698776"/><text:alphabetical-index-mark-end text:id="IMark71108328"/>, <text:alphabetical-index-mark-start text:id="IMark139425096"/><text:alphabetical-index-mark-start text:id="IMark144109784"/>MySQL<text:alphabetical-index-mark-end text:id="IMark144109784"/><text:alphabetical-index-mark-end text:id="IMark139425096"/> and <text:alphabetical-index-mark-start text:id="IMark71413272"/><text:alphabetical-index-mark-start text:id="IMark142571240"/>MariaDB<text:alphabetical-index-mark-end text:id="IMark142571240"/><text:alphabetical-index-mark-end text:id="IMark71413272"/>. Th<text:alphabetical-index-mark-start text:id="IMark89715016"/>es<text:alphabetical-index-mark-end text:id="IMark89715016"/>e all use <text:alphabetical-index-mark-start text:id="IMark89415576"/><text:alphabetical-index-mark-start text:id="IMark88370168"/><text:alphabetical-index-mark-start text:id="IMark71190296"/>SQL<text:alphabetical-index-mark-end text:id="IMark71190296"/><text:alphabetical-index-mark-end text:id="IMark88370168"/><text:alphabetical-index-mark-end text:id="IMark89415576"/> with varying degre<text:alphabetical-index-mark-start text:id="IMark139826200"/>es<text:alphabetical-index-mark-end text:id="IMark139826200"/> of compliance with standards, and each one of them has advantag<text:alphabetical-index-mark-start text:id="IMark74276824"/>es<text:alphabetical-index-mark-end text:id="IMark74276824"/> and disadvantag<text:alphabetical-index-mark-start text:id="IMark90646040"/>es<text:alphabetical-index-mark-end text:id="IMark90646040"/>. This topic is fully discussed in <text:alphabetical-index-mark-start text:id="IMark140751928"/><text:alphabetical-index-mark-start text:id="IMark71059096"/><text:alphabetical-index-mark-start text:id="IMark70862296"/>DGIIIAI<text:alphabetical-index-mark-end text:id="IMark70862296"/><text:alphabetical-index-mark-end text:id="IMark71059096"/><text:alphabetical-index-mark-end text:id="IMark140751928"/>.pd<text:span text:style-name="T68">f</text:span> but suffice to say for now that <text:alphabetical-index-mark-start text:id="IMark143447384"/><text:alphabetical-index-mark-start text:id="IMark46821672"/>Sqlite3<text:alphabetical-index-mark-end text:id="IMark46821672"/><text:alphabetical-index-mark-end text:id="IMark143447384"/> was the choice for this <text:alphabetical-index-mark-start text:id="IMark144286632"/><text:alphabetical-index-mark-start text:id="IMark71405576"/>project<text:alphabetical-index-mark-end text:id="IMark71405576"/><text:alphabetical-index-mark-end text:id="IMark144286632"/> after evaluating the <text:alphabetical-index-mark-start text:id="IMark71524696"/><text:alphabetical-index-mark-start text:id="IMark71038728"/><text:alphabetical-index-mark-start text:id="IMark74050440"/>system<text:alphabetical-index-mark-end text:id="IMark74050440"/><text:alphabetical-index-mark-end text:id="IMark71038728"/><text:alphabetical-index-mark-end text:id="IMark71524696"/>s mentioned in this paragraph.</text:p>
      <text:p text:style-name="P30"/>
      <text:p text:style-name="P31">This do<text:alphabetical-index-mark-start text:id="IMark71459512"/>es<text:alphabetical-index-mark-end text:id="IMark71459512"/> note mean that those other <text:alphabetical-index-mark-start text:id="IMark89488152"/><text:alphabetical-index-mark-start text:id="IMark141895992"/>R<text:alphabetical-index-mark-start text:id="IMark89707976"/><text:alphabetical-index-mark-start text:id="IMark87811992"/>DBMS<text:alphabetical-index-mark-end text:id="IMark87811992"/><text:alphabetical-index-mark-end text:id="IMark89707976"/><text:alphabetical-index-mark-end text:id="IMark141895992"/><text:alphabetical-index-mark-end text:id="IMark89488152"/> are usel<text:alphabetical-index-mark-start text:id="IMark89529048"/>es<text:alphabetical-index-mark-end text:id="IMark89529048"/>s for <text:alphabetical-index-mark-start text:id="IMark142792248"/><text:alphabetical-index-mark-start text:id="IMark141909832"/><text:alphabetical-index-mark-start text:id="IMark71075960"/>Orbiter<text:alphabetical-index-mark-end text:id="IMark71075960"/><text:alphabetical-index-mark-end text:id="IMark141909832"/><text:alphabetical-index-mark-end text:id="IMark142792248"/> or the <text:alphabetical-index-mark-start text:id="IMark89700568"/><text:alphabetical-index-mark-start text:id="IMark82564264"/><text:alphabetical-index-mark-start text:id="IMark70751864"/>DGIIIAI<text:alphabetical-index-mark-end text:id="IMark70751864"/><text:alphabetical-index-mark-end text:id="IMark82564264"/><text:alphabetical-index-mark-end text:id="IMark89700568"/> <text:alphabetical-index-mark-start text:id="IMark71445736"/><text:alphabetical-index-mark-start text:id="IMark140595832"/>project<text:alphabetical-index-mark-end text:id="IMark140595832"/><text:alphabetical-index-mark-end text:id="IMark71445736"/>; quite on the contrary, it would be inter<text:alphabetical-index-mark-start text:id="IMark143576280"/>es<text:alphabetical-index-mark-end text:id="IMark143576280"/>ting to <text:alphabetical-index-mark-start text:id="IMark70966952"/><text:alphabetical-index-mark-start text:id="IMark82345480"/>develop<text:alphabetical-index-mark-end text:id="IMark82345480"/><text:alphabetical-index-mark-end text:id="IMark70966952"/> a <text:alphabetical-index-mark-start text:id="IMark70265704"/><text:alphabetical-index-mark-start text:id="IMark89423896"/>layer<text:alphabetical-index-mark-end text:id="IMark89423896"/><text:alphabetical-index-mark-end text:id="IMark70265704"/> of <text:alphabetical-index-mark-start text:id="IMark86602328"/><text:alphabetical-index-mark-start text:id="IMark141833336"/>compatibility<text:alphabetical-index-mark-end text:id="IMark141833336"/><text:alphabetical-index-mark-end text:id="IMark86602328"/> with those <text:alphabetical-index-mark-start text:id="IMark82608968"/><text:alphabetical-index-mark-start text:id="IMark71315032"/><text:alphabetical-index-mark-start text:id="IMark70488072"/>system<text:alphabetical-index-mark-end text:id="IMark70488072"/><text:alphabetical-index-mark-end text:id="IMark71315032"/><text:alphabetical-index-mark-end text:id="IMark82608968"/>s and <text:alphabetical-index-mark-start text:id="IMark141907912"/><text:alphabetical-index-mark-start text:id="IMark71192264"/><text:alphabetical-index-mark-start text:id="IMark89712056"/>DGIIIAI<text:alphabetical-index-mark-end text:id="IMark89712056"/><text:alphabetical-index-mark-end text:id="IMark71192264"/><text:alphabetical-index-mark-end text:id="IMark141907912"/> + <text:alphabetical-index-mark-start text:id="IMark70534072"/><text:alphabetical-index-mark-start text:id="IMark142783752"/><text:alphabetical-index-mark-start text:id="IMark71275096"/><text:alphabetical-index-mark-start text:id="IMark143883080"/><text:alphabetical-index-mark-start text:id="IMark143412296"/><text:alphabetical-index-mark-start text:id="IMark89443064"/>SQLC<text:alphabetical-index-mark-end text:id="IMark89443064"/><text:alphabetical-index-mark-end text:id="IMark143412296"/><text:alphabetical-index-mark-end text:id="IMark143883080"/><text:alphabetical-index-mark-end text:id="IMark71275096"/><text:alphabetical-index-mark-end text:id="IMark142783752"/><text:alphabetical-index-mark-end text:id="IMark70534072"/>.</text:p>
      <text:p text:style-name="P31"/>
      <text:p text:style-name="P32">But if you are now thinking about <text:alphabetical-index-mark-start text:id="IMark89611368"/><text:alphabetical-index-mark-start text:id="IMark140721240"/>ODBC<text:alphabetical-index-mark-end text:id="IMark140721240"/><text:alphabetical-index-mark-end text:id="IMark89611368"/> to achieve such goals, I would recommend against following that route due to the need for <text:alphabetical-index-mark-start text:id="IMark70981544"/><text:alphabetical-index-mark-start text:id="IMark70856568"/>speed<text:alphabetical-index-mark-end text:id="IMark70856568"/><text:alphabetical-index-mark-end text:id="IMark70981544"/>. It would be much better to <text:alphabetical-index-mark-start text:id="IMark73910312"/><text:alphabetical-index-mark-start text:id="IMark84444264"/>develop<text:alphabetical-index-mark-end text:id="IMark84444264"/><text:alphabetical-index-mark-end text:id="IMark73910312"/> C or <text:alphabetical-index-mark-start text:id="IMark140836584"/><text:alphabetical-index-mark-start text:id="IMark141561400"/>C++<text:alphabetical-index-mark-end text:id="IMark141561400"/><text:alphabetical-index-mark-end text:id="IMark140836584"/> based <text:alphabetical-index-mark-start text:id="IMark141955208"/><text:alphabetical-index-mark-start text:id="IMark140488184"/>interfac<text:alphabetical-index-mark-start text:id="IMark83177736"/>e<text:alphabetical-index-mark-end text:id="IMark140488184"/><text:alphabetical-index-mark-end text:id="IMark141955208"/>s<text:alphabetical-index-mark-end text:id="IMark83177736"/>.</text:p>
      <text:p text:style-name="P32"/>
      <text:p text:style-name="P32"/>
      <text:h text:style-name="Heading_20_2" text:outline-level="2"><text:bookmark-start text:name="__RefHeading___Toc1657_964193841"/>3.2. Use of <text:alphabetical-index-mark-start text:id="IMark140751928"/><text:alphabetical-index-mark-start text:id="IMark70862296"/><text:alphabetical-index-mark-start text:id="IMark90646040"/><text:alphabetical-index-mark-start text:id="IMark74276824"/><text:alphabetical-index-mark-start text:id="IMark139826200"/><text:alphabetical-index-mark-start text:id="IMark89415576"/>SQLC<text:alphabetical-index-mark-end text:id="IMark89415576"/><text:alphabetical-index-mark-end text:id="IMark139826200"/><text:alphabetical-index-mark-end text:id="IMark74276824"/><text:alphabetical-index-mark-end text:id="IMark90646040"/><text:alphabetical-index-mark-end text:id="IMark70862296"/><text:alphabetical-index-mark-end text:id="IMark140751928"/> with other <text:alphabetical-index-mark-start text:id="IMark88370168"/><text:alphabetical-index-mark-start text:id="IMark71190296"/><text:alphabetical-index-mark-start text:id="IMark89715016"/>SQL<text:alphabetical-index-mark-end text:id="IMark89715016"/><text:alphabetical-index-mark-end text:id="IMark71190296"/><text:alphabetical-index-mark-end text:id="IMark88370168"/> <text:alphabetical-index-mark-start text:id="IMark71413272"/><text:alphabetical-index-mark-start text:id="IMark142571240"/>compatible<text:alphabetical-index-mark-end text:id="IMark142571240"/><text:alphabetical-index-mark-end text:id="IMark71413272"/> <text:alphabetical-index-mark-start text:id="IMark139425096"/><text:alphabetical-index-mark-start text:id="IMark144109784"/><text:alphabetical-index-mark-start text:id="IMark71108328"/>MFD<text:alphabetical-index-mark-end text:id="IMark71108328"/><text:alphabetical-index-mark-end text:id="IMark144109784"/><text:alphabetical-index-mark-end text:id="IMark139425096"/> <text:alphabetical-index-mark-start text:id="IMark89698776"/><text:alphabetical-index-mark-start text:id="IMark143911192"/>modul<text:alphabetical-index-mark-start text:id="IMark140337432"/>e<text:alphabetical-index-mark-end text:id="IMark143911192"/><text:alphabetical-index-mark-end text:id="IMark89698776"/>s<text:alphabetical-index-mark-end text:id="IMark140337432"/>.<text:bookmark-end text:name="__RefHeading___Toc1657_964193841"/></text:h>
      <text:p text:style-name="P9"/>
      <text:p text:style-name="P32">It is perfectly possible to <text:alphabetical-index-mark-start text:id="IMark74050440"/><text:alphabetical-index-mark-start text:id="IMark144286632"/>develop<text:alphabetical-index-mark-end text:id="IMark144286632"/><text:alphabetical-index-mark-end text:id="IMark74050440"/> new <text:alphabetical-index-mark-start text:id="IMark71405576"/><text:alphabetical-index-mark-start text:id="IMark143447384"/><text:alphabetical-index-mark-start text:id="IMark46821672"/>MFD<text:alphabetical-index-mark-end text:id="IMark46821672"/><text:alphabetical-index-mark-end text:id="IMark143447384"/><text:alphabetical-index-mark-end text:id="IMark71405576"/> <text:alphabetical-index-mark-start text:id="IMark70594024"/><text:alphabetical-index-mark-start text:id="IMark89417512"/>modul<text:alphabetical-index-mark-start text:id="IMark144235336"/>e<text:alphabetical-index-mark-end text:id="IMark89417512"/><text:alphabetical-index-mark-end text:id="IMark70594024"/>s<text:alphabetical-index-mark-end text:id="IMark144235336"/> to deal with things like <text:alphabetical-index-mark-start text:id="IMark143609704"/>cargo<text:alphabetical-index-mark-end text:id="IMark143609704"/>, environmental <text:soft-page-break/><text:alphabetical-index-mark-start text:id="IMark144263624"/><text:alphabetical-index-mark-start text:id="IMark142783752"/><text:alphabetical-index-mark-start text:id="IMark70534072"/>system<text:alphabetical-index-mark-end text:id="IMark70534072"/><text:alphabetical-index-mark-end text:id="IMark142783752"/><text:alphabetical-index-mark-end text:id="IMark144263624"/>s, etc. outside of the <text:alphabetical-index-mark-start text:id="IMark71275096"/><text:alphabetical-index-mark-start text:id="IMark143883080"/><text:alphabetical-index-mark-start text:id="IMark143412296"/>DGIIIAI<text:alphabetical-index-mark-end text:id="IMark143412296"/><text:alphabetical-index-mark-end text:id="IMark143883080"/><text:alphabetical-index-mark-end text:id="IMark71275096"/> <text:alphabetical-index-mark-start text:id="IMark89443064"/><text:alphabetical-index-mark-start text:id="IMark141907912"/><text:alphabetical-index-mark-start text:id="IMark71192264"/>AIE<text:alphabetical-index-mark-end text:id="IMark71192264"/><text:alphabetical-index-mark-end text:id="IMark141907912"/><text:alphabetical-index-mark-end text:id="IMark89443064"/> <text:alphabetical-index-mark-start text:id="IMark89712056"/><text:alphabetical-index-mark-start text:id="IMark82608968"/>real<text:alphabetical-index-mark-end text:id="IMark82608968"/><text:alphabetical-index-mark-end text:id="IMark89712056"/>m, and share <text:alphabetical-index-mark-start text:id="IMark71315032"/><text:alphabetical-index-mark-start text:id="IMark70488072"/>data<text:alphabetical-index-mark-end text:id="IMark70488072"/><text:alphabetical-index-mark-end text:id="IMark71315032"/> thorough the same <text:alphabetical-index-mark-start text:id="IMark86602328"/><text:alphabetical-index-mark-start text:id="IMark141833336"/>R<text:alphabetical-index-mark-start text:id="IMark70265704"/><text:alphabetical-index-mark-start text:id="IMark89423896"/>DBMS<text:alphabetical-index-mark-end text:id="IMark89423896"/><text:alphabetical-index-mark-end text:id="IMark70265704"/><text:alphabetical-index-mark-end text:id="IMark141833336"/><text:alphabetical-index-mark-end text:id="IMark86602328"/> used by <text:alphabetical-index-mark-start text:id="IMark70966952"/><text:alphabetical-index-mark-start text:id="IMark82345480"/><text:alphabetical-index-mark-start text:id="IMark143576280"/><text:alphabetical-index-mark-start text:id="IMark71445736"/><text:alphabetical-index-mark-start text:id="IMark140595832"/><text:alphabetical-index-mark-start text:id="IMark89700568"/>SQLC<text:alphabetical-index-mark-end text:id="IMark89700568"/><text:alphabetical-index-mark-end text:id="IMark140595832"/><text:alphabetical-index-mark-end text:id="IMark71445736"/><text:alphabetical-index-mark-end text:id="IMark143576280"/><text:alphabetical-index-mark-end text:id="IMark82345480"/><text:alphabetical-index-mark-end text:id="IMark70966952"/>.</text:p>
      <text:p text:style-name="P32"/>
      <text:p text:style-name="P33">This <text:alphabetical-index-mark-start text:id="IMark141909832"/><text:alphabetical-index-mark-start text:id="IMark71075960"/><text:alphabetical-index-mark-start text:id="IMark89529048"/>system<text:alphabetical-index-mark-end text:id="IMark89529048"/><text:alphabetical-index-mark-end text:id="IMark71075960"/><text:alphabetical-index-mark-end text:id="IMark141909832"/> prov<text:alphabetical-index-mark-start text:id="IMark89488152"/>es<text:alphabetical-index-mark-end text:id="IMark89488152"/> that it is possible to use a <text:alphabetical-index-mark-start text:id="IMark141895992"/><text:alphabetical-index-mark-start text:id="IMark89707976"/>relational<text:alphabetical-index-mark-end text:id="IMark89707976"/><text:alphabetical-index-mark-end text:id="IMark141895992"/> <text:alphabetical-index-mark-start text:id="IMark87811992"/><text:alphabetical-index-mark-start text:id="IMark71459512"/><text:alphabetical-index-mark-start text:id="IMark143723688"/><text:alphabetical-index-mark-start text:id="IMark70373592"/>data<text:alphabetical-index-mark-end text:id="IMark70373592"/><text:alphabetical-index-mark-end text:id="IMark143723688"/>base<text:alphabetical-index-mark-end text:id="IMark71459512"/><text:alphabetical-index-mark-end text:id="IMark87811992"/> in conjunction with <text:alphabetical-index-mark-start text:id="IMark82358232"/><text:alphabetical-index-mark-start text:id="IMark141955208"/>OSFS<text:alphabetical-index-mark-end text:id="IMark141955208"/><text:alphabetical-index-mark-end text:id="IMark82358232"/> <text:alphabetical-index-mark-start text:id="IMark83177736"/><text:alphabetical-index-mark-start text:id="IMark140488184"/>modul<text:alphabetical-index-mark-start text:id="IMark140836584"/>e<text:alphabetical-index-mark-end text:id="IMark140488184"/><text:alphabetical-index-mark-end text:id="IMark83177736"/>s<text:alphabetical-index-mark-end text:id="IMark140836584"/>; now the sky is the limit as to what can be achieved, and the b<text:alphabetical-index-mark-start text:id="IMark141561400"/>es<text:alphabetical-index-mark-end text:id="IMark141561400"/>t part is that using <text:alphabetical-index-mark-start text:id="IMark73910312"/><text:alphabetical-index-mark-start text:id="IMark84444264"/><text:alphabetical-index-mark-start text:id="IMark70981544"/>SQL<text:alphabetical-index-mark-end text:id="IMark70981544"/><text:alphabetical-index-mark-end text:id="IMark84444264"/><text:alphabetical-index-mark-end text:id="IMark73910312"/> any <text:alphabetical-index-mark-start text:id="IMark70856568"/><text:alphabetical-index-mark-start text:id="IMark89611368"/>table<text:alphabetical-index-mark-end text:id="IMark89611368"/><text:alphabetical-index-mark-end text:id="IMark70856568"/> of any <text:alphabetical-index-mark-start text:id="IMark140721240"/><text:alphabetical-index-mark-start text:id="IMark141340152"/><text:alphabetical-index-mark-start text:id="IMark143498088"/><text:alphabetical-index-mark-start text:id="IMark90666648"/>data<text:alphabetical-index-mark-end text:id="IMark90666648"/><text:alphabetical-index-mark-end text:id="IMark143498088"/>base<text:alphabetical-index-mark-end text:id="IMark141340152"/><text:alphabetical-index-mark-end text:id="IMark140721240"/> used in su<text:span text:style-name="T68">c</text:span>h a fashion can be lined to any other using just <text:alphabetical-index-mark-start text:id="IMark142980968"/><text:alphabetical-index-mark-start text:id="IMark142871592"/><text:alphabetical-index-mark-start text:id="IMark89698776"/>SQL<text:alphabetical-index-mark-end text:id="IMark89698776"/><text:alphabetical-index-mark-end text:id="IMark142871592"/><text:alphabetical-index-mark-end text:id="IMark142980968"/> <text:alphabetical-index-mark-start text:id="IMark140337432"/>queri<text:alphabetical-index-mark-start text:id="IMark143911192"/>es<text:alphabetical-index-mark-end text:id="IMark143911192"/><text:alphabetical-index-mark-end text:id="IMark140337432"/>, with no need for other <text:alphabetical-index-mark-start text:id="IMark139425096"/><text:alphabetical-index-mark-start text:id="IMark144109784"/>interface<text:alphabetical-index-mark-end text:id="IMark144109784"/><text:alphabetical-index-mark-end text:id="IMark139425096"/> <text:alphabetical-index-mark-start text:id="IMark71108328"/>method<text:alphabetical-index-mark-end text:id="IMark71108328"/>s.</text:p>
      <text:p text:style-name="P33"/>
      <text:p text:style-name="P33"/>
      <text:h text:style-name="Heading_20_2" text:outline-level="2"><text:bookmark-start text:name="__RefHeading___Toc1659_964193841"/>3.3. Additional <text:alphabetical-index-mark-start text:id="IMark140751928"/><text:alphabetical-index-mark-start text:id="IMark90646040"/><text:alphabetical-index-mark-start text:id="IMark74276824"/>AIE<text:alphabetical-index-mark-end text:id="IMark74276824"/><text:alphabetical-index-mark-end text:id="IMark90646040"/><text:alphabetical-index-mark-end text:id="IMark140751928"/> <text:alphabetical-index-mark-start text:id="IMark139826200"/><text:alphabetical-index-mark-start text:id="IMark89415576"/><text:alphabetical-index-mark-start text:id="IMark71059096"/>function<text:alphabetical-index-mark-end text:id="IMark71059096"/><text:alphabetical-index-mark-end text:id="IMark89415576"/><text:alphabetical-index-mark-end text:id="IMark139826200"/>s for <text:alphabetical-index-mark-start text:id="IMark71524696"/><text:alphabetical-index-mark-start text:id="IMark71038728"/><text:alphabetical-index-mark-start text:id="IMark143106024"/><text:alphabetical-index-mark-start text:id="IMark143003288"/><text:alphabetical-index-mark-start text:id="IMark82345480"/><text:alphabetical-index-mark-start text:id="IMark70966952"/>SQLC<text:alphabetical-index-mark-end text:id="IMark70966952"/><text:alphabetical-index-mark-end text:id="IMark82345480"/><text:alphabetical-index-mark-end text:id="IMark143003288"/><text:alphabetical-index-mark-end text:id="IMark143106024"/><text:alphabetical-index-mark-end text:id="IMark71038728"/><text:alphabetical-index-mark-end text:id="IMark71524696"/>.<text:bookmark-end text:name="__RefHeading___Toc1659_964193841"/></text:h>
      <text:p text:style-name="P34"/>
      <text:p text:style-name="P34">So far <text:alphabetical-index-mark-start text:id="IMark140595832"/><text:alphabetical-index-mark-start text:id="IMark89700568"/><text:alphabetical-index-mark-start text:id="IMark86602328"/><text:alphabetical-index-mark-start text:id="IMark141833336"/><text:alphabetical-index-mark-start text:id="IMark70265704"/><text:alphabetical-index-mark-start text:id="IMark89423896"/>SQLC<text:alphabetical-index-mark-end text:id="IMark89423896"/><text:alphabetical-index-mark-end text:id="IMark70265704"/><text:alphabetical-index-mark-end text:id="IMark141833336"/><text:alphabetical-index-mark-end text:id="IMark86602328"/><text:alphabetical-index-mark-end text:id="IMark89700568"/><text:alphabetical-index-mark-end text:id="IMark140595832"/> provid<text:alphabetical-index-mark-start text:id="IMark71315032"/>es<text:alphabetical-index-mark-end text:id="IMark71315032"/> basic acc<text:alphabetical-index-mark-start text:id="IMark70488072"/>es<text:alphabetical-index-mark-end text:id="IMark70488072"/>s and <text:alphabetical-index-mark-start text:id="IMark89712056"/><text:alphabetical-index-mark-start text:id="IMark82608968"/><text:alphabetical-index-mark-start text:id="IMark89443064"/>function<text:alphabetical-index-mark-end text:id="IMark89443064"/><text:alphabetical-index-mark-end text:id="IMark82608968"/><text:alphabetical-index-mark-end text:id="IMark89712056"/>ality <text:s/>to <text:alphabetical-index-mark-start text:id="IMark141907912"/><text:alphabetical-index-mark-start text:id="IMark71192264"/>interact<text:alphabetical-index-mark-end text:id="IMark71192264"/><text:alphabetical-index-mark-end text:id="IMark141907912"/> with <text:alphabetical-index-mark-start text:id="IMark71275096"/><text:alphabetical-index-mark-start text:id="IMark143883080"/><text:alphabetical-index-mark-start text:id="IMark143412296"/>DGIIIAI<text:alphabetical-index-mark-end text:id="IMark143412296"/><text:alphabetical-index-mark-end text:id="IMark143883080"/><text:alphabetical-index-mark-end text:id="IMark71275096"/>. There is nothing that forbids putting more specialized <text:alphabetical-index-mark-start text:id="IMark144263624"/><text:alphabetical-index-mark-start text:id="IMark142783752"/><text:alphabetical-index-mark-start text:id="IMark70534072"/>function<text:alphabetical-index-mark-end text:id="IMark70534072"/><text:alphabetical-index-mark-end text:id="IMark142783752"/><text:alphabetical-index-mark-end text:id="IMark144263624"/> on the <text:alphabetical-index-mark-start text:id="IMark143609704"/>current<text:alphabetical-index-mark-end text:id="IMark143609704"/> <text:alphabetical-index-mark-start text:id="IMark144235336"/><text:alphabetical-index-mark-start text:id="IMark70594024"/><text:alphabetical-index-mark-start text:id="IMark89417512"/>MFD<text:alphabetical-index-mark-end text:id="IMark89417512"/><text:alphabetical-index-mark-end text:id="IMark70594024"/><text:alphabetical-index-mark-end text:id="IMark144235336"/>.</text:p>
      <text:p text:style-name="P32"/>
      <text:p text:style-name="P32"/>
      <text:p text:style-name="P9"/>
      <text:p text:style-name="P9"/>
      <text:h text:style-name="P93" text:outline-level="1"><text:bookmark-start text:name="__RefHeading___Toc72868_673741182"/>4. <text:alphabetical-index-mark-start text:id="IMark89498088"/><text:alphabetical-index-mark-start text:id="IMark141340152"/><text:alphabetical-index-mark-start text:id="IMark143498088"/><text:alphabetical-index-mark-start text:id="IMark90666648"/>Expert<text:alphabetical-index-mark-end text:id="IMark90666648"/><text:alphabetical-index-mark-end text:id="IMark143498088"/><text:alphabetical-index-mark-end text:id="IMark141340152"/><text:alphabetical-index-mark-end text:id="IMark89498088"/> <text:alphabetical-index-mark-start text:id="IMark70856568"/><text:alphabetical-index-mark-start text:id="IMark89611368"/><text:alphabetical-index-mark-start text:id="IMark73910312"/><text:alphabetical-index-mark-start text:id="IMark84444264"/>system<text:bookmark-end text:name="__RefHeading___Toc72868_673741182"/><text:alphabetical-index-mark-end text:id="IMark84444264"/><text:alphabetical-index-mark-end text:id="IMark73910312"/><text:alphabetical-index-mark-end text:id="IMark89611368"/><text:alphabetical-index-mark-end text:id="IMark70856568"/></text:h>
      <text:p text:style-name="P9"/>
      <text:p text:style-name="P14"><text:alphabetical-index-mark-start text:id="IMark140836584"/><text:alphabetical-index-mark-start text:id="IMark83177736"/><text:alphabetical-index-mark-start text:id="IMark140488184"/><text:alphabetical-index-mark-start text:id="IMark82358232"/><text:alphabetical-index-mark-start text:id="IMark141955208"/><text:alphabetical-index-mark-start text:id="IMark87811992"/>SQLC<text:alphabetical-index-mark-end text:id="IMark87811992"/><text:alphabetical-index-mark-end text:id="IMark141955208"/><text:alphabetical-index-mark-end text:id="IMark82358232"/><text:alphabetical-index-mark-end text:id="IMark140488184"/><text:alphabetical-index-mark-end text:id="IMark83177736"/><text:alphabetical-index-mark-end text:id="IMark140836584"/> was d<text:alphabetical-index-mark-start text:id="IMark71459512"/>es<text:alphabetical-index-mark-end text:id="IMark71459512"/>igned to work as an <text:alphabetical-index-mark-start text:id="IMark143723688"/>onboard<text:alphabetical-index-mark-end text:id="IMark143723688"/> <text:alphabetical-index-mark-start text:id="IMark70373592"/><text:alphabetical-index-mark-start text:id="IMark141895992"/>interface<text:alphabetical-index-mark-end text:id="IMark141895992"/><text:alphabetical-index-mark-end text:id="IMark70373592"/> to <text:alphabetical-index-mark-start text:id="IMark89707976"/>DGI<text:span text:style-name="T77">I</text:span>IAI<text:alphabetical-index-mark-end text:id="IMark89707976"/>’s <text:alphabetical-index-mark-start text:id="IMark89488152"/><text:alphabetical-index-mark-start text:id="IMark141909832"/><text:alphabetical-index-mark-start text:id="IMark71075960"/>expert<text:alphabetical-index-mark-end text:id="IMark71075960"/><text:alphabetical-index-mark-end text:id="IMark141909832"/><text:alphabetical-index-mark-end text:id="IMark89488152"/> <text:alphabetical-index-mark-start text:id="IMark89529048"/><text:alphabetical-index-mark-start text:id="IMark71413272"/><text:alphabetical-index-mark-start text:id="IMark139425096"/>system<text:alphabetical-index-mark-end text:id="IMark139425096"/><text:alphabetical-index-mark-end text:id="IMark71413272"/><text:alphabetical-index-mark-end text:id="IMark89529048"/>; <text:span text:style-name="T8">it do</text:span><text:alphabetical-index-mark-start text:id="IMark71108328"/><text:span text:style-name="T8">es</text:span><text:alphabetical-index-mark-end text:id="IMark71108328"/><text:span text:style-name="T8"> not work as an </text:span><text:alphabetical-index-mark-start text:id="IMark144109784"/><text:span text:style-name="T8">independent</text:span><text:alphabetical-index-mark-end text:id="IMark144109784"/><text:span text:style-name="T8"> </text:span><text:alphabetical-index-mark-start text:id="IMark140337432"/><text:alphabetical-index-mark-start text:id="IMark143911192"/><text:alphabetical-index-mark-start text:id="IMark142980968"/><text:span text:style-name="T8">MFD</text:span><text:alphabetical-index-mark-end text:id="IMark142980968"/><text:alphabetical-index-mark-end text:id="IMark143911192"/><text:alphabetical-index-mark-end text:id="IMark140337432"/>. </text:p>
      <text:p text:style-name="P14"/>
      <text:p text:style-name="P14">It is not the scope of this <text:alphabetical-index-mark-start text:id="IMark142571240"/><text:alphabetical-index-mark-start text:id="IMark141929624"/>document<text:alphabetical-index-mark-end text:id="IMark141929624"/><text:alphabetical-index-mark-end text:id="IMark142571240"/> to d<text:alphabetical-index-mark-start text:id="IMark89715016"/>es<text:alphabetical-index-mark-end text:id="IMark89715016"/>cribe the characteristics of the <text:alphabetical-index-mark-start text:id="IMark71190296"/><text:alphabetical-index-mark-start text:id="IMark71038728"/><text:alphabetical-index-mark-start text:id="IMark71524696"/>AIE<text:alphabetical-index-mark-end text:id="IMark71524696"/><text:alphabetical-index-mark-end text:id="IMark71038728"/><text:alphabetical-index-mark-end text:id="IMark71190296"/> of the intelligent <text:alphabetical-index-mark-start text:id="IMark143106024"/><text:alphabetical-index-mark-start text:id="IMark143003288"/>Delta<text:alphabetical-index-mark-end text:id="IMark143003288"/><text:alphabetical-index-mark-end text:id="IMark143106024"/> <text:alphabetical-index-mark-start text:id="IMark82345480"/><text:alphabetical-index-mark-start text:id="IMark70966952"/>Glider<text:alphabetical-index-mark-end text:id="IMark70966952"/><text:alphabetical-index-mark-end text:id="IMark82345480"/>, so for details on that matter you should read the <text:alphabetical-index-mark-start text:id="IMark139826200"/><text:alphabetical-index-mark-start text:id="IMark89415576"/>file<text:alphabetical-index-mark-end text:id="IMark89415576"/><text:alphabetical-index-mark-end text:id="IMark139826200"/> ~/docs/<text:alphabetical-index-mark-start text:id="IMark71059096"/><text:alphabetical-index-mark-start text:id="IMark140751928"/><text:alphabetical-index-mark-start text:id="IMark90646040"/>DGIIIAI<text:alphabetical-index-mark-end text:id="IMark90646040"/><text:alphabetical-index-mark-end text:id="IMark140751928"/><text:alphabetical-index-mark-end text:id="IMark71059096"/>/<text:alphabetical-index-mark-start text:id="IMark74276824"/><text:alphabetical-index-mark-start text:id="IMark70862296"/><text:alphabetical-index-mark-start text:id="IMark71445736"/>DGIIIAI<text:alphabetical-index-mark-end text:id="IMark71445736"/><text:alphabetical-index-mark-end text:id="IMark70862296"/><text:alphabetical-index-mark-end text:id="IMark74276824"/>.pdf <text:span text:style-name="T38">and it is recommendable that you become at least acquainted with that </text:span><text:alphabetical-index-mark-start text:id="IMark143576280"/><text:alphabetical-index-mark-start text:id="IMark73900344"/><text:span text:style-name="T38">document</text:span><text:alphabetical-index-mark-end text:id="IMark73900344"/><text:alphabetical-index-mark-end text:id="IMark143576280"/><text:span text:style-name="T38"> before attempting to use this </text:span><text:alphabetical-index-mark-start text:id="IMark70594024"/><text:alphabetical-index-mark-start text:id="IMark144235336"/><text:span text:style-name="T38">module</text:span><text:alphabetical-index-mark-end text:id="IMark144235336"/><text:alphabetical-index-mark-end text:id="IMark70594024"/><text:span text:style-name="T38">.</text:span></text:p>
      <text:p text:style-name="P13"/>
      <text:p text:style-name="P15">What <text:alphabetical-index-mark-start text:id="IMark143883080"/><text:alphabetical-index-mark-start text:id="IMark143412296"/><text:alphabetical-index-mark-start text:id="IMark141907912"/><text:alphabetical-index-mark-start text:id="IMark71192264"/><text:alphabetical-index-mark-start text:id="IMark89712056"/><text:alphabetical-index-mark-start text:id="IMark82608968"/>SQLC<text:alphabetical-index-mark-end text:id="IMark82608968"/><text:alphabetical-index-mark-end text:id="IMark89712056"/><text:alphabetical-index-mark-end text:id="IMark71192264"/><text:alphabetical-index-mark-end text:id="IMark141907912"/><text:alphabetical-index-mark-end text:id="IMark143412296"/><text:alphabetical-index-mark-end text:id="IMark143883080"/> allows the <text:alphabetical-index-mark-start text:id="IMark89443064"/>user<text:alphabetical-index-mark-end text:id="IMark89443064"/> to do is to <text:alphabetical-index-mark-start text:id="IMark70488072"/><text:alphabetical-index-mark-start text:id="IMark71315032"/><text:alphabetical-index-mark-start text:id="IMark140595832"/>send<text:alphabetical-index-mark-end text:id="IMark140595832"/><text:alphabetical-index-mark-end text:id="IMark71315032"/><text:alphabetical-index-mark-end text:id="IMark70488072"/> commands to the <text:alphabetical-index-mark-start text:id="IMark89700568"/><text:alphabetical-index-mark-start text:id="IMark86602328"/><text:alphabetical-index-mark-start text:id="IMark141833336"/>AIE<text:alphabetical-index-mark-end text:id="IMark141833336"/><text:alphabetical-index-mark-end text:id="IMark86602328"/><text:alphabetical-index-mark-end text:id="IMark89700568"/> in different ways like raw <text:alphabetical-index-mark-start text:id="IMark70265704"/><text:alphabetical-index-mark-start text:id="IMark89423896"/><text:alphabetical-index-mark-start text:id="IMark71405576"/>SQL<text:alphabetical-index-mark-end text:id="IMark71405576"/><text:alphabetical-index-mark-end text:id="IMark89423896"/><text:alphabetical-index-mark-end text:id="IMark70265704"/> instructions, specialized <text:alphabetical-index-mark-start text:id="IMark46821672"/>call<text:alphabetical-index-mark-end text:id="IMark46821672"/>s to %<text:alphabetical-index-mark-start text:id="IMark143447384"/><text:alphabetical-index-mark-start text:id="IMark144286632"/>mode%<text:alphabetical-index-mark-end text:id="IMark144286632"/><text:alphabetical-index-mark-end text:id="IMark143447384"/> facts, <text:alphabetical-index-mark-start text:id="IMark74050440"/><text:alphabetical-index-mark-start text:id="IMark142792248"/><text:alphabetical-index-mark-start text:id="IMark82564264"/><text:span text:style-name="T38">program</text:span><text:alphabetical-index-mark-end text:id="IMark82564264"/><text:alphabetical-index-mark-end text:id="IMark142792248"/><text:alphabetical-index-mark-end text:id="IMark74050440"/><text:span text:style-name="T38"> </text:span><text:alphabetical-index-mark-start text:id="IMark143805400"/><text:alphabetical-index-mark-start text:id="IMark70751864"/><text:span text:style-name="T38">load</text:span><text:alphabetical-index-mark-end text:id="IMark70751864"/><text:alphabetical-index-mark-end text:id="IMark143805400"/><text:span text:style-name="T38">ing and </text:span><text:alphabetical-index-mark-start text:id="IMark89611368"/><text:alphabetical-index-mark-start text:id="IMark70856568"/><text:span text:style-name="T38">un</text:span><text:alphabetical-index-mark-start text:id="IMark73910312"/><text:alphabetical-index-mark-start text:id="IMark84444264"/><text:span text:style-name="T38">load</text:span><text:alphabetical-index-mark-end text:id="IMark84444264"/><text:alphabetical-index-mark-end text:id="IMark73910312"/><text:alphabetical-index-mark-end text:id="IMark70856568"/><text:alphabetical-index-mark-end text:id="IMark89611368"/><text:span text:style-name="T38">ing</text:span> and <text:alphabetical-index-mark-start text:id="IMark89498088"/>call<text:alphabetical-index-mark-end text:id="IMark89498088"/>s to facts using the fact <text:alphabetical-index-mark-start text:id="IMark141340152"/><text:alphabetical-index-mark-start text:id="IMark143498088"/><text:alphabetical-index-mark-start text:id="IMark90666648"/>Item<text:alphabetical-index-mark-end text:id="IMark90666648"/><text:alphabetical-index-mark-end text:id="IMark143498088"/><text:alphabetical-index-mark-end text:id="IMark141340152"/> and <text:alphabetical-index-mark-start text:id="IMark140721240"/><text:alphabetical-index-mark-start text:id="IMark141561400"/><text:alphabetical-index-mark-start text:id="IMark70981544"/>Value<text:alphabetical-index-mark-end text:id="IMark70981544"/><text:alphabetical-index-mark-end text:id="IMark141561400"/><text:alphabetical-index-mark-end text:id="IMark140721240"/> <text:alphabetical-index-mark-start text:id="IMark70373592"/><text:alphabetical-index-mark-start text:id="IMark141895992"/>field<text:alphabetical-index-mark-end text:id="IMark141895992"/><text:alphabetical-index-mark-end text:id="IMark70373592"/>s.</text:p>
      <text:p text:style-name="P15"/>
      <text:p text:style-name="P28">In this way, it should be regarded as the <text:alphabetical-index-mark-start text:id="IMark83177736"/>user<text:alphabetical-index-mark-end text:id="IMark83177736"/> <text:alphabetical-index-mark-start text:id="IMark140488184"/><text:alphabetical-index-mark-start text:id="IMark82358232"/>interface<text:alphabetical-index-mark-end text:id="IMark82358232"/><text:alphabetical-index-mark-end text:id="IMark140488184"/> for the <text:alphabetical-index-mark-start text:id="IMark141955208"/><text:alphabetical-index-mark-start text:id="IMark87811992"/><text:alphabetical-index-mark-start text:id="IMark142871592"/>AIE<text:alphabetical-index-mark-end text:id="IMark142871592"/><text:alphabetical-index-mark-end text:id="IMark87811992"/><text:alphabetical-index-mark-end text:id="IMark141955208"/> of the <text:alphabetical-index-mark-start text:id="IMark89529048"/><text:alphabetical-index-mark-start text:id="IMark71413272"/><text:alphabetical-index-mark-start text:id="IMark139425096"/>DGIIIAI<text:alphabetical-index-mark-end text:id="IMark139425096"/><text:alphabetical-index-mark-end text:id="IMark71413272"/><text:alphabetical-index-mark-end text:id="IMark89529048"/> <text:alphabetical-index-mark-start text:id="IMark89488152"/><text:alphabetical-index-mark-start text:id="IMark141909832"/>project<text:alphabetical-index-mark-end text:id="IMark141909832"/><text:alphabetical-index-mark-end text:id="IMark89488152"/>, being <text:alphabetical-index-mark-start text:id="IMark71075960"/>es<text:alphabetical-index-mark-end text:id="IMark71075960"/>sentially an <text:alphabetical-index-mark-start text:id="IMark89707976"/><text:alphabetical-index-mark-start text:id="IMark71108328"/>interface<text:alphabetical-index-mark-end text:id="IMark71108328"/><text:alphabetical-index-mark-end text:id="IMark89707976"/> to <text:alphabetical-index-mark-start text:id="IMark89698776"/><text:alphabetical-index-mark-start text:id="IMark144109784"/>Sqlite3<text:alphabetical-index-mark-end text:id="IMark144109784"/><text:alphabetical-index-mark-end text:id="IMark89698776"/> <text:alphabetical-index-mark-start text:id="IMark143911192"/><text:alphabetical-index-mark-start text:id="IMark140337432"/><text:alphabetical-index-mark-start text:id="IMark142980968"/><text:alphabetical-index-mark-start text:id="IMark88370168"/>data<text:alphabetical-index-mark-end text:id="IMark88370168"/><text:alphabetical-index-mark-end text:id="IMark142980968"/>bas<text:alphabetical-index-mark-start text:id="IMark141887240"/>e<text:alphabetical-index-mark-end text:id="IMark140337432"/><text:alphabetical-index-mark-end text:id="IMark143911192"/>s<text:alphabetical-index-mark-end text:id="IMark141887240"/> and specifi<text:alphabetical-index-mark-start text:id="IMark74276824"/>call<text:alphabetical-index-mark-end text:id="IMark74276824"/>y, those used on <text:alphabetical-index-mark-start text:id="IMark70862296"/><text:alphabetical-index-mark-start text:id="IMark71445736"/><text:alphabetical-index-mark-start text:id="IMark71059096"/>DGIIIAI<text:alphabetical-index-mark-end text:id="IMark71059096"/><text:alphabetical-index-mark-end text:id="IMark71445736"/><text:alphabetical-index-mark-end text:id="IMark70862296"/>.</text:p>
      <text:p text:style-name="P28"/>
      <text:p text:style-name="P28">You can also acc<text:alphabetical-index-mark-start text:id="IMark89415576"/>es<text:alphabetical-index-mark-end text:id="IMark89415576"/>s the <text:alphabetical-index-mark-start text:id="IMark82345480"/><text:alphabetical-index-mark-start text:id="IMark70966952"/><text:alphabetical-index-mark-start text:id="IMark143106024"/><text:alphabetical-index-mark-start text:id="IMark143003288"/>data<text:alphabetical-index-mark-end text:id="IMark143003288"/><text:alphabetical-index-mark-end text:id="IMark143106024"/>bas<text:alphabetical-index-mark-start text:id="IMark71190296"/>e<text:alphabetical-index-mark-end text:id="IMark70966952"/><text:alphabetical-index-mark-end text:id="IMark82345480"/>s<text:alphabetical-index-mark-end text:id="IMark71190296"/> used by <text:alphabetical-index-mark-start text:id="IMark71038728"/><text:alphabetical-index-mark-start text:id="IMark71524696"/><text:alphabetical-index-mark-start text:id="IMark89715016"/>DGIIIAI<text:alphabetical-index-mark-end text:id="IMark89715016"/><text:alphabetical-index-mark-end text:id="IMark71524696"/><text:alphabetical-index-mark-end text:id="IMark71038728"/> and <text:alphabetical-index-mark-start text:id="IMark142571240"/><text:alphabetical-index-mark-start text:id="IMark141929624"/><text:alphabetical-index-mark-start text:id="IMark89417512"/><text:alphabetical-index-mark-start text:id="IMark143576280"/><text:alphabetical-index-mark-start text:id="IMark73900344"/><text:alphabetical-index-mark-start text:id="IMark143609704"/>SQLC<text:alphabetical-index-mark-end text:id="IMark143609704"/><text:alphabetical-index-mark-end text:id="IMark73900344"/><text:alphabetical-index-mark-end text:id="IMark143576280"/><text:alphabetical-index-mark-end text:id="IMark89417512"/><text:alphabetical-index-mark-end text:id="IMark141929624"/><text:alphabetical-index-mark-end text:id="IMark142571240"/> by means of any <text:alphabetical-index-mark-start text:id="IMark70594024"/><text:alphabetical-index-mark-start text:id="IMark144235336"/>Sqlite3<text:alphabetical-index-mark-end text:id="IMark144235336"/><text:alphabetical-index-mark-end text:id="IMark70594024"/> <text:alphabetical-index-mark-start text:id="IMark142783752"/><text:alphabetical-index-mark-start text:id="IMark144263624"/>compatible<text:alphabetical-index-mark-end text:id="IMark144263624"/><text:alphabetical-index-mark-end text:id="IMark142783752"/> <text:alphabetical-index-mark-start text:id="IMark71275096"/><text:alphabetical-index-mark-start text:id="IMark70534072"/><text:alphabetical-index-mark-start text:id="IMark143447384"/><text:alphabetical-index-mark-start text:id="IMark144286632"/>data<text:alphabetical-index-mark-end text:id="IMark144286632"/><text:alphabetical-index-mark-end text:id="IMark143447384"/>base<text:alphabetical-index-mark-end text:id="IMark70534072"/><text:alphabetical-index-mark-end text:id="IMark71275096"/> <text:alphabetical-index-mark-start text:id="IMark46821672"/><text:alphabetical-index-mark-start text:id="IMark70265704"/>manage<text:alphabetical-index-mark-end text:id="IMark70265704"/><text:alphabetical-index-mark-end text:id="IMark46821672"/>r or editor, but <text:alphabetical-index-mark-start text:id="IMark89423896"/><text:alphabetical-index-mark-start text:id="IMark71405576"/><text:alphabetical-index-mark-start text:id="IMark89700568"/><text:alphabetical-index-mark-start text:id="IMark86602328"/><text:alphabetical-index-mark-start text:id="IMark141833336"/><text:alphabetical-index-mark-start text:id="IMark70488072"/>SQLC<text:alphabetical-index-mark-end text:id="IMark70488072"/><text:alphabetical-index-mark-end text:id="IMark141833336"/><text:alphabetical-index-mark-end text:id="IMark86602328"/><text:alphabetical-index-mark-end text:id="IMark89700568"/><text:alphabetical-index-mark-end text:id="IMark71405576"/><text:alphabetical-index-mark-end text:id="IMark89423896"/> provid<text:alphabetical-index-mark-start text:id="IMark71315032"/>es<text:alphabetical-index-mark-end text:id="IMark71315032"/> some <text:alphabetical-index-mark-start text:id="IMark140595832"/><text:alphabetical-index-mark-start text:id="IMark89443064"/>conv<text:span text:style-name="T54">en</text:span>ience<text:alphabetical-index-mark-end text:id="IMark89443064"/><text:alphabetical-index-mark-end text:id="IMark140595832"/> <text:alphabetical-index-mark-start text:id="IMark143883080"/><text:alphabetical-index-mark-start text:id="IMark143412296"/><text:alphabetical-index-mark-start text:id="IMark141907912"/>function<text:alphabetical-index-mark-end text:id="IMark141907912"/><text:alphabetical-index-mark-end text:id="IMark143412296"/><text:alphabetical-index-mark-end text:id="IMark143883080"/>s to do so from within an <text:alphabetical-index-mark-start text:id="IMark71192264"/><text:alphabetical-index-mark-start text:id="IMark89712056"/>OSFS<text:alphabetical-index-mark-end text:id="IMark89712056"/><text:alphabetical-index-mark-end text:id="IMark71192264"/> <text:alphabetical-index-mark-start text:id="IMark82608968"/><text:alphabetical-index-mark-start text:id="IMark143723688"/>s<text:alphabetical-index-mark-start text:id="IMark74050440"/>es<text:alphabetical-index-mark-end text:id="IMark74050440"/>sion<text:alphabetical-index-mark-end text:id="IMark143723688"/><text:alphabetical-index-mark-end text:id="IMark82608968"/>.</text:p>
      <text:p text:style-name="P44"/>
      <text:h text:style-name="Heading_20_2" text:outline-level="2"><text:bookmark-start text:name="__RefHeading___Toc4357_1164564522"/>4.1. <text:alphabetical-index-mark-start text:id="IMark70751864"/><text:alphabetical-index-mark-start text:id="IMark70856568"/>AIE<text:alphabetical-index-mark-end text:id="IMark70856568"/><text:alphabetical-index-mark-end text:id="IMark70751864"/> <text:alphabetical-index-mark-start text:id="IMark73910312"/>loop<text:alphabetical-index-mark-end text:id="IMark73910312"/>.<text:bookmark-end text:name="__RefHeading___Toc4357_1164564522"/></text:h>
      <text:p text:style-name="P56"/>
      <text:p text:style-name="P58">The <text:alphabetical-index-mark-start text:id="IMark70373592"/><text:alphabetical-index-mark-start text:id="IMark140721240"/>AIE<text:alphabetical-index-mark-end text:id="IMark140721240"/><text:alphabetical-index-mark-end text:id="IMark70373592"/> works on a <text:alphabetical-index-mark-start text:id="IMark141561400"/>loop<text:alphabetical-index-mark-end text:id="IMark141561400"/> composed by various <text:alphabetical-index-mark-start text:id="IMark70981544"/>step<text:alphabetical-index-mark-end text:id="IMark70981544"/>s identified by the <text:alphabetical-index-mark-start text:id="IMark141340152"/><text:span text:style-name="T43">Status</text:span><text:alphabetical-index-mark-end text:id="IMark141340152"/> <text:alphabetical-index-mark-start text:id="IMark143498088"/><text:alphabetical-index-mark-start text:id="IMark90666648"/>string<text:alphabetical-index-mark-end text:id="IMark90666648"/><text:alphabetical-index-mark-end text:id="IMark143498088"/> that each fact <text:alphabetical-index-mark-start text:id="IMark89498088"/><text:alphabetical-index-mark-start text:id="IMark140836584"/>record<text:alphabetical-index-mark-end text:id="IMark140836584"/><text:alphabetical-index-mark-end text:id="IMark89498088"/> is given. <text:alphabetical-index-mark-start text:id="IMark71459512"/><text:alphabetical-index-mark-start text:id="IMark71445736"/><text:alphabetical-index-mark-start text:id="IMark70862296"/><text:alphabetical-index-mark-start text:id="IMark71059096"/><text:span text:style-name="T70">SQLC</text:span><text:alphabetical-index-mark-end text:id="IMark71059096"/><text:alphabetical-index-mark-end text:id="IMark70862296"/><text:alphabetical-index-mark-end text:id="IMark71445736"/><text:alphabetical-index-mark-end text:id="IMark71459512"/><text:span text:style-name="T70"> exchanges </text:span><text:alphabetical-index-mark-start text:id="IMark74276824"/><text:alphabetical-index-mark-start text:id="IMark141887240"/><text:span text:style-name="T70">data</text:span><text:alphabetical-index-mark-end text:id="IMark141887240"/><text:alphabetical-index-mark-end text:id="IMark74276824"/><text:span text:style-name="T70"> only during one of these </text:span><text:alphabetical-index-mark-start text:id="IMark143911192"/><text:span text:style-name="T70">step</text:span><text:alphabetical-index-mark-end text:id="IMark143911192"/><text:span text:style-name="T70">s in order to maintain </text:span><text:alphabetical-index-mark-start text:id="IMark140337432"/><text:alphabetical-index-mark-start text:id="IMark142980968"/><text:span text:style-name="T70">sync</text:span><text:alphabetical-index-mark-end text:id="IMark142980968"/><text:span text:style-name="T70">hronization</text:span><text:alphabetical-index-mark-end text:id="IMark140337432"/><text:span text:style-name="T70"> and avoid race </text:span><text:alphabetical-index-mark-start text:id="IMark88370168"/><text:alphabetical-index-mark-start text:id="IMark89698776"/><text:span text:style-name="T70">condition</text:span><text:alphabetical-index-mark-end text:id="IMark89698776"/><text:alphabetical-index-mark-end text:id="IMark88370168"/><text:span text:style-name="T70">s within the </text:span><text:alphabetical-index-mark-start text:id="IMark144109784"/><text:alphabetical-index-mark-start text:id="IMark89707976"/><text:span text:style-name="T70">expert</text:span><text:alphabetical-index-mark-end text:id="IMark89707976"/><text:alphabetical-index-mark-end text:id="IMark144109784"/><text:span text:style-name="T70"> </text:span><text:alphabetical-index-mark-start text:id="IMark71108328"/><text:alphabetical-index-mark-start text:id="IMark71075960"/><text:span text:style-name="T70">system</text:span><text:alphabetical-index-mark-end text:id="IMark71075960"/><text:alphabetical-index-mark-end text:id="IMark71108328"/><text:span text:style-name="T70">.</text:span></text:p>
      <text:p text:style-name="P56"/>
      <text:p text:style-name="P59">The <text:alphabetical-index-mark-start text:id="IMark142871592"/>Status<text:alphabetical-index-mark-end text:id="IMark142871592"/> <text:alphabetical-index-mark-start text:id="IMark140488184"/><text:alphabetical-index-mark-start text:id="IMark82358232"/>field<text:alphabetical-index-mark-end text:id="IMark82358232"/><text:alphabetical-index-mark-end text:id="IMark140488184"/> is changed for all facts in <text:alphabetical-index-mark-start text:id="IMark83177736"/><text:alphabetical-index-mark-start text:id="IMark140751928"/><text:span text:style-name="T43">sde_facts</text:span><text:alphabetical-index-mark-end text:id="IMark140751928"/><text:alphabetical-index-mark-end text:id="IMark83177736"/> each <text:alphabetical-index-mark-start text:id="IMark139826200"/>time<text:alphabetical-index-mark-end text:id="IMark139826200"/> a <text:alphabetical-index-mark-start text:id="IMark90646040"/><text:alphabetical-index-mark-start text:id="IMark71315032"/>number<text:alphabetical-index-mark-end text:id="IMark71315032"/><text:alphabetical-index-mark-end text:id="IMark90646040"/> of <text:alphabetical-index-mark-start text:id="IMark89423896"/>task<text:alphabetical-index-mark-end text:id="IMark89423896"/>s are finished.</text:p>
      <text:p text:style-name="P56"/>
      <text:h text:style-name="Heading_20_3" text:outline-level="3"><text:bookmark-start text:name="__RefHeading___Toc4359_1164564522"/>4.1.1. <text:alphabetical-index-mark-start text:id="IMark70488072"/><text:span text:style-name="T43">St</text:span><text:span text:style-name="T49">atus</text:span><text:alphabetical-index-mark-end text:id="IMark70488072"/><text:span text:style-name="T49"> =</text:span><text:span text:style-name="T43"> ‘</text:span><text:alphabetical-index-mark-start text:id="IMark70265704"/><text:span text:style-name="T43">sentodb</text:span><text:alphabetical-index-mark-end text:id="IMark70265704"/><text:span text:style-name="T43">’</text:span><text:bookmark-end text:name="__RefHeading___Toc4359_1164564522"/></text:h>
      <text:p text:style-name="P56"/>
      <text:p text:style-name="P56"><text:alphabetical-index-mark-start text:id="IMark141929624"/><text:alphabetical-index-mark-start text:id="IMark89417512"/>Data<text:alphabetical-index-mark-end text:id="IMark89417512"/><text:alphabetical-index-mark-end text:id="IMark141929624"/> is gathered from the <text:alphabetical-index-mark-start text:id="IMark143576280"/>OAPI<text:alphabetical-index-mark-end text:id="IMark143576280"/> and facts in <text:alphabetical-index-mark-start text:id="IMark73900344"/><text:alphabetical-index-mark-start text:id="IMark143609704"/><text:span text:style-name="T43">sde_facts</text:span><text:alphabetical-index-mark-end text:id="IMark143609704"/><text:alphabetical-index-mark-end text:id="IMark73900344"/> are <text:alphabetical-index-mark-start text:id="IMark71038728"/><text:alphabetical-index-mark-start text:id="IMark71524696"/><text:alphabetical-index-mark-start text:id="IMark89715016"/><text:alphabetical-index-mark-start text:id="IMark71190296"/>update<text:alphabetical-index-mark-end text:id="IMark71190296"/><text:alphabetical-index-mark-end text:id="IMark89715016"/><text:alphabetical-index-mark-end text:id="IMark71524696"/><text:alphabetical-index-mark-end text:id="IMark71038728"/>d <text:span text:style-name="T76">using the </text:span><text:alphabetical-index-mark-start text:id="IMark82345480"/><text:span text:style-name="T76">parameter</text:span><text:alphabetical-index-mark-end text:id="IMark82345480"/><text:span text:style-name="T76">s coming </text:span><text:soft-page-break/><text:span text:style-name="T76">from the </text:span><text:alphabetical-index-mark-start text:id="IMark70966952"/><text:span text:style-name="T76">OAPI</text:span><text:alphabetical-index-mark-end text:id="IMark70966952"/><text:span text:style-name="T76">. </text:span><text:alphabetical-index-mark-start text:id="IMark143106024"/><text:alphabetical-index-mark-start text:id="IMark143003288"/><text:span text:style-name="T76">SQLC</text:span><text:alphabetical-index-mark-end text:id="IMark143003288"/><text:alphabetical-index-mark-end text:id="IMark143106024"/><text:span text:style-name="T76"> does not </text:span><text:alphabetical-index-mark-start text:id="IMark89415576"/><text:span text:style-name="T76">interact</text:span><text:alphabetical-index-mark-end text:id="IMark89415576"/><text:span text:style-name="T76"> with the </text:span><text:alphabetical-index-mark-start text:id="IMark142792248"/><text:span text:style-name="T76">AIE</text:span><text:alphabetical-index-mark-end text:id="IMark142792248"/><text:span text:style-name="T76"> during this </text:span><text:alphabetical-index-mark-start text:id="IMark143723688"/><text:span text:style-name="T76">step</text:span><text:alphabetical-index-mark-end text:id="IMark143723688"/>.</text:p>
      <text:p text:style-name="P56"/>
      <text:p text:style-name="P56"/>
      <text:h text:style-name="Heading_20_3" text:outline-level="3"><text:bookmark-start text:name="__RefHeading___Toc4361_1164564522"/>4.1.2. <text:alphabetical-index-mark-start text:id="IMark140595832"/><text:span text:style-name="T43">St</text:span><text:span text:style-name="T49">atus</text:span><text:alphabetical-index-mark-end text:id="IMark140595832"/><text:span text:style-name="T49"> =</text:span><text:span text:style-name="T43"> ‘</text:span><text:alphabetical-index-mark-start text:id="IMark143805400"/><text:span text:style-name="T43">getfrom</text:span><text:alphabetical-index-mark-start text:id="IMark82564264"/><text:alphabetical-index-mark-start text:id="IMark70751864"/><text:span text:style-name="T43">network</text:span><text:alphabetical-index-mark-end text:id="IMark70751864"/><text:alphabetical-index-mark-end text:id="IMark82564264"/><text:alphabetical-index-mark-end text:id="IMark143805400"/><text:span text:style-name="T43">’</text:span><text:bookmark-end text:name="__RefHeading___Toc4361_1164564522"/></text:h>
      <text:p text:style-name="P56"/>
      <text:p text:style-name="P57"><text:alphabetical-index-mark-start text:id="IMark89498088"/><text:alphabetical-index-mark-start text:id="IMark140836584"/>Data<text:alphabetical-index-mark-end text:id="IMark140836584"/><text:alphabetical-index-mark-end text:id="IMark89498088"/> is exchanged with <text:alphabetical-index-mark-start text:id="IMark143498088"/><text:alphabetical-index-mark-start text:id="IMark90666648"/><text:alphabetical-index-mark-start text:id="IMark141340152"/><text:alphabetical-index-mark-start text:id="IMark141909832"/><text:span text:style-name="T70">SQLC</text:span><text:alphabetical-index-mark-end text:id="IMark141909832"/><text:alphabetical-index-mark-end text:id="IMark141340152"/><text:alphabetical-index-mark-end text:id="IMark90666648"/><text:alphabetical-index-mark-end text:id="IMark143498088"/><text:span text:style-name="T70"> and any other </text:span><text:alphabetical-index-mark-start text:id="IMark71459512"/><text:span text:style-name="T70">external</text:span><text:alphabetical-index-mark-end text:id="IMark71459512"/><text:span text:style-name="T70"> </text:span><text:alphabetical-index-mark-start text:id="IMark71445736"/><text:alphabetical-index-mark-start text:id="IMark70862296"/><text:span text:style-name="T70">module</text:span><text:alphabetical-index-mark-end text:id="IMark70862296"/><text:alphabetical-index-mark-end text:id="IMark71445736"/>. <text:alphabetical-index-mark-start text:id="IMark71059096"/><text:alphabetical-index-mark-start text:id="IMark74276824"/><text:span text:style-name="T70">SQL</text:span><text:alphabetical-index-mark-end text:id="IMark74276824"/><text:alphabetical-index-mark-end text:id="IMark71059096"/><text:span text:style-name="T70"> </text:span><text:alphabetical-index-mark-start text:id="IMark141887240"/><text:span text:style-name="T70">queries</text:span><text:alphabetical-index-mark-end text:id="IMark141887240"/><text:span text:style-name="T70"> should be written so that <text:s/></text:span><text:alphabetical-index-mark-start text:id="IMark143911192"/><text:span text:style-name="T70">Status</text:span><text:alphabetical-index-mark-end text:id="IMark143911192"/><text:span text:style-name="T70"> = ‘</text:span><text:alphabetical-index-mark-start text:id="IMark142980968"/><text:span text:style-name="T48">getfrom</text:span><text:alphabetical-index-mark-start text:id="IMark140337432"/><text:alphabetical-index-mark-start text:id="IMark89529048"/><text:span text:style-name="T48">network</text:span><text:alphabetical-index-mark-end text:id="IMark89529048"/><text:alphabetical-index-mark-end text:id="IMark140337432"/><text:alphabetical-index-mark-end text:id="IMark142980968"/><text:span text:style-name="T70">’ is a necessary </text:span><text:alphabetical-index-mark-start text:id="IMark88370168"/><text:alphabetical-index-mark-start text:id="IMark89698776"/><text:span text:style-name="T70">condition</text:span><text:alphabetical-index-mark-end text:id="IMark89698776"/><text:alphabetical-index-mark-end text:id="IMark88370168"/><text:span text:style-name="T70"> within the </text:span><text:alphabetical-index-mark-start text:id="IMark144109784"/><text:span text:style-name="T70">statement</text:span><text:alphabetical-index-mark-end text:id="IMark144109784"/><text:span text:style-name="T70">. This is the only </text:span><text:alphabetical-index-mark-start text:id="IMark89707976"/><text:span text:style-name="T70">step</text:span><text:alphabetical-index-mark-end text:id="IMark89707976"/><text:span text:style-name="T70"> of the inference </text:span><text:alphabetical-index-mark-start text:id="IMark71108328"/><text:span text:style-name="T70">loop</text:span><text:alphabetical-index-mark-end text:id="IMark71108328"/><text:span text:style-name="T70"> in which </text:span><text:alphabetical-index-mark-start text:id="IMark71075960"/><text:alphabetical-index-mark-start text:id="IMark139425096"/><text:span text:style-name="T70">SQLC</text:span><text:alphabetical-index-mark-end text:id="IMark139425096"/><text:alphabetical-index-mark-end text:id="IMark71075960"/><text:span text:style-name="T70"> can </text:span><text:alphabetical-index-mark-start text:id="IMark71413272"/><text:span text:style-name="T70">send</text:span><text:alphabetical-index-mark-end text:id="IMark71413272"/><text:span text:style-name="T70"> and </text:span><text:alphabetical-index-mark-start text:id="IMark87811992"/><text:span text:style-name="T70">receive</text:span><text:alphabetical-index-mark-end text:id="IMark87811992"/><text:span text:style-name="T70"> </text:span><text:alphabetical-index-mark-start text:id="IMark141955208"/><text:span text:style-name="T70">data</text:span><text:alphabetical-index-mark-end text:id="IMark141955208"/><text:span text:style-name="T70"> from the </text:span><text:alphabetical-index-mark-start text:id="IMark140488184"/><text:span text:style-name="T70">AIE</text:span><text:alphabetical-index-mark-end text:id="IMark140488184"/><text:span text:style-name="T70">.</text:span></text:p>
      <text:p text:style-name="P56"/>
      <text:p text:style-name="P56"/>
      <text:h text:style-name="Heading_20_3" text:outline-level="3"><text:bookmark-start text:name="__RefHeading___Toc4363_1164564522"/>4.1.3. <text:s/><text:alphabetical-index-mark-start text:id="IMark71275096"/><text:span text:style-name="T43">St</text:span><text:span text:style-name="T49">atus</text:span><text:alphabetical-index-mark-end text:id="IMark71275096"/><text:span text:style-name="T49"> = </text:span><text:span text:style-name="T43">‘</text:span><text:alphabetical-index-mark-start text:id="IMark70534072"/><text:span text:style-name="T43">applykbrules</text:span><text:alphabetical-index-mark-end text:id="IMark70534072"/><text:span text:style-name="T43">’</text:span><text:bookmark-end text:name="__RefHeading___Toc4363_1164564522"/></text:h>
      <text:p text:style-name="P56"/>
      <text:p text:style-name="P83">Rules are applied and facts are <text:alphabetical-index-mark-start text:id="IMark141929624"/><text:alphabetical-index-mark-start text:id="IMark89417512"/><text:alphabetical-index-mark-start text:id="IMark82608968"/><text:alphabetical-index-mark-start text:id="IMark71038728"/>update<text:alphabetical-index-mark-end text:id="IMark71038728"/><text:alphabetical-index-mark-end text:id="IMark82608968"/><text:alphabetical-index-mark-end text:id="IMark89417512"/><text:alphabetical-index-mark-end text:id="IMark141929624"/>d based on those rules. <text:span text:style-name="T70">At this point the </text:span><text:alphabetical-index-mark-start text:id="IMark71524696"/><text:alphabetical-index-mark-start text:id="IMark89715016"/><text:span text:style-name="T70">ES</text:span><text:alphabetical-index-mark-end text:id="IMark89715016"/><text:alphabetical-index-mark-end text:id="IMark71524696"/><text:span text:style-name="T70"> evaluates each rule in </text:span><text:alphabetical-index-mark-start text:id="IMark71190296"/><text:alphabetical-index-mark-start text:id="IMark73900344"/><text:span text:style-name="T48">sde_rules</text:span><text:alphabetical-index-mark-end text:id="IMark73900344"/><text:alphabetical-index-mark-end text:id="IMark71190296"/><text:span text:style-name="T70"> against the </text:span><text:alphabetical-index-mark-start text:id="IMark143609704"/><text:alphabetical-index-mark-start text:id="IMark74050440"/><text:span text:style-name="T70">data</text:span><text:alphabetical-index-mark-end text:id="IMark74050440"/><text:alphabetical-index-mark-end text:id="IMark143609704"/><text:span text:style-name="T70"> in </text:span><text:alphabetical-index-mark-start text:id="IMark82345480"/><text:alphabetical-index-mark-start text:id="IMark70966952"/><text:span text:style-name="T48">sde_facts</text:span><text:alphabetical-index-mark-end text:id="IMark70966952"/><text:alphabetical-index-mark-end text:id="IMark82345480"/><text:span text:style-name="T70">. </text:span><text:alphabetical-index-mark-start text:id="IMark143106024"/><text:alphabetical-index-mark-start text:id="IMark143003288"/><text:span text:style-name="T70">SQLC</text:span><text:alphabetical-index-mark-end text:id="IMark143003288"/><text:alphabetical-index-mark-end text:id="IMark143106024"/><text:span text:style-name="T70"> does not </text:span><text:alphabetical-index-mark-start text:id="IMark89415576"/><text:span text:style-name="T70">interact</text:span><text:alphabetical-index-mark-end text:id="IMark89415576"/><text:span text:style-name="T70"> with the </text:span><text:alphabetical-index-mark-start text:id="IMark142792248"/><text:span text:style-name="T70">AIE</text:span><text:alphabetical-index-mark-end text:id="IMark142792248"/><text:span text:style-name="T70"> during this </text:span><text:alphabetical-index-mark-start text:id="IMark71192264"/><text:span text:style-name="T70">step</text:span><text:alphabetical-index-mark-end text:id="IMark71192264"/>.</text:p>
      <text:p text:style-name="P56"/>
      <text:p text:style-name="P56"/>
      <text:h text:style-name="Heading_20_3" text:outline-level="3"><text:bookmark-start text:name="__RefHeading___Toc4365_1164564522"/>4.1.4. <text:alphabetical-index-mark-start text:id="IMark140595832"/><text:span text:style-name="T43">St</text:span><text:span text:style-name="T49">atus</text:span><text:alphabetical-index-mark-end text:id="IMark140595832"/><text:span text:style-name="T49"> =</text:span><text:span text:style-name="T43"> ‘</text:span><text:alphabetical-index-mark-start text:id="IMark89611368"/><text:span text:style-name="T43">dbtoact</text:span><text:alphabetical-index-mark-end text:id="IMark89611368"/><text:span text:style-name="T43">’</text:span><text:bookmark-end text:name="__RefHeading___Toc4365_1164564522"/></text:h>
      <text:p text:style-name="P56"/>
      <text:p text:style-name="P83"><text:alphabetical-index-mark-start text:id="IMark143417880"/><text:alphabetical-index-mark-start text:id="IMark89488152"/>Data<text:alphabetical-index-mark-end text:id="IMark89488152"/><text:alphabetical-index-mark-end text:id="IMark143417880"/> from <text:alphabetical-index-mark-start text:id="IMark140721240"/><text:alphabetical-index-mark-start text:id="IMark90626072"/><text:span text:style-name="T43">sde_facts</text:span><text:alphabetical-index-mark-end text:id="IMark90626072"/><text:alphabetical-index-mark-end text:id="IMark140721240"/> is sent <text:span text:style-name="T72">back </text:span>to the <text:alphabetical-index-mark-start text:id="IMark90610648"/><text:alphabetical-index-mark-start text:id="IMark143734440"/><text:span text:style-name="T72">ship</text:span><text:alphabetical-index-mark-end text:id="IMark143734440"/><text:alphabetical-index-mark-end text:id="IMark90610648"/><text:span text:style-name="T72"> via the </text:span><text:alphabetical-index-mark-start text:id="IMark89498088"/>OAPI<text:alphabetical-index-mark-end text:id="IMark89498088"/> <text:span text:style-name="T72">and to the actuator </text:span><text:alphabetical-index-mark-start text:id="IMark140836584"/><text:alphabetical-index-mark-start text:id="IMark82358232"/><text:span text:style-name="T72">function</text:span><text:alphabetical-index-mark-end text:id="IMark82358232"/><text:alphabetical-index-mark-end text:id="IMark140836584"/><text:span text:style-name="T72">s that will, for </text:span><text:alphabetical-index-mark-start text:id="IMark143498088"/><text:alphabetical-index-mark-start text:id="IMark90666648"/><text:span text:style-name="T72">example</text:span><text:alphabetical-index-mark-end text:id="IMark90666648"/><text:alphabetical-index-mark-end text:id="IMark143498088"/><text:span text:style-name="T72">, make the </text:span><text:alphabetical-index-mark-start text:id="IMark141340152"/><text:alphabetical-index-mark-start text:id="IMark141909832"/><text:span text:style-name="T72">ship</text:span><text:alphabetical-index-mark-end text:id="IMark141909832"/><text:alphabetical-index-mark-end text:id="IMark141340152"/><text:span text:style-name="T72"> turn, ascend, descend, retract or extend its landing gear, cooling panels, etc</text:span>. <text:span text:style-name="T76"><text:s/></text:span><text:alphabetical-index-mark-start text:id="IMark142871592"/><text:alphabetical-index-mark-start text:id="IMark71459512"/><text:span text:style-name="T76">SQLC</text:span><text:alphabetical-index-mark-end text:id="IMark71459512"/><text:alphabetical-index-mark-end text:id="IMark142871592"/><text:span text:style-name="T76"> does not </text:span><text:alphabetical-index-mark-start text:id="IMark71445736"/><text:span text:style-name="T76">interact</text:span><text:alphabetical-index-mark-end text:id="IMark71445736"/><text:span text:style-name="T76"> with the </text:span><text:alphabetical-index-mark-start text:id="IMark70862296"/><text:span text:style-name="T76">AIE</text:span><text:alphabetical-index-mark-end text:id="IMark70862296"/><text:span text:style-name="T76"> during this </text:span><text:alphabetical-index-mark-start text:id="IMark71059096"/><text:span text:style-name="T76">step</text:span><text:alphabetical-index-mark-end text:id="IMark71059096"/>.</text:p>
      <text:p text:style-name="P56"/>
      <text:p text:style-name="P56"/>
      <text:h text:style-name="Heading_20_2" text:outline-level="2"><text:bookmark-start text:name="__RefHeading___Toc4367_1164564522"/>4.2. <text:alphabetical-index-mark-start text:id="IMark88370168"/><text:alphabetical-index-mark-start text:id="IMark144109784"/>Latency<text:bookmark-end text:name="__RefHeading___Toc4367_1164564522"/><text:alphabetical-index-mark-end text:id="IMark144109784"/><text:alphabetical-index-mark-end text:id="IMark88370168"/></text:h>
      <text:p text:style-name="P59"/>
      <text:p text:style-name="P59">The <text:alphabetical-index-mark-start text:id="IMark139826200"/>step<text:alphabetical-index-mark-end text:id="IMark139826200"/>s described in <text:span text:style-name="T11">[4.1.]</text:span> are performed very fast. Thousands of <text:alphabetical-index-mark-start text:id="IMark71108328"/>queries<text:alphabetical-index-mark-end text:id="IMark71108328"/> are made each second as rules are applied, <text:alphabetical-index-mark-start text:id="IMark71075960"/><text:alphabetical-index-mark-start text:id="IMark139425096"/>program<text:alphabetical-index-mark-end text:id="IMark139425096"/><text:alphabetical-index-mark-end text:id="IMark71075960"/>s are <text:alphabetical-index-mark-start text:id="IMark71413272"/><text:alphabetical-index-mark-start text:id="IMark87811992"/>load<text:alphabetical-index-mark-end text:id="IMark87811992"/><text:alphabetical-index-mark-end text:id="IMark71413272"/>ed and <text:alphabetical-index-mark-start text:id="IMark141955208"/><text:alphabetical-index-mark-start text:id="IMark140488184"/>un<text:alphabetical-index-mark-start text:id="IMark140751928"/><text:alphabetical-index-mark-start text:id="IMark83177736"/>load<text:alphabetical-index-mark-end text:id="IMark83177736"/><text:alphabetical-index-mark-end text:id="IMark140751928"/><text:alphabetical-index-mark-end text:id="IMark140488184"/><text:alphabetical-index-mark-end text:id="IMark141955208"/>ed, and <text:alphabetical-index-mark-start text:id="IMark141833336"/><text:alphabetical-index-mark-start text:id="IMark89700568"/>data<text:alphabetical-index-mark-end text:id="IMark89700568"/><text:alphabetical-index-mark-end text:id="IMark141833336"/> is sent between <text:alphabetical-index-mark-start text:id="IMark46821672"/><text:alphabetical-index-mark-start text:id="IMark86602328"/>module<text:alphabetical-index-mark-end text:id="IMark86602328"/><text:alphabetical-index-mark-end text:id="IMark46821672"/>s and the <text:alphabetical-index-mark-start text:id="IMark70488072"/><text:alphabetical-index-mark-start text:id="IMark143447384"/>AIE<text:alphabetical-index-mark-end text:id="IMark143447384"/><text:alphabetical-index-mark-end text:id="IMark70488072"/>.</text:p>
      <text:p text:style-name="P59"/>
      <text:p text:style-name="P59">Indeed, the faster the computer running the <text:alphabetical-index-mark-start text:id="IMark70534072"/><text:alphabetical-index-mark-start text:id="IMark70594024"/>OSFS<text:alphabetical-index-mark-end text:id="IMark70594024"/><text:alphabetical-index-mark-end text:id="IMark70534072"/> <text:alphabetical-index-mark-start text:id="IMark142571240"/><text:alphabetical-index-mark-start text:id="IMark144263624"/>session<text:alphabetical-index-mark-end text:id="IMark144263624"/><text:alphabetical-index-mark-end text:id="IMark142571240"/>, the better. Plus, <text:alphabetical-index-mark-start text:id="IMark143576280"/><text:alphabetical-index-mark-start text:id="IMark144235336"/>DGIIIAI<text:alphabetical-index-mark-end text:id="IMark144235336"/><text:alphabetical-index-mark-end text:id="IMark143576280"/> has <text:alphabetical-index-mark-start text:id="IMark141929624"/><text:alphabetical-index-mark-start text:id="IMark89417512"/>multi<text:alphabetical-index-mark-end text:id="IMark89417512"/><text:alphabetical-index-mark-end text:id="IMark141929624"/> threaded <text:alphabetical-index-mark-start text:id="IMark82608968"/><text:alphabetical-index-mark-start text:id="IMark71038728"/>code<text:alphabetical-index-mark-end text:id="IMark71038728"/><text:alphabetical-index-mark-end text:id="IMark82608968"/>, so that in in computers that have more than one singe <text:alphabetical-index-mark-start text:id="IMark143723688"/>CPU<text:alphabetical-index-mark-end text:id="IMark143723688"/> core <text:alphabetical-index-mark-start text:id="IMark143883080"/><text:alphabetical-index-mark-start text:id="IMark71524696"/>operation<text:alphabetical-index-mark-end text:id="IMark71524696"/><text:alphabetical-index-mark-end text:id="IMark143883080"/>s become even faster.</text:p>
      <text:p text:style-name="P59"><text:soft-page-break/></text:p>
      <text:p text:style-name="P59">Despite all this, the fact that <text:alphabetical-index-mark-start text:id="IMark89712056"/><text:alphabetical-index-mark-start text:id="IMark143609704"/><text:alphabetical-index-mark-start text:id="IMark74050440"/><text:alphabetical-index-mark-start text:id="IMark82345480"/>KB<text:alphabetical-index-mark-end text:id="IMark82345480"/><text:alphabetical-index-mark-end text:id="IMark74050440"/><text:alphabetical-index-mark-end text:id="IMark143609704"/><text:alphabetical-index-mark-end text:id="IMark89712056"/> <text:alphabetical-index-mark-start text:id="IMark70966952"/><text:alphabetical-index-mark-start text:id="IMark141907912"/>operation<text:alphabetical-index-mark-end text:id="IMark141907912"/><text:alphabetical-index-mark-end text:id="IMark70966952"/>s are intensive and in order to keep things coordinated and avoid race <text:alphabetical-index-mark-start text:id="IMark143106024"/><text:alphabetical-index-mark-start text:id="IMark143003288"/>condition<text:alphabetical-index-mark-end text:id="IMark143003288"/><text:alphabetical-index-mark-end text:id="IMark143106024"/>s in relation to the application of rules, <text:alphabetical-index-mark-start text:id="IMark89415576"/><text:alphabetical-index-mark-start text:id="IMark142792248"/><text:alphabetical-index-mark-start text:id="IMark143412296"/><text:alphabetical-index-mark-start text:id="IMark71192264"/>SQLC<text:alphabetical-index-mark-end text:id="IMark71192264"/><text:alphabetical-index-mark-end text:id="IMark143412296"/><text:alphabetical-index-mark-end text:id="IMark142792248"/><text:alphabetical-index-mark-end text:id="IMark89415576"/> and <text:alphabetical-index-mark-start text:id="IMark141017416"/>external<text:alphabetical-index-mark-end text:id="IMark141017416"/> <text:alphabetical-index-mark-start text:id="IMark143851432"/><text:alphabetical-index-mark-start text:id="IMark73910312"/>module<text:alphabetical-index-mark-end text:id="IMark73910312"/><text:alphabetical-index-mark-end text:id="IMark143851432"/>s should only exchange <text:alphabetical-index-mark-start text:id="IMark89443064"/><text:alphabetical-index-mark-start text:id="IMark70856568"/>data<text:alphabetical-index-mark-end text:id="IMark70856568"/><text:alphabetical-index-mark-end text:id="IMark89443064"/> with the <text:alphabetical-index-mark-start text:id="IMark141895992"/><text:alphabetical-index-mark-start text:id="IMark140595832"/>AIE<text:alphabetical-index-mark-end text:id="IMark140595832"/><text:alphabetical-index-mark-end text:id="IMark141895992"/> during <text:alphabetical-index-mark-start text:id="IMark84444264"/>step<text:alphabetical-index-mark-end text:id="IMark84444264"/> [4.1.2.], while <text:alphabetical-index-mark-start text:id="IMark143805400"/><text:span text:style-name="T43">Status</text:span><text:alphabetical-index-mark-end text:id="IMark143805400"/><text:span text:style-name="T43"> = ‘</text:span><text:alphabetical-index-mark-start text:id="IMark82564264"/><text:span text:style-name="T43">getfrom</text:span><text:alphabetical-index-mark-start text:id="IMark89611368"/><text:alphabetical-index-mark-start text:id="IMark70751864"/><text:span text:style-name="T43">network</text:span><text:alphabetical-index-mark-end text:id="IMark70751864"/><text:alphabetical-index-mark-end text:id="IMark89611368"/><text:alphabetical-index-mark-end text:id="IMark82564264"/><text:span text:style-name="T43">’</text:span>. This means that there is a certain <text:alphabetical-index-mark-start text:id="IMark70373592"/><text:alphabetical-index-mark-start text:id="IMark70981544"/>latency<text:alphabetical-index-mark-end text:id="IMark70981544"/><text:alphabetical-index-mark-end text:id="IMark70373592"/>, meaning that a fraction of <text:alphabetical-index-mark-start text:id="IMark71410136"/>time<text:alphabetical-index-mark-end text:id="IMark71410136"/> passes between the moment you <text:alphabetical-index-mark-start text:id="IMark141561400"/><text:alphabetical-index-mark-start text:id="IMark143417880"/>send<text:alphabetical-index-mark-end text:id="IMark143417880"/><text:alphabetical-index-mark-end text:id="IMark141561400"/> a command via <text:alphabetical-index-mark-start text:id="IMark89488152"/><text:alphabetical-index-mark-start text:id="IMark74276824"/><text:alphabetical-index-mark-start text:id="IMark140721240"/><text:alphabetical-index-mark-start text:id="IMark90626072"/>SQLC<text:alphabetical-index-mark-end text:id="IMark90626072"/><text:alphabetical-index-mark-end text:id="IMark140721240"/><text:alphabetical-index-mark-end text:id="IMark74276824"/><text:alphabetical-index-mark-end text:id="IMark89488152"/> and the processing of that command by the <text:alphabetical-index-mark-start text:id="IMark141887240"/><text:alphabetical-index-mark-start text:id="IMark90610648"/>AIE<text:alphabetical-index-mark-end text:id="IMark90610648"/><text:alphabetical-index-mark-end text:id="IMark141887240"/>.</text:p>
      <text:p text:style-name="P59"/>
      <text:p text:style-name="P60">You should not confuse this <text:alphabetical-index-mark-start text:id="IMark141340152"/>AI<text:alphabetical-index-mark-end text:id="IMark141340152"/> processing <text:alphabetical-index-mark-start text:id="IMark141909832"/><text:alphabetical-index-mark-start text:id="IMark142871592"/>latency<text:alphabetical-index-mark-end text:id="IMark142871592"/><text:alphabetical-index-mark-end text:id="IMark141909832"/> with the <text:alphabetical-index-mark-start text:id="IMark71459512"/><text:alphabetical-index-mark-start text:id="IMark71445736"/>flight<text:alphabetical-index-mark-end text:id="IMark71445736"/><text:alphabetical-index-mark-end text:id="IMark71459512"/> response of the <text:alphabetical-index-mark-start text:id="IMark70862296"/><text:alphabetical-index-mark-start text:id="IMark142980968"/>ship<text:alphabetical-index-mark-end text:id="IMark142980968"/><text:alphabetical-index-mark-end text:id="IMark70862296"/>. Factors like inertia, acceleration, etc. may also cause <text:alphabetical-index-mark-start text:id="IMark71059096"/><text:alphabetical-index-mark-start text:id="IMark89529048"/>delay<text:alphabetical-index-mark-end text:id="IMark89529048"/><text:alphabetical-index-mark-end text:id="IMark71059096"/>s in the response of <text:alphabetical-index-mark-start text:id="IMark140337432"/><text:alphabetical-index-mark-start text:id="IMark89423896"/>DGIIIAI<text:alphabetical-index-mark-end text:id="IMark89423896"/><text:alphabetical-index-mark-end text:id="IMark140337432"/>. Like in the case of any aircraft. </text:p>
      <text:p text:style-name="P60"/>
      <text:p text:style-name="P60">It is no coincidence that one thing that you learn when you are after a <text:alphabetical-index-mark-start text:id="IMark89698776"/><text:alphabetical-index-mark-start text:id="IMark89707976"/>flight<text:alphabetical-index-mark-end text:id="IMark89707976"/><text:alphabetical-index-mark-end text:id="IMark89698776"/> <text:alphabetical-index-mark-start text:id="IMark71315032"/><text:alphabetical-index-mark-start text:id="IMark139826200"/>license<text:alphabetical-index-mark-end text:id="IMark139826200"/><text:alphabetical-index-mark-end text:id="IMark71315032"/> in the <text:alphabetical-index-mark-start text:id="IMark71275096"/><text:alphabetical-index-mark-start text:id="IMark143447384"/>real<text:alphabetical-index-mark-end text:id="IMark143447384"/><text:alphabetical-index-mark-end text:id="IMark71275096"/> world is that you should think always in anticipation because aircraft almost never react immediately to the pilot’s <text:alphabetical-index-mark-start text:id="IMark70488072"/><text:alphabetical-index-mark-start text:id="IMark46821672"/>input<text:alphabetical-index-mark-end text:id="IMark46821672"/><text:alphabetical-index-mark-end text:id="IMark70488072"/>s. Take for <text:alphabetical-index-mark-start text:id="IMark86602328"/><text:alphabetical-index-mark-start text:id="IMark141833336"/>example<text:alphabetical-index-mark-end text:id="IMark141833336"/><text:alphabetical-index-mark-end text:id="IMark86602328"/>, the <text:alphabetical-index-mark-start text:id="IMark89700568"/><text:alphabetical-index-mark-start text:id="IMark141955208"/>latency<text:alphabetical-index-mark-end text:id="IMark141955208"/><text:alphabetical-index-mark-end text:id="IMark89700568"/> or <text:alphabetical-index-mark-start text:id="IMark140488184"/><text:alphabetical-index-mark-start text:id="IMark140751928"/>delay<text:alphabetical-index-mark-end text:id="IMark140751928"/><text:alphabetical-index-mark-end text:id="IMark140488184"/> between the moment in which a pilot throttles up the <text:alphabetical-index-mark-start text:id="IMark83177736"/><text:alphabetical-index-mark-start text:id="IMark71413272"/>engine<text:alphabetical-index-mark-end text:id="IMark71413272"/><text:alphabetical-index-mark-end text:id="IMark83177736"/>s of a plane, and the actual acceleration of the aircraft as a <text:alphabetical-index-mark-start text:id="IMark87811992"/><text:alphabetical-index-mark-start text:id="IMark71075960"/>result<text:alphabetical-index-mark-end text:id="IMark71075960"/><text:alphabetical-index-mark-end text:id="IMark87811992"/>.</text:p>
      <text:p text:style-name="P60"/>
      <text:p text:style-name="P60">So, pay attention to the <text:alphabetical-index-mark-start text:id="IMark142783752"/><text:alphabetical-index-mark-start text:id="IMark70265704"/>latency<text:alphabetical-index-mark-end text:id="IMark70265704"/><text:alphabetical-index-mark-end text:id="IMark142783752"/> of the <text:alphabetical-index-mark-start text:id="IMark142324664"/>AI<text:alphabetical-index-mark-end text:id="IMark142324664"/> <text:alphabetical-index-mark-start text:id="IMark143427272"/><text:alphabetical-index-mark-start text:id="IMark71524696"/>system<text:alphabetical-index-mark-end text:id="IMark71524696"/><text:alphabetical-index-mark-end text:id="IMark143427272"/> in addition to the <text:alphabetical-index-mark-start text:id="IMark143883080"/>time<text:alphabetical-index-mark-end text:id="IMark143883080"/> it takes for the <text:alphabetical-index-mark-start text:id="IMark143723688"/><text:alphabetical-index-mark-start text:id="IMark82608968"/>ship<text:alphabetical-index-mark-end text:id="IMark82608968"/><text:alphabetical-index-mark-end text:id="IMark143723688"/> to react. <text:span text:style-name="T71">It is not a lot of </text:span><text:alphabetical-index-mark-start text:id="IMark71038728"/><text:span text:style-name="T71">time</text:span><text:alphabetical-index-mark-end text:id="IMark71038728"/><text:span text:style-name="T71">, plus the </text:span><text:alphabetical-index-mark-start text:id="IMark141929624"/><text:alphabetical-index-mark-start text:id="IMark89417512"/><text:span text:style-name="T71">Delta</text:span><text:alphabetical-index-mark-end text:id="IMark89417512"/><text:alphabetical-index-mark-end text:id="IMark141929624"/><text:span text:style-name="T71"> </text:span><text:alphabetical-index-mark-start text:id="IMark143576280"/><text:alphabetical-index-mark-start text:id="IMark144235336"/><text:span text:style-name="T71">Glider</text:span><text:alphabetical-index-mark-end text:id="IMark144235336"/><text:alphabetical-index-mark-end text:id="IMark143576280"/><text:span text:style-name="T71"> is a pretty nimble </text:span><text:alphabetical-index-mark-start text:id="IMark142571240"/><text:alphabetical-index-mark-start text:id="IMark144263624"/><text:span text:style-name="T71">ship</text:span><text:alphabetical-index-mark-end text:id="IMark144263624"/><text:alphabetical-index-mark-end text:id="IMark142571240"/><text:span text:style-name="T71">, but precise and safe </text:span><text:alphabetical-index-mark-start text:id="IMark70534072"/><text:alphabetical-index-mark-start text:id="IMark70594024"/><text:span text:style-name="T71">flight</text:span><text:alphabetical-index-mark-end text:id="IMark70594024"/><text:alphabetical-index-mark-end text:id="IMark70534072"/><text:span text:style-name="T71"> requires taking into account what happens in every second in the air or in orbit.</text:span></text:p>
      <text:p text:style-name="P60"/>
      <text:h text:style-name="P93" text:outline-level="1"><text:bookmark-start text:name="__RefHeading___Toc72870_673741182"/>5. Use<text:bookmark-end text:name="__RefHeading___Toc72870_673741182"/></text:h>
      <text:p text:style-name="P9"/>
      <text:h text:style-name="Heading_20_2" text:outline-level="2"><text:bookmark-start text:name="__RefHeading___Toc1073_964193841"/>5.1. <text:alphabetical-index-mark-start text:id="IMark142792248"/><text:alphabetical-index-mark-start text:id="IMark71192264"/><text:alphabetical-index-mark-start text:id="IMark143106024"/><text:alphabetical-index-mark-start text:id="IMark143003288"/>Install<text:alphabetical-index-mark-end text:id="IMark143003288"/><text:alphabetical-index-mark-end text:id="IMark143106024"/>ation<text:bookmark-end text:name="__RefHeading___Toc1073_964193841"/><text:alphabetical-index-mark-end text:id="IMark71192264"/><text:alphabetical-index-mark-end text:id="IMark142792248"/></text:h>
      <text:p text:style-name="P18"/>
      <text:p text:style-name="P12"><text:alphabetical-index-mark-start text:id="IMark89712056"/><text:alphabetical-index-mark-start text:id="IMark143609704"/><text:alphabetical-index-mark-start text:id="IMark74050440"/><text:alphabetical-index-mark-start text:id="IMark82345480"/><text:alphabetical-index-mark-start text:id="IMark143734440"/><text:alphabetical-index-mark-start text:id="IMark143805400"/>SQLC<text:alphabetical-index-mark-end text:id="IMark143805400"/><text:alphabetical-index-mark-end text:id="IMark143734440"/><text:alphabetical-index-mark-end text:id="IMark82345480"/><text:alphabetical-index-mark-end text:id="IMark74050440"/><text:alphabetical-index-mark-end text:id="IMark143609704"/><text:alphabetical-index-mark-end text:id="IMark89712056"/> <text:alphabetical-index-mark-start text:id="IMark89498088"/><text:alphabetical-index-mark-start text:id="IMark143911192"/>install<text:alphabetical-index-mark-end text:id="IMark143911192"/><text:alphabetical-index-mark-end text:id="IMark89498088"/>s in a similar way that other similar <text:alphabetical-index-mark-start text:id="IMark140836584"/><text:alphabetical-index-mark-start text:id="IMark82564264"/>modul<text:alphabetical-index-mark-start text:id="IMark89611368"/>e<text:alphabetical-index-mark-end text:id="IMark82564264"/><text:alphabetical-index-mark-end text:id="IMark140836584"/>s<text:alphabetical-index-mark-end text:id="IMark89611368"/> <text:span text:style-name="T9">to ~/</text:span><text:alphabetical-index-mark-start text:id="IMark70751864"/><text:alphabetical-index-mark-start text:id="IMark82358232"/><text:span text:style-name="T9">modul</text:span><text:alphabetical-index-mark-start text:id="IMark90610648"/><text:span text:style-name="T9">e</text:span><text:alphabetical-index-mark-end text:id="IMark82358232"/><text:alphabetical-index-mark-end text:id="IMark70751864"/><text:span text:style-name="T9">s</text:span><text:alphabetical-index-mark-end text:id="IMark90610648"/><text:span text:style-name="T9">/</text:span><text:alphabetical-index-mark-start text:id="IMark141887240"/><text:alphabetical-index-mark-start text:id="IMark89488152"/><text:alphabetical-index-mark-start text:id="IMark74276824"/><text:span text:style-name="T9">plug</text:span><text:alphabetical-index-mark-end text:id="IMark74276824"/><text:alphabetical-index-mark-end text:id="IMark89488152"/><text:alphabetical-index-mark-end text:id="IMark141887240"/><text:span text:style-name="T9">in</text:span>, but in addition to the <text:alphabetical-index-mark-start text:id="IMark140721240"/><text:alphabetical-index-mark-start text:id="IMark90626072"/>file<text:alphabetical-index-mark-end text:id="IMark90626072"/><text:alphabetical-index-mark-end text:id="IMark140721240"/> <text:alphabetical-index-mark-start text:id="IMark141561400"/><text:alphabetical-index-mark-start text:id="IMark143417880"/><text:alphabetical-index-mark-start text:id="IMark71410136"/><text:alphabetical-index-mark-start text:id="IMark70373592"/><text:alphabetical-index-mark-start text:id="IMark70981544"/><text:alphabetical-index-mark-start text:id="IMark71405576"/>SQLC<text:alphabetical-index-mark-end text:id="IMark71405576"/><text:alphabetical-index-mark-end text:id="IMark70981544"/><text:alphabetical-index-mark-end text:id="IMark70373592"/><text:alphabetical-index-mark-end text:id="IMark71410136"/><text:alphabetical-index-mark-end text:id="IMark143417880"/><text:alphabetical-index-mark-end text:id="IMark141561400"/>.dll and its corr<text:alphabetical-index-mark-start text:id="IMark90666648"/>es<text:alphabetical-index-mark-end text:id="IMark90666648"/>ponding docs, it also <text:alphabetical-index-mark-start text:id="IMark143498088"/><text:alphabetical-index-mark-start text:id="IMark89423896"/>install<text:alphabetical-index-mark-end text:id="IMark89423896"/><text:alphabetical-index-mark-end text:id="IMark143498088"/>s a <text:alphabetical-index-mark-start text:id="IMark140337432"/><text:alphabetical-index-mark-start text:id="IMark71059096"/><text:alphabetical-index-mark-start text:id="IMark89529048"/><text:alphabetical-index-mark-start text:id="IMark70862296"/>data<text:alphabetical-index-mark-end text:id="IMark70862296"/><text:alphabetical-index-mark-end text:id="IMark89529048"/>base<text:alphabetical-index-mark-end text:id="IMark71059096"/><text:alphabetical-index-mark-end text:id="IMark140337432"/> in ~/<text:alphabetical-index-mark-start text:id="IMark142980968"/><text:alphabetical-index-mark-start text:id="IMark71459512"/><text:alphabetical-index-mark-start text:id="IMark71445736"/><text:alphabetical-index-mark-start text:id="IMark141909832"/>data<text:alphabetical-index-mark-end text:id="IMark141909832"/><text:alphabetical-index-mark-end text:id="IMark71445736"/>bas<text:alphabetical-index-mark-start text:id="IMark142871592"/>e<text:alphabetical-index-mark-end text:id="IMark71459512"/><text:alphabetical-index-mark-end text:id="IMark142980968"/>s<text:alphabetical-index-mark-end text:id="IMark142871592"/>/<text:alphabetical-index-mark-start text:id="IMark141340152"/><text:alphabetical-index-mark-start text:id="IMark90646040"/><text:alphabetical-index-mark-start text:id="IMark88370168"/><text:alphabetical-index-mark-start text:id="IMark144109784"/><text:alphabetical-index-mark-start text:id="IMark71075960"/><text:alphabetical-index-mark-start text:id="IMark87811992"/>SQLC<text:alphabetical-index-mark-end text:id="IMark87811992"/><text:alphabetical-index-mark-end text:id="IMark71075960"/><text:alphabetical-index-mark-end text:id="IMark144109784"/><text:alphabetical-index-mark-end text:id="IMark88370168"/><text:alphabetical-index-mark-end text:id="IMark90646040"/><text:alphabetical-index-mark-end text:id="IMark141340152"/>. It also requir<text:alphabetical-index-mark-start text:id="IMark83177736"/>es<text:alphabetical-index-mark-end text:id="IMark83177736"/> that ~/<text:alphabetical-index-mark-start text:id="IMark71413272"/><text:alphabetical-index-mark-start text:id="IMark140488184"/><text:alphabetical-index-mark-start text:id="IMark140751928"/><text:alphabetical-index-mark-start text:id="IMark89700568"/>data<text:alphabetical-index-mark-end text:id="IMark89700568"/><text:alphabetical-index-mark-end text:id="IMark140751928"/>bas<text:alphabetical-index-mark-start text:id="IMark141955208"/>e<text:alphabetical-index-mark-end text:id="IMark140488184"/><text:alphabetical-index-mark-end text:id="IMark71413272"/>s<text:alphabetical-index-mark-end text:id="IMark141955208"/>/<text:alphabetical-index-mark-start text:id="IMark86602328"/><text:alphabetical-index-mark-start text:id="IMark141833336"/><text:alphabetical-index-mark-start text:id="IMark70488072"/>DGIIIAI<text:alphabetical-index-mark-end text:id="IMark70488072"/><text:alphabetical-index-mark-end text:id="IMark141833336"/><text:alphabetical-index-mark-end text:id="IMark86602328"/>/<text:alphabetical-index-mark-start text:id="IMark46821672"/><text:alphabetical-index-mark-start text:id="IMark71275096"/><text:alphabetical-index-mark-start text:id="IMark143447384"/>DGIIIAI<text:alphabetical-index-mark-end text:id="IMark143447384"/><text:alphabetical-index-mark-end text:id="IMark71275096"/><text:alphabetical-index-mark-end text:id="IMark46821672"/>.db is <text:alphabetical-index-mark-start text:id="IMark71315032"/><text:alphabetical-index-mark-start text:id="IMark139826200"/>install<text:alphabetical-index-mark-end text:id="IMark139826200"/><text:alphabetical-index-mark-end text:id="IMark71315032"/>ed.</text:p>
      <text:p text:style-name="P9"/>
      <text:p text:style-name="P9"/>
      <text:h text:style-name="Heading_20_2" text:outline-level="2"><text:bookmark-start text:name="__RefHeading___Toc1075_964193841"/>5.2. <text:alphabetical-index-mark-start text:id="IMark143723688"/><text:alphabetical-index-mark-start text:id="IMark143883080"/><text:alphabetical-index-mark-start text:id="IMark143427272"/>Function<text:alphabetical-index-mark-end text:id="IMark143427272"/><text:alphabetical-index-mark-end text:id="IMark143883080"/><text:alphabetical-index-mark-end text:id="IMark143723688"/>s<text:bookmark-end text:name="__RefHeading___Toc1075_964193841"/></text:h>
      <text:p text:style-name="P19"/>
      <text:h text:style-name="Heading_20_3" text:outline-level="3"><text:bookmark-start text:name="__RefHeading___Toc1077_964193841"/>5.2.1. [<text:alphabetical-index-mark-start text:id="IMark142783752"/><text:alphabetical-index-mark-start text:id="IMark89715016"/><text:alphabetical-index-mark-start text:id="IMark73900344"/>DB<text:alphabetical-index-mark-end text:id="IMark73900344"/><text:alphabetical-index-mark-end text:id="IMark89715016"/><text:alphabetical-index-mark-end text:id="IMark142783752"/>]<text:bookmark-end text:name="__RefHeading___Toc1077_964193841"/></text:h>
      <text:p text:style-name="P20"/>
      <text:p text:style-name="P20"><text:alphabetical-index-mark-start text:id="IMark89417512"/><text:alphabetical-index-mark-start text:id="IMark143576280"/><text:alphabetical-index-mark-start text:id="IMark144235336"/><text:alphabetical-index-mark-start text:id="IMark71190296"/>Data<text:alphabetical-index-mark-end text:id="IMark71190296"/><text:alphabetical-index-mark-end text:id="IMark144235336"/>base<text:alphabetical-index-mark-end text:id="IMark143576280"/><text:alphabetical-index-mark-end text:id="IMark89417512"/>. <text:span text:style-name="T10">Lets the </text:span><text:alphabetical-index-mark-start text:id="IMark142571240"/><text:span text:style-name="T10">user</text:span><text:alphabetical-index-mark-end text:id="IMark142571240"/><text:span text:style-name="T10"> </text:span><text:alphabetical-index-mark-start text:id="IMark144263624"/><text:alphabetical-index-mark-start text:id="IMark70534072"/><text:alphabetical-index-mark-start text:id="IMark70594024"/><text:span text:style-name="T10">connect</text:span><text:alphabetical-index-mark-end text:id="IMark70594024"/><text:alphabetical-index-mark-end text:id="IMark70534072"/><text:alphabetical-index-mark-end text:id="IMark144263624"/><text:span text:style-name="T10"> to a specific </text:span><text:alphabetical-index-mark-start text:id="IMark141895992"/><text:alphabetical-index-mark-start text:id="IMark84444264"/><text:alphabetical-index-mark-start text:id="IMark89443064"/><text:alphabetical-index-mark-start text:id="IMark140595832"/><text:span text:style-name="T10">data</text:span><text:alphabetical-index-mark-end text:id="IMark140595832"/><text:alphabetical-index-mark-end text:id="IMark89443064"/><text:span text:style-name="T10">base</text:span><text:alphabetical-index-mark-end text:id="IMark84444264"/><text:alphabetical-index-mark-end text:id="IMark141895992"/><text:span text:style-name="T10">. With the </text:span><text:span text:style-name="T12">[</text:span><text:alphabetical-index-mark-start text:id="IMark70856568"/><text:alphabetical-index-mark-start text:id="IMark143851432"/><text:alphabetical-index-mark-start text:id="IMark73910312"/><text:span text:style-name="T12">DB</text:span><text:alphabetical-index-mark-end text:id="IMark73910312"/><text:alphabetical-index-mark-end text:id="IMark143851432"/><text:alphabetical-index-mark-end text:id="IMark70856568"/><text:span text:style-name="T12">]</text:span><text:span text:style-name="T10"> </text:span><text:alphabetical-index-mark-start text:id="IMark143533400"/><text:alphabetical-index-mark-start text:id="IMark89415576"/><text:alphabetical-index-mark-start text:id="IMark141017416"/><text:span text:style-name="T10">function</text:span><text:alphabetical-index-mark-end text:id="IMark141017416"/><text:alphabetical-index-mark-end text:id="IMark89415576"/><text:alphabetical-index-mark-end text:id="IMark143533400"/><text:span text:style-name="T10"> the </text:span><text:alphabetical-index-mark-start text:id="IMark71192264"/><text:span text:style-name="T10">user</text:span><text:alphabetical-index-mark-end text:id="IMark71192264"/><text:span text:style-name="T10"> can </text:span><text:alphabetical-index-mark-start text:id="IMark142792248"/><text:alphabetical-index-mark-start text:id="IMark143106024"/><text:span text:style-name="T10">switch</text:span><text:alphabetical-index-mark-end text:id="IMark143106024"/><text:alphabetical-index-mark-end text:id="IMark142792248"/><text:span text:style-name="T10"> between </text:span><text:alphabetical-index-mark-start text:id="IMark143003288"/><text:alphabetical-index-mark-start text:id="IMark143412296"/><text:alphabetical-index-mark-start text:id="IMark141907912"/><text:span text:style-name="T10">DGIIIAI</text:span><text:alphabetical-index-mark-end text:id="IMark141907912"/><text:alphabetical-index-mark-end text:id="IMark143412296"/><text:alphabetical-index-mark-end text:id="IMark143003288"/><text:span text:style-name="T10"> and </text:span><text:alphabetical-index-mark-start text:id="IMark70966952"/><text:alphabetical-index-mark-start text:id="IMark74075880"/><text:alphabetical-index-mark-start text:id="IMark89611368"/><text:alphabetical-index-mark-start text:id="IMark140836584"/><text:alphabetical-index-mark-start text:id="IMark82564264"/><text:alphabetical-index-mark-start text:id="IMark89498088"/><text:span text:style-name="T10">SQLC</text:span><text:alphabetical-index-mark-end text:id="IMark89498088"/><text:alphabetical-index-mark-end text:id="IMark82564264"/><text:alphabetical-index-mark-end text:id="IMark140836584"/><text:alphabetical-index-mark-end text:id="IMark89611368"/><text:alphabetical-index-mark-end text:id="IMark74075880"/><text:alphabetical-index-mark-end text:id="IMark70966952"/><text:span text:style-name="T10"> </text:span><text:alphabetical-index-mark-start text:id="IMark143911192"/><text:alphabetical-index-mark-start text:id="IMark89712056"/><text:alphabetical-index-mark-start text:id="IMark143609704"/><text:alphabetical-index-mark-start text:id="IMark74050440"/><text:span text:style-name="T10">data</text:span><text:alphabetical-index-mark-end text:id="IMark74050440"/><text:alphabetical-index-mark-end text:id="IMark143609704"/><text:span text:style-name="T10">bas</text:span><text:alphabetical-index-mark-start text:id="IMark82345480"/><text:span text:style-name="T10">e</text:span><text:alphabetical-index-mark-end text:id="IMark89712056"/><text:alphabetical-index-mark-end text:id="IMark143911192"/><text:span text:style-name="T10">s</text:span><text:alphabetical-index-mark-end text:id="IMark82345480"/><text:span text:style-name="T10">.</text:span></text:p>
      <text:p text:style-name="P20"/>
      <text:h text:style-name="Heading_20_3" text:outline-level="3"/>
      <text:h text:style-name="Heading_20_3" text:outline-level="3"><text:bookmark-start text:name="__RefHeading___Toc1079_964193841"/>5.2.2. [<text:alphabetical-index-mark-start text:id="IMark46821672"/><text:alphabetical-index-mark-start text:id="IMark143447384"/><text:alphabetical-index-mark-start text:id="IMark86602328"/>CON<text:alphabetical-index-mark-end text:id="IMark86602328"/><text:alphabetical-index-mark-end text:id="IMark143447384"/><text:alphabetical-index-mark-end text:id="IMark46821672"/>]<text:bookmark-end text:name="__RefHeading___Toc1079_964193841"/></text:h>
      <text:p text:style-name="P20"/>
      <text:p text:style-name="P20"><text:alphabetical-index-mark-start text:id="IMark141955208"/><text:alphabetical-index-mark-start text:id="IMark71413272"/><text:alphabetical-index-mark-start text:id="IMark140488184"/>Connect<text:alphabetical-index-mark-end text:id="IMark140488184"/><text:alphabetical-index-mark-end text:id="IMark71413272"/><text:alphabetical-index-mark-end text:id="IMark141955208"/>. <text:alphabetical-index-mark-start text:id="IMark140751928"/><text:alphabetical-index-mark-start text:id="IMark89700568"/><text:span text:style-name="T33">Execute</text:span><text:alphabetical-index-mark-end text:id="IMark89700568"/><text:alphabetical-index-mark-end text:id="IMark140751928"/><text:span text:style-name="T33"> the </text:span><text:alphabetical-index-mark-start text:id="IMark83177736"/><text:alphabetical-index-mark-start text:id="IMark141340152"/><text:alphabetical-index-mark-start text:id="IMark90646040"/><text:span text:style-name="T33">connect</text:span><text:alphabetical-index-mark-end text:id="IMark90646040"/><text:alphabetical-index-mark-end text:id="IMark141340152"/><text:alphabetical-index-mark-end text:id="IMark83177736"/><text:span text:style-name="T33">ion to the </text:span><text:alphabetical-index-mark-start text:id="IMark88370168"/><text:alphabetical-index-mark-start text:id="IMark144109784"/><text:alphabetical-index-mark-start text:id="IMark71075960"/><text:alphabetical-index-mark-start text:id="IMark87811992"/><text:span text:style-name="T33">data</text:span><text:alphabetical-index-mark-end text:id="IMark87811992"/><text:alphabetical-index-mark-end text:id="IMark71075960"/><text:span text:style-name="T33">base</text:span><text:alphabetical-index-mark-end text:id="IMark144109784"/><text:alphabetical-index-mark-end text:id="IMark88370168"/><text:span text:style-name="T33"> whose name was entered with the </text:span><text:span text:style-name="T13">[</text:span><text:alphabetical-index-mark-start text:id="IMark142871592"/><text:alphabetical-index-mark-start text:id="IMark142980968"/><text:alphabetical-index-mark-start text:id="IMark71459512"/><text:span text:style-name="T13">DB</text:span><text:alphabetical-index-mark-end text:id="IMark71459512"/><text:alphabetical-index-mark-end text:id="IMark142980968"/><text:alphabetical-index-mark-end text:id="IMark142871592"/><text:span text:style-name="T13">]</text:span><text:span text:style-name="T33"> </text:span><text:alphabetical-index-mark-start text:id="IMark71445736"/><text:alphabetical-index-mark-start text:id="IMark141909832"/><text:alphabetical-index-mark-start text:id="IMark140337432"/><text:span text:style-name="T33">function</text:span><text:alphabetical-index-mark-end text:id="IMark140337432"/><text:alphabetical-index-mark-end text:id="IMark141909832"/><text:alphabetical-index-mark-end text:id="IMark71445736"/><text:span text:style-name="T33"> and </text:span><text:alphabetical-index-mark-start text:id="IMark71059096"/><text:alphabetical-index-mark-start text:id="IMark89529048"/><text:span text:style-name="T33">window</text:span><text:alphabetical-index-mark-end text:id="IMark89529048"/><text:alphabetical-index-mark-end text:id="IMark71059096"/><text:span text:style-name="T33"> </text:span><text:alphabetical-index-mark-start text:id="IMark70862296"/><text:alphabetical-index-mark-start text:id="IMark143498088"/><text:span text:style-name="T33">dialog</text:span><text:alphabetical-index-mark-end text:id="IMark143498088"/><text:alphabetical-index-mark-end text:id="IMark70862296"/><text:span text:style-name="T33">.</text:span></text:p>
      <text:p text:style-name="P20"/>
      <text:p text:style-name="P20"/>
      <text:h text:style-name="Heading_20_3" text:outline-level="3"><text:bookmark-start text:name="__RefHeading___Toc1081_964193841"/>5.2.3. [<text:alphabetical-index-mark-start text:id="IMark89707976"/><text:alphabetical-index-mark-start text:id="IMark144286632"/><text:alphabetical-index-mark-start text:id="IMark143883080"/>DIS<text:alphabetical-index-mark-end text:id="IMark143883080"/><text:alphabetical-index-mark-end text:id="IMark144286632"/><text:alphabetical-index-mark-end text:id="IMark89707976"/>]<text:bookmark-end text:name="__RefHeading___Toc1081_964193841"/></text:h>
      <text:p text:style-name="P20"/>
      <text:p text:style-name="P20"><text:alphabetical-index-mark-start text:id="IMark82608968"/><text:alphabetical-index-mark-start text:id="IMark142324664"/><text:alphabetical-index-mark-start text:id="IMark71524696"/>Dis<text:alphabetical-index-mark-start text:id="IMark89715016"/><text:alphabetical-index-mark-start text:id="IMark142783752"/><text:alphabetical-index-mark-start text:id="IMark73900344"/>connect<text:alphabetical-index-mark-end text:id="IMark73900344"/><text:alphabetical-index-mark-end text:id="IMark142783752"/><text:alphabetical-index-mark-end text:id="IMark89715016"/><text:alphabetical-index-mark-end text:id="IMark71524696"/><text:alphabetical-index-mark-end text:id="IMark142324664"/><text:alphabetical-index-mark-end text:id="IMark82608968"/>. <text:alphabetical-index-mark-start text:id="IMark70265704"/><text:alphabetical-index-mark-start text:id="IMark141929624"/><text:alphabetical-index-mark-start text:id="IMark71038728"/><text:span text:style-name="T34">Dis</text:span><text:alphabetical-index-mark-start text:id="IMark89417512"/><text:alphabetical-index-mark-start text:id="IMark143576280"/><text:alphabetical-index-mark-start text:id="IMark144235336"/><text:span text:style-name="T34">connect</text:span><text:alphabetical-index-mark-end text:id="IMark144235336"/><text:alphabetical-index-mark-end text:id="IMark143576280"/><text:alphabetical-index-mark-end text:id="IMark89417512"/><text:alphabetical-index-mark-end text:id="IMark71038728"/><text:alphabetical-index-mark-end text:id="IMark141929624"/><text:alphabetical-index-mark-end text:id="IMark70265704"/><text:span text:style-name="T34">s the </text:span><text:alphabetical-index-mark-start text:id="IMark71190296"/><text:alphabetical-index-mark-start text:id="IMark143734440"/><text:alphabetical-index-mark-start text:id="IMark142571240"/><text:span text:style-name="T34">MFD</text:span><text:alphabetical-index-mark-end text:id="IMark142571240"/><text:alphabetical-index-mark-end text:id="IMark143734440"/><text:alphabetical-index-mark-end text:id="IMark71190296"/><text:span text:style-name="T34"> from the </text:span><text:alphabetical-index-mark-start text:id="IMark144263624"/><text:span text:style-name="T34">current</text:span><text:alphabetical-index-mark-end text:id="IMark144263624"/><text:span text:style-name="T34">ly </text:span><text:alphabetical-index-mark-start text:id="IMark70534072"/><text:alphabetical-index-mark-start text:id="IMark70594024"/><text:alphabetical-index-mark-start text:id="IMark143805400"/><text:span text:style-name="T34">connect</text:span><text:alphabetical-index-mark-end text:id="IMark143805400"/><text:alphabetical-index-mark-end text:id="IMark70594024"/><text:alphabetical-index-mark-end text:id="IMark70534072"/><text:span text:style-name="T34">ed </text:span><text:alphabetical-index-mark-start text:id="IMark89443064"/><text:alphabetical-index-mark-start text:id="IMark140595832"/><text:alphabetical-index-mark-start text:id="IMark141895992"/><text:alphabetical-index-mark-start text:id="IMark84444264"/><text:span text:style-name="T34">data</text:span><text:alphabetical-index-mark-end text:id="IMark84444264"/><text:alphabetical-index-mark-end text:id="IMark141895992"/><text:span text:style-name="T34">base</text:span><text:alphabetical-index-mark-end text:id="IMark140595832"/><text:alphabetical-index-mark-end text:id="IMark89443064"/><text:span text:style-name="T34">. </text:span></text:p>
      <text:p text:style-name="P20"/>
      <text:p text:style-name="P20"/>
      <text:h text:style-name="Heading_20_3" text:outline-level="3"><text:bookmark-start text:name="__RefHeading___Toc1083_964193841"/><text:soft-page-break/>5.2.4. [<text:alphabetical-index-mark-start text:id="IMark89415576"/><text:alphabetical-index-mark-start text:id="IMark71192264"/><text:alphabetical-index-mark-start text:id="IMark142792248"/>SQL<text:alphabetical-index-mark-end text:id="IMark142792248"/><text:alphabetical-index-mark-end text:id="IMark71192264"/><text:alphabetical-index-mark-end text:id="IMark89415576"/>]<text:bookmark-end text:name="__RefHeading___Toc1083_964193841"/></text:h>
      <text:p text:style-name="P20"/>
      <text:p text:style-name="P20"><text:alphabetical-index-mark-start text:id="IMark143412296"/><text:alphabetical-index-mark-start text:id="IMark141907912"/><text:alphabetical-index-mark-start text:id="IMark70966952"/>SQL<text:alphabetical-index-mark-end text:id="IMark70966952"/><text:alphabetical-index-mark-end text:id="IMark141907912"/><text:alphabetical-index-mark-end text:id="IMark143412296"/> <text:alphabetical-index-mark-start text:id="IMark74075880"/><text:alphabetical-index-mark-start text:id="IMark89611368"/>query<text:alphabetical-index-mark-end text:id="IMark89611368"/><text:alphabetical-index-mark-end text:id="IMark74075880"/>. <text:span text:style-name="T34">Allows the </text:span><text:alphabetical-index-mark-start text:id="IMark140836584"/><text:span text:style-name="T34">user</text:span><text:alphabetical-index-mark-end text:id="IMark140836584"/><text:span text:style-name="T34"> to enter a full </text:span><text:alphabetical-index-mark-start text:id="IMark82564264"/><text:alphabetical-index-mark-start text:id="IMark89498088"/><text:alphabetical-index-mark-start text:id="IMark143609704"/><text:span text:style-name="T34">SQL</text:span><text:alphabetical-index-mark-end text:id="IMark143609704"/><text:alphabetical-index-mark-end text:id="IMark89498088"/><text:alphabetical-index-mark-end text:id="IMark82564264"/><text:span text:style-name="T34"> </text:span><text:alphabetical-index-mark-start text:id="IMark74050440"/><text:alphabetical-index-mark-start text:id="IMark143911192"/><text:span text:style-name="T34">query</text:span><text:alphabetical-index-mark-end text:id="IMark143911192"/><text:alphabetical-index-mark-end text:id="IMark74050440"/><text:span text:style-name="T34"> as a </text:span><text:alphabetical-index-mark-start text:id="IMark89712056"/><text:alphabetical-index-mark-start text:id="IMark82345480"/><text:span text:style-name="T34">string</text:span><text:alphabetical-index-mark-end text:id="IMark82345480"/><text:alphabetical-index-mark-end text:id="IMark89712056"/><text:span text:style-name="T34"> using a </text:span><text:alphabetical-index-mark-start text:id="IMark141887240"/><text:alphabetical-index-mark-start text:id="IMark90610648"/><text:span text:style-name="T34">dialog</text:span><text:alphabetical-index-mark-end text:id="IMark90610648"/><text:alphabetical-index-mark-end text:id="IMark141887240"/><text:span text:style-name="T34">. </text:span></text:p>
      <text:p text:style-name="P20"/>
      <text:p text:style-name="P20"/>
      <text:h text:style-name="Heading_20_3" text:outline-level="3"><text:bookmark-start text:name="__RefHeading___Toc1085_964193841"/>5.2.5. [<text:alphabetical-index-mark-start text:id="IMark71275096"/><text:alphabetical-index-mark-start text:id="IMark141833336"/><text:alphabetical-index-mark-start text:id="IMark141955208"/>MON<text:alphabetical-index-mark-end text:id="IMark141955208"/><text:alphabetical-index-mark-end text:id="IMark141833336"/><text:alphabetical-index-mark-end text:id="IMark71275096"/>]<text:bookmark-end text:name="__RefHeading___Toc1085_964193841"/></text:h>
      <text:p text:style-name="P20"/>
      <text:p text:style-name="P21">Mode on. <text:span text:style-name="T55">Sets a mode – say, for the sake of an </text:span><text:alphabetical-index-mark-start text:id="IMark89423896"/><text:alphabetical-index-mark-start text:id="IMark140751928"/><text:span text:style-name="T55">example</text:span><text:alphabetical-index-mark-end text:id="IMark140751928"/><text:alphabetical-index-mark-end text:id="IMark89423896"/><text:span text:style-name="T55">, </text:span><text:alphabetical-index-mark-start text:id="IMark89700568"/><text:alphabetical-index-mark-start text:id="IMark83177736"/><text:alphabetical-index-mark-start text:id="IMark141340152"/><text:alphabetical-index-mark-start text:id="IMark90646040"/><text:span text:style-name="T44">mode_</text:span><text:alphabetical-index-mark-end text:id="IMark90646040"/><text:alphabetical-index-mark-end text:id="IMark141340152"/><text:alphabetical-index-mark-start text:id="IMark71075960"/><text:alphabetical-index-mark-start text:id="IMark87811992"/><text:span text:style-name="T44">crs</text:span><text:alphabetical-index-mark-end text:id="IMark87811992"/><text:alphabetical-index-mark-end text:id="IMark71075960"/><text:alphabetical-index-mark-end text:id="IMark83177736"/><text:alphabetical-index-mark-end text:id="IMark89700568"/><text:span text:style-name="T55"> - specified by the </text:span><text:alphabetical-index-mark-start text:id="IMark88370168"/><text:span text:style-name="T55">user</text:span><text:alphabetical-index-mark-end text:id="IMark88370168"/><text:span text:style-name="T55"> on, which equat</text:span><text:alphabetical-index-mark-start text:id="IMark144109784"/><text:span text:style-name="T55">es</text:span><text:alphabetical-index-mark-end text:id="IMark144109784"/><text:span text:style-name="T55"> to </text:span><text:alphabetical-index-mark-start text:id="IMark90666648"/><text:alphabetical-index-mark-start text:id="IMark141561400"/><text:alphabetical-index-mark-start text:id="IMark142871592"/><text:span text:style-name="T55">send</text:span><text:alphabetical-index-mark-end text:id="IMark142871592"/><text:alphabetical-index-mark-end text:id="IMark141561400"/><text:alphabetical-index-mark-end text:id="IMark90666648"/><text:span text:style-name="T55">ing to the </text:span><text:alphabetical-index-mark-start text:id="IMark142980968"/><text:alphabetical-index-mark-start text:id="IMark71459512"/><text:alphabetical-index-mark-start text:id="IMark143417880"/><text:span text:style-name="T55">AIE</text:span><text:alphabetical-index-mark-end text:id="IMark143417880"/><text:alphabetical-index-mark-end text:id="IMark71459512"/><text:alphabetical-index-mark-end text:id="IMark142980968"/><text:span text:style-name="T55"> the </text:span><text:alphabetical-index-mark-start text:id="IMark71410136"/><text:alphabetical-index-mark-start text:id="IMark71445736"/><text:alphabetical-index-mark-start text:id="IMark141909832"/><text:span text:style-name="T55">SQL</text:span><text:alphabetical-index-mark-end text:id="IMark141909832"/><text:alphabetical-index-mark-end text:id="IMark71445736"/><text:alphabetical-index-mark-end text:id="IMark71410136"/><text:span text:style-name="T55"> </text:span><text:alphabetical-index-mark-start text:id="IMark140337432"/><text:alphabetical-index-mark-start text:id="IMark71059096"/><text:span text:style-name="T55">query</text:span><text:alphabetical-index-mark-end text:id="IMark71059096"/><text:alphabetical-index-mark-end text:id="IMark140337432"/><text:span text:style-name="T55"> </text:span><text:alphabetical-index-mark-start text:id="IMark89529048"/><text:alphabetical-index-mark-start text:id="IMark70862296"/><text:alphabetical-index-mark-start text:id="IMark143498088"/><text:alphabetical-index-mark-start text:id="IMark70981544"/><text:span text:style-name="T44">UPDATE</text:span><text:alphabetical-index-mark-end text:id="IMark70981544"/><text:alphabetical-index-mark-end text:id="IMark143498088"/><text:alphabetical-index-mark-end text:id="IMark70862296"/><text:alphabetical-index-mark-end text:id="IMark89529048"/><text:span text:style-name="T44"> </text:span><text:alphabetical-index-mark-start text:id="IMark70373592"/><text:alphabetical-index-mark-start text:id="IMark140721240"/><text:span text:style-name="T44">sde_facts</text:span><text:alphabetical-index-mark-end text:id="IMark140721240"/><text:alphabetical-index-mark-end text:id="IMark70373592"/><text:span text:style-name="T44"> SET </text:span><text:alphabetical-index-mark-start text:id="IMark71405576"/><text:alphabetical-index-mark-start text:id="IMark139425096"/><text:alphabetical-index-mark-start text:id="IMark90626072"/><text:span text:style-name="T44">Value</text:span><text:alphabetical-index-mark-end text:id="IMark90626072"/><text:alphabetical-index-mark-end text:id="IMark139425096"/><text:alphabetical-index-mark-end text:id="IMark71405576"/><text:span text:style-name="T44"> = 1 WHERE </text:span><text:alphabetical-index-mark-start text:id="IMark144286632"/><text:alphabetical-index-mark-start text:id="IMark89707976"/><text:alphabetical-index-mark-start text:id="IMark143883080"/><text:span text:style-name="T44">Item</text:span><text:alphabetical-index-mark-end text:id="IMark143883080"/><text:alphabetical-index-mark-end text:id="IMark89707976"/><text:alphabetical-index-mark-end text:id="IMark144286632"/><text:span text:style-name="T44"> = '</text:span><text:alphabetical-index-mark-start text:id="IMark71108328"/><text:alphabetical-index-mark-start text:id="IMark143427272"/><text:alphabetical-index-mark-start text:id="IMark143723688"/><text:alphabetical-index-mark-start text:id="IMark82608968"/><text:span text:style-name="T44">mode_</text:span><text:alphabetical-index-mark-end text:id="IMark82608968"/><text:alphabetical-index-mark-end text:id="IMark143723688"/><text:alphabetical-index-mark-start text:id="IMark142324664"/><text:alphabetical-index-mark-start text:id="IMark71524696"/><text:span text:style-name="T44">crs</text:span><text:alphabetical-index-mark-end text:id="IMark71524696"/><text:alphabetical-index-mark-end text:id="IMark142324664"/><text:alphabetical-index-mark-end text:id="IMark143427272"/><text:alphabetical-index-mark-end text:id="IMark71108328"/><text:span text:style-name="T44">'</text:span></text:p>
      <text:p text:style-name="P20"/>
      <text:p text:style-name="P22"><text:span text:style-name="T55">Once you pr</text:span><text:alphabetical-index-mark-start text:id="IMark140595832"/><text:span text:style-name="T55">es</text:span><text:alphabetical-index-mark-end text:id="IMark140595832"/><text:span text:style-name="T55">s [</text:span><text:alphabetical-index-mark-start text:id="IMark143851432"/><text:alphabetical-index-mark-start text:id="IMark70856568"/><text:alphabetical-index-mark-start text:id="IMark70751864"/><text:span text:style-name="T55">MON</text:span><text:alphabetical-index-mark-end text:id="IMark70751864"/><text:alphabetical-index-mark-end text:id="IMark70856568"/><text:alphabetical-index-mark-end text:id="IMark143851432"/><text:span text:style-name="T55">], a </text:span><text:alphabetical-index-mark-start text:id="IMark73910312"/><text:alphabetical-index-mark-start text:id="IMark143533400"/><text:span text:style-name="T55">dialog</text:span><text:alphabetical-index-mark-end text:id="IMark143533400"/><text:alphabetical-index-mark-end text:id="IMark73910312"/><text:span text:style-name="T55"> appears and you have to enter the mode name that you want to </text:span><text:alphabetical-index-mark-start text:id="IMark82358232"/><text:alphabetical-index-mark-start text:id="IMark71192264"/><text:span text:style-name="T55">activate</text:span><text:alphabetical-index-mark-end text:id="IMark71192264"/><text:alphabetical-index-mark-end text:id="IMark82358232"/><text:span text:style-name="T55">, just by entering its name without the first part comprised of the sub</text:span><text:alphabetical-index-mark-start text:id="IMark89415576"/><text:alphabetical-index-mark-start text:id="IMark142792248"/><text:span text:style-name="T55">string</text:span><text:alphabetical-index-mark-end text:id="IMark142792248"/><text:alphabetical-index-mark-end text:id="IMark89415576"/><text:span text:style-name="T55"> </text:span><text:span text:style-name="T44">‘</text:span><text:alphabetical-index-mark-start text:id="IMark141017416"/><text:alphabetical-index-mark-start text:id="IMark143003288"/><text:span text:style-name="T44">mode_</text:span><text:alphabetical-index-mark-end text:id="IMark143003288"/><text:alphabetical-index-mark-end text:id="IMark141017416"/><text:span text:style-name="T44">’</text:span><text:span text:style-name="T55">. For </text:span><text:alphabetical-index-mark-start text:id="IMark143106024"/><text:alphabetical-index-mark-start text:id="IMark74075880"/><text:span text:style-name="T55">example</text:span><text:alphabetical-index-mark-end text:id="IMark74075880"/><text:alphabetical-index-mark-end text:id="IMark143106024"/><text:span text:style-name="T55">, instead of entering </text:span><text:span text:style-name="T44">‘</text:span><text:alphabetical-index-mark-start text:id="IMark89611368"/><text:alphabetical-index-mark-start text:id="IMark143412296"/><text:alphabetical-index-mark-start text:id="IMark141907912"/><text:alphabetical-index-mark-start text:id="IMark70966952"/><text:span text:style-name="T44">mode_</text:span><text:alphabetical-index-mark-end text:id="IMark70966952"/><text:alphabetical-index-mark-end text:id="IMark141907912"/><text:alphabetical-index-mark-start text:id="IMark74276824"/><text:alphabetical-index-mark-start text:id="IMark140836584"/><text:span text:style-name="T44">crs</text:span><text:alphabetical-index-mark-end text:id="IMark140836584"/><text:alphabetical-index-mark-end text:id="IMark74276824"/><text:alphabetical-index-mark-end text:id="IMark143412296"/><text:alphabetical-index-mark-end text:id="IMark89611368"/><text:span text:style-name="T44">’</text:span><text:span text:style-name="T55"> you will have to </text:span><text:alphabetical-index-mark-start text:id="IMark89488152"/><text:alphabetical-index-mark-start text:id="IMark82564264"/><text:alphabetical-index-mark-start text:id="IMark89498088"/><text:span text:style-name="T55">input</text:span><text:alphabetical-index-mark-end text:id="IMark89498088"/><text:alphabetical-index-mark-end text:id="IMark82564264"/><text:alphabetical-index-mark-end text:id="IMark89488152"/><text:span text:style-name="T55"> </text:span><text:span text:style-name="T44">‘</text:span><text:alphabetical-index-mark-start text:id="IMark143609704"/><text:alphabetical-index-mark-start text:id="IMark74050440"/><text:span text:style-name="T44">crs</text:span><text:alphabetical-index-mark-end text:id="IMark74050440"/><text:alphabetical-index-mark-end text:id="IMark143609704"/><text:span text:style-name="T44">’</text:span><text:span text:style-name="T55">.</text:span></text:p>
      <text:p text:style-name="P22"/>
      <text:p text:style-name="P20"/>
      <text:h text:style-name="Heading_20_3" text:outline-level="3"><text:bookmark-start text:name="__RefHeading___Toc1087_964193841"/>5.2.6. [<text:alphabetical-index-mark-start text:id="IMark89423896"/><text:alphabetical-index-mark-start text:id="IMark141340152"/><text:alphabetical-index-mark-start text:id="IMark90646040"/>MOF<text:alphabetical-index-mark-end text:id="IMark90646040"/><text:alphabetical-index-mark-end text:id="IMark141340152"/><text:alphabetical-index-mark-end text:id="IMark89423896"/>]<text:bookmark-end text:name="__RefHeading___Toc1087_964193841"/></text:h>
      <text:p text:style-name="P20"/>
      <text:p text:style-name="P20">Mode off. <text:span text:style-name="T55">This performs the same </text:span><text:alphabetical-index-mark-start text:id="IMark83177736"/><text:alphabetical-index-mark-start text:id="IMark71075960"/><text:span text:style-name="T55">query</text:span><text:alphabetical-index-mark-end text:id="IMark71075960"/><text:alphabetical-index-mark-end text:id="IMark83177736"/><text:span text:style-name="T55"> as </text:span><text:span text:style-name="T17">[</text:span><text:alphabetical-index-mark-start text:id="IMark87811992"/><text:alphabetical-index-mark-start text:id="IMark89698776"/><text:alphabetical-index-mark-start text:id="IMark70265704"/><text:span text:style-name="T17">MON</text:span><text:alphabetical-index-mark-end text:id="IMark70265704"/><text:alphabetical-index-mark-end text:id="IMark89698776"/><text:alphabetical-index-mark-end text:id="IMark87811992"/><text:span text:style-name="T17">]</text:span><text:span text:style-name="T55"> except that it </text:span><text:alphabetical-index-mark-start text:id="IMark88370168"/><text:alphabetical-index-mark-start text:id="IMark141929624"/><text:alphabetical-index-mark-start text:id="IMark144109784"/><text:span text:style-name="T55">send</text:span><text:alphabetical-index-mark-end text:id="IMark144109784"/><text:alphabetical-index-mark-end text:id="IMark141929624"/><text:alphabetical-index-mark-end text:id="IMark88370168"/><text:span text:style-name="T55">s </text:span><text:alphabetical-index-mark-start text:id="IMark90666648"/><text:alphabetical-index-mark-start text:id="IMark141561400"/><text:alphabetical-index-mark-start text:id="IMark142871592"/><text:span text:style-name="T44">Value</text:span><text:alphabetical-index-mark-end text:id="IMark142871592"/><text:alphabetical-index-mark-end text:id="IMark141561400"/><text:alphabetical-index-mark-end text:id="IMark90666648"/><text:span text:style-name="T44"> = 0</text:span><text:span text:style-name="T55"> instead of </text:span><text:alphabetical-index-mark-start text:id="IMark142980968"/><text:alphabetical-index-mark-start text:id="IMark71459512"/><text:alphabetical-index-mark-start text:id="IMark143417880"/><text:span text:style-name="T44">Value</text:span><text:alphabetical-index-mark-end text:id="IMark143417880"/><text:alphabetical-index-mark-end text:id="IMark71459512"/><text:alphabetical-index-mark-end text:id="IMark142980968"/><text:span text:style-name="T44"> = 1</text:span><text:span text:style-name="T55">. <text:s/>Once you pr</text:span><text:alphabetical-index-mark-start text:id="IMark71410136"/><text:span text:style-name="T55">es</text:span><text:alphabetical-index-mark-end text:id="IMark71410136"/><text:span text:style-name="T55">s </text:span><text:span text:style-name="T17">[</text:span><text:alphabetical-index-mark-start text:id="IMark71445736"/><text:alphabetical-index-mark-start text:id="IMark141909832"/><text:alphabetical-index-mark-start text:id="IMark140337432"/><text:span text:style-name="T17">MOF</text:span><text:alphabetical-index-mark-end text:id="IMark140337432"/><text:alphabetical-index-mark-end text:id="IMark141909832"/><text:alphabetical-index-mark-end text:id="IMark71445736"/><text:span text:style-name="T17">]</text:span><text:span text:style-name="T55">, a </text:span><text:alphabetical-index-mark-start text:id="IMark71059096"/><text:alphabetical-index-mark-start text:id="IMark89529048"/><text:span text:style-name="T55">dialog</text:span><text:alphabetical-index-mark-end text:id="IMark89529048"/><text:alphabetical-index-mark-end text:id="IMark71059096"/><text:span text:style-name="T55"> appears and you have to enter the mode name that you want to </text:span><text:alphabetical-index-mark-start text:id="IMark70862296"/><text:alphabetical-index-mark-start text:id="IMark143498088"/><text:span text:style-name="T55">de</text:span><text:alphabetical-index-mark-start text:id="IMark70981544"/><text:alphabetical-index-mark-start text:id="IMark71038728"/><text:span text:style-name="T55">activate</text:span><text:alphabetical-index-mark-end text:id="IMark71038728"/><text:alphabetical-index-mark-end text:id="IMark70981544"/><text:alphabetical-index-mark-end text:id="IMark143498088"/><text:alphabetical-index-mark-end text:id="IMark70862296"/><text:span text:style-name="T55">, just by entering its name without the first part comprised of the sub</text:span><text:alphabetical-index-mark-start text:id="IMark89417512"/><text:alphabetical-index-mark-start text:id="IMark70373592"/><text:span text:style-name="T55">string</text:span><text:alphabetical-index-mark-end text:id="IMark70373592"/><text:alphabetical-index-mark-end text:id="IMark89417512"/><text:span text:style-name="T55"> </text:span><text:span text:style-name="T44">‘</text:span><text:alphabetical-index-mark-start text:id="IMark140721240"/><text:alphabetical-index-mark-start text:id="IMark143576280"/><text:span text:style-name="T44">mode_</text:span><text:alphabetical-index-mark-end text:id="IMark143576280"/><text:alphabetical-index-mark-end text:id="IMark140721240"/><text:span text:style-name="T44">’</text:span><text:span text:style-name="T55">. For </text:span><text:alphabetical-index-mark-start text:id="IMark144235336"/><text:alphabetical-index-mark-start text:id="IMark71405576"/><text:span text:style-name="T55">example</text:span><text:alphabetical-index-mark-end text:id="IMark71405576"/><text:alphabetical-index-mark-end text:id="IMark144235336"/><text:span text:style-name="T55">, instead of entering </text:span><text:span text:style-name="T44">‘</text:span><text:alphabetical-index-mark-start text:id="IMark139425096"/><text:alphabetical-index-mark-start text:id="IMark90626072"/><text:alphabetical-index-mark-start text:id="IMark71190296"/><text:alphabetical-index-mark-start text:id="IMark143734440"/><text:span text:style-name="T44">mode_</text:span><text:alphabetical-index-mark-end text:id="IMark143734440"/><text:alphabetical-index-mark-end text:id="IMark71190296"/><text:alphabetical-index-mark-start text:id="IMark144286632"/><text:alphabetical-index-mark-start text:id="IMark89707976"/><text:span text:style-name="T44">crs</text:span><text:alphabetical-index-mark-end text:id="IMark89707976"/><text:alphabetical-index-mark-end text:id="IMark144286632"/><text:alphabetical-index-mark-end text:id="IMark90626072"/><text:alphabetical-index-mark-end text:id="IMark139425096"/><text:span text:style-name="T44">’</text:span><text:span text:style-name="T55"> you will have to </text:span><text:alphabetical-index-mark-start text:id="IMark143883080"/><text:alphabetical-index-mark-start text:id="IMark142571240"/><text:alphabetical-index-mark-start text:id="IMark144263624"/><text:span text:style-name="T55">input</text:span><text:alphabetical-index-mark-end text:id="IMark144263624"/><text:alphabetical-index-mark-end text:id="IMark142571240"/><text:alphabetical-index-mark-end text:id="IMark143883080"/><text:span text:style-name="T55"> </text:span><text:span text:style-name="T56">‘</text:span><text:alphabetical-index-mark-start text:id="IMark143723688"/><text:alphabetical-index-mark-start text:id="IMark82608968"/><text:span text:style-name="T56">crs</text:span><text:alphabetical-index-mark-end text:id="IMark82608968"/><text:alphabetical-index-mark-end text:id="IMark143723688"/><text:span text:style-name="T56">’</text:span><text:span text:style-name="T55">.</text:span></text:p>
      <text:p text:style-name="P20"/>
      <text:p text:style-name="P39">Notice that <text:span text:style-name="T11">[</text:span><text:alphabetical-index-mark-start text:id="IMark90610648"/><text:alphabetical-index-mark-start text:id="IMark71315032"/><text:alphabetical-index-mark-start text:id="IMark141907912"/><text:span text:style-name="T11">MOF</text:span><text:alphabetical-index-mark-end text:id="IMark141907912"/><text:alphabetical-index-mark-end text:id="IMark71315032"/><text:alphabetical-index-mark-end text:id="IMark90610648"/><text:span text:style-name="T11">]</text:span> <text:span text:style-name="T58">and other similar </text:span><text:alphabetical-index-mark-start text:id="IMark70966952"/><text:alphabetical-index-mark-start text:id="IMark144192184"/><text:span text:style-name="T58">activation</text:span><text:alphabetical-index-mark-end text:id="IMark144192184"/><text:alphabetical-index-mark-end text:id="IMark70966952"/><text:span text:style-name="T58"> or </text:span><text:alphabetical-index-mark-start text:id="IMark89611368"/><text:alphabetical-index-mark-start text:id="IMark143412296"/><text:span text:style-name="T58">de</text:span><text:alphabetical-index-mark-start text:id="IMark74276824"/><text:alphabetical-index-mark-start text:id="IMark140836584"/><text:span text:style-name="T58">activation</text:span><text:alphabetical-index-mark-end text:id="IMark140836584"/><text:alphabetical-index-mark-end text:id="IMark74276824"/><text:alphabetical-index-mark-end text:id="IMark143412296"/><text:alphabetical-index-mark-end text:id="IMark89611368"/><text:span text:style-name="T58"> </text:span><text:alphabetical-index-mark-start text:id="IMark143447384"/><text:alphabetical-index-mark-start text:id="IMark139826200"/><text:alphabetical-index-mark-start text:id="IMark86602328"/><text:span text:style-name="T58">function</text:span><text:alphabetical-index-mark-end text:id="IMark86602328"/><text:alphabetical-index-mark-end text:id="IMark139826200"/><text:alphabetical-index-mark-end text:id="IMark143447384"/><text:span text:style-name="T58">s </text:span>allow you to <text:alphabetical-index-mark-start text:id="IMark89488152"/><text:alphabetical-index-mark-start text:id="IMark82564264"/><text:alphabetical-index-mark-start text:id="IMark89498088"/>send<text:alphabetical-index-mark-end text:id="IMark89498088"/><text:alphabetical-index-mark-end text:id="IMark82564264"/><text:alphabetical-index-mark-end text:id="IMark89488152"/> a full <text:alphabetical-index-mark-start text:id="IMark46821672"/><text:alphabetical-index-mark-start text:id="IMark143609704"/><text:alphabetical-index-mark-start text:id="IMark74050440"/>SQL<text:alphabetical-index-mark-end text:id="IMark74050440"/><text:alphabetical-index-mark-end text:id="IMark143609704"/><text:alphabetical-index-mark-end text:id="IMark46821672"/> <text:alphabetical-index-mark-start text:id="IMark141833336"/><text:alphabetical-index-mark-start text:id="IMark71275096"/>query<text:alphabetical-index-mark-end text:id="IMark71275096"/><text:alphabetical-index-mark-end text:id="IMark141833336"/> just by pr<text:alphabetical-index-mark-start text:id="IMark70488072"/>es<text:alphabetical-index-mark-end text:id="IMark70488072"/>sing the corr<text:alphabetical-index-mark-start text:id="IMark141955208"/>es<text:alphabetical-index-mark-end text:id="IMark141955208"/>ponding <text:alphabetical-index-mark-start text:id="IMark71413272"/><text:alphabetical-index-mark-start text:id="IMark140488184"/>button<text:alphabetical-index-mark-end text:id="IMark140488184"/><text:alphabetical-index-mark-end text:id="IMark71413272"/>, writing and abbreviated <text:alphabetical-index-mark-start text:id="IMark142783752"/>version<text:alphabetical-index-mark-end text:id="IMark142783752"/> of the mode name (with no<text:span text:style-name="T43"> ‘</text:span><text:alphabetical-index-mark-start text:id="IMark89715016"/><text:alphabetical-index-mark-start text:id="IMark141340152"/><text:span text:style-name="T43">mode_</text:span><text:alphabetical-index-mark-end text:id="IMark141340152"/><text:alphabetical-index-mark-end text:id="IMark89715016"/><text:span text:style-name="T43">’</text:span> part), saving <text:alphabetical-index-mark-start text:id="IMark89423896"/>time<text:alphabetical-index-mark-end text:id="IMark89423896"/> and trouble, but you can <text:alphabetical-index-mark-start text:id="IMark90646040"/><text:alphabetical-index-mark-start text:id="IMark140751928"/><text:alphabetical-index-mark-start text:id="IMark89700568"/>send<text:alphabetical-index-mark-end text:id="IMark89700568"/><text:alphabetical-index-mark-end text:id="IMark140751928"/><text:alphabetical-index-mark-end text:id="IMark90646040"/> the same <text:alphabetical-index-mark-start text:id="IMark73900344"/><text:alphabetical-index-mark-start text:id="IMark143148680"/>query<text:alphabetical-index-mark-end text:id="IMark143148680"/><text:alphabetical-index-mark-end text:id="IMark73900344"/> using <text:span text:style-name="T11">[</text:span><text:alphabetical-index-mark-start text:id="IMark70534072"/><text:alphabetical-index-mark-start text:id="IMark83177736"/><text:alphabetical-index-mark-start text:id="IMark71075960"/><text:span text:style-name="T11">SQL</text:span><text:alphabetical-index-mark-end text:id="IMark71075960"/><text:alphabetical-index-mark-end text:id="IMark83177736"/><text:alphabetical-index-mark-end text:id="IMark70534072"/><text:span text:style-name="T11">]</text:span> if you like.</text:p>
      <text:p text:style-name="P39"/>
      <text:p text:style-name="P39"/>
      <text:h text:style-name="Heading_20_3" text:outline-level="3"><text:bookmark-start text:name="__RefHeading___Toc1089_964193841"/>5.2.7. [<text:alphabetical-index-mark-start text:id="IMark71459512"/><text:alphabetical-index-mark-start text:id="IMark143805400"/><text:alphabetical-index-mark-start text:id="IMark89443064"/>PON<text:alphabetical-index-mark-end text:id="IMark89443064"/><text:alphabetical-index-mark-end text:id="IMark143805400"/><text:alphabetical-index-mark-end text:id="IMark71459512"/>]<text:bookmark-end text:name="__RefHeading___Toc1089_964193841"/></text:h>
      <text:p text:style-name="P20"/>
      <text:p text:style-name="P20"><text:alphabetical-index-mark-start text:id="IMark71445736"/><text:alphabetical-index-mark-start text:id="IMark141909832"/><text:alphabetical-index-mark-start text:id="IMark140337432"/>Program<text:alphabetical-index-mark-end text:id="IMark140337432"/><text:alphabetical-index-mark-end text:id="IMark141909832"/><text:alphabetical-index-mark-end text:id="IMark71445736"/> on. <text:span text:style-name="T18">[</text:span><text:alphabetical-index-mark-start text:id="IMark143911192"/><text:alphabetical-index-mark-start text:id="IMark140595832"/><text:alphabetical-index-mark-start text:id="IMark71059096"/><text:span text:style-name="T18">PON</text:span><text:alphabetical-index-mark-end text:id="IMark71059096"/><text:alphabetical-index-mark-end text:id="IMark140595832"/><text:alphabetical-index-mark-end text:id="IMark143911192"/><text:span text:style-name="T18">]</text:span><text:span text:style-name="T59"> and its companion </text:span><text:span text:style-name="T18">[</text:span><text:alphabetical-index-mark-start text:id="IMark89529048"/><text:alphabetical-index-mark-start text:id="IMark70862296"/><text:alphabetical-index-mark-start text:id="IMark143498088"/><text:span text:style-name="T18">POF</text:span><text:alphabetical-index-mark-end text:id="IMark143498088"/><text:alphabetical-index-mark-end text:id="IMark70862296"/><text:alphabetical-index-mark-end text:id="IMark89529048"/><text:span text:style-name="T18">]</text:span><text:span text:style-name="T59"> work in a similar fashion to </text:span><text:span text:style-name="T18">[</text:span><text:alphabetical-index-mark-start text:id="IMark70981544"/><text:alphabetical-index-mark-start text:id="IMark71038728"/><text:alphabetical-index-mark-start text:id="IMark89417512"/><text:span text:style-name="T18">MON</text:span><text:alphabetical-index-mark-end text:id="IMark89417512"/><text:alphabetical-index-mark-end text:id="IMark71038728"/><text:alphabetical-index-mark-end text:id="IMark70981544"/><text:span text:style-name="T18">]</text:span><text:span text:style-name="T59"> and </text:span><text:span text:style-name="T18">[</text:span><text:alphabetical-index-mark-start text:id="IMark70373592"/><text:alphabetical-index-mark-start text:id="IMark143851432"/><text:alphabetical-index-mark-start text:id="IMark140721240"/><text:span text:style-name="T18">MOF</text:span><text:alphabetical-index-mark-end text:id="IMark140721240"/><text:alphabetical-index-mark-end text:id="IMark143851432"/><text:alphabetical-index-mark-end text:id="IMark70373592"/><text:span text:style-name="T18">]</text:span><text:span text:style-name="T59"> but </text:span><text:soft-page-break/><text:span text:style-name="T59">instead of activating and deactivating mod</text:span><text:alphabetical-index-mark-start text:id="IMark143576280"/><text:span text:style-name="T59">es</text:span><text:alphabetical-index-mark-end text:id="IMark143576280"/><text:span text:style-name="T59">, they </text:span><text:alphabetical-index-mark-start text:id="IMark70856568"/><text:alphabetical-index-mark-start text:id="IMark70751864"/><text:span text:style-name="T59">load</text:span><text:alphabetical-index-mark-end text:id="IMark70751864"/><text:alphabetical-index-mark-end text:id="IMark70856568"/><text:span text:style-name="T59"> and </text:span><text:alphabetical-index-mark-start text:id="IMark144235336"/><text:alphabetical-index-mark-start text:id="IMark71405576"/><text:span text:style-name="T59">un</text:span><text:alphabetical-index-mark-start text:id="IMark73910312"/><text:alphabetical-index-mark-start text:id="IMark143533400"/><text:span text:style-name="T59">load</text:span><text:alphabetical-index-mark-end text:id="IMark143533400"/><text:alphabetical-index-mark-end text:id="IMark73910312"/><text:alphabetical-index-mark-end text:id="IMark71405576"/><text:alphabetical-index-mark-end text:id="IMark144235336"/><text:span text:style-name="T59"> </text:span><text:alphabetical-index-mark-start text:id="IMark71190296"/><text:alphabetical-index-mark-start text:id="IMark143734440"/><text:alphabetical-index-mark-start text:id="IMark82358232"/><text:span text:style-name="T59">program</text:span><text:alphabetical-index-mark-end text:id="IMark82358232"/><text:alphabetical-index-mark-end text:id="IMark143734440"/><text:alphabetical-index-mark-end text:id="IMark71190296"/><text:span text:style-name="T59">s from </text:span><text:alphabetical-index-mark-start text:id="IMark139425096"/><text:alphabetical-index-mark-start text:id="IMark90626072"/><text:span text:style-name="T59">table</text:span><text:alphabetical-index-mark-end text:id="IMark90626072"/><text:alphabetical-index-mark-end text:id="IMark139425096"/><text:span text:style-name="T59"> </text:span><text:alphabetical-index-mark-start text:id="IMark144286632"/><text:alphabetical-index-mark-start text:id="IMark89707976"/><text:span text:style-name="T45">sde_</text:span><text:alphabetical-index-mark-start text:id="IMark71192264"/><text:alphabetical-index-mark-start text:id="IMark89415576"/><text:span text:style-name="T45">prg</text:span><text:alphabetical-index-mark-end text:id="IMark89415576"/><text:alphabetical-index-mark-end text:id="IMark71192264"/><text:span text:style-name="T45">_rul</text:span><text:alphabetical-index-mark-start text:id="IMark142792248"/><text:span text:style-name="T45">es</text:span><text:alphabetical-index-mark-end text:id="IMark142792248"/><text:alphabetical-index-mark-end text:id="IMark89707976"/><text:alphabetical-index-mark-end text:id="IMark144286632"/><text:span text:style-name="T59"> to </text:span><text:alphabetical-index-mark-start text:id="IMark143883080"/><text:alphabetical-index-mark-start text:id="IMark142571240"/><text:span text:style-name="T45">sde_rul</text:span><text:alphabetical-index-mark-start text:id="IMark144263624"/><text:span text:style-name="T45">es</text:span><text:alphabetical-index-mark-end text:id="IMark144263624"/><text:alphabetical-index-mark-end text:id="IMark142571240"/><text:alphabetical-index-mark-end text:id="IMark143883080"/><text:span text:style-name="T59">.</text:span></text:p>
      <text:p text:style-name="P20"/>
      <text:p text:style-name="P40">Normally this proc<text:alphabetical-index-mark-start text:id="IMark143447384"/>es<text:alphabetical-index-mark-end text:id="IMark143447384"/>s is performed by the <text:alphabetical-index-mark-start text:id="IMark139826200"/><text:alphabetical-index-mark-start text:id="IMark86602328"/><text:alphabetical-index-mark-start text:id="IMark142783752"/>AIE<text:alphabetical-index-mark-end text:id="IMark142783752"/><text:alphabetical-index-mark-end text:id="IMark86602328"/><text:alphabetical-index-mark-end text:id="IMark139826200"/> itself, but in some circumstanc<text:alphabetical-index-mark-start text:id="IMark71413272"/>es<text:alphabetical-index-mark-end text:id="IMark71413272"/> you may want to <text:alphabetical-index-mark-start text:id="IMark140488184"/><text:alphabetical-index-mark-start text:id="IMark141955208"/>control<text:alphabetical-index-mark-end text:id="IMark141955208"/><text:alphabetical-index-mark-end text:id="IMark140488184"/> that proc<text:alphabetical-index-mark-start text:id="IMark70488072"/>es<text:alphabetical-index-mark-end text:id="IMark70488072"/>s yourself.</text:p>
      <text:p text:style-name="P40"/>
      <text:p text:style-name="P40">When you pr<text:alphabetical-index-mark-start text:id="IMark143609704"/>es<text:alphabetical-index-mark-end text:id="IMark143609704"/>s <text:span text:style-name="T11">[</text:span><text:alphabetical-index-mark-start text:id="IMark74050440"/><text:alphabetical-index-mark-start text:id="IMark89488152"/><text:alphabetical-index-mark-start text:id="IMark82564264"/><text:span text:style-name="T11">MON</text:span><text:alphabetical-index-mark-end text:id="IMark82564264"/><text:alphabetical-index-mark-end text:id="IMark89488152"/><text:alphabetical-index-mark-end text:id="IMark74050440"/><text:span text:style-name="T11">]</text:span> a <text:alphabetical-index-mark-start text:id="IMark89498088"/><text:alphabetical-index-mark-start text:id="IMark142324664"/>dialog<text:alphabetical-index-mark-end text:id="IMark142324664"/><text:alphabetical-index-mark-end text:id="IMark89498088"/> appears and you have to enter only the <text:alphabetical-index-mark-start text:id="IMark89715016"/><text:alphabetical-index-mark-start text:id="IMark141340152"/>number<text:alphabetical-index-mark-end text:id="IMark141340152"/><text:alphabetical-index-mark-end text:id="IMark89715016"/>s that corr<text:alphabetical-index-mark-start text:id="IMark71524696"/>es<text:alphabetical-index-mark-end text:id="IMark71524696"/>pond to the <text:alphabetical-index-mark-start text:id="IMark73900344"/><text:alphabetical-index-mark-start text:id="IMark143148680"/><text:alphabetical-index-mark-start text:id="IMark90646040"/>program<text:alphabetical-index-mark-end text:id="IMark90646040"/><text:alphabetical-index-mark-end text:id="IMark143148680"/><text:alphabetical-index-mark-end text:id="IMark73900344"/> <text:alphabetical-index-mark-start text:id="IMark140751928"/><text:alphabetical-index-mark-start text:id="IMark89700568"/>number<text:alphabetical-index-mark-end text:id="IMark89700568"/><text:alphabetical-index-mark-end text:id="IMark140751928"/> and <text:alphabetical-index-mark-start text:id="IMark89423896"/>version<text:alphabetical-index-mark-end text:id="IMark89423896"/> that you want to <text:alphabetical-index-mark-start text:id="IMark88370168"/><text:alphabetical-index-mark-start text:id="IMark141929624"/>load<text:alphabetical-index-mark-end text:id="IMark141929624"/><text:alphabetical-index-mark-end text:id="IMark88370168"/>, without the <text:alphabetical-index-mark-start text:id="IMark70534072"/><text:alphabetical-index-mark-start text:id="IMark83177736"/>string<text:alphabetical-index-mark-end text:id="IMark83177736"/><text:alphabetical-index-mark-end text:id="IMark70534072"/> <text:span text:style-name="T43">‘</text:span><text:alphabetical-index-mark-start text:id="IMark71075960"/><text:alphabetical-index-mark-start text:id="IMark144109784"/><text:span text:style-name="T43">prg</text:span><text:alphabetical-index-mark-end text:id="IMark144109784"/><text:alphabetical-index-mark-end text:id="IMark71075960"/><text:span text:style-name="T43">’</text:span>. For <text:alphabetical-index-mark-start text:id="IMark141561400"/><text:alphabetical-index-mark-start text:id="IMark90666648"/>example<text:alphabetical-index-mark-end text:id="IMark90666648"/><text:alphabetical-index-mark-end text:id="IMark141561400"/>, if you want to <text:alphabetical-index-mark-start text:id="IMark143502552"/><text:alphabetical-index-mark-start text:id="IMark70594024"/>load<text:alphabetical-index-mark-end text:id="IMark70594024"/><text:alphabetical-index-mark-end text:id="IMark143502552"/> <text:alphabetical-index-mark-start text:id="IMark142871592"/><text:alphabetical-index-mark-start text:id="IMark142980968"/><text:alphabetical-index-mark-start text:id="IMark141895992"/>program<text:alphabetical-index-mark-end text:id="IMark141895992"/><text:alphabetical-index-mark-end text:id="IMark142980968"/><text:alphabetical-index-mark-end text:id="IMark142871592"/> <text:span text:style-name="T43">‘</text:span><text:alphabetical-index-mark-start text:id="IMark143805400"/><text:alphabetical-index-mark-start text:id="IMark71459512"/><text:span text:style-name="T43">prg</text:span><text:alphabetical-index-mark-end text:id="IMark71459512"/><text:alphabetical-index-mark-end text:id="IMark143805400"/><text:span text:style-name="T43">43.2’</text:span> you only have to <text:alphabetical-index-mark-start text:id="IMark89443064"/><text:alphabetical-index-mark-start text:id="IMark143417880"/><text:alphabetical-index-mark-start text:id="IMark84444264"/>input<text:alphabetical-index-mark-end text:id="IMark84444264"/><text:alphabetical-index-mark-end text:id="IMark143417880"/><text:alphabetical-index-mark-end text:id="IMark89443064"/> <text:span text:style-name="T43">‘43.2’</text:span>.</text:p>
      <text:p text:style-name="P20"/>
      <text:p text:style-name="P20"/>
      <text:p text:style-name="P20"/>
      <text:h text:style-name="Heading_20_3" text:outline-level="3"><text:bookmark-start text:name="__RefHeading___Toc1091_964193841"/>5.2.8. [<text:alphabetical-index-mark-start text:id="IMark143106024"/><text:alphabetical-index-mark-start text:id="IMark71038728"/><text:alphabetical-index-mark-start text:id="IMark89417512"/>POF<text:alphabetical-index-mark-end text:id="IMark89417512"/><text:alphabetical-index-mark-end text:id="IMark71038728"/><text:alphabetical-index-mark-end text:id="IMark143106024"/>]<text:bookmark-end text:name="__RefHeading___Toc1091_964193841"/></text:h>
      <text:p text:style-name="P20"/>
      <text:p text:style-name="P20"><text:alphabetical-index-mark-start text:id="IMark87811992"/><text:alphabetical-index-mark-start text:id="IMark70373592"/><text:alphabetical-index-mark-start text:id="IMark143851432"/>Program<text:alphabetical-index-mark-end text:id="IMark143851432"/><text:alphabetical-index-mark-end text:id="IMark70373592"/><text:alphabetical-index-mark-end text:id="IMark87811992"/> off. <text:span text:style-name="T60">Performs the opposite </text:span><text:alphabetical-index-mark-start text:id="IMark140721240"/><text:alphabetical-index-mark-start text:id="IMark90610648"/><text:span text:style-name="T60">operation</text:span><text:alphabetical-index-mark-end text:id="IMark90610648"/><text:alphabetical-index-mark-end text:id="IMark140721240"/><text:span text:style-name="T60"> to that of </text:span><text:span text:style-name="T19">[</text:span><text:alphabetical-index-mark-start text:id="IMark71315032"/><text:alphabetical-index-mark-start text:id="IMark143576280"/><text:alphabetical-index-mark-start text:id="IMark70856568"/><text:span text:style-name="T19">PON</text:span><text:alphabetical-index-mark-end text:id="IMark70856568"/><text:alphabetical-index-mark-end text:id="IMark143576280"/><text:alphabetical-index-mark-end text:id="IMark71315032"/><text:span text:style-name="T19">]</text:span><text:span text:style-name="T60">. </text:span></text:p>
      <text:p text:style-name="P20"/>
      <text:p text:style-name="P20"/>
      <text:h text:style-name="Heading_20_3" text:outline-level="3"><text:bookmark-start text:name="__RefHeading___Toc1093_964193841"/>5.2.9. [<text:alphabetical-index-mark-start text:id="IMark71192264"/><text:alphabetical-index-mark-start text:id="IMark89698776"/><text:alphabetical-index-mark-start text:id="IMark70265704"/>ITM<text:alphabetical-index-mark-end text:id="IMark70265704"/><text:alphabetical-index-mark-end text:id="IMark89698776"/><text:alphabetical-index-mark-end text:id="IMark71192264"/>]<text:bookmark-end text:name="__RefHeading___Toc1093_964193841"/></text:h>
      <text:p text:style-name="P20"/>
      <text:p text:style-name="P20"><text:alphabetical-index-mark-start text:id="IMark142792248"/><text:alphabetical-index-mark-start text:id="IMark143427272"/><text:alphabetical-index-mark-start text:id="IMark70966952"/>Item<text:alphabetical-index-mark-end text:id="IMark70966952"/><text:alphabetical-index-mark-end text:id="IMark143427272"/><text:alphabetical-index-mark-end text:id="IMark142792248"/>. <text:span text:style-name="T61">This </text:span><text:alphabetical-index-mark-start text:id="IMark143883080"/><text:alphabetical-index-mark-start text:id="IMark142571240"/><text:alphabetical-index-mark-start text:id="IMark144263624"/><text:span text:style-name="T61">function</text:span><text:alphabetical-index-mark-end text:id="IMark144263624"/><text:alphabetical-index-mark-end text:id="IMark142571240"/><text:alphabetical-index-mark-end text:id="IMark143883080"/><text:span text:style-name="T61"> opens a </text:span><text:alphabetical-index-mark-start text:id="IMark144192184"/><text:alphabetical-index-mark-start text:id="IMark143412296"/><text:span text:style-name="T61">dialog</text:span><text:alphabetical-index-mark-end text:id="IMark143412296"/><text:alphabetical-index-mark-end text:id="IMark144192184"/><text:span text:style-name="T61"> that lets you enter the </text:span><text:alphabetical-index-mark-start text:id="IMark89611368"/><text:alphabetical-index-mark-start text:id="IMark140836584"/><text:alphabetical-index-mark-start text:id="IMark74276824"/><text:span text:style-name="T46">Item</text:span><text:alphabetical-index-mark-end text:id="IMark74276824"/><text:alphabetical-index-mark-end text:id="IMark140836584"/><text:alphabetical-index-mark-end text:id="IMark89611368"/><text:span text:style-name="T61"> </text:span><text:alphabetical-index-mark-start text:id="IMark140488184"/><text:alphabetical-index-mark-start text:id="IMark70488072"/><text:span text:style-name="T61">string</text:span><text:alphabetical-index-mark-end text:id="IMark70488072"/><text:alphabetical-index-mark-end text:id="IMark140488184"/><text:span text:style-name="T61"> that identifi</text:span><text:alphabetical-index-mark-start text:id="IMark141955208"/><text:span text:style-name="T61">es</text:span><text:alphabetical-index-mark-end text:id="IMark141955208"/><text:span text:style-name="T61"> a fact you want to operate with. For </text:span><text:alphabetical-index-mark-start text:id="IMark71413272"/><text:alphabetical-index-mark-start text:id="IMark139826200"/><text:span text:style-name="T61">example</text:span><text:alphabetical-index-mark-end text:id="IMark139826200"/><text:alphabetical-index-mark-end text:id="IMark71413272"/><text:span text:style-name="T61">, if you want to set </text:span><text:alphabetical-index-mark-start text:id="IMark86602328"/><text:alphabetical-index-mark-start text:id="IMark142783752"/><text:span text:style-name="T61">manual</text:span><text:alphabetical-index-mark-end text:id="IMark142783752"/><text:alphabetical-index-mark-end text:id="IMark86602328"/><text:span text:style-name="T61">ly a specific </text:span><text:alphabetical-index-mark-start text:id="IMark143447384"/><text:alphabetical-index-mark-start text:id="IMark141833336"/><text:span text:style-name="T61">target</text:span><text:alphabetical-index-mark-end text:id="IMark141833336"/><text:alphabetical-index-mark-end text:id="IMark143447384"/><text:span text:style-name="T61"> </text:span><text:alphabetical-index-mark-start text:id="IMark46821672"/><text:span text:style-name="T61">heading</text:span><text:alphabetical-index-mark-end text:id="IMark46821672"/><text:span text:style-name="T61"> for your </text:span><text:alphabetical-index-mark-start text:id="IMark71275096"/><text:alphabetical-index-mark-start text:id="IMark143609704"/><text:span text:style-name="T61">ship</text:span><text:alphabetical-index-mark-end text:id="IMark143609704"/><text:alphabetical-index-mark-end text:id="IMark71275096"/><text:span text:style-name="T61"> during atmospheric </text:span><text:alphabetical-index-mark-start text:id="IMark71410136"/><text:alphabetical-index-mark-start text:id="IMark71445736"/><text:alphabetical-index-mark-start text:id="IMark74050440"/><text:span text:style-name="T61">flight</text:span><text:alphabetical-index-mark-end text:id="IMark74050440"/><text:alphabetical-index-mark-end text:id="IMark71445736"/><text:alphabetical-index-mark-end text:id="IMark71410136"/><text:span text:style-name="T61">, you will pr</text:span><text:alphabetical-index-mark-start text:id="IMark89488152"/><text:span text:style-name="T61">es</text:span><text:alphabetical-index-mark-end text:id="IMark89488152"/><text:span text:style-name="T61">s </text:span><text:span text:style-name="T20">[</text:span><text:alphabetical-index-mark-start text:id="IMark82564264"/><text:alphabetical-index-mark-start text:id="IMark141909832"/><text:alphabetical-index-mark-start text:id="IMark70534072"/><text:span text:style-name="T20">ITM</text:span><text:alphabetical-index-mark-end text:id="IMark70534072"/><text:alphabetical-index-mark-end text:id="IMark141909832"/><text:alphabetical-index-mark-end text:id="IMark82564264"/><text:span text:style-name="T20">]</text:span><text:span text:style-name="T61">, enter the </text:span><text:alphabetical-index-mark-start text:id="IMark83177736"/><text:alphabetical-index-mark-start text:id="IMark88370168"/><text:span text:style-name="T61">string</text:span><text:alphabetical-index-mark-end text:id="IMark88370168"/><text:alphabetical-index-mark-end text:id="IMark83177736"/><text:span text:style-name="T61"> </text:span><text:span text:style-name="T46">‘</text:span><text:alphabetical-index-mark-start text:id="IMark141929624"/><text:alphabetical-index-mark-start text:id="IMark89423896"/><text:span text:style-name="T46">tgt_</text:span><text:alphabetical-index-mark-start text:id="IMark140751928"/><text:alphabetical-index-mark-start text:id="IMark89700568"/><text:span text:style-name="T46">hdg</text:span><text:alphabetical-index-mark-end text:id="IMark89700568"/><text:alphabetical-index-mark-end text:id="IMark140751928"/><text:alphabetical-index-mark-end text:id="IMark89423896"/><text:alphabetical-index-mark-end text:id="IMark141929624"/><text:span text:style-name="T46">’</text:span><text:span text:style-name="T61"> and later use </text:span><text:span text:style-name="T20">[</text:span><text:alphabetical-index-mark-start text:id="IMark73900344"/><text:alphabetical-index-mark-start text:id="IMark143148680"/><text:alphabetical-index-mark-start text:id="IMark90646040"/><text:span text:style-name="T20">VAL</text:span><text:alphabetical-index-mark-end text:id="IMark90646040"/><text:alphabetical-index-mark-end text:id="IMark143148680"/><text:alphabetical-index-mark-end text:id="IMark73900344"/><text:span text:style-name="T20">]</text:span><text:span text:style-name="T61"> (see below) to enter the actual </text:span><text:alphabetical-index-mark-start text:id="IMark71524696"/><text:span text:style-name="T61">heading</text:span><text:alphabetical-index-mark-end text:id="IMark71524696"/><text:span text:style-name="T61"> you want.</text:span></text:p>
      <text:p text:style-name="P20"/>
      <text:p text:style-name="P41">Always remember that <text:span text:style-name="T11">[</text:span><text:alphabetical-index-mark-start text:id="IMark89443064"/><text:alphabetical-index-mark-start text:id="IMark143417880"/><text:alphabetical-index-mark-start text:id="IMark84444264"/><text:span text:style-name="T11">ITM</text:span><text:alphabetical-index-mark-end text:id="IMark84444264"/><text:alphabetical-index-mark-end text:id="IMark143417880"/><text:alphabetical-index-mark-end text:id="IMark89443064"/><text:span text:style-name="T11">]</text:span> and <text:span text:style-name="T11">[</text:span><text:alphabetical-index-mark-start text:id="IMark82608968"/><text:alphabetical-index-mark-start text:id="IMark143003288"/><text:alphabetical-index-mark-start text:id="IMark141017416"/><text:span text:style-name="T11">VAL</text:span><text:alphabetical-index-mark-end text:id="IMark141017416"/><text:alphabetical-index-mark-end text:id="IMark143003288"/><text:alphabetical-index-mark-end text:id="IMark82608968"/><text:span text:style-name="T11">]</text:span> work together. You need to enter <text:alphabetical-index-mark-start text:id="IMark141220696"/><text:alphabetical-index-mark-start text:id="IMark89529048"/><text:alphabetical-index-mark-start text:id="IMark141887240"/>valu<text:alphabetical-index-mark-start text:id="IMark143498088"/>e<text:alphabetical-index-mark-end text:id="IMark141887240"/><text:alphabetical-index-mark-end text:id="IMark89529048"/><text:alphabetical-index-mark-end text:id="IMark141220696"/>s<text:alphabetical-index-mark-end text:id="IMark143498088"/> using both <text:alphabetical-index-mark-start text:id="IMark70862296"/><text:alphabetical-index-mark-start text:id="IMark74075880"/><text:alphabetical-index-mark-start text:id="IMark82345480"/>function<text:alphabetical-index-mark-end text:id="IMark82345480"/><text:alphabetical-index-mark-end text:id="IMark74075880"/><text:alphabetical-index-mark-end text:id="IMark70862296"/>s in order to alter a fact.</text:p>
      <text:p text:style-name="P20"/>
      <text:p text:style-name="P20"/>
      <text:h text:style-name="Heading_20_3" text:outline-level="3"><text:bookmark-start text:name="__RefHeading___Toc1095_964193841"/>5.2.10. [<text:alphabetical-index-mark-start text:id="IMark140721240"/><text:alphabetical-index-mark-start text:id="IMark71405576"/><text:alphabetical-index-mark-start text:id="IMark71315032"/>VAL<text:alphabetical-index-mark-end text:id="IMark71315032"/><text:alphabetical-index-mark-end text:id="IMark71405576"/><text:alphabetical-index-mark-end text:id="IMark140721240"/>]<text:bookmark-end text:name="__RefHeading___Toc1095_964193841"/></text:h>
      <text:p text:style-name="P20"/>
      <text:p text:style-name="P20"><text:alphabetical-index-mark-start text:id="IMark73910312"/><text:alphabetical-index-mark-start text:id="IMark143533400"/><text:alphabetical-index-mark-start text:id="IMark143734440"/>Value<text:alphabetical-index-mark-end text:id="IMark143734440"/><text:alphabetical-index-mark-end text:id="IMark143533400"/><text:alphabetical-index-mark-end text:id="IMark73910312"/>. <text:span text:style-name="T62">After entering the name of a fact that you want to operate with directly using [</text:span><text:alphabetical-index-mark-start text:id="IMark71190296"/><text:alphabetical-index-mark-start text:id="IMark139425096"/><text:alphabetical-index-mark-start text:id="IMark82358232"/><text:span text:style-name="T62">ITM</text:span><text:alphabetical-index-mark-end text:id="IMark82358232"/><text:alphabetical-index-mark-end text:id="IMark139425096"/><text:alphabetical-index-mark-end text:id="IMark71190296"/><text:span text:style-name="T62">], you need to give that fact a </text:span><text:alphabetical-index-mark-start text:id="IMark141907912"/><text:alphabetical-index-mark-start text:id="IMark90626072"/><text:alphabetical-index-mark-start text:id="IMark89698776"/><text:span text:style-name="T62">Value</text:span><text:alphabetical-index-mark-end text:id="IMark89698776"/><text:alphabetical-index-mark-end text:id="IMark90626072"/><text:alphabetical-index-mark-end text:id="IMark141907912"/><text:span text:style-name="T62">. This is what [</text:span><text:alphabetical-index-mark-start text:id="IMark71192264"/><text:alphabetical-index-mark-start text:id="IMark70265704"/><text:alphabetical-index-mark-start text:id="IMark89415576"/><text:span text:style-name="T62">VAL</text:span><text:alphabetical-index-mark-end text:id="IMark89415576"/><text:alphabetical-index-mark-end text:id="IMark70265704"/><text:alphabetical-index-mark-end text:id="IMark71192264"/><text:span text:style-name="T62">] is for. </text:span></text:p>
      <text:p text:style-name="P20"><text:soft-page-break/></text:p>
      <text:p text:style-name="P42">Once the <text:alphabetical-index-mark-start text:id="IMark142571240"/><text:alphabetical-index-mark-start text:id="IMark144263624"/>dialog<text:alphabetical-index-mark-end text:id="IMark144263624"/><text:alphabetical-index-mark-end text:id="IMark142571240"/> opens, you need to enter a <text:alphabetical-index-mark-start text:id="IMark144192184"/><text:alphabetical-index-mark-start text:id="IMark143412296"/>number<text:alphabetical-index-mark-end text:id="IMark143412296"/><text:alphabetical-index-mark-end text:id="IMark144192184"/>. Following with the <text:alphabetical-index-mark-start text:id="IMark89611368"/><text:alphabetical-index-mark-start text:id="IMark140836584"/>example<text:alphabetical-index-mark-end text:id="IMark140836584"/><text:alphabetical-index-mark-end text:id="IMark89611368"/> pr<text:alphabetical-index-mark-start text:id="IMark74276824"/>es<text:alphabetical-index-mark-end text:id="IMark74276824"/>ented in <text:span text:style-name="T11">[5.2.9.]</text:span>, once you entered <text:span text:style-name="T43">‘</text:span><text:alphabetical-index-mark-start text:id="IMark141340152"/><text:alphabetical-index-mark-start text:id="IMark140488184"/><text:span text:style-name="T43">tgt_</text:span><text:alphabetical-index-mark-start text:id="IMark70488072"/><text:alphabetical-index-mark-start text:id="IMark141955208"/><text:span text:style-name="T43">hdg</text:span><text:alphabetical-index-mark-end text:id="IMark141955208"/><text:alphabetical-index-mark-end text:id="IMark70488072"/><text:alphabetical-index-mark-end text:id="IMark140488184"/><text:alphabetical-index-mark-end text:id="IMark141340152"/><text:span text:style-name="T43">’</text:span>, if you want your <text:alphabetical-index-mark-start text:id="IMark89498088"/><text:alphabetical-index-mark-start text:id="IMark71413272"/>ship<text:alphabetical-index-mark-end text:id="IMark71413272"/><text:alphabetical-index-mark-end text:id="IMark89498088"/> to turn to a 90 deg <text:alphabetical-index-mark-start text:id="IMark139826200"/>heading<text:alphabetical-index-mark-end text:id="IMark139826200"/>, you should pr<text:alphabetical-index-mark-start text:id="IMark142324664"/>es<text:alphabetical-index-mark-end text:id="IMark142324664"/>s <text:span text:style-name="T11">[</text:span><text:alphabetical-index-mark-start text:id="IMark86602328"/><text:alphabetical-index-mark-start text:id="IMark142783752"/><text:alphabetical-index-mark-start text:id="IMark143447384"/><text:span text:style-name="T11">VAL</text:span><text:alphabetical-index-mark-end text:id="IMark143447384"/><text:alphabetical-index-mark-end text:id="IMark142783752"/><text:alphabetical-index-mark-end text:id="IMark86602328"/><text:span text:style-name="T11">]</text:span> and enter <text:span text:style-name="T43">‘90’</text:span>.</text:p>
      <text:p text:style-name="P20"/>
      <text:p text:style-name="P20"/>
      <text:h text:style-name="Heading_20_3" text:outline-level="3"><text:bookmark-start text:name="__RefHeading___Toc1097_964193841"/>5.2.11. [<text:alphabetical-index-mark-start text:id="IMark83177736"/><text:alphabetical-index-mark-start text:id="IMark143723688"/><text:alphabetical-index-mark-start text:id="IMark142871592"/>EXE<text:alphabetical-index-mark-end text:id="IMark142871592"/><text:alphabetical-index-mark-end text:id="IMark143723688"/><text:alphabetical-index-mark-end text:id="IMark83177736"/>]<text:bookmark-end text:name="__RefHeading___Toc1097_964193841"/></text:h>
      <text:p text:style-name="P20"/>
      <text:p text:style-name="P20"><text:alphabetical-index-mark-start text:id="IMark140751928"/><text:alphabetical-index-mark-start text:id="IMark89700568"/>Execute<text:alphabetical-index-mark-end text:id="IMark89700568"/><text:alphabetical-index-mark-end text:id="IMark140751928"/>. <text:span text:style-name="T63">This is used to actually </text:span><text:alphabetical-index-mark-start text:id="IMark142980968"/><text:alphabetical-index-mark-start text:id="IMark141895992"/><text:alphabetical-index-mark-start text:id="IMark143502552"/><text:span text:style-name="T63">send</text:span><text:alphabetical-index-mark-end text:id="IMark143502552"/><text:alphabetical-index-mark-end text:id="IMark141895992"/><text:alphabetical-index-mark-end text:id="IMark142980968"/><text:span text:style-name="T63"> </text:span><text:alphabetical-index-mark-start text:id="IMark70594024"/><text:alphabetical-index-mark-start text:id="IMark73900344"/><text:span text:style-name="T63">data</text:span><text:alphabetical-index-mark-end text:id="IMark73900344"/><text:alphabetical-index-mark-end text:id="IMark70594024"/><text:span text:style-name="T63"> to the </text:span><text:alphabetical-index-mark-start text:id="IMark143148680"/><text:alphabetical-index-mark-start text:id="IMark90646040"/><text:alphabetical-index-mark-start text:id="IMark141561400"/><text:span text:style-name="T63">AIE</text:span><text:alphabetical-index-mark-end text:id="IMark141561400"/><text:alphabetical-index-mark-end text:id="IMark90646040"/><text:alphabetical-index-mark-end text:id="IMark143148680"/><text:span text:style-name="T63">. Whenever yo use, for </text:span><text:alphabetical-index-mark-start text:id="IMark90666648"/><text:alphabetical-index-mark-start text:id="IMark143911192"/><text:span text:style-name="T63">example</text:span><text:alphabetical-index-mark-end text:id="IMark143911192"/><text:alphabetical-index-mark-end text:id="IMark90666648"/><text:span text:style-name="T63">, </text:span><text:span text:style-name="T21">[</text:span><text:alphabetical-index-mark-start text:id="IMark71524696"/><text:alphabetical-index-mark-start text:id="IMark143805400"/><text:alphabetical-index-mark-start text:id="IMark140595832"/><text:span text:style-name="T21">ITM</text:span><text:alphabetical-index-mark-end text:id="IMark140595832"/><text:alphabetical-index-mark-end text:id="IMark143805400"/><text:alphabetical-index-mark-end text:id="IMark71524696"/><text:span text:style-name="T21">]</text:span><text:span text:style-name="T63"> and </text:span><text:span text:style-name="T21">[</text:span><text:alphabetical-index-mark-start text:id="IMark71059096"/><text:alphabetical-index-mark-start text:id="IMark71459512"/><text:alphabetical-index-mark-start text:id="IMark143162872"/><text:span text:style-name="T21">VAL</text:span><text:alphabetical-index-mark-end text:id="IMark143162872"/><text:alphabetical-index-mark-end text:id="IMark71459512"/><text:alphabetical-index-mark-end text:id="IMark71059096"/><text:span text:style-name="T21">]</text:span><text:span text:style-name="T63">, that fact – changing </text:span><text:alphabetical-index-mark-start text:id="IMark71038728"/><text:alphabetical-index-mark-start text:id="IMark143106024"/><text:span text:style-name="T63">data</text:span><text:alphabetical-index-mark-end text:id="IMark143106024"/><text:alphabetical-index-mark-end text:id="IMark71038728"/><text:span text:style-name="T63"> is not sent away to the </text:span><text:alphabetical-index-mark-start text:id="IMark89443064"/><text:alphabetical-index-mark-start text:id="IMark143417880"/><text:alphabetical-index-mark-start text:id="IMark84444264"/><text:span text:style-name="T63">AIE</text:span><text:alphabetical-index-mark-end text:id="IMark84444264"/><text:alphabetical-index-mark-end text:id="IMark143417880"/><text:alphabetical-index-mark-end text:id="IMark89443064"/><text:span text:style-name="T63"> right away but is kept in a </text:span><text:alphabetical-index-mark-start text:id="IMark89417512"/><text:alphabetical-index-mark-start text:id="IMark70981544"/><text:span text:style-name="T63">buffer</text:span><text:alphabetical-index-mark-end text:id="IMark70981544"/><text:alphabetical-index-mark-end text:id="IMark89417512"/><text:span text:style-name="T63">.</text:span></text:p>
      <text:p text:style-name="P20"/>
      <text:p text:style-name="P43">This giv<text:alphabetical-index-mark-start text:id="IMark141887240"/>es<text:alphabetical-index-mark-end text:id="IMark141887240"/> you <text:alphabetical-index-mark-start text:id="IMark87811992"/>time<text:alphabetical-index-mark-end text:id="IMark87811992"/> to enter <text:alphabetical-index-mark-start text:id="IMark143851432"/><text:alphabetical-index-mark-start text:id="IMark70373592"/>data<text:alphabetical-index-mark-end text:id="IMark70373592"/><text:alphabetical-index-mark-end text:id="IMark143851432"/> correctly without doing things in a hurry and confirming your intentions by pr<text:alphabetical-index-mark-start text:id="IMark142825640"/>es<text:alphabetical-index-mark-end text:id="IMark142825640"/>sing <text:span text:style-name="T11">[</text:span><text:alphabetical-index-mark-start text:id="IMark144235336"/><text:alphabetical-index-mark-start text:id="IMark70751864"/><text:alphabetical-index-mark-start text:id="IMark71405576"/><text:span text:style-name="T11">EXE</text:span><text:alphabetical-index-mark-end text:id="IMark71405576"/><text:alphabetical-index-mark-end text:id="IMark70751864"/><text:alphabetical-index-mark-end text:id="IMark144235336"/><text:span text:style-name="T11">]</text:span>. This <text:alphabetical-index-mark-start text:id="IMark140721240"/><text:alphabetical-index-mark-start text:id="IMark71315032"/><text:alphabetical-index-mark-start text:id="IMark90610648"/>send<text:alphabetical-index-mark-end text:id="IMark90610648"/><text:alphabetical-index-mark-end text:id="IMark71315032"/><text:alphabetical-index-mark-end text:id="IMark140721240"/>s the <text:alphabetical-index-mark-start text:id="IMark70856568"/><text:alphabetical-index-mark-start text:id="IMark143576280"/>data<text:alphabetical-index-mark-end text:id="IMark143576280"/><text:alphabetical-index-mark-end text:id="IMark70856568"/> and effectively clears the <text:alphabetical-index-mark-start text:id="IMark141692536"/><text:alphabetical-index-mark-start text:id="IMark73910312"/>buffer<text:alphabetical-index-mark-end text:id="IMark73910312"/><text:alphabetical-index-mark-end text:id="IMark141692536"/>.</text:p>
      <text:p text:style-name="P43"/>
      <text:p text:style-name="P43">Bear in mind that whenever you pr<text:alphabetical-index-mark-start text:id="IMark144286632"/>es<text:alphabetical-index-mark-end text:id="IMark144286632"/>s <text:span text:style-name="T11">[</text:span><text:alphabetical-index-mark-start text:id="IMark141907912"/><text:alphabetical-index-mark-start text:id="IMark90626072"/><text:alphabetical-index-mark-start text:id="IMark89698776"/><text:span text:style-name="T11">EXE</text:span><text:alphabetical-index-mark-end text:id="IMark89698776"/><text:alphabetical-index-mark-end text:id="IMark90626072"/><text:alphabetical-index-mark-end text:id="IMark141907912"/><text:span text:style-name="T11">]</text:span> you are <text:alphabetical-index-mark-start text:id="IMark142792248"/><text:alphabetical-index-mark-start text:id="IMark71192264"/><text:alphabetical-index-mark-start text:id="IMark70265704"/>send<text:alphabetical-index-mark-end text:id="IMark70265704"/><text:alphabetical-index-mark-end text:id="IMark71192264"/><text:alphabetical-index-mark-end text:id="IMark142792248"/>ing something to the <text:alphabetical-index-mark-start text:id="IMark89415576"/><text:alphabetical-index-mark-start text:id="IMark70966952"/><text:alphabetical-index-mark-start text:id="IMark143427272"/>AIE<text:alphabetical-index-mark-end text:id="IMark143427272"/><text:alphabetical-index-mark-end text:id="IMark70966952"/><text:alphabetical-index-mark-end text:id="IMark89415576"/>. What that something is depends on what is in the <text:alphabetical-index-mark-start text:id="IMark143883080"/><text:alphabetical-index-mark-start text:id="IMark89715016"/>buffer<text:alphabetical-index-mark-end text:id="IMark89715016"/><text:alphabetical-index-mark-end text:id="IMark143883080"/> at the <text:alphabetical-index-mark-start text:id="IMark74276824"/>time<text:alphabetical-index-mark-end text:id="IMark74276824"/>. So don’t pr<text:alphabetical-index-mark-start text:id="IMark89611368"/>es<text:alphabetical-index-mark-end text:id="IMark89611368"/>s <text:span text:style-name="T11">[</text:span><text:alphabetical-index-mark-start text:id="IMark140836584"/><text:alphabetical-index-mark-start text:id="IMark144192184"/><text:alphabetical-index-mark-start text:id="IMark143412296"/><text:span text:style-name="T11">EXE</text:span><text:alphabetical-index-mark-end text:id="IMark143412296"/><text:alphabetical-index-mark-end text:id="IMark144192184"/><text:alphabetical-index-mark-end text:id="IMark140836584"/><text:span text:style-name="T11">]</text:span> unl<text:alphabetical-index-mark-start text:id="IMark142571240"/>es<text:alphabetical-index-mark-end text:id="IMark142571240"/>s you mean it.</text:p>
      <text:p text:style-name="P43"/>
      <text:p text:style-name="P55">Also take into account that there might be some <text:alphabetical-index-mark-start text:id="IMark140337432"/><text:alphabetical-index-mark-start text:id="IMark142324664"/>latency<text:alphabetical-index-mark-end text:id="IMark142324664"/><text:alphabetical-index-mark-end text:id="IMark140337432"/> experienced whenever <text:alphabetical-index-mark-start text:id="IMark139826200"/><text:alphabetical-index-mark-start text:id="IMark89498088"/>data<text:alphabetical-index-mark-end text:id="IMark89498088"/><text:alphabetical-index-mark-end text:id="IMark139826200"/> is sent between <text:alphabetical-index-mark-start text:id="IMark71413272"/><text:alphabetical-index-mark-start text:id="IMark71410136"/>module<text:alphabetical-index-mark-end text:id="IMark71410136"/><text:alphabetical-index-mark-end text:id="IMark71413272"/>s. This might happen for several reasons like the <text:alphabetical-index-mark-start text:id="IMark71445736"/>hardware<text:alphabetical-index-mark-end text:id="IMark71445736"/> <text:alphabetical-index-mark-start text:id="IMark86602328"/>resource<text:alphabetical-index-mark-end text:id="IMark86602328"/>s of your <text:alphabetical-index-mark-start text:id="IMark142783752"/><text:alphabetical-index-mark-start text:id="IMark143447384"/>system<text:alphabetical-index-mark-end text:id="IMark143447384"/><text:alphabetical-index-mark-end text:id="IMark142783752"/>, the size of the <text:alphabetical-index-mark-start text:id="IMark74050440"/><text:alphabetical-index-mark-start text:id="IMark89488152"/><text:alphabetical-index-mark-start text:id="IMark82564264"/><text:alphabetical-index-mark-start text:id="IMark89712056"/>KB<text:alphabetical-index-mark-end text:id="IMark89712056"/><text:alphabetical-index-mark-end text:id="IMark82564264"/><text:alphabetical-index-mark-end text:id="IMark89488152"/><text:alphabetical-index-mark-end text:id="IMark74050440"/>, the kind of <text:alphabetical-index-mark-start text:id="IMark70534072"/>task<text:alphabetical-index-mark-end text:id="IMark70534072"/>s that are being performed by the <text:alphabetical-index-mark-start text:id="IMark141909832"/>CPU<text:alphabetical-index-mark-end text:id="IMark141909832"/> at the <text:alphabetical-index-mark-start text:id="IMark144109784"/>time<text:alphabetical-index-mark-end text:id="IMark144109784"/>, etc.</text:p>
      <text:p text:style-name="P55"/>
      <text:p text:style-name="P11"/>
      <text:h text:style-name="Heading_20_2" text:outline-level="2"><text:bookmark-start text:name="__RefHeading___Toc1099_964193841"/>5.3. <text:alphabetical-index-mark-start text:id="IMark89423896"/><text:alphabetical-index-mark-start text:id="IMark143076840"/><text:alphabetical-index-mark-start text:id="IMark140751928"/>Procedur<text:alphabetical-index-mark-start text:id="IMark89700568"/>e<text:alphabetical-index-mark-end text:id="IMark140751928"/><text:alphabetical-index-mark-end text:id="IMark143076840"/><text:alphabetical-index-mark-end text:id="IMark89423896"/>s<text:bookmark-end text:name="__RefHeading___Toc1099_964193841"/><text:alphabetical-index-mark-end text:id="IMark89700568"/></text:h>
      <text:p text:style-name="P24"/>
      <text:p text:style-name="P24">Th<text:alphabetical-index-mark-start text:id="IMark141895992"/>es<text:alphabetical-index-mark-end text:id="IMark141895992"/>e are some <text:alphabetical-index-mark-start text:id="IMark143502552"/><text:alphabetical-index-mark-start text:id="IMark70594024"/><text:alphabetical-index-mark-start text:id="IMark73900344"/>procedur<text:alphabetical-index-mark-start text:id="IMark143148680"/>e<text:alphabetical-index-mark-end text:id="IMark73900344"/><text:alphabetical-index-mark-end text:id="IMark70594024"/><text:alphabetical-index-mark-end text:id="IMark143502552"/>s<text:alphabetical-index-mark-end text:id="IMark143148680"/> that should be performed using the <text:alphabetical-index-mark-start text:id="IMark90646040"/><text:alphabetical-index-mark-start text:id="IMark141561400"/><text:alphabetical-index-mark-start text:id="IMark90666648"/>function<text:alphabetical-index-mark-end text:id="IMark90666648"/><text:alphabetical-index-mark-end text:id="IMark141561400"/><text:alphabetical-index-mark-end text:id="IMark90646040"/>s d<text:alphabetical-index-mark-start text:id="IMark143911192"/>es<text:alphabetical-index-mark-end text:id="IMark143911192"/>cribed in <text:span text:style-name="T11">[5.2.]</text:span><text:span text:style-name="T25">. </text:span><text:span text:style-name="T32">In all these cases it is important to consider that depending on the kind of computer </text:span><text:alphabetical-index-mark-start text:id="IMark82608968"/><text:alphabetical-index-mark-start text:id="IMark71524696"/><text:span text:style-name="T32">system</text:span><text:alphabetical-index-mark-end text:id="IMark71524696"/><text:alphabetical-index-mark-end text:id="IMark82608968"/><text:span text:style-name="T32"> in which you are running your </text:span><text:alphabetical-index-mark-start text:id="IMark143805400"/><text:alphabetical-index-mark-start text:id="IMark140595832"/><text:span text:style-name="T32">OSFS</text:span><text:alphabetical-index-mark-end text:id="IMark140595832"/><text:alphabetical-index-mark-end text:id="IMark143805400"/><text:span text:style-name="T32"> </text:span><text:alphabetical-index-mark-start text:id="IMark143003288"/><text:alphabetical-index-mark-start text:id="IMark141017416"/><text:span text:style-name="T32">session</text:span><text:alphabetical-index-mark-end text:id="IMark141017416"/><text:alphabetical-index-mark-end text:id="IMark143003288"/><text:span text:style-name="T32">, you might experience some </text:span><text:alphabetical-index-mark-start text:id="IMark90704440"/><text:alphabetical-index-mark-start text:id="IMark71059096"/><text:span text:style-name="T32">latency</text:span><text:alphabetical-index-mark-end text:id="IMark71059096"/><text:alphabetical-index-mark-end text:id="IMark90704440"/><text:span text:style-name="T32"> whenever </text:span><text:alphabetical-index-mark-start text:id="IMark71459512"/><text:alphabetical-index-mark-start text:id="IMark143162872"/><text:span text:style-name="T32">data</text:span><text:alphabetical-index-mark-end text:id="IMark143162872"/><text:alphabetical-index-mark-end text:id="IMark71459512"/><text:span text:style-name="T32"> is sent between the </text:span><text:alphabetical-index-mark-start text:id="IMark74075880"/><text:alphabetical-index-mark-start text:id="IMark70862296"/><text:span text:style-name="T32">MFD</text:span><text:alphabetical-index-mark-end text:id="IMark70862296"/><text:alphabetical-index-mark-end text:id="IMark74075880"/><text:span text:style-name="T32"> and the </text:span><text:alphabetical-index-mark-start text:id="IMark71038728"/><text:alphabetical-index-mark-start text:id="IMark143106024"/><text:span text:style-name="T32">AIE</text:span><text:alphabetical-index-mark-end text:id="IMark143106024"/><text:alphabetical-index-mark-end text:id="IMark71038728"/><text:span text:style-name="T32">.</text:span></text:p>
      <text:p text:style-name="P61"/>
      <text:h text:style-name="P94" text:outline-level="3"><text:bookmark-start text:name="__RefHeading___Toc1101_964193841"/>5.<text:span text:style-name="T36">3</text:span>.1. <text:alphabetical-index-mark-start text:id="IMark141692536"/><text:alphabetical-index-mark-start text:id="IMark143576280"/><text:alphabetical-index-mark-start text:id="IMark140721240"/><text:span text:style-name="T35">C</text:span>onnect<text:alphabetical-index-mark-end text:id="IMark140721240"/><text:alphabetical-index-mark-end text:id="IMark143576280"/><text:alphabetical-index-mark-end text:id="IMark141692536"/> to a <text:alphabetical-index-mark-start text:id="IMark71315032"/><text:alphabetical-index-mark-start text:id="IMark90610648"/><text:alphabetical-index-mark-start text:id="IMark71190296"/><text:alphabetical-index-mark-start text:id="IMark82358232"/>data<text:alphabetical-index-mark-end text:id="IMark82358232"/><text:alphabetical-index-mark-end text:id="IMark71190296"/>base<text:alphabetical-index-mark-end text:id="IMark90610648"/><text:alphabetical-index-mark-end text:id="IMark71315032"/>.<text:bookmark-end text:name="__RefHeading___Toc1101_964193841"/></text:h>
      <text:p text:style-name="P24"/>
      <text:p text:style-name="P45">The <text:alphabetical-index-mark-start text:id="IMark144263624"/><text:alphabetical-index-mark-start text:id="IMark141833336"/>AIE<text:alphabetical-index-mark-end text:id="IMark141833336"/><text:alphabetical-index-mark-end text:id="IMark144263624"/> <text:alphabetical-index-mark-start text:id="IMark141907912"/>onboard<text:alphabetical-index-mark-end text:id="IMark141907912"/> <text:alphabetical-index-mark-start text:id="IMark90626072"/><text:alphabetical-index-mark-start text:id="IMark89698776"/>DGIIIAI<text:alphabetical-index-mark-end text:id="IMark89698776"/><text:alphabetical-index-mark-end text:id="IMark90626072"/> starts working the moment the <text:alphabetical-index-mark-start text:id="IMark46821672"/><text:alphabetical-index-mark-start text:id="IMark89611368"/>ship<text:alphabetical-index-mark-end text:id="IMark89611368"/><text:alphabetical-index-mark-end text:id="IMark46821672"/> is <text:alphabetical-index-mark-start text:id="IMark74276824"/><text:alphabetical-index-mark-start text:id="IMark143883080"/>load<text:alphabetical-index-mark-end text:id="IMark143883080"/><text:alphabetical-index-mark-end text:id="IMark74276824"/>ed into <text:alphabetical-index-mark-start text:id="IMark89715016"/><text:alphabetical-index-mark-start text:id="IMark89415576"/>OSFS<text:alphabetical-index-mark-end text:id="IMark89415576"/><text:alphabetical-index-mark-end text:id="IMark89715016"/>’ <text:alphabetical-index-mark-start text:id="IMark70966952"/><text:alphabetical-index-mark-start text:id="IMark143427272"/>session<text:alphabetical-index-mark-end text:id="IMark143427272"/><text:alphabetical-index-mark-end text:id="IMark70966952"/>. <text:soft-page-break/>However, if you <text:alphabetical-index-mark-start text:id="IMark142792248"/>call<text:alphabetical-index-mark-end text:id="IMark142792248"/> <text:alphabetical-index-mark-start text:id="IMark71192264"/><text:alphabetical-index-mark-start text:id="IMark70265704"/><text:alphabetical-index-mark-start text:id="IMark71275096"/><text:alphabetical-index-mark-start text:id="IMark143609704"/>SQLC<text:alphabetical-index-mark-end text:id="IMark143609704"/><text:alphabetical-index-mark-end text:id="IMark71275096"/><text:alphabetical-index-mark-end text:id="IMark70265704"/><text:alphabetical-index-mark-end text:id="IMark71192264"/>, in order to <text:alphabetical-index-mark-start text:id="IMark140836584"/><text:alphabetical-index-mark-start text:id="IMark144192184"/>interact<text:alphabetical-index-mark-end text:id="IMark144192184"/><text:alphabetical-index-mark-end text:id="IMark140836584"/> with the <text:alphabetical-index-mark-start text:id="IMark143412296"/><text:alphabetical-index-mark-start text:id="IMark141340152"/><text:alphabetical-index-mark-start text:id="IMark140488184"/><text:alphabetical-index-mark-start text:id="IMark142571240"/>KB<text:alphabetical-index-mark-end text:id="IMark142571240"/><text:alphabetical-index-mark-end text:id="IMark140488184"/><text:alphabetical-index-mark-end text:id="IMark141340152"/><text:alphabetical-index-mark-end text:id="IMark143412296"/> you need to <text:alphabetical-index-mark-start text:id="IMark141955208"/><text:alphabetical-index-mark-start text:id="IMark70488072"/>connect<text:alphabetical-index-mark-end text:id="IMark70488072"/><text:alphabetical-index-mark-end text:id="IMark141955208"/> to the <text:alphabetical-index-mark-start text:id="IMark141909832"/><text:alphabetical-index-mark-start text:id="IMark144109784"/><text:alphabetical-index-mark-start text:id="IMark70534072"/><text:alphabetical-index-mark-start text:id="IMark74050440"/>data<text:alphabetical-index-mark-end text:id="IMark74050440"/><text:alphabetical-index-mark-end text:id="IMark70534072"/>base<text:alphabetical-index-mark-end text:id="IMark144109784"/><text:alphabetical-index-mark-end text:id="IMark141909832"/>. Thus, you should perform <text:alphabetical-index-mark-start text:id="IMark89488152"/><text:alphabetical-index-mark-start text:id="IMark82564264"/>procedure<text:alphabetical-index-mark-end text:id="IMark82564264"/><text:alphabetical-index-mark-end text:id="IMark89488152"/> <text:span text:style-name="T11">[5.3.1.]</text:span> when you <text:alphabetical-index-mark-start text:id="IMark89712056"/><text:alphabetical-index-mark-start text:id="IMark142783752"/>load<text:alphabetical-index-mark-end text:id="IMark142783752"/><text:alphabetical-index-mark-end text:id="IMark89712056"/> the <text:alphabetical-index-mark-start text:id="IMark143447384"/><text:alphabetical-index-mark-start text:id="IMark86602328"/>MFD<text:alphabetical-index-mark-end text:id="IMark86602328"/><text:alphabetical-index-mark-end text:id="IMark143447384"/> for the first <text:alphabetical-index-mark-start text:id="IMark71445736"/>time<text:alphabetical-index-mark-end text:id="IMark71445736"/> and after you want to re<text:alphabetical-index-mark-start text:id="IMark71413272"/><text:alphabetical-index-mark-start text:id="IMark71410136"/>connect<text:alphabetical-index-mark-end text:id="IMark71410136"/><text:alphabetical-index-mark-end text:id="IMark71413272"/> to the <text:alphabetical-index-mark-start text:id="IMark139826200"/><text:alphabetical-index-mark-start text:id="IMark89498088"/><text:alphabetical-index-mark-start text:id="IMark140337432"/><text:alphabetical-index-mark-start text:id="IMark142324664"/>KB<text:alphabetical-index-mark-end text:id="IMark142324664"/><text:alphabetical-index-mark-end text:id="IMark140337432"/><text:alphabetical-index-mark-end text:id="IMark89498088"/><text:alphabetical-index-mark-end text:id="IMark139826200"/> if you have performed <text:span text:style-name="T11">[5.3.2.]</text:span>.</text:p>
      <text:p text:style-name="P24"/>
      <text:p text:style-name="P24"/>
      <text:p text:style-name="P24"><text:span text:style-name="T11">5.</text:span><text:span text:style-name="T15">3</text:span><text:span text:style-name="T11">.</text:span><text:span text:style-name="T15">1.</text:span><text:span text:style-name="T11">1.</text:span> Pr<text:alphabetical-index-mark-start text:id="IMark140751928"/>es<text:alphabetical-index-mark-end text:id="IMark140751928"/>s <text:span text:style-name="T11">[</text:span><text:alphabetical-index-mark-start text:id="IMark141929624"/><text:alphabetical-index-mark-start text:id="IMark142980968"/><text:alphabetical-index-mark-start text:id="IMark71108328"/><text:span text:style-name="T11">DB</text:span><text:alphabetical-index-mark-end text:id="IMark71108328"/><text:alphabetical-index-mark-end text:id="IMark142980968"/><text:alphabetical-index-mark-end text:id="IMark141929624"/><text:span text:style-name="T11">]</text:span> and wait for the <text:alphabetical-index-mark-start text:id="IMark143911192"/><text:alphabetical-index-mark-start text:id="IMark90646040"/>dialog<text:alphabetical-index-mark-end text:id="IMark90646040"/><text:alphabetical-index-mark-end text:id="IMark143911192"/> <text:alphabetical-index-mark-start text:id="IMark141561400"/><text:alphabetical-index-mark-start text:id="IMark90666648"/>box<text:alphabetical-index-mark-end text:id="IMark90666648"/><text:alphabetical-index-mark-end text:id="IMark141561400"/> to open.</text:p>
      <text:p text:style-name="P24"/>
      <text:p text:style-name="P24"/>
      <text:p text:style-name="P24"><text:span text:style-name="T11">5.</text:span><text:span text:style-name="T15">3.1.2.</text:span> On the <text:alphabetical-index-mark-start text:id="IMark143805400"/><text:alphabetical-index-mark-start text:id="IMark140595832"/>dialog<text:alphabetical-index-mark-end text:id="IMark140595832"/><text:alphabetical-index-mark-end text:id="IMark143805400"/> <text:alphabetical-index-mark-start text:id="IMark82345480"/><text:alphabetical-index-mark-start text:id="IMark89529048"/>box<text:alphabetical-index-mark-end text:id="IMark89529048"/><text:alphabetical-index-mark-end text:id="IMark82345480"/> write ‘<text:alphabetical-index-mark-start text:id="IMark143003288"/><text:alphabetical-index-mark-start text:id="IMark141017416"/><text:alphabetical-index-mark-start text:id="IMark141220696"/>DGIIIAI<text:alphabetical-index-mark-end text:id="IMark141220696"/><text:alphabetical-index-mark-end text:id="IMark141017416"/><text:alphabetical-index-mark-end text:id="IMark143003288"/>’ to <text:alphabetical-index-mark-start text:id="IMark142825640"/><text:alphabetical-index-mark-start text:id="IMark90704440"/><text:alphabetical-index-mark-start text:id="IMark71059096"/>connect<text:alphabetical-index-mark-end text:id="IMark71059096"/><text:alphabetical-index-mark-end text:id="IMark90704440"/><text:alphabetical-index-mark-end text:id="IMark142825640"/> to the <text:alphabetical-index-mark-start text:id="IMark143851432"/><text:alphabetical-index-mark-start text:id="IMark70373592"/><text:alphabetical-index-mark-start text:id="IMark71459512"/>DGIIIAI<text:alphabetical-index-mark-end text:id="IMark71459512"/><text:alphabetical-index-mark-end text:id="IMark70373592"/><text:alphabetical-index-mark-end text:id="IMark143851432"/>.db <text:alphabetical-index-mark-start text:id="IMark143162872"/><text:alphabetical-index-mark-start text:id="IMark87811992"/><text:alphabetical-index-mark-start text:id="IMark141887240"/><text:alphabetical-index-mark-start text:id="IMark74075880"/>data<text:alphabetical-index-mark-end text:id="IMark74075880"/><text:alphabetical-index-mark-end text:id="IMark141887240"/>base<text:alphabetical-index-mark-end text:id="IMark87811992"/><text:alphabetical-index-mark-end text:id="IMark143162872"/> or ‘<text:alphabetical-index-mark-start text:id="IMark70862296"/><text:alphabetical-index-mark-start text:id="IMark143533400"/><text:alphabetical-index-mark-start text:id="IMark143734440"/><text:alphabetical-index-mark-start text:id="IMark71038728"/><text:alphabetical-index-mark-start text:id="IMark143106024"/><text:alphabetical-index-mark-start text:id="IMark144235336"/>SQLC<text:alphabetical-index-mark-end text:id="IMark144235336"/><text:alphabetical-index-mark-end text:id="IMark143106024"/><text:alphabetical-index-mark-end text:id="IMark71038728"/><text:alphabetical-index-mark-end text:id="IMark143734440"/><text:alphabetical-index-mark-end text:id="IMark143533400"/><text:alphabetical-index-mark-end text:id="IMark70862296"/>’ to <text:alphabetical-index-mark-start text:id="IMark71405576"/><text:alphabetical-index-mark-start text:id="IMark70751864"/><text:alphabetical-index-mark-start text:id="IMark73910312"/>connect<text:alphabetical-index-mark-end text:id="IMark73910312"/><text:alphabetical-index-mark-end text:id="IMark70751864"/><text:alphabetical-index-mark-end text:id="IMark71405576"/> to <text:alphabetical-index-mark-start text:id="IMark89707976"/><text:alphabetical-index-mark-start text:id="IMark70856568"/><text:alphabetical-index-mark-start text:id="IMark90610648"/><text:alphabetical-index-mark-start text:id="IMark71315032"/><text:alphabetical-index-mark-start text:id="IMark71190296"/><text:alphabetical-index-mark-start text:id="IMark82358232"/>SQLC<text:alphabetical-index-mark-end text:id="IMark82358232"/><text:alphabetical-index-mark-end text:id="IMark71190296"/><text:alphabetical-index-mark-end text:id="IMark71315032"/><text:alphabetical-index-mark-end text:id="IMark90610648"/><text:alphabetical-index-mark-end text:id="IMark70856568"/><text:alphabetical-index-mark-end text:id="IMark89707976"/> <text:alphabetical-index-mark-start text:id="IMark141692536"/><text:alphabetical-index-mark-start text:id="IMark143576280"/><text:alphabetical-index-mark-start text:id="IMark140721240"/><text:alphabetical-index-mark-start text:id="IMark144286632"/>data<text:alphabetical-index-mark-end text:id="IMark144286632"/><text:alphabetical-index-mark-end text:id="IMark140721240"/>base<text:alphabetical-index-mark-end text:id="IMark143576280"/><text:alphabetical-index-mark-end text:id="IMark141692536"/>.</text:p>
      <text:p text:style-name="P23"/>
      <text:p text:style-name="P23"/>
      <text:p text:style-name="P23"><text:span text:style-name="T14">5.3.1.3.</text:span><text:span text:style-name="T35"> P</text:span>r<text:alphabetical-index-mark-start text:id="IMark74050440"/>es<text:alphabetical-index-mark-end text:id="IMark74050440"/>s <text:span text:style-name="T11">[</text:span><text:alphabetical-index-mark-start text:id="IMark141955208"/><text:alphabetical-index-mark-start text:id="IMark70488072"/><text:alphabetical-index-mark-start text:id="IMark143412296"/><text:span text:style-name="T11">CON</text:span><text:alphabetical-index-mark-end text:id="IMark143412296"/><text:alphabetical-index-mark-end text:id="IMark70488072"/><text:alphabetical-index-mark-end text:id="IMark141955208"/><text:span text:style-name="T11">] </text:span><text:span text:style-name="T26">to </text:span><text:alphabetical-index-mark-start text:id="IMark141340152"/><text:alphabetical-index-mark-start text:id="IMark140488184"/><text:alphabetical-index-mark-start text:id="IMark142571240"/><text:span text:style-name="T26">connect</text:span><text:alphabetical-index-mark-end text:id="IMark142571240"/><text:alphabetical-index-mark-end text:id="IMark140488184"/><text:alphabetical-index-mark-end text:id="IMark141340152"/><text:span text:style-name="T26">.</text:span></text:p>
      <text:p text:style-name="P24"/>
      <text:p text:style-name="P24"/>
      <text:p text:style-name="P24">After <text:alphabetical-index-mark-start text:id="IMark46821672"/>call<text:alphabetical-index-mark-end text:id="IMark46821672"/>ing this <text:alphabetical-index-mark-start text:id="IMark89611368"/><text:alphabetical-index-mark-start text:id="IMark90626072"/><text:alphabetical-index-mark-start text:id="IMark89698776"/>MFD<text:alphabetical-index-mark-end text:id="IMark89698776"/><text:alphabetical-index-mark-end text:id="IMark90626072"/><text:alphabetical-index-mark-end text:id="IMark89611368"/> for the first <text:alphabetical-index-mark-start text:id="IMark141907912"/>time<text:alphabetical-index-mark-end text:id="IMark141907912"/> in your <text:alphabetical-index-mark-start text:id="IMark144263624"/><text:alphabetical-index-mark-start text:id="IMark141833336"/><text:alphabetical-index-mark-start text:id="IMark71075960"/>Orbiter<text:alphabetical-index-mark-end text:id="IMark71075960"/><text:alphabetical-index-mark-end text:id="IMark141833336"/><text:alphabetical-index-mark-end text:id="IMark144263624"/> <text:alphabetical-index-mark-start text:id="IMark139826200"/><text:alphabetical-index-mark-start text:id="IMark89498088"/>s<text:alphabetical-index-mark-start text:id="IMark140337432"/>es<text:alphabetical-index-mark-end text:id="IMark140337432"/>sion<text:alphabetical-index-mark-end text:id="IMark89498088"/><text:alphabetical-index-mark-end text:id="IMark139826200"/>, you should <text:alphabetical-index-mark-start text:id="IMark142324664"/><text:alphabetical-index-mark-start text:id="IMark71413272"/><text:alphabetical-index-mark-start text:id="IMark71410136"/>connect<text:alphabetical-index-mark-end text:id="IMark71410136"/><text:alphabetical-index-mark-end text:id="IMark71413272"/><text:alphabetical-index-mark-end text:id="IMark142324664"/> to <text:alphabetical-index-mark-start text:id="IMark71445736"/><text:alphabetical-index-mark-start text:id="IMark143447384"/><text:alphabetical-index-mark-start text:id="IMark86602328"/>DGIIIAI<text:alphabetical-index-mark-end text:id="IMark86602328"/><text:alphabetical-index-mark-end text:id="IMark143447384"/><text:alphabetical-index-mark-end text:id="IMark71445736"/>.db with this <text:alphabetical-index-mark-start text:id="IMark89712056"/><text:alphabetical-index-mark-start text:id="IMark142783752"/><text:alphabetical-index-mark-start text:id="IMark83177736"/>procedure<text:alphabetical-index-mark-end text:id="IMark83177736"/><text:alphabetical-index-mark-end text:id="IMark142783752"/><text:alphabetical-index-mark-end text:id="IMark89712056"/>.</text:p>
      <text:p text:style-name="P24"/>
      <text:p text:style-name="P24">If you want to <text:alphabetical-index-mark-start text:id="IMark142871592"/><text:alphabetical-index-mark-start text:id="IMark143076840"/>switch<text:alphabetical-index-mark-end text:id="IMark143076840"/><text:alphabetical-index-mark-end text:id="IMark142871592"/> <text:alphabetical-index-mark-start text:id="IMark89700568"/><text:alphabetical-index-mark-start text:id="IMark143148680"/><text:alphabetical-index-mark-start text:id="IMark143502552"/><text:alphabetical-index-mark-start text:id="IMark70594024"/>data<text:alphabetical-index-mark-end text:id="IMark70594024"/><text:alphabetical-index-mark-end text:id="IMark143502552"/>bas<text:alphabetical-index-mark-start text:id="IMark73900344"/>e<text:alphabetical-index-mark-end text:id="IMark143148680"/><text:alphabetical-index-mark-end text:id="IMark89700568"/>s<text:alphabetical-index-mark-end text:id="IMark73900344"/>, first <text:alphabetical-index-mark-start text:id="IMark141895992"/><text:alphabetical-index-mark-start text:id="IMark140751928"/><text:alphabetical-index-mark-start text:id="IMark89443064"/>dis<text:alphabetical-index-mark-start text:id="IMark143417880"/><text:alphabetical-index-mark-start text:id="IMark141929624"/><text:alphabetical-index-mark-start text:id="IMark142980968"/>connect<text:alphabetical-index-mark-end text:id="IMark142980968"/><text:alphabetical-index-mark-end text:id="IMark141929624"/><text:alphabetical-index-mark-end text:id="IMark143417880"/><text:alphabetical-index-mark-end text:id="IMark89443064"/><text:alphabetical-index-mark-end text:id="IMark140751928"/><text:alphabetical-index-mark-end text:id="IMark141895992"/> from the <text:alphabetical-index-mark-start text:id="IMark71108328"/>current<text:alphabetical-index-mark-end text:id="IMark71108328"/> <text:alphabetical-index-mark-start text:id="IMark84444264"/><text:alphabetical-index-mark-start text:id="IMark90666648"/><text:alphabetical-index-mark-start text:id="IMark141561400"/><text:alphabetical-index-mark-start text:id="IMark143911192"/>data<text:alphabetical-index-mark-end text:id="IMark143911192"/><text:alphabetical-index-mark-end text:id="IMark141561400"/>base<text:alphabetical-index-mark-end text:id="IMark90666648"/><text:alphabetical-index-mark-end text:id="IMark84444264"/> you are <text:alphabetical-index-mark-start text:id="IMark90646040"/><text:alphabetical-index-mark-start text:id="IMark89417512"/><text:alphabetical-index-mark-start text:id="IMark71524696"/>connect<text:alphabetical-index-mark-end text:id="IMark71524696"/><text:alphabetical-index-mark-end text:id="IMark89417512"/><text:alphabetical-index-mark-end text:id="IMark90646040"/>ed to following <text:span text:style-name="T11">[</text:span><text:span text:style-name="T15">5.3.2.</text:span><text:span text:style-name="T11">]</text:span> and then perform <text:span text:style-name="T11">[5.</text:span><text:span text:style-name="T15">3</text:span><text:span text:style-name="T11">.1.]</text:span><text:span text:style-name="T25">.</text:span></text:p>
      <text:p text:style-name="P62"/>
      <text:p text:style-name="P62"/>
      <text:h text:style-name="Heading_20_3" text:outline-level="3"><text:bookmark-start text:name="__RefHeading___Toc1103_964193841"/><text:span text:style-name="T11">5.3.2.</text:span><text:span text:style-name="T25"> </text:span><text:alphabetical-index-mark-start text:id="IMark71190296"/><text:alphabetical-index-mark-start text:id="IMark71405576"/><text:alphabetical-index-mark-start text:id="IMark70751864"/><text:span text:style-name="T11">Dis</text:span><text:alphabetical-index-mark-start text:id="IMark73910312"/><text:alphabetical-index-mark-start text:id="IMark70862296"/><text:alphabetical-index-mark-start text:id="IMark143533400"/><text:span text:style-name="T11">connect</text:span><text:bookmark-end text:name="__RefHeading___Toc1103_964193841"/><text:alphabetical-index-mark-end text:id="IMark143533400"/><text:alphabetical-index-mark-end text:id="IMark70862296"/><text:alphabetical-index-mark-end text:id="IMark73910312"/><text:alphabetical-index-mark-end text:id="IMark70751864"/><text:alphabetical-index-mark-end text:id="IMark71405576"/><text:alphabetical-index-mark-end text:id="IMark71190296"/></text:h>
      <text:p text:style-name="P63"/>
      <text:p text:style-name="P63"/>
      <text:p text:style-name="P25"><text:span text:style-name="T11">5.3.2.1.</text:span><text:span text:style-name="T25"> Pr</text:span><text:alphabetical-index-mark-start text:id="IMark143851432"/><text:span text:style-name="T25">es</text:span><text:alphabetical-index-mark-end text:id="IMark143851432"/><text:span text:style-name="T25">s </text:span><text:span text:style-name="T11">[</text:span><text:alphabetical-index-mark-start text:id="IMark70373592"/><text:alphabetical-index-mark-start text:id="IMark71459512"/><text:alphabetical-index-mark-start text:id="IMark142825640"/><text:span text:style-name="T11">DIS</text:span><text:alphabetical-index-mark-end text:id="IMark142825640"/><text:alphabetical-index-mark-end text:id="IMark71459512"/><text:alphabetical-index-mark-end text:id="IMark70373592"/><text:span text:style-name="T11">]</text:span><text:span text:style-name="T25">.</text:span></text:p>
      <text:p text:style-name="P63"/>
      <text:p text:style-name="P63"/>
      <text:p text:style-name="P25"><text:span text:style-name="T11">5.3.2.2.</text:span><text:span text:style-name="T25"> Wait until all pending </text:span><text:alphabetical-index-mark-start text:id="IMark144109784"/><text:alphabetical-index-mark-start text:id="IMark140836584"/><text:alphabetical-index-mark-start text:id="IMark144192184"/><text:span text:style-name="T25">DB</text:span><text:alphabetical-index-mark-end text:id="IMark144192184"/><text:alphabetical-index-mark-end text:id="IMark140836584"/><text:alphabetical-index-mark-end text:id="IMark144109784"/><text:span text:style-name="T25"> </text:span><text:alphabetical-index-mark-start text:id="IMark74050440"/><text:alphabetical-index-mark-start text:id="IMark71192264"/><text:span text:style-name="T25">operation</text:span><text:alphabetical-index-mark-end text:id="IMark71192264"/><text:alphabetical-index-mark-end text:id="IMark74050440"/><text:span text:style-name="T25">s are finished. This might take a second or so. </text:span><text:span text:style-name="T32"><text:s/></text:span></text:p>
      <text:p text:style-name="P63"/>
      <text:p text:style-name="P63"/>
      <text:p text:style-name="P25"><text:soft-page-break/><text:span text:style-name="T25">Before leaving a </text:span><text:alphabetical-index-mark-start text:id="IMark89715016"/><text:alphabetical-index-mark-start text:id="IMark143883080"/><text:alphabetical-index-mark-start text:id="IMark74276824"/><text:alphabetical-index-mark-start text:id="IMark73975928"/><text:span text:style-name="T25">data</text:span><text:alphabetical-index-mark-end text:id="IMark73975928"/><text:alphabetical-index-mark-end text:id="IMark74276824"/><text:span text:style-name="T25">base</text:span><text:alphabetical-index-mark-end text:id="IMark143883080"/><text:alphabetical-index-mark-end text:id="IMark89715016"/><text:span text:style-name="T25"> it is recommendable to </text:span><text:alphabetical-index-mark-start text:id="IMark142783752"/><text:alphabetical-index-mark-start text:id="IMark89712056"/><text:alphabetical-index-mark-start text:id="IMark83177736"/><text:span text:style-name="T25">dis</text:span><text:alphabetical-index-mark-start text:id="IMark71445736"/><text:alphabetical-index-mark-start text:id="IMark143447384"/><text:alphabetical-index-mark-start text:id="IMark86602328"/><text:span text:style-name="T25">connect</text:span><text:alphabetical-index-mark-end text:id="IMark86602328"/><text:alphabetical-index-mark-end text:id="IMark143447384"/><text:alphabetical-index-mark-end text:id="IMark71445736"/><text:alphabetical-index-mark-end text:id="IMark83177736"/><text:alphabetical-index-mark-end text:id="IMark89712056"/><text:alphabetical-index-mark-end text:id="IMark142783752"/><text:span text:style-name="T25"> or close it. Otherwise </text:span><text:alphabetical-index-mark-start text:id="IMark142324664"/><text:alphabetical-index-mark-start text:id="IMark71413272"/><text:span text:style-name="T25">Sqlite3</text:span><text:alphabetical-index-mark-end text:id="IMark71413272"/><text:alphabetical-index-mark-end text:id="IMark142324664"/><text:span text:style-name="T25"> might leave some </text:span><text:alphabetical-index-mark-start text:id="IMark71410136"/><text:alphabetical-index-mark-start text:id="IMark139826200"/><text:alphabetical-index-mark-start text:id="IMark89498088"/><text:span text:style-name="T25">connect</text:span><text:alphabetical-index-mark-end text:id="IMark89498088"/><text:alphabetical-index-mark-end text:id="IMark139826200"/><text:alphabetical-index-mark-end text:id="IMark71410136"/><text:span text:style-name="T25">ions open and when you finish your </text:span><text:alphabetical-index-mark-start text:id="IMark140337432"/><text:alphabetical-index-mark-start text:id="IMark144263624"/><text:span text:style-name="T25">OSFS</text:span><text:alphabetical-index-mark-end text:id="IMark144263624"/><text:alphabetical-index-mark-end text:id="IMark140337432"/><text:span text:style-name="T25"> </text:span><text:alphabetical-index-mark-start text:id="IMark141833336"/><text:alphabetical-index-mark-start text:id="IMark71075960"/><text:span text:style-name="T25">s</text:span><text:alphabetical-index-mark-start text:id="IMark141907912"/><text:span text:style-name="T25">es</text:span><text:alphabetical-index-mark-end text:id="IMark141907912"/><text:span text:style-name="T25">sion</text:span><text:alphabetical-index-mark-end text:id="IMark71075960"/><text:alphabetical-index-mark-end text:id="IMark141833336"/><text:span text:style-name="T25"> things might </text:span><text:alphabetical-index-mark-start text:id="IMark89611368"/><text:alphabetical-index-mark-start text:id="IMark90626072"/><text:span text:style-name="T25">crash</text:span><text:alphabetical-index-mark-end text:id="IMark90626072"/><text:alphabetical-index-mark-end text:id="IMark89611368"/><text:span text:style-name="T25"> or even </text:span><text:alphabetical-index-mark-start text:id="IMark89698776"/><text:alphabetical-index-mark-start text:id="IMark46821672"/><text:span text:style-name="T25">data</text:span><text:alphabetical-index-mark-end text:id="IMark46821672"/><text:alphabetical-index-mark-end text:id="IMark89698776"/><text:span text:style-name="T25"> might get </text:span><text:alphabetical-index-mark-start text:id="IMark88370168"/><text:alphabetical-index-mark-start text:id="IMark89423896"/><text:span text:style-name="T25">corrupted</text:span><text:alphabetical-index-mark-end text:id="IMark89423896"/><text:alphabetical-index-mark-end text:id="IMark88370168"/><text:span text:style-name="T25">.</text:span></text:p>
      <text:p text:style-name="P63"/>
      <text:p text:style-name="P26"><text:span text:style-name="T25">After </text:span><text:alphabetical-index-mark-start text:id="IMark142627848"/><text:alphabetical-index-mark-start text:id="IMark143576280"/><text:alphabetical-index-mark-start text:id="IMark141692536"/><text:alphabetical-index-mark-start text:id="IMark144286632"/><text:alphabetical-index-mark-start text:id="IMark140721240"/><text:span text:style-name="T25">dis</text:span><text:alphabetical-index-mark-start text:id="IMark70856568"/><text:alphabetical-index-mark-start text:id="IMark89707976"/><text:alphabetical-index-mark-start text:id="IMark71315032"/><text:span text:style-name="T25">connect</text:span><text:alphabetical-index-mark-end text:id="IMark71315032"/><text:alphabetical-index-mark-end text:id="IMark89707976"/><text:alphabetical-index-mark-end text:id="IMark70856568"/><text:alphabetical-index-mark-end text:id="IMark140721240"/><text:alphabetical-index-mark-end text:id="IMark144286632"/><text:alphabetical-index-mark-end text:id="IMark141692536"/><text:span text:style-name="T25">ion</text:span><text:alphabetical-index-mark-end text:id="IMark143576280"/><text:alphabetical-index-mark-end text:id="IMark142627848"/><text:span text:style-name="T25">, you will have to perform </text:span><text:span text:style-name="T11">[5.3.1.]</text:span><text:span text:style-name="T25"> to </text:span><text:alphabetical-index-mark-start text:id="IMark90610648"/><text:alphabetical-index-mark-start text:id="IMark82358232"/><text:alphabetical-index-mark-start text:id="IMark143734440"/><text:span text:style-name="T25">connect</text:span><text:alphabetical-index-mark-end text:id="IMark143734440"/><text:alphabetical-index-mark-end text:id="IMark82358232"/><text:alphabetical-index-mark-end text:id="IMark90610648"/><text:span text:style-name="T25"> to a </text:span><text:alphabetical-index-mark-start text:id="IMark71038728"/><text:alphabetical-index-mark-start text:id="IMark143106024"/><text:alphabetical-index-mark-start text:id="IMark71405576"/><text:alphabetical-index-mark-start text:id="IMark71190296"/><text:span text:style-name="T25">data</text:span><text:alphabetical-index-mark-end text:id="IMark71190296"/><text:alphabetical-index-mark-end text:id="IMark71405576"/><text:span text:style-name="T25">base</text:span><text:alphabetical-index-mark-end text:id="IMark143106024"/><text:alphabetical-index-mark-end text:id="IMark71038728"/><text:span text:style-name="T25"> again.</text:span></text:p>
      <text:p text:style-name="P64"/>
      <text:p text:style-name="P64"/>
      <text:h text:style-name="Heading_20_3" text:outline-level="3"><text:bookmark-start text:name="__RefHeading___Toc1105_964193841"/>5.3.3. <text:alphabetical-index-mark-start text:id="IMark142825640"/><text:alphabetical-index-mark-start text:id="IMark143805400"/><text:alphabetical-index-mark-start text:id="IMark89488152"/>Send<text:alphabetical-index-mark-end text:id="IMark89488152"/><text:alphabetical-index-mark-end text:id="IMark143805400"/><text:alphabetical-index-mark-end text:id="IMark142825640"/> a raw <text:alphabetical-index-mark-start text:id="IMark140595832"/><text:alphabetical-index-mark-start text:id="IMark82564264"/><text:alphabetical-index-mark-start text:id="IMark141909832"/>SQL<text:alphabetical-index-mark-end text:id="IMark141909832"/><text:alphabetical-index-mark-end text:id="IMark82564264"/><text:alphabetical-index-mark-end text:id="IMark140595832"/> <text:alphabetical-index-mark-start text:id="IMark70534072"/><text:alphabetical-index-mark-start text:id="IMark142332216"/>query<text:bookmark-end text:name="__RefHeading___Toc1105_964193841"/><text:alphabetical-index-mark-end text:id="IMark142332216"/><text:alphabetical-index-mark-end text:id="IMark70534072"/></text:h>
      <text:p text:style-name="P65"/>
      <text:p text:style-name="P65"/>
      <text:p text:style-name="P27"><text:span text:style-name="T11">5.3.3.1.</text:span><text:span text:style-name="T25"> Pr</text:span><text:alphabetical-index-mark-start text:id="IMark140836584"/><text:span text:style-name="T25">es</text:span><text:alphabetical-index-mark-end text:id="IMark140836584"/><text:span text:style-name="T25">s </text:span><text:span text:style-name="T11">[</text:span><text:alphabetical-index-mark-start text:id="IMark144192184"/><text:alphabetical-index-mark-start text:id="IMark70265704"/><text:alphabetical-index-mark-start text:id="IMark71275096"/><text:span text:style-name="T11">SQL</text:span><text:alphabetical-index-mark-end text:id="IMark71275096"/><text:alphabetical-index-mark-end text:id="IMark70265704"/><text:alphabetical-index-mark-end text:id="IMark144192184"/><text:span text:style-name="T11">]</text:span><text:span text:style-name="T25"> and wait for the </text:span><text:alphabetical-index-mark-start text:id="IMark74050440"/><text:alphabetical-index-mark-start text:id="IMark71192264"/><text:span text:style-name="T25">dialog</text:span><text:alphabetical-index-mark-end text:id="IMark71192264"/><text:alphabetical-index-mark-end text:id="IMark74050440"/><text:span text:style-name="T25"> </text:span><text:alphabetical-index-mark-start text:id="IMark143609704"/><text:alphabetical-index-mark-start text:id="IMark141340152"/><text:span text:style-name="T25">box</text:span><text:alphabetical-index-mark-end text:id="IMark141340152"/><text:alphabetical-index-mark-end text:id="IMark143609704"/><text:span text:style-name="T25"> to open.</text:span></text:p>
      <text:p text:style-name="P65"/>
      <text:p text:style-name="P65"/>
      <text:p text:style-name="P27"><text:span text:style-name="T11">5.3.3.2.</text:span><text:span text:style-name="T25"> Write a full </text:span><text:alphabetical-index-mark-start text:id="IMark83177736"/><text:alphabetical-index-mark-start text:id="IMark71445736"/><text:alphabetical-index-mark-start text:id="IMark143447384"/><text:span text:style-name="T25">SQL</text:span><text:alphabetical-index-mark-end text:id="IMark143447384"/><text:alphabetical-index-mark-end text:id="IMark71445736"/><text:alphabetical-index-mark-end text:id="IMark83177736"/><text:span text:style-name="T25"> </text:span><text:alphabetical-index-mark-start text:id="IMark86602328"/><text:alphabetical-index-mark-start text:id="IMark90666648"/><text:span text:style-name="T25">query</text:span><text:alphabetical-index-mark-end text:id="IMark90666648"/><text:alphabetical-index-mark-end text:id="IMark86602328"/><text:span text:style-name="T25"> on the </text:span><text:alphabetical-index-mark-start text:id="IMark141561400"/><text:alphabetical-index-mark-start text:id="IMark142324664"/><text:span text:style-name="T25">dialog</text:span><text:alphabetical-index-mark-end text:id="IMark142324664"/><text:alphabetical-index-mark-end text:id="IMark141561400"/><text:span text:style-name="T25">.</text:span></text:p>
      <text:p text:style-name="P65"/>
      <text:p text:style-name="P65"/>
      <text:p text:style-name="P27"><text:span text:style-name="T11">5.3.3.3.</text:span><text:span text:style-name="T25"> Pr</text:span><text:alphabetical-index-mark-start text:id="IMark142980968"/><text:span text:style-name="T25">es</text:span><text:alphabetical-index-mark-end text:id="IMark142980968"/><text:span text:style-name="T25">s </text:span><text:span text:style-name="T11">[</text:span><text:alphabetical-index-mark-start text:id="IMark141833336"/><text:alphabetical-index-mark-start text:id="IMark71075960"/><text:alphabetical-index-mark-start text:id="IMark73900344"/><text:span text:style-name="T11">EXE</text:span><text:alphabetical-index-mark-end text:id="IMark73900344"/><text:alphabetical-index-mark-end text:id="IMark71075960"/><text:alphabetical-index-mark-end text:id="IMark141833336"/><text:span text:style-name="T11">]</text:span><text:span text:style-name="T25">.</text:span></text:p>
      <text:p text:style-name="P65"/>
      <text:p text:style-name="P65"/>
      <text:h text:style-name="Heading_20_3" text:outline-level="3"><text:bookmark-start text:name="__RefHeading___Toc3402_1164564522"/>5.3.4. <text:alphabetical-index-mark-start text:id="IMark139425096"/><text:alphabetical-index-mark-start text:id="IMark70751864"/>Activate<text:alphabetical-index-mark-end text:id="IMark70751864"/><text:alphabetical-index-mark-end text:id="IMark139425096"/> a mode using [<text:alphabetical-index-mark-start text:id="IMark73910312"/><text:alphabetical-index-mark-start text:id="IMark70862296"/>MON<text:alphabetical-index-mark-end text:id="IMark70862296"/><text:alphabetical-index-mark-end text:id="IMark73910312"/>].<text:bookmark-end text:name="__RefHeading___Toc3402_1164564522"/></text:h>
      <text:p text:style-name="P66"/>
      <text:p text:style-name="P46"><text:span text:style-name="T25">There are various ways to </text:span><text:alphabetical-index-mark-start text:id="IMark140721240"/><text:alphabetical-index-mark-start text:id="IMark70856568"/><text:span text:style-name="T25">activate</text:span><text:alphabetical-index-mark-end text:id="IMark70856568"/><text:alphabetical-index-mark-end text:id="IMark140721240"/><text:span text:style-name="T25"> a mode, but for </text:span><text:alphabetical-index-mark-start text:id="IMark89707976"/><text:alphabetical-index-mark-start text:id="IMark71315032"/><text:span text:style-name="T25">convenience</text:span><text:alphabetical-index-mark-end text:id="IMark71315032"/><text:alphabetical-index-mark-end text:id="IMark89707976"/><text:span text:style-name="T25"> and </text:span><text:alphabetical-index-mark-start text:id="IMark143533400"/><text:alphabetical-index-mark-start text:id="IMark142627848"/><text:span text:style-name="T25">efficiency</text:span><text:alphabetical-index-mark-end text:id="IMark142627848"/><text:alphabetical-index-mark-end text:id="IMark143533400"/><text:span text:style-name="T25">, you have the </text:span><text:span text:style-name="T11">[</text:span><text:alphabetical-index-mark-start text:id="IMark143576280"/><text:alphabetical-index-mark-start text:id="IMark144235336"/><text:span text:style-name="T11">MON</text:span><text:alphabetical-index-mark-end text:id="IMark144235336"/><text:alphabetical-index-mark-end text:id="IMark143576280"/><text:span text:style-name="T11">]</text:span><text:span text:style-name="T25"> </text:span><text:alphabetical-index-mark-start text:id="IMark87811992"/><text:alphabetical-index-mark-start text:id="IMark143162872"/><text:span text:style-name="T25">function</text:span><text:alphabetical-index-mark-end text:id="IMark143162872"/><text:alphabetical-index-mark-end text:id="IMark87811992"/><text:span text:style-name="T25">.</text:span></text:p>
      <text:p text:style-name="P66"/>
      <text:p text:style-name="P66"/>
      <text:p text:style-name="P50"><text:span text:style-name="T11">5.3.4.1.</text:span><text:span text:style-name="T25"> Press </text:span><text:span text:style-name="T11">[</text:span><text:alphabetical-index-mark-start text:id="IMark142332216"/><text:alphabetical-index-mark-start text:id="IMark70534072"/><text:span text:style-name="T11">MON</text:span><text:alphabetical-index-mark-end text:id="IMark70534072"/><text:alphabetical-index-mark-end text:id="IMark142332216"/><text:span text:style-name="T11">]</text:span><text:span text:style-name="T25">.</text:span></text:p>
      <text:p text:style-name="P70"/>
      <text:p text:style-name="P70"/>
      <text:p text:style-name="P50"><text:span text:style-name="T11">5.3.4.2.</text:span><text:span text:style-name="T25"> Once the </text:span><text:alphabetical-index-mark-start text:id="IMark140488184"/><text:alphabetical-index-mark-start text:id="IMark143427272"/><text:span text:style-name="T25">dialog</text:span><text:alphabetical-index-mark-end text:id="IMark143427272"/><text:alphabetical-index-mark-end text:id="IMark140488184"/><text:span text:style-name="T25"> appears, enter the name of the mode without the </text:span><text:span text:style-name="T50">‘</text:span><text:alphabetical-index-mark-start text:id="IMark140836584"/><text:alphabetical-index-mark-start text:id="IMark142792248"/><text:span text:style-name="T50">mode_</text:span><text:alphabetical-index-mark-end text:id="IMark142792248"/><text:alphabetical-index-mark-end text:id="IMark140836584"/><text:span text:style-name="T50">’</text:span><text:span text:style-name="T25"> sub</text:span><text:alphabetical-index-mark-start text:id="IMark89415576"/><text:alphabetical-index-mark-start text:id="IMark70966952"/><text:span text:style-name="T25">string</text:span><text:alphabetical-index-mark-end text:id="IMark70966952"/><text:alphabetical-index-mark-end text:id="IMark89415576"/><text:span text:style-name="T25">. For </text:span><text:alphabetical-index-mark-start text:id="IMark144192184"/><text:alphabetical-index-mark-start text:id="IMark70265704"/><text:span text:style-name="T25">example</text:span><text:alphabetical-index-mark-end text:id="IMark70265704"/><text:alphabetical-index-mark-end text:id="IMark144192184"/><text:span text:style-name="T25">, if you want to </text:span><text:alphabetical-index-mark-start text:id="IMark71275096"/><text:alphabetical-index-mark-start text:id="IMark143723688"/><text:span text:style-name="T25">activate</text:span><text:alphabetical-index-mark-end text:id="IMark143723688"/><text:alphabetical-index-mark-end text:id="IMark71275096"/><text:span text:style-name="T25"> </text:span><text:span text:style-name="T50">‘</text:span><text:alphabetical-index-mark-start text:id="IMark143892600"/><text:alphabetical-index-mark-start text:id="IMark74276824"/><text:span text:style-name="T50">mode_</text:span><text:alphabetical-index-mark-end text:id="IMark74276824"/><text:alphabetical-index-mark-end text:id="IMark143892600"/><text:alphabetical-index-mark-start text:id="IMark74050440"/><text:alphabetical-index-mark-start text:id="IMark71192264"/><text:span text:style-name="T50">wpt</text:span><text:alphabetical-index-mark-end text:id="IMark71192264"/><text:alphabetical-index-mark-end text:id="IMark74050440"/><text:span text:style-name="T50">’</text:span><text:span text:style-name="T25"> you would just </text:span><text:alphabetical-index-mark-start text:id="IMark73975928"/><text:alphabetical-index-mark-start text:id="IMark90646040"/><text:span text:style-name="T25">input</text:span><text:alphabetical-index-mark-end text:id="IMark90646040"/><text:alphabetical-index-mark-end text:id="IMark73975928"/><text:span text:style-name="T25"> </text:span><text:span text:style-name="T50">‘</text:span><text:alphabetical-index-mark-start text:id="IMark143609704"/><text:alphabetical-index-mark-start text:id="IMark141340152"/><text:span text:style-name="T50">wpt</text:span><text:alphabetical-index-mark-end text:id="IMark141340152"/><text:alphabetical-index-mark-end text:id="IMark143609704"/><text:span text:style-name="T50">’</text:span><text:span text:style-name="T25">.</text:span></text:p>
      <text:p text:style-name="P70"><text:soft-page-break/></text:p>
      <text:p text:style-name="P70"/>
      <text:p text:style-name="P50"><text:span text:style-name="T11">5.3.4.3.</text:span><text:span text:style-name="T25"> Press </text:span><text:span text:style-name="T11">[</text:span><text:alphabetical-index-mark-start text:id="IMark90626072"/><text:alphabetical-index-mark-start text:id="IMark142980968"/><text:span text:style-name="T11">EXE</text:span><text:alphabetical-index-mark-end text:id="IMark142980968"/><text:alphabetical-index-mark-end text:id="IMark90626072"/><text:span text:style-name="T11">]</text:span><text:span text:style-name="T25">.</text:span></text:p>
      <text:p text:style-name="P70"/>
      <text:p text:style-name="P70"/>
      <text:h text:style-name="P95" text:outline-level="3"><text:bookmark-start text:name="__RefHeading___Toc3432_1164564522"/>5.3.<text:span text:style-name="T64">5</text:span>. <text:alphabetical-index-mark-start text:id="IMark82608968"/><text:alphabetical-index-mark-start text:id="IMark70862296"/><text:span text:style-name="T64">De</text:span><text:alphabetical-index-mark-start text:id="IMark73910312"/><text:alphabetical-index-mark-start text:id="IMark139425096"/><text:span text:style-name="T64">a</text:span>ctivate<text:alphabetical-index-mark-end text:id="IMark139425096"/><text:alphabetical-index-mark-end text:id="IMark73910312"/><text:alphabetical-index-mark-end text:id="IMark70862296"/><text:alphabetical-index-mark-end text:id="IMark82608968"/> a mode using [<text:alphabetical-index-mark-start text:id="IMark70751864"/><text:alphabetical-index-mark-start text:id="IMark70981544"/>MO<text:span text:style-name="T64">F</text:span><text:alphabetical-index-mark-end text:id="IMark70981544"/><text:alphabetical-index-mark-end text:id="IMark70751864"/>].<text:bookmark-end text:name="__RefHeading___Toc3432_1164564522"/></text:h>
      <text:p text:style-name="P67"/>
      <text:p text:style-name="P47"><text:span text:style-name="T25">There are various ways to </text:span><text:alphabetical-index-mark-start text:id="IMark74075880"/><text:alphabetical-index-mark-start text:id="IMark90610648"/><text:span text:style-name="T27">de</text:span><text:alphabetical-index-mark-start text:id="IMark140721240"/><text:alphabetical-index-mark-start text:id="IMark70856568"/><text:span text:style-name="T25">activate</text:span><text:alphabetical-index-mark-end text:id="IMark70856568"/><text:alphabetical-index-mark-end text:id="IMark140721240"/><text:alphabetical-index-mark-end text:id="IMark90610648"/><text:alphabetical-index-mark-end text:id="IMark74075880"/><text:span text:style-name="T25"> a mode, but for </text:span><text:alphabetical-index-mark-start text:id="IMark82358232"/><text:alphabetical-index-mark-start text:id="IMark143734440"/><text:span text:style-name="T25">convenience</text:span><text:alphabetical-index-mark-end text:id="IMark143734440"/><text:alphabetical-index-mark-end text:id="IMark82358232"/><text:span text:style-name="T25"> and </text:span><text:alphabetical-index-mark-start text:id="IMark89707976"/><text:alphabetical-index-mark-start text:id="IMark71315032"/><text:span text:style-name="T25">efficiency</text:span><text:alphabetical-index-mark-end text:id="IMark71315032"/><text:alphabetical-index-mark-end text:id="IMark89707976"/><text:span text:style-name="T25">, you have the </text:span><text:span text:style-name="T11">[</text:span><text:alphabetical-index-mark-start text:id="IMark141887240"/><text:alphabetical-index-mark-start text:id="IMark90704440"/><text:span text:style-name="T11">MO</text:span><text:span text:style-name="T22">F</text:span><text:alphabetical-index-mark-end text:id="IMark90704440"/><text:alphabetical-index-mark-end text:id="IMark141887240"/><text:span text:style-name="T11">]</text:span><text:span text:style-name="T25"> </text:span><text:alphabetical-index-mark-start text:id="IMark143533400"/><text:alphabetical-index-mark-start text:id="IMark142627848"/><text:span text:style-name="T25">function</text:span><text:alphabetical-index-mark-end text:id="IMark142627848"/><text:alphabetical-index-mark-end text:id="IMark143533400"/><text:span text:style-name="T25">.</text:span></text:p>
      <text:p text:style-name="P67"/>
      <text:p text:style-name="P67"/>
      <text:p text:style-name="P51"><text:span text:style-name="T11">5.3.</text:span><text:span text:style-name="T22">5</text:span><text:span text:style-name="T11">.1.</text:span><text:span text:style-name="T25"> Press </text:span><text:span text:style-name="T11">[</text:span><text:alphabetical-index-mark-start text:id="IMark142332216"/><text:alphabetical-index-mark-start text:id="IMark70534072"/><text:span text:style-name="T11">MO</text:span><text:span text:style-name="T22">F</text:span><text:alphabetical-index-mark-end text:id="IMark70534072"/><text:alphabetical-index-mark-end text:id="IMark142332216"/><text:span text:style-name="T11">]</text:span><text:span text:style-name="T25">.</text:span></text:p>
      <text:p text:style-name="P71"/>
      <text:p text:style-name="P71"/>
      <text:p text:style-name="P51"><text:span text:style-name="T11">5.3.</text:span><text:span text:style-name="T22">5</text:span><text:span text:style-name="T11">.2.</text:span><text:span text:style-name="T25"> Once the </text:span><text:alphabetical-index-mark-start text:id="IMark71524696"/><text:alphabetical-index-mark-start text:id="IMark89712056"/><text:span text:style-name="T25">dialog</text:span><text:alphabetical-index-mark-end text:id="IMark89712056"/><text:alphabetical-index-mark-end text:id="IMark71524696"/><text:span text:style-name="T25"> appears, enter the name of the mode without the </text:span><text:span text:style-name="T50">‘</text:span><text:alphabetical-index-mark-start text:id="IMark140836584"/><text:alphabetical-index-mark-start text:id="IMark142792248"/><text:span text:style-name="T50">mode_</text:span><text:alphabetical-index-mark-end text:id="IMark142792248"/><text:alphabetical-index-mark-end text:id="IMark140836584"/><text:span text:style-name="T50">’</text:span><text:span text:style-name="T25"> sub</text:span><text:alphabetical-index-mark-start text:id="IMark142783752"/><text:alphabetical-index-mark-start text:id="IMark89570952"/><text:span text:style-name="T25">string</text:span><text:alphabetical-index-mark-end text:id="IMark89570952"/><text:alphabetical-index-mark-end text:id="IMark142783752"/><text:span text:style-name="T25">. For </text:span><text:alphabetical-index-mark-start text:id="IMark71413272"/><text:alphabetical-index-mark-start text:id="IMark89415576"/><text:span text:style-name="T25">example</text:span><text:alphabetical-index-mark-end text:id="IMark89415576"/><text:alphabetical-index-mark-end text:id="IMark71413272"/><text:span text:style-name="T25">, if you want to </text:span><text:alphabetical-index-mark-start text:id="IMark70966952"/><text:alphabetical-index-mark-start text:id="IMark143911192"/><text:span text:style-name="T27">de</text:span><text:alphabetical-index-mark-start text:id="IMark71108328"/><text:alphabetical-index-mark-start text:id="IMark144192184"/><text:span text:style-name="T25">activate</text:span><text:alphabetical-index-mark-end text:id="IMark144192184"/><text:alphabetical-index-mark-end text:id="IMark71108328"/><text:alphabetical-index-mark-end text:id="IMark143911192"/><text:alphabetical-index-mark-end text:id="IMark70966952"/><text:span text:style-name="T25"> </text:span><text:span text:style-name="T50">‘</text:span><text:alphabetical-index-mark-start text:id="IMark70265704"/><text:alphabetical-index-mark-start text:id="IMark83177736"/><text:span text:style-name="T50">mode_</text:span><text:alphabetical-index-mark-end text:id="IMark83177736"/><text:alphabetical-index-mark-end text:id="IMark70265704"/><text:alphabetical-index-mark-start text:id="IMark71445736"/><text:alphabetical-index-mark-start text:id="IMark71275096"/><text:span text:style-name="T50">wpt</text:span><text:alphabetical-index-mark-end text:id="IMark71275096"/><text:alphabetical-index-mark-end text:id="IMark71445736"/><text:span text:style-name="T50">’</text:span><text:span text:style-name="T25"> you would just </text:span><text:alphabetical-index-mark-start text:id="IMark143723688"/><text:alphabetical-index-mark-start text:id="IMark143447384"/><text:span text:style-name="T25">input</text:span><text:alphabetical-index-mark-end text:id="IMark143447384"/><text:alphabetical-index-mark-end text:id="IMark143723688"/><text:span text:style-name="T25"> </text:span><text:span text:style-name="T50">‘</text:span><text:alphabetical-index-mark-start text:id="IMark71410136"/><text:alphabetical-index-mark-start text:id="IMark139826200"/><text:span text:style-name="T50">wpt</text:span><text:alphabetical-index-mark-end text:id="IMark139826200"/><text:alphabetical-index-mark-end text:id="IMark71410136"/><text:span text:style-name="T50">’</text:span><text:span text:style-name="T25">.</text:span></text:p>
      <text:p text:style-name="P71"/>
      <text:p text:style-name="P71"/>
      <text:p text:style-name="P71"><text:span text:style-name="T11">5.3.</text:span><text:span text:style-name="T22">5</text:span><text:span text:style-name="T11">.3.</text:span> Press <text:span text:style-name="T11">[</text:span><text:alphabetical-index-mark-start text:id="IMark88370168"/><text:alphabetical-index-mark-start text:id="IMark89423896"/><text:span text:style-name="T11">EXE</text:span><text:alphabetical-index-mark-end text:id="IMark89423896"/><text:alphabetical-index-mark-end text:id="IMark88370168"/><text:span text:style-name="T11">]</text:span>.</text:p>
      <text:p text:style-name="P63"/>
      <text:p text:style-name="P9"/>
      <text:h text:style-name="P96" text:outline-level="3"><text:bookmark-start text:name="__RefHeading___Toc3434_1164564522"/>5.3.<text:span text:style-name="T65">6</text:span>. <text:alphabetical-index-mark-start text:id="IMark71059096"/><text:alphabetical-index-mark-start text:id="IMark90610648"/><text:span text:style-name="T65">Load</text:span><text:alphabetical-index-mark-end text:id="IMark90610648"/><text:alphabetical-index-mark-end text:id="IMark71059096"/><text:span text:style-name="T65"> an </text:span><text:alphabetical-index-mark-start text:id="IMark140721240"/><text:span text:style-name="T65">AI</text:span><text:alphabetical-index-mark-end text:id="IMark140721240"/><text:span text:style-name="T65"> </text:span><text:alphabetical-index-mark-start text:id="IMark70856568"/><text:alphabetical-index-mark-start text:id="IMark143576280"/><text:span text:style-name="T65">program</text:span><text:alphabetical-index-mark-end text:id="IMark143576280"/><text:alphabetical-index-mark-end text:id="IMark70856568"/> <text:span text:style-name="T66">to </text:span><text:alphabetical-index-mark-start text:id="IMark144235336"/><text:alphabetical-index-mark-start text:id="IMark82358232"/><text:span text:style-name="T47">sde_rules</text:span><text:alphabetical-index-mark-end text:id="IMark82358232"/><text:alphabetical-index-mark-end text:id="IMark144235336"/><text:span text:style-name="T66"> </text:span>using [<text:alphabetical-index-mark-start text:id="IMark143734440"/><text:alphabetical-index-mark-start text:id="IMark71038728"/><text:span text:style-name="T65">PON</text:span><text:alphabetical-index-mark-end text:id="IMark71038728"/><text:alphabetical-index-mark-end text:id="IMark143734440"/>].<text:bookmark-end text:name="__RefHeading___Toc3434_1164564522"/></text:h>
      <text:p text:style-name="P68"/>
      <text:p text:style-name="P48"><text:span text:style-name="T25">There are various ways to </text:span><text:alphabetical-index-mark-start text:id="IMark143003288"/><text:alphabetical-index-mark-start text:id="IMark87811992"/><text:span text:style-name="T28">load</text:span><text:alphabetical-index-mark-end text:id="IMark87811992"/><text:alphabetical-index-mark-end text:id="IMark143003288"/><text:span text:style-name="T28"> a </text:span><text:alphabetical-index-mark-start text:id="IMark143162872"/><text:alphabetical-index-mark-start text:id="IMark141017416"/><text:span text:style-name="T28">program</text:span><text:alphabetical-index-mark-end text:id="IMark141017416"/><text:alphabetical-index-mark-end text:id="IMark143162872"/><text:span text:style-name="T25">, but for </text:span><text:alphabetical-index-mark-start text:id="IMark141887240"/><text:alphabetical-index-mark-start text:id="IMark90704440"/><text:span text:style-name="T25">convenience</text:span><text:alphabetical-index-mark-end text:id="IMark90704440"/><text:alphabetical-index-mark-end text:id="IMark141887240"/><text:span text:style-name="T25"> and </text:span><text:alphabetical-index-mark-start text:id="IMark82345480"/><text:alphabetical-index-mark-start text:id="IMark143851432"/><text:span text:style-name="T25">efficiency</text:span><text:alphabetical-index-mark-end text:id="IMark143851432"/><text:alphabetical-index-mark-end text:id="IMark82345480"/><text:span text:style-name="T25">, you have the </text:span><text:span text:style-name="T11">[</text:span><text:alphabetical-index-mark-start text:id="IMark71459512"/><text:alphabetical-index-mark-start text:id="IMark143533400"/><text:span text:style-name="T23">P</text:span><text:span text:style-name="T11">ON</text:span><text:alphabetical-index-mark-end text:id="IMark143533400"/><text:alphabetical-index-mark-end text:id="IMark71459512"/><text:span text:style-name="T11">]</text:span><text:span text:style-name="T25"> </text:span><text:alphabetical-index-mark-start text:id="IMark142627848"/><text:alphabetical-index-mark-start text:id="IMark141220696"/><text:span text:style-name="T25">function</text:span><text:alphabetical-index-mark-end text:id="IMark141220696"/><text:alphabetical-index-mark-end text:id="IMark142627848"/><text:span text:style-name="T25">.</text:span></text:p>
      <text:p text:style-name="P68"/>
      <text:p text:style-name="P52"><text:span text:style-name="T11">5.3.</text:span><text:span text:style-name="T23">6</text:span><text:span text:style-name="T11">.1.</text:span><text:span text:style-name="T25"> Press </text:span><text:span text:style-name="T11">[</text:span><text:alphabetical-index-mark-start text:id="IMark143883080"/><text:alphabetical-index-mark-start text:id="IMark84444264"/><text:span text:style-name="T23">P</text:span><text:span text:style-name="T11">ON</text:span><text:alphabetical-index-mark-end text:id="IMark84444264"/><text:alphabetical-index-mark-end text:id="IMark143883080"/><text:span text:style-name="T11">]</text:span><text:span text:style-name="T25">.</text:span></text:p>
      <text:p text:style-name="P72"/>
      <text:p text:style-name="P72"/>
      <text:p text:style-name="P52"><text:span text:style-name="T11">5.3.</text:span><text:span text:style-name="T23">6</text:span><text:span text:style-name="T11">.2.</text:span><text:span text:style-name="T25"> Once the </text:span><text:alphabetical-index-mark-start text:id="IMark141561400"/><text:alphabetical-index-mark-start text:id="IMark142783752"/><text:span text:style-name="T25">dialog</text:span><text:alphabetical-index-mark-end text:id="IMark142783752"/><text:alphabetical-index-mark-end text:id="IMark141561400"/><text:span text:style-name="T25"> appears, enter the name of the </text:span><text:alphabetical-index-mark-start text:id="IMark89570952"/><text:alphabetical-index-mark-start text:id="IMark142324664"/><text:span text:style-name="T28">program</text:span><text:alphabetical-index-mark-end text:id="IMark142324664"/><text:alphabetical-index-mark-end text:id="IMark89570952"/><text:span text:style-name="T25"> without the </text:span><text:span text:style-name="T50">‘</text:span><text:alphabetical-index-mark-start text:id="IMark140751928"/><text:alphabetical-index-mark-start text:id="IMark71413272"/><text:span text:style-name="T51">prg</text:span><text:alphabetical-index-mark-end text:id="IMark71413272"/><text:alphabetical-index-mark-end text:id="IMark140751928"/><text:span text:style-name="T50">’</text:span><text:span text:style-name="T25"> sub</text:span><text:alphabetical-index-mark-start text:id="IMark89415576"/><text:alphabetical-index-mark-start text:id="IMark143609704"/><text:span text:style-name="T25">string</text:span><text:alphabetical-index-mark-end text:id="IMark143609704"/><text:alphabetical-index-mark-end text:id="IMark89415576"/><text:span text:style-name="T25">. For </text:span><text:soft-page-break/><text:alphabetical-index-mark-start text:id="IMark141340152"/><text:alphabetical-index-mark-start text:id="IMark144263624"/><text:span text:style-name="T25">example</text:span><text:alphabetical-index-mark-end text:id="IMark144263624"/><text:alphabetical-index-mark-end text:id="IMark141340152"/><text:span text:style-name="T25">, if you want to </text:span><text:alphabetical-index-mark-start text:id="IMark70966952"/><text:alphabetical-index-mark-start text:id="IMark143911192"/><text:span text:style-name="T29">load</text:span><text:alphabetical-index-mark-end text:id="IMark143911192"/><text:alphabetical-index-mark-end text:id="IMark70966952"/><text:span text:style-name="T25"> </text:span><text:span text:style-name="T50">‘</text:span><text:alphabetical-index-mark-start text:id="IMark71108328"/><text:alphabetical-index-mark-start text:id="IMark144192184"/><text:span text:style-name="T51">prg</text:span><text:alphabetical-index-mark-end text:id="IMark144192184"/><text:alphabetical-index-mark-end text:id="IMark71108328"/><text:span text:style-name="T51">43.2</text:span><text:span text:style-name="T50">’</text:span><text:span text:style-name="T25"> </text:span><text:span text:style-name="T29">from </text:span><text:alphabetical-index-mark-start text:id="IMark140337432"/><text:alphabetical-index-mark-start text:id="IMark89443064"/><text:span text:style-name="T52">sde_</text:span><text:alphabetical-index-mark-start text:id="IMark143417880"/><text:alphabetical-index-mark-start text:id="IMark70265704"/><text:span text:style-name="T52">prg</text:span><text:alphabetical-index-mark-end text:id="IMark70265704"/><text:alphabetical-index-mark-end text:id="IMark143417880"/><text:span text:style-name="T52">_rules</text:span><text:alphabetical-index-mark-end text:id="IMark89443064"/><text:alphabetical-index-mark-end text:id="IMark140337432"/><text:span text:style-name="T29"> to </text:span><text:alphabetical-index-mark-start text:id="IMark83177736"/><text:alphabetical-index-mark-start text:id="IMark141929624"/><text:span text:style-name="T52">sde_rules</text:span><text:alphabetical-index-mark-end text:id="IMark141929624"/><text:alphabetical-index-mark-end text:id="IMark83177736"/><text:span text:style-name="T29"> </text:span><text:span text:style-name="T25">you would just </text:span><text:alphabetical-index-mark-start text:id="IMark71445736"/><text:alphabetical-index-mark-start text:id="IMark71275096"/><text:span text:style-name="T25">input</text:span><text:alphabetical-index-mark-end text:id="IMark71275096"/><text:alphabetical-index-mark-end text:id="IMark71445736"/><text:span text:style-name="T25"> </text:span><text:span text:style-name="T50">‘</text:span><text:span text:style-name="T51">43.2</text:span><text:span text:style-name="T50">’</text:span><text:span text:style-name="T25">.</text:span></text:p>
      <text:p text:style-name="P72"/>
      <text:p text:style-name="P72"/>
      <text:p text:style-name="P52"><text:span text:style-name="T11">5.3.</text:span><text:span text:style-name="T23">6</text:span><text:span text:style-name="T11">.3.</text:span><text:span text:style-name="T25"> Press </text:span><text:span text:style-name="T11">[</text:span><text:alphabetical-index-mark-start text:id="IMark71315032"/><text:alphabetical-index-mark-start text:id="IMark89707976"/><text:span text:style-name="T11">EXE</text:span><text:alphabetical-index-mark-end text:id="IMark89707976"/><text:alphabetical-index-mark-end text:id="IMark71315032"/><text:span text:style-name="T11">]</text:span><text:span text:style-name="T25">.</text:span></text:p>
      <text:p text:style-name="P72"/>
      <text:p text:style-name="P72"/>
      <text:h text:style-name="P97" text:outline-level="3"><text:bookmark-start text:name="__RefHeading___Toc3436_1164564522"/>5.3.<text:span text:style-name="T67">7</text:span>. <text:alphabetical-index-mark-start text:id="IMark82345480"/><text:alphabetical-index-mark-start text:id="IMark70488072"/><text:span text:style-name="T67">Un</text:span><text:alphabetical-index-mark-start text:id="IMark89529048"/><text:alphabetical-index-mark-start text:id="IMark144109784"/><text:span text:style-name="T67">load</text:span><text:alphabetical-index-mark-end text:id="IMark144109784"/><text:alphabetical-index-mark-end text:id="IMark89529048"/><text:alphabetical-index-mark-end text:id="IMark70488072"/><text:alphabetical-index-mark-end text:id="IMark82345480"/><text:span text:style-name="T67"> an </text:span><text:alphabetical-index-mark-start text:id="IMark141955208"/><text:span text:style-name="T67">AI</text:span><text:alphabetical-index-mark-end text:id="IMark141955208"/><text:span text:style-name="T67"> </text:span><text:alphabetical-index-mark-start text:id="IMark71459512"/><text:alphabetical-index-mark-start text:id="IMark143533400"/><text:span text:style-name="T67">program</text:span><text:alphabetical-index-mark-end text:id="IMark143533400"/><text:alphabetical-index-mark-end text:id="IMark71459512"/> <text:span text:style-name="T67">from </text:span><text:alphabetical-index-mark-start text:id="IMark142571240"/><text:alphabetical-index-mark-start text:id="IMark142332216"/><text:span text:style-name="T47">sde_rules</text:span><text:alphabetical-index-mark-end text:id="IMark142332216"/><text:alphabetical-index-mark-end text:id="IMark142571240"/><text:span text:style-name="T66"> </text:span>using [<text:alphabetical-index-mark-start text:id="IMark70534072"/><text:alphabetical-index-mark-start text:id="IMark142627848"/><text:span text:style-name="T65">POF</text:span><text:alphabetical-index-mark-end text:id="IMark142627848"/><text:alphabetical-index-mark-end text:id="IMark70534072"/>].<text:bookmark-end text:name="__RefHeading___Toc3436_1164564522"/></text:h>
      <text:p text:style-name="P69"/>
      <text:p text:style-name="P49"><text:span text:style-name="T25">There are various ways to </text:span><text:alphabetical-index-mark-start text:id="IMark143731032"/><text:alphabetical-index-mark-start text:id="IMark140488184"/><text:span text:style-name="T28">load</text:span><text:alphabetical-index-mark-end text:id="IMark140488184"/><text:alphabetical-index-mark-end text:id="IMark143731032"/><text:span text:style-name="T28"> a </text:span><text:alphabetical-index-mark-start text:id="IMark89715016"/><text:alphabetical-index-mark-start text:id="IMark143427272"/><text:span text:style-name="T28">program</text:span><text:alphabetical-index-mark-end text:id="IMark143427272"/><text:alphabetical-index-mark-end text:id="IMark89715016"/><text:span text:style-name="T25">, but for </text:span><text:alphabetical-index-mark-start text:id="IMark143892600"/><text:alphabetical-index-mark-start text:id="IMark74276824"/><text:span text:style-name="T25">convenience</text:span><text:alphabetical-index-mark-end text:id="IMark74276824"/><text:alphabetical-index-mark-end text:id="IMark143892600"/><text:span text:style-name="T25"> and </text:span><text:alphabetical-index-mark-start text:id="IMark86602328"/><text:alphabetical-index-mark-start text:id="IMark74050440"/><text:span text:style-name="T25">efficiency</text:span><text:alphabetical-index-mark-end text:id="IMark74050440"/><text:alphabetical-index-mark-end text:id="IMark86602328"/><text:span text:style-name="T25">, you have the </text:span><text:span text:style-name="T11">[</text:span><text:alphabetical-index-mark-start text:id="IMark71192264"/><text:alphabetical-index-mark-start text:id="IMark71524696"/><text:span text:style-name="T23">P</text:span><text:span text:style-name="T11">O</text:span><text:span text:style-name="T24">F</text:span><text:alphabetical-index-mark-end text:id="IMark71524696"/><text:alphabetical-index-mark-end text:id="IMark71192264"/><text:span text:style-name="T11">]</text:span><text:span text:style-name="T25"> </text:span><text:alphabetical-index-mark-start text:id="IMark143883080"/><text:alphabetical-index-mark-start text:id="IMark84444264"/><text:span text:style-name="T25">function</text:span><text:alphabetical-index-mark-end text:id="IMark84444264"/><text:alphabetical-index-mark-end text:id="IMark143883080"/><text:span text:style-name="T25">.</text:span></text:p>
      <text:p text:style-name="P69"/>
      <text:p text:style-name="P53"><text:span text:style-name="T11">5.3.</text:span><text:span text:style-name="T24">7</text:span><text:span text:style-name="T11">.1.</text:span><text:span text:style-name="T25"> Press </text:span><text:span text:style-name="T11">[</text:span><text:alphabetical-index-mark-start text:id="IMark139826200"/><text:alphabetical-index-mark-start text:id="IMark140751928"/><text:span text:style-name="T23">P</text:span><text:span text:style-name="T11">O</text:span><text:span text:style-name="T24">F</text:span><text:alphabetical-index-mark-end text:id="IMark140751928"/><text:alphabetical-index-mark-end text:id="IMark139826200"/><text:span text:style-name="T11">]</text:span><text:span text:style-name="T25">.</text:span></text:p>
      <text:p text:style-name="P73"/>
      <text:p text:style-name="P73"/>
      <text:p text:style-name="P53"><text:span text:style-name="T11">5.3.</text:span><text:span text:style-name="T24">7</text:span><text:span text:style-name="T11">.2.</text:span><text:span text:style-name="T25"> Once the </text:span><text:alphabetical-index-mark-start text:id="IMark143498088"/><text:alphabetical-index-mark-start text:id="IMark71108328"/><text:span text:style-name="T25">dialog</text:span><text:alphabetical-index-mark-end text:id="IMark71108328"/><text:alphabetical-index-mark-end text:id="IMark143498088"/><text:span text:style-name="T25"> appears, enter the name of the </text:span><text:alphabetical-index-mark-start text:id="IMark144192184"/><text:alphabetical-index-mark-start text:id="IMark82608968"/><text:span text:style-name="T28">program</text:span><text:alphabetical-index-mark-end text:id="IMark82608968"/><text:alphabetical-index-mark-end text:id="IMark144192184"/><text:span text:style-name="T25"> without the </text:span><text:span text:style-name="T50">‘</text:span><text:alphabetical-index-mark-start text:id="IMark70862296"/><text:alphabetical-index-mark-start text:id="IMark73910312"/><text:span text:style-name="T51">prg</text:span><text:alphabetical-index-mark-end text:id="IMark73910312"/><text:alphabetical-index-mark-end text:id="IMark70862296"/><text:span text:style-name="T50">’</text:span><text:span text:style-name="T25"> sub</text:span><text:alphabetical-index-mark-start text:id="IMark88370168"/><text:alphabetical-index-mark-start text:id="IMark89423896"/><text:span text:style-name="T25">string</text:span><text:alphabetical-index-mark-end text:id="IMark89423896"/><text:alphabetical-index-mark-end text:id="IMark88370168"/><text:span text:style-name="T25">. For </text:span><text:alphabetical-index-mark-start text:id="IMark139425096"/><text:alphabetical-index-mark-start text:id="IMark143417880"/><text:span text:style-name="T25">example</text:span><text:alphabetical-index-mark-end text:id="IMark143417880"/><text:alphabetical-index-mark-end text:id="IMark139425096"/><text:span text:style-name="T25">, if you want to </text:span><text:alphabetical-index-mark-start text:id="IMark70265704"/><text:alphabetical-index-mark-start text:id="IMark70751864"/><text:span text:style-name="T29">un</text:span><text:alphabetical-index-mark-start text:id="IMark140337432"/><text:alphabetical-index-mark-start text:id="IMark89443064"/><text:span text:style-name="T29">load</text:span><text:alphabetical-index-mark-end text:id="IMark89443064"/><text:alphabetical-index-mark-end text:id="IMark140337432"/><text:alphabetical-index-mark-end text:id="IMark70751864"/><text:alphabetical-index-mark-end text:id="IMark70265704"/><text:span text:style-name="T25"> </text:span><text:span text:style-name="T50">‘</text:span><text:alphabetical-index-mark-start text:id="IMark70981544"/><text:alphabetical-index-mark-start text:id="IMark144286632"/><text:span text:style-name="T51">prg</text:span><text:alphabetical-index-mark-end text:id="IMark144286632"/><text:alphabetical-index-mark-end text:id="IMark70981544"/><text:span text:style-name="T51">43.2</text:span><text:span text:style-name="T50">’</text:span><text:span text:style-name="T25"> </text:span><text:span text:style-name="T29">from </text:span><text:alphabetical-index-mark-start text:id="IMark83177736"/><text:alphabetical-index-mark-start text:id="IMark141929624"/><text:span text:style-name="T52">sde_rules</text:span><text:alphabetical-index-mark-end text:id="IMark141929624"/><text:alphabetical-index-mark-end text:id="IMark83177736"/><text:span text:style-name="T29"> </text:span><text:span text:style-name="T25">you would just </text:span><text:alphabetical-index-mark-start text:id="IMark141692536"/><text:alphabetical-index-mark-start text:id="IMark71190296"/><text:span text:style-name="T25">input</text:span><text:alphabetical-index-mark-end text:id="IMark71190296"/><text:alphabetical-index-mark-end text:id="IMark141692536"/><text:span text:style-name="T25"> </text:span><text:span text:style-name="T50">‘</text:span><text:span text:style-name="T51">43.2</text:span><text:span text:style-name="T50">’</text:span><text:span text:style-name="T25">. </text:span><text:span text:style-name="T29">Note that the </text:span><text:alphabetical-index-mark-start text:id="IMark71405576"/><text:alphabetical-index-mark-start text:id="IMark71445736"/><text:span text:style-name="T29">record</text:span><text:alphabetical-index-mark-end text:id="IMark71445736"/><text:alphabetical-index-mark-end text:id="IMark71405576"/><text:span text:style-name="T29">s of the </text:span><text:alphabetical-index-mark-start text:id="IMark71275096"/><text:alphabetical-index-mark-start text:id="IMark74075880"/><text:span text:style-name="T29">program</text:span><text:alphabetical-index-mark-end text:id="IMark74075880"/><text:alphabetical-index-mark-end text:id="IMark71275096"/><text:span text:style-name="T29"> are not </text:span><text:alphabetical-index-mark-start text:id="IMark71059096"/><text:alphabetical-index-mark-start text:id="IMark90610648"/><text:span text:style-name="T29">delete</text:span><text:alphabetical-index-mark-end text:id="IMark90610648"/><text:alphabetical-index-mark-end text:id="IMark71059096"/><text:span text:style-name="T29">d from </text:span><text:alphabetical-index-mark-start text:id="IMark140721240"/><text:alphabetical-index-mark-start text:id="IMark70856568"/><text:span text:style-name="T52">sde_</text:span><text:alphabetical-index-mark-start text:id="IMark144235336"/><text:alphabetical-index-mark-start text:id="IMark143576280"/><text:span text:style-name="T52">prg</text:span><text:alphabetical-index-mark-end text:id="IMark143576280"/><text:alphabetical-index-mark-end text:id="IMark144235336"/><text:span text:style-name="T52">_rules</text:span><text:alphabetical-index-mark-end text:id="IMark70856568"/><text:alphabetical-index-mark-end text:id="IMark140721240"/><text:span text:style-name="T29"> when you </text:span><text:alphabetical-index-mark-start text:id="IMark143106024"/><text:alphabetical-index-mark-start text:id="IMark82358232"/><text:span text:style-name="T29">execute</text:span><text:alphabetical-index-mark-end text:id="IMark82358232"/><text:alphabetical-index-mark-end text:id="IMark143106024"/><text:span text:style-name="T29"> this </text:span><text:alphabetical-index-mark-start text:id="IMark143734440"/><text:alphabetical-index-mark-start text:id="IMark71038728"/><text:span text:style-name="T29">procedure</text:span><text:alphabetical-index-mark-end text:id="IMark71038728"/><text:alphabetical-index-mark-end text:id="IMark143734440"/><text:span text:style-name="T29">.</text:span></text:p>
      <text:p text:style-name="P73"/>
      <text:p text:style-name="P73"/>
      <text:p text:style-name="P53"><text:span text:style-name="T11">5.3.</text:span><text:span text:style-name="T24">7</text:span><text:span text:style-name="T11">.3.</text:span><text:span text:style-name="T25"> Press </text:span><text:span text:style-name="T11">[</text:span><text:alphabetical-index-mark-start text:id="IMark141561400"/><text:alphabetical-index-mark-start text:id="IMark142783752"/><text:span text:style-name="T11">EXE</text:span><text:alphabetical-index-mark-end text:id="IMark142783752"/><text:alphabetical-index-mark-end text:id="IMark141561400"/><text:span text:style-name="T11">]</text:span><text:span text:style-name="T25">.</text:span></text:p>
      <text:p text:style-name="P73"/>
      <text:p text:style-name="P73"/>
      <text:h text:style-name="Heading_20_3" text:outline-level="3"><text:bookmark-start text:name="__RefHeading___Toc3438_1164564522"/>5.3.8. Alter a fact <text:alphabetical-index-mark-start text:id="IMark143609704"/><text:alphabetical-index-mark-start text:id="IMark70594024"/>record<text:alphabetical-index-mark-end text:id="IMark70594024"/><text:alphabetical-index-mark-end text:id="IMark143609704"/>’s <text:alphabetical-index-mark-start text:id="IMark139826200"/><text:alphabetical-index-mark-start text:id="IMark140751928"/>Value<text:alphabetical-index-mark-end text:id="IMark140751928"/><text:alphabetical-index-mark-end text:id="IMark139826200"/> <text:alphabetical-index-mark-start text:id="IMark141340152"/><text:alphabetical-index-mark-start text:id="IMark144263624"/>field<text:alphabetical-index-mark-end text:id="IMark144263624"/><text:alphabetical-index-mark-end text:id="IMark141340152"/> in <text:alphabetical-index-mark-start text:id="IMark142871592"/><text:alphabetical-index-mark-start text:id="IMark73900344"/><text:span text:style-name="T43">sde_facts</text:span><text:alphabetical-index-mark-end text:id="IMark73900344"/><text:alphabetical-index-mark-end text:id="IMark142871592"/><text:span text:style-name="T43">.</text:span><text:bookmark-end text:name="__RefHeading___Toc3438_1164564522"/></text:h>
      <text:p text:style-name="P86"/>
      <text:p text:style-name="P54"><text:span text:style-name="T25">This </text:span><text:alphabetical-index-mark-start text:id="IMark90673736"/><text:span text:style-name="T25">method</text:span><text:alphabetical-index-mark-end text:id="IMark90673736"/><text:span text:style-name="T25"> allows to change the </text:span><text:alphabetical-index-mark-start text:id="IMark143003288"/><text:alphabetical-index-mark-start text:id="IMark87811992"/><text:span text:style-name="T25">contents</text:span><text:alphabetical-index-mark-end text:id="IMark87811992"/><text:alphabetical-index-mark-end text:id="IMark143003288"/><text:span text:style-name="T25"> of the </text:span><text:alphabetical-index-mark-start text:id="IMark82564264"/><text:alphabetical-index-mark-start text:id="IMark143498088"/><text:span text:style-name="T25">Value</text:span><text:alphabetical-index-mark-end text:id="IMark143498088"/><text:alphabetical-index-mark-end text:id="IMark82564264"/><text:span text:style-name="T25"> </text:span><text:alphabetical-index-mark-start text:id="IMark71108328"/><text:alphabetical-index-mark-start text:id="IMark140595832"/><text:span text:style-name="T25">field</text:span><text:alphabetical-index-mark-end text:id="IMark140595832"/><text:alphabetical-index-mark-end text:id="IMark71108328"/><text:span text:style-name="T25"> of any existing </text:span><text:alphabetical-index-mark-start text:id="IMark71315032"/><text:alphabetical-index-mark-start text:id="IMark144192184"/><text:span text:style-name="T25">record</text:span><text:alphabetical-index-mark-end text:id="IMark144192184"/><text:alphabetical-index-mark-end text:id="IMark71315032"/><text:span text:style-name="T25"> in </text:span><text:alphabetical-index-mark-start text:id="IMark82608968"/><text:alphabetical-index-mark-start text:id="IMark89707976"/><text:span text:style-name="T25">sde_facts</text:span><text:alphabetical-index-mark-end text:id="IMark89707976"/><text:alphabetical-index-mark-end text:id="IMark82608968"/><text:span text:style-name="T25">.</text:span></text:p>
      <text:p text:style-name="P86"/>
      <text:p text:style-name="P54"><text:span text:style-name="T11">5.3.8.1.</text:span><text:span text:style-name="T25"> Press </text:span><text:span text:style-name="T11">[</text:span><text:alphabetical-index-mark-start text:id="IMark70751864"/><text:alphabetical-index-mark-start text:id="IMark140337432"/><text:span text:style-name="T11">ITM</text:span><text:alphabetical-index-mark-end text:id="IMark140337432"/><text:alphabetical-index-mark-end text:id="IMark70751864"/><text:span text:style-name="T11">]</text:span><text:span text:style-name="T25">.</text:span></text:p>
      <text:p text:style-name="P86"/>
      <text:p text:style-name="P86"/>
      <text:p text:style-name="P54"><text:span text:style-name="T11">5.3.8.2.</text:span><text:span text:style-name="T25"> In the </text:span><text:alphabetical-index-mark-start text:id="IMark141929624"/><text:alphabetical-index-mark-start text:id="IMark141220696"/><text:span text:style-name="T25">dialog</text:span><text:alphabetical-index-mark-end text:id="IMark141220696"/><text:alphabetical-index-mark-end text:id="IMark141929624"/><text:span text:style-name="T25"> </text:span><text:alphabetical-index-mark-start text:id="IMark142627848"/><text:alphabetical-index-mark-start text:id="IMark70534072"/><text:span text:style-name="T25">box</text:span><text:alphabetical-index-mark-end text:id="IMark70534072"/><text:alphabetical-index-mark-end text:id="IMark142627848"/><text:span text:style-name="T25">, enter the name of the </text:span><text:alphabetical-index-mark-start text:id="IMark141692536"/><text:alphabetical-index-mark-start text:id="IMark71190296"/><text:span text:style-name="T50">Item</text:span><text:alphabetical-index-mark-end text:id="IMark71190296"/><text:alphabetical-index-mark-end text:id="IMark141692536"/><text:span text:style-name="T25"> to change (the </text:span><text:alphabetical-index-mark-start text:id="IMark89417512"/><text:alphabetical-index-mark-start text:id="IMark143412296"/><text:span text:style-name="T25">string</text:span><text:alphabetical-index-mark-end text:id="IMark143412296"/><text:alphabetical-index-mark-end text:id="IMark89417512"/><text:span text:style-name="T25"> contained in </text:span><text:alphabetical-index-mark-start text:id="IMark142997928"/><text:alphabetical-index-mark-start text:id="IMark89712056"/><text:span text:style-name="T50">sde_rules</text:span><text:alphabetical-index-mark-end text:id="IMark89712056"/><text:alphabetical-index-mark-end text:id="IMark142997928"/><text:span text:style-name="T50">. </text:span><text:soft-page-break/><text:alphabetical-index-mark-start text:id="IMark90666648"/><text:alphabetical-index-mark-start text:id="IMark143731032"/><text:span text:style-name="T50">Item</text:span><text:alphabetical-index-mark-end text:id="IMark143731032"/><text:alphabetical-index-mark-end text:id="IMark90666648"/><text:span text:style-name="T25">). For </text:span><text:alphabetical-index-mark-start text:id="IMark140488184"/><text:alphabetical-index-mark-start text:id="IMark71405576"/><text:span text:style-name="T25">example</text:span><text:alphabetical-index-mark-end text:id="IMark71405576"/><text:alphabetical-index-mark-end text:id="IMark140488184"/><text:span text:style-name="T25">, if you want to set </text:span><text:alphabetical-index-mark-start text:id="IMark71445736"/><text:alphabetical-index-mark-start text:id="IMark141895992"/><text:alphabetical-index-mark-start text:id="IMark89498088"/><text:alphabetical-index-mark-start text:id="IMark71275096"/><text:span text:style-name="T50">mode_</text:span><text:alphabetical-index-mark-end text:id="IMark71275096"/><text:alphabetical-index-mark-end text:id="IMark89498088"/><text:alphabetical-index-mark-start text:id="IMark74075880"/><text:alphabetical-index-mark-start text:id="IMark89715016"/><text:span text:style-name="T50">hato</text:span><text:alphabetical-index-mark-end text:id="IMark89715016"/><text:alphabetical-index-mark-end text:id="IMark74075880"/><text:alphabetical-index-mark-end text:id="IMark141895992"/><text:alphabetical-index-mark-end text:id="IMark71445736"/><text:span text:style-name="T25"> on using this </text:span><text:alphabetical-index-mark-start text:id="IMark143427272"/><text:span text:style-name="T25">method</text:span><text:alphabetical-index-mark-end text:id="IMark143427272"/><text:span text:style-name="T25">, enter </text:span><text:span text:style-name="T50">‘</text:span><text:alphabetical-index-mark-start text:id="IMark71059096"/><text:alphabetical-index-mark-start text:id="IMark90610648"/><text:alphabetical-index-mark-start text:id="IMark142792248"/><text:alphabetical-index-mark-start text:id="IMark140836584"/><text:span text:style-name="T50">mode_</text:span><text:alphabetical-index-mark-end text:id="IMark140836584"/><text:alphabetical-index-mark-end text:id="IMark142792248"/><text:alphabetical-index-mark-start text:id="IMark143892600"/><text:alphabetical-index-mark-start text:id="IMark144235336"/><text:span text:style-name="T50">hato</text:span><text:alphabetical-index-mark-end text:id="IMark144235336"/><text:alphabetical-index-mark-end text:id="IMark143892600"/><text:alphabetical-index-mark-end text:id="IMark90610648"/><text:alphabetical-index-mark-end text:id="IMark71059096"/><text:span text:style-name="T50">’</text:span><text:span text:style-name="T57">.</text:span></text:p>
      <text:p text:style-name="P87"/>
      <text:p text:style-name="P87"/>
      <text:p text:style-name="P74"><text:span text:style-name="T11">5.3.8.3.</text:span><text:span text:style-name="T25"> Press </text:span><text:span text:style-name="T11">[</text:span><text:alphabetical-index-mark-start text:id="IMark141833336"/><text:alphabetical-index-mark-start text:id="IMark89415576"/><text:span text:style-name="T11">VAL</text:span><text:alphabetical-index-mark-end text:id="IMark89415576"/><text:alphabetical-index-mark-end text:id="IMark141833336"/><text:span text:style-name="T11">]</text:span><text:span text:style-name="T25">.</text:span></text:p>
      <text:p text:style-name="P87"/>
      <text:p text:style-name="P87"/>
      <text:p text:style-name="P75"><text:span text:style-name="T11">5.3.8.4.</text:span><text:span text:style-name="T25"> In the </text:span><text:alphabetical-index-mark-start text:id="IMark70966952"/><text:alphabetical-index-mark-start text:id="IMark70373592"/><text:span text:style-name="T25">dialog</text:span><text:alphabetical-index-mark-end text:id="IMark70373592"/><text:alphabetical-index-mark-end text:id="IMark70966952"/><text:span text:style-name="T25"> </text:span><text:alphabetical-index-mark-start text:id="IMark46821672"/><text:alphabetical-index-mark-start text:id="IMark142253448"/><text:span text:style-name="T25">box</text:span><text:alphabetical-index-mark-end text:id="IMark142253448"/><text:alphabetical-index-mark-end text:id="IMark46821672"/><text:span text:style-name="T25">, enter the </text:span><text:alphabetical-index-mark-start text:id="IMark143162872"/><text:alphabetical-index-mark-start text:id="IMark141017416"/><text:span text:style-name="T50">Value</text:span><text:alphabetical-index-mark-end text:id="IMark141017416"/><text:alphabetical-index-mark-end text:id="IMark143162872"/><text:span text:style-name="T25">. For </text:span><text:alphabetical-index-mark-start text:id="IMark90673736"/><text:alphabetical-index-mark-start text:id="IMark70862296"/><text:span text:style-name="T25">example</text:span><text:alphabetical-index-mark-end text:id="IMark70862296"/><text:alphabetical-index-mark-end text:id="IMark90673736"/><text:span text:style-name="T25">, to set </text:span><text:alphabetical-index-mark-start text:id="IMark73910312"/><text:alphabetical-index-mark-start text:id="IMark143003288"/><text:alphabetical-index-mark-start text:id="IMark87811992"/><text:alphabetical-index-mark-start text:id="IMark141909832"/><text:span text:style-name="T50">mode_</text:span><text:alphabetical-index-mark-end text:id="IMark141909832"/><text:alphabetical-index-mark-end text:id="IMark87811992"/><text:alphabetical-index-mark-start text:id="IMark142825640"/><text:alphabetical-index-mark-start text:id="IMark82564264"/><text:span text:style-name="T50">hato</text:span><text:alphabetical-index-mark-end text:id="IMark82564264"/><text:alphabetical-index-mark-end text:id="IMark142825640"/><text:alphabetical-index-mark-end text:id="IMark143003288"/><text:alphabetical-index-mark-end text:id="IMark73910312"/><text:span text:style-name="T25"> on and </text:span><text:alphabetical-index-mark-start text:id="IMark143498088"/><text:alphabetical-index-mark-start text:id="IMark90704440"/><text:span text:style-name="T25">activate</text:span><text:alphabetical-index-mark-end text:id="IMark90704440"/><text:alphabetical-index-mark-end text:id="IMark143498088"/><text:span text:style-name="T25"> it using this </text:span><text:alphabetical-index-mark-start text:id="IMark88370168"/><text:span text:style-name="T25">method</text:span><text:alphabetical-index-mark-end text:id="IMark88370168"/><text:span text:style-name="T25">, enter </text:span><text:span text:style-name="T50">1</text:span><text:span text:style-name="T25">. </text:span><text:span text:style-name="T30">In some cases you might want to enter this </text:span><text:alphabetical-index-mark-start text:id="IMark71108328"/><text:alphabetical-index-mark-start text:id="IMark140595832"/><text:span text:style-name="T30">value</text:span><text:alphabetical-index-mark-end text:id="IMark140595832"/><text:alphabetical-index-mark-end text:id="IMark71108328"/><text:span text:style-name="T30"> as an </text:span><text:alphabetical-index-mark-start text:id="IMark89423896"/><text:alphabetical-index-mark-start text:id="IMark141887240"/><text:span text:style-name="T30">integer</text:span><text:alphabetical-index-mark-end text:id="IMark141887240"/><text:alphabetical-index-mark-end text:id="IMark89423896"/><text:span text:style-name="T30"> and in other cases as a </text:span><text:alphabetical-index-mark-start text:id="IMark71315032"/><text:alphabetical-index-mark-start text:id="IMark144192184"/><text:span text:style-name="T30">real</text:span><text:alphabetical-index-mark-end text:id="IMark144192184"/><text:alphabetical-index-mark-end text:id="IMark71315032"/><text:span text:style-name="T30"> </text:span><text:alphabetical-index-mark-start text:id="IMark89488152"/><text:alphabetical-index-mark-start text:id="IMark139425096"/><text:span text:style-name="T30">number</text:span><text:alphabetical-index-mark-end text:id="IMark139425096"/><text:alphabetical-index-mark-end text:id="IMark89488152"/><text:span text:style-name="T30">. It is indistinct if you enter </text:span><text:span text:style-name="T53">1</text:span><text:span text:style-name="T30"> or </text:span><text:span text:style-name="T53">1.00</text:span><text:span text:style-name="T30"> in the case of modes because they operate </text:span><text:span text:style-name="T31">as </text:span><text:alphabetical-index-mark-start text:id="IMark82608968"/><text:alphabetical-index-mark-start text:id="IMark89707976"/><text:span text:style-name="T31">real</text:span><text:alphabetical-index-mark-end text:id="IMark89707976"/><text:alphabetical-index-mark-end text:id="IMark82608968"/><text:span text:style-name="T31"> </text:span><text:alphabetical-index-mark-start text:id="IMark143417880"/><text:alphabetical-index-mark-start text:id="IMark143851432"/><text:span text:style-name="T31">number</text:span><text:alphabetical-index-mark-end text:id="IMark143851432"/><text:alphabetical-index-mark-end text:id="IMark143417880"/><text:span text:style-name="T31">s that </text:span><text:span text:style-name="T30">implicitly a</text:span><text:span text:style-name="T31">re</text:span><text:span text:style-name="T30"> </text:span><text:alphabetical-index-mark-start text:id="IMark143805400"/><text:alphabetical-index-mark-start text:id="IMark70265704"/><text:span text:style-name="T30">Boolean</text:span><text:alphabetical-index-mark-end text:id="IMark70265704"/><text:alphabetical-index-mark-end text:id="IMark143805400"/><text:span text:style-name="T30">.</text:span></text:p>
      <text:p text:style-name="P88"/>
      <text:p text:style-name="P88"/>
      <text:p text:style-name="P75"><text:span text:style-name="T11">5.3.8.5.</text:span><text:span text:style-name="T25"> Press </text:span><text:span text:style-name="T11">[</text:span><text:alphabetical-index-mark-start text:id="IMark71524696"/><text:alphabetical-index-mark-start text:id="IMark71445736"/><text:span text:style-name="T11">EXE</text:span><text:alphabetical-index-mark-end text:id="IMark71445736"/><text:alphabetical-index-mark-end text:id="IMark71524696"/><text:span text:style-name="T11">]</text:span><text:span text:style-name="T25">.</text:span></text:p>
      <text:h text:style-name="P93" text:outline-level="1"><text:bookmark-start text:name="__RefHeading___Toc72872_673741182"/>6. Sourc<text:alphabetical-index-mark-start text:id="IMark143502552"/>es<text:bookmark-end text:name="__RefHeading___Toc72872_673741182"/><text:alphabetical-index-mark-end text:id="IMark143502552"/></text:h>
      <text:p text:style-name="P16"/>
      <text:p text:style-name="P17"><text:span text:style-name="T37">6.1. </text:span><text:alphabetical-index-mark-start text:id="IMark90610648"/><text:alphabetical-index-mark-start text:id="IMark143892600"/><text:alphabetical-index-mark-start text:id="IMark144235336"/>Edronkin<text:alphabetical-index-mark-end text:id="IMark144235336"/><text:alphabetical-index-mark-end text:id="IMark143892600"/><text:alphabetical-index-mark-end text:id="IMark90610648"/>, P. (2019). <text:alphabetical-index-mark-start text:id="IMark89570952"/><text:alphabetical-index-mark-start text:id="IMark141561400"/><text:alphabetical-index-mark-start text:id="IMark71410136"/>DGIIIAI<text:alphabetical-index-mark-end text:id="IMark71410136"/><text:alphabetical-index-mark-end text:id="IMark141561400"/><text:alphabetical-index-mark-end text:id="IMark89570952"/> - Intelligent <text:alphabetical-index-mark-start text:id="IMark142783752"/><text:alphabetical-index-mark-start text:id="IMark71413272"/>Delta<text:alphabetical-index-mark-end text:id="IMark71413272"/><text:alphabetical-index-mark-end text:id="IMark142783752"/> <text:alphabetical-index-mark-start text:id="IMark89698776"/><text:alphabetical-index-mark-start text:id="IMark90626072"/>Glider<text:alphabetical-index-mark-end text:id="IMark90626072"/><text:alphabetical-index-mark-end text:id="IMark89698776"/>. [online] <text:alphabetical-index-mark-start text:id="IMark141476456"/><text:alphabetical-index-mark-start text:id="IMark71075960"/><text:alphabetical-index-mark-start text:id="IMark141340152"/>DGIIIAI<text:alphabetical-index-mark-end text:id="IMark141340152"/><text:alphabetical-index-mark-end text:id="IMark71075960"/><text:alphabetical-index-mark-end text:id="IMark141476456"/>. Available at: https://p<text:alphabetical-index-mark-start text:id="IMark144263624"/>es<text:alphabetical-index-mark-end text:id="IMark144263624"/>choenberg.github.io/<text:alphabetical-index-mark-start text:id="IMark139826200"/><text:alphabetical-index-mark-start text:id="IMark141833336"/><text:alphabetical-index-mark-start text:id="IMark89415576"/>DGIIIAI<text:alphabetical-index-mark-end text:id="IMark89415576"/><text:alphabetical-index-mark-end text:id="IMark141833336"/><text:alphabetical-index-mark-end text:id="IMark139826200"/>/ [Acc<text:alphabetical-index-mark-start text:id="IMark140751928"/>es<text:alphabetical-index-mark-end text:id="IMark140751928"/>sed 26 Aug. 2019].</text:p>
      <text:p text:style-name="P17"/>
      <text:p text:style-name="P17"><text:span text:style-name="T37">6.2. </text:span>Sqlite.org. (2000). SQLite Home Page. [online] Available at: https://www.<text:alphabetical-index-mark-start text:id="IMark143911192"/><text:alphabetical-index-mark-start text:id="IMark82345480"/><text:alphabetical-index-mark-start text:id="IMark89443064"/>sql<text:alphabetical-index-mark-end text:id="IMark89443064"/><text:alphabetical-index-mark-end text:id="IMark82345480"/><text:alphabetical-index-mark-end text:id="IMark143911192"/>ite.org/index.html [Acc<text:alphabetical-index-mark-start text:id="IMark70488072"/>es<text:alphabetical-index-mark-end text:id="IMark70488072"/>sed 26 Aug. 2019].</text:p>
      <text:p text:style-name="P17"/>
      <text:p text:style-name="P17"><text:span text:style-name="T37">6.3. </text:span><text:alphabetical-index-mark-start text:id="IMark142253448"/><text:alphabetical-index-mark-start text:id="IMark70751864"/><text:alphabetical-index-mark-start text:id="IMark140337432"/>Schweiger<text:alphabetical-index-mark-end text:id="IMark140337432"/><text:alphabetical-index-mark-end text:id="IMark70751864"/><text:alphabetical-index-mark-end text:id="IMark142253448"/>, M. (2000). <text:alphabetical-index-mark-start text:id="IMark143162872"/><text:alphabetical-index-mark-start text:id="IMark141017416"/><text:alphabetical-index-mark-start text:id="IMark70981544"/>Orbiter<text:alphabetical-index-mark-end text:id="IMark70981544"/><text:alphabetical-index-mark-end text:id="IMark141017416"/><text:alphabetical-index-mark-end text:id="IMark143162872"/> 2016 <text:alphabetical-index-mark-start text:id="IMark144286632"/><text:alphabetical-index-mark-start text:id="IMark90673736"/><text:alphabetical-index-mark-start text:id="IMark70862296"/>Space<text:alphabetical-index-mark-end text:id="IMark70862296"/><text:alphabetical-index-mark-end text:id="IMark90673736"/><text:alphabetical-index-mark-end text:id="IMark144286632"/> <text:alphabetical-index-mark-start text:id="IMark71459512"/><text:alphabetical-index-mark-start text:id="IMark141955208"/><text:alphabetical-index-mark-start text:id="IMark87811992"/>Flight<text:alphabetical-index-mark-end text:id="IMark87811992"/><text:alphabetical-index-mark-end text:id="IMark141955208"/><text:alphabetical-index-mark-end text:id="IMark71459512"/> <text:alphabetical-index-mark-start text:id="IMark141909832"/><text:alphabetical-index-mark-start text:id="IMark142571240"/><text:alphabetical-index-mark-start text:id="IMark73910312"/>Simulator<text:alphabetical-index-mark-end text:id="IMark73910312"/><text:alphabetical-index-mark-end text:id="IMark142571240"/><text:alphabetical-index-mark-end text:id="IMark141909832"/>. [online] Orbit.medphys.ucl.ac.uk. Available at: http://orbit.medphys.ucl.ac.uk/ [Acc<text:alphabetical-index-mark-start text:id="IMark143003288"/>es<text:alphabetical-index-mark-end text:id="IMark143003288"/>sed 26 Aug. 2019].</text:p>
      <text:p text:style-name="P10"/>
      <text:p text:style-name="P9"/>
      <text:p text:style-name="P9"/>
      <text:alphabetical-index text:style-name="Sect1" text:name="Alphabetical Index1">
        <text:alphabetical-index-source text:alphabetical-separators="true" text:sort-algorithm="alphanumeric" fo:language="en" fo:country="US">
          <text:index-title-template text:style-name="Heading_20_1">7. Alphabetical Index</text:index-title-template>
          <text:alphabetical-index-entry-template text:outline-level="separator" text:style-name="Text_20_body">
            <text:index-entry-text/>
          </text:alphabetical-index-entry-template>
          <text:alphabetical-index-entry-template text:outline-level="1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Text_20_body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h text:style-name="P93" text:outline-level="1">7. Alphabetical Index</text:h>
          </text:index-title>
          <text:p text:style-name="P91"/>
          <text:p text:style-name="P91">A</text:p>
          <text:p text:style-name="P89"/>
          <text:p text:style-name="P89">abbreviation<text:tab/>6</text:p>
          <text:p text:style-name="P89">activate<text:tab/>4, 13, 17p., 20</text:p>
          <text:p text:style-name="P89">Activate<text:tab/>4, 17</text:p>
          <text:p text:style-name="P89">activation<text:tab/>1, 13</text:p>
          <text:p text:style-name="P89">AI<text:tab/>1p., 4, 7, 11, 18p.</text:p>
          <text:p text:style-name="P89">AIE<text:tab/>3, 5, 7pp., 13pp.</text:p>
          <text:p text:style-name="P89">angle<text:tab/>5</text:p>
          <text:p text:style-name="P89">applykbrules<text:tab/>3, 10</text:p>
          <text:p text:style-name="P89">artificial<text:tab/>1, 5</text:p>
          <text:p text:style-name="P91"/>
          <text:p text:style-name="P91"/>
          <text:p text:style-name="P91">B</text:p>
          <text:p text:style-name="P89"/>
          <text:p text:style-name="P89">base<text:tab/>1</text:p>
          <text:p text:style-name="P89">behavior<text:tab/>1</text:p>
          <text:p text:style-name="P89">Boolean<text:tab/>20</text:p>
          <text:p text:style-name="P89">box<text:tab/>16p., 19p.</text:p>
          <text:p text:style-name="P89">buffer<text:tab/>15</text:p>
          <text:p text:style-name="P89">button<text:tab/>5, 13</text:p>
          <text:p text:style-name="P91"/>
          <text:p text:style-name="P91"/>
          <text:p text:style-name="P91">C</text:p>
          <text:p text:style-name="P89"/>
          <text:p text:style-name="P89">C++<text:tab/>7</text:p>
          <text:p text:style-name="P89">call<text:tab/>1, 5, 9, 16</text:p>
          <text:p text:style-name="P89"><text:soft-page-break/>cargo<text:tab/>7</text:p>
          <text:p text:style-name="P89">code<text:tab/>5, 10</text:p>
          <text:p text:style-name="P89">compatibility<text:tab/>7</text:p>
          <text:p text:style-name="P89">compatible<text:tab/>2p., 7, 9</text:p>
          <text:p text:style-name="P89">complex<text:tab/>7</text:p>
          <text:p text:style-name="P89">CON<text:tab/>3, 12, 16</text:p>
          <text:p text:style-name="P89">condition<text:tab/>1, 3, 6, 9pp.</text:p>
          <text:p text:style-name="P89">connect<text:tab/>4p., 12, 16p.</text:p>
          <text:p text:style-name="P89">Connect<text:tab/>4, 12, 15</text:p>
          <text:p text:style-name="P89">contents<text:tab/>5, 19</text:p>
          <text:p text:style-name="P89">Contents<text:tab/>3</text:p>
          <text:p text:style-name="P89">contribute<text:tab/>2</text:p>
          <text:p text:style-name="P89">CONTRIBUTING<text:tab/>2</text:p>
          <text:p text:style-name="P89">control<text:tab/>1, 14</text:p>
          <text:p text:style-name="P89">Control<text:tab/>1</text:p>
          <text:p text:style-name="P89">convenience<text:tab/>9, 17pp.</text:p>
          <text:p text:style-name="P89">COPYING<text:tab/>2</text:p>
          <text:p text:style-name="P89">corrupted<text:tab/>17</text:p>
          <text:p text:style-name="P89">CPU<text:tab/>10, 15</text:p>
          <text:p text:style-name="P89">crash<text:tab/>17</text:p>
          <text:p text:style-name="P89">crs<text:tab/>13</text:p>
          <text:p text:style-name="P89">current<text:tab/>8, 12, 16</text:p>
          <text:p text:style-name="P91"/>
          <text:p text:style-name="P91"/>
          <text:p text:style-name="P91">D</text:p>
          <text:p text:style-name="P89"/>
          <text:p text:style-name="P89">data<text:tab/>1, 4p., 7pp., 15pp.</text:p>
          <text:p text:style-name="P89">Data<text:tab/>9p., 12</text:p>
          <text:p text:style-name="P89">database<text:tab/>1, 4p., 7pp., 12, 15pp.</text:p>
          <text:p text:style-name="P89">Database<text:tab/>12</text:p>
          <text:p text:style-name="P89"><text:soft-page-break/>DB<text:tab/>3, 12, 16</text:p>
          <text:p text:style-name="P89">DBMS<text:tab/>3, 7p.</text:p>
          <text:p text:style-name="P89">dbtoact<text:tab/>3, 10</text:p>
          <text:p text:style-name="P89">deactivate<text:tab/>13, 18</text:p>
          <text:p text:style-name="P89">Deactivate<text:tab/>4, 18</text:p>
          <text:p text:style-name="P89">deactivation<text:tab/>1, 13</text:p>
          <text:p text:style-name="P89">delay<text:tab/>11</text:p>
          <text:p text:style-name="P89">delete<text:tab/>19</text:p>
          <text:p text:style-name="P89">Delta<text:tab/>9, 11, 21</text:p>
          <text:p text:style-name="P89">develop<text:tab/>2p., 6p.</text:p>
          <text:p text:style-name="P89">Develop<text:tab/>3, 7</text:p>
          <text:p text:style-name="P89">developer<text:tab/>2</text:p>
          <text:p text:style-name="P89">DGIIIAI<text:tab/>1p., 5pp., 15p., 21</text:p>
          <text:p text:style-name="P89">dialog<text:tab/>12pp.</text:p>
          <text:p text:style-name="P89">DIS<text:tab/>3, 12, 16</text:p>
          <text:p text:style-name="P89">disconnect<text:tab/>5, 16p.</text:p>
          <text:p text:style-name="P89">Disconnect<text:tab/>4, 12, 16</text:p>
          <text:p text:style-name="P89">disconnection<text:tab/>17</text:p>
          <text:p text:style-name="P89">display<text:tab/>1</text:p>
          <text:p text:style-name="P89">document<text:tab/>5p., 9</text:p>
          <text:p text:style-name="P91"/>
          <text:p text:style-name="P91"/>
          <text:p text:style-name="P91">E</text:p>
          <text:p text:style-name="P89"/>
          <text:p text:style-name="P89">Edronkin<text:tab/>1, 21</text:p>
          <text:p text:style-name="P89">efficiency<text:tab/>17pp.</text:p>
          <text:p text:style-name="P89">embedded<text:tab/>5</text:p>
          <text:p text:style-name="P89">engine<text:tab/>1, 5, 11</text:p>
          <text:p text:style-name="P89">es<text:tab/>1p., 5pp., 12pp., 21</text:p>
          <text:p text:style-name="P89">ES<text:tab/>10</text:p>
          <text:p text:style-name="P89"><text:soft-page-break/>example<text:tab/>10p., 13pp., 17pp.</text:p>
          <text:p text:style-name="P89">EXE<text:tab/>4, 15, 17pp.</text:p>
          <text:p text:style-name="P89">execute<text:tab/>1, 19</text:p>
          <text:p text:style-name="P89">Execute<text:tab/>12, 15</text:p>
          <text:p text:style-name="P89">expert<text:tab/>1, 5, 9</text:p>
          <text:p text:style-name="P89">Expert<text:tab/>3, 9</text:p>
          <text:p text:style-name="P89">external<text:tab/>5, 10p.</text:p>
          <text:p text:style-name="P91"/>
          <text:p text:style-name="P91"/>
          <text:p text:style-name="P91">F</text:p>
          <text:p text:style-name="P89"/>
          <text:p text:style-name="P89">field<text:tab/>4p., 9, 19</text:p>
          <text:p text:style-name="P89">file<text:tab/>2, 5pp., 9, 12</text:p>
          <text:p text:style-name="P89">flat<text:tab/>7</text:p>
          <text:p text:style-name="P89">flight<text:tab/>1, 11, 14</text:p>
          <text:p text:style-name="P89">Flight<text:tab/>1, 21</text:p>
          <text:p text:style-name="P89">format<text:tab/>2</text:p>
          <text:p text:style-name="P89">function<text:tab/>1, 3, 8pp., 12pp., 17pp.</text:p>
          <text:p text:style-name="P89">Function<text:tab/>3, 12</text:p>
          <text:p text:style-name="P91"/>
          <text:p text:style-name="P91"/>
          <text:p text:style-name="P91">G</text:p>
          <text:p text:style-name="P89"/>
          <text:p text:style-name="P89">getfromnetwork<text:tab/>3, 10p.</text:p>
          <text:p text:style-name="P89">Glider<text:tab/>9, 11, 21</text:p>
          <text:p text:style-name="P91"/>
          <text:p text:style-name="P91"/>
          <text:p text:style-name="P91">H</text:p>
          <text:p text:style-name="P89"/>
          <text:p text:style-name="P89">hardware<text:tab/>15</text:p>
          <text:p text:style-name="P89"><text:soft-page-break/>hato<text:tab/>20</text:p>
          <text:p text:style-name="P89">hdg<text:tab/>14p.</text:p>
          <text:p text:style-name="P89">heading<text:tab/>5, 14p.</text:p>
          <text:p text:style-name="P91"/>
          <text:p text:style-name="P91"/>
          <text:p text:style-name="P91">I</text:p>
          <text:p text:style-name="P89"/>
          <text:p text:style-name="P89">improve<text:tab/>7</text:p>
          <text:p text:style-name="P89">independent<text:tab/>9</text:p>
          <text:p text:style-name="P89">influence<text:tab/>1</text:p>
          <text:p text:style-name="P89">information<text:tab/>2, 5</text:p>
          <text:p text:style-name="P89">input<text:tab/>5, 11, 13p., 17pp.</text:p>
          <text:p text:style-name="P89">install<text:tab/>2, 5p., 12</text:p>
          <text:p text:style-name="P89">Install<text:tab/>3, 12</text:p>
          <text:p text:style-name="P89">installation<text:tab/>5p.</text:p>
          <text:p text:style-name="P89">Installation<text:tab/>3, 12</text:p>
          <text:p text:style-name="P89">integer<text:tab/>20</text:p>
          <text:p text:style-name="P89">intelligence<text:tab/>1, 5</text:p>
          <text:p text:style-name="P89">interact<text:tab/>8, 10, 16</text:p>
          <text:p text:style-name="P89">interface<text:tab/>1, 5, 7pp.</text:p>
          <text:p text:style-name="P89">Item<text:tab/>5, 9, 13p., 19p.</text:p>
          <text:p text:style-name="P89">ITM<text:tab/>4, 14p., 19</text:p>
          <text:p text:style-name="P91"/>
          <text:p text:style-name="P91"/>
          <text:p text:style-name="P91">K</text:p>
          <text:p text:style-name="P89"/>
          <text:p text:style-name="P89">KB<text:tab/>5, 11, 15p.</text:p>
          <text:p text:style-name="P89">knowledge<text:tab/>1pp., 5</text:p>
          <text:p text:style-name="P91"/>
          <text:p text:style-name="P91"/>
          <text:p text:style-name="P91"><text:soft-page-break/>L</text:p>
          <text:p text:style-name="P89"/>
          <text:p text:style-name="P89">lat<text:tab/>1</text:p>
          <text:p text:style-name="P89">latency<text:tab/>11, 15</text:p>
          <text:p text:style-name="P89">Latency<text:tab/>3, 10</text:p>
          <text:p text:style-name="P89">layer<text:tab/>7</text:p>
          <text:p text:style-name="P89">license<text:tab/>2, 11</text:p>
          <text:p text:style-name="P89">License<text:tab/>2p.</text:p>
          <text:p text:style-name="P89">load<text:tab/>4, 9p., 14pp., 18p.</text:p>
          <text:p text:style-name="P89">Load<text:tab/>4, 18</text:p>
          <text:p text:style-name="P89">loop<text:tab/>3, 9p.</text:p>
          <text:p text:style-name="P91"/>
          <text:p text:style-name="P91"/>
          <text:p text:style-name="P91">M</text:p>
          <text:p text:style-name="P89"/>
          <text:p text:style-name="P89">manage<text:tab/>7, 9</text:p>
          <text:p text:style-name="P89">management<text:tab/>7</text:p>
          <text:p text:style-name="P89">manual<text:tab/>14</text:p>
          <text:p text:style-name="P89">MariaDB<text:tab/>7</text:p>
          <text:p text:style-name="P89">method<text:tab/>8, 19p.</text:p>
          <text:p text:style-name="P89">MFD<text:tab/>1pp., 5, 7pp., 12, 15p.</text:p>
          <text:p text:style-name="P89">mode_<text:tab/>13, 17p., 20</text:p>
          <text:p text:style-name="P89">mode_crs<text:tab/>13</text:p>
          <text:p text:style-name="P89">mode_hato<text:tab/>20</text:p>
          <text:p text:style-name="P89">mode%<text:tab/>9</text:p>
          <text:p text:style-name="P89">module<text:tab/>2p., 5, 7pp., 15</text:p>
          <text:p text:style-name="P89">MOF<text:tab/>3p., 13, 18</text:p>
          <text:p text:style-name="P89">MON<text:tab/>3p., 13p., 17</text:p>
          <text:p text:style-name="P89">multi<text:tab/>1, 10</text:p>
          <text:p text:style-name="P89">MySQL<text:tab/>7</text:p>
          <text:p text:style-name="P91"><text:soft-page-break/></text:p>
          <text:p text:style-name="P91"/>
          <text:p text:style-name="P91">N</text:p>
          <text:p text:style-name="P89"/>
          <text:p text:style-name="P89">network<text:tab/>3, 10p.</text:p>
          <text:p text:style-name="P89">number<text:tab/>1, 5, 9, 14p., 20</text:p>
          <text:p text:style-name="P91"/>
          <text:p text:style-name="P91"/>
          <text:p text:style-name="P91">O</text:p>
          <text:p text:style-name="P89"/>
          <text:p text:style-name="P89">OAPI<text:tab/>5, 9p.</text:p>
          <text:p text:style-name="P89">ODBC<text:tab/>7</text:p>
          <text:p text:style-name="P89">onboard<text:tab/>5, 9, 15</text:p>
          <text:p text:style-name="P89">operation<text:tab/>5, 10p., 14, 16</text:p>
          <text:p text:style-name="P89">Operation<text:tab/>5</text:p>
          <text:p text:style-name="P89">Orbit<text:tab/>2</text:p>
          <text:p text:style-name="P89">Orbiter<text:tab/>1p., 5, 7, 16, 21</text:p>
          <text:p text:style-name="P89">orcid<text:tab/>1</text:p>
          <text:p text:style-name="P89">OSFS<text:tab/>2, 5, 7pp., 15, 17</text:p>
          <text:p text:style-name="P91"/>
          <text:p text:style-name="P91"/>
          <text:p text:style-name="P91">P</text:p>
          <text:p text:style-name="P89"/>
          <text:p text:style-name="P89">parameter<text:tab/>1, 9</text:p>
          <text:p text:style-name="P89">passing<text:tab/>1</text:p>
          <text:p text:style-name="P89">plug<text:tab/>12</text:p>
          <text:p text:style-name="P89">POF<text:tab/>4, 13p., 19</text:p>
          <text:p text:style-name="P89">PON<text:tab/>3p., 13p., 18</text:p>
          <text:p text:style-name="P89">PostgreS<text:tab/>7</text:p>
          <text:p text:style-name="P89">PostgreSQL<text:tab/>7</text:p>
          <text:p text:style-name="P89"><text:soft-page-break/>prg<text:tab/>14, 18p.</text:p>
          <text:p text:style-name="P89">procedure<text:tab/>7, 15p., 19</text:p>
          <text:p text:style-name="P89">Procedure<text:tab/>4, 15</text:p>
          <text:p text:style-name="P89">program<text:tab/>1, 4, 9p., 14, 18p.</text:p>
          <text:p text:style-name="P89">Program<text:tab/>13p.</text:p>
          <text:p text:style-name="P89">project<text:tab/>2, 5pp., 9</text:p>
          <text:p text:style-name="P91"/>
          <text:p text:style-name="P91"/>
          <text:p text:style-name="P91">Q</text:p>
          <text:p text:style-name="P89"/>
          <text:p text:style-name="P89">queries<text:tab/>1, 8, 10</text:p>
          <text:p text:style-name="P89">query<text:tab/>4, 13, 17</text:p>
          <text:p text:style-name="P91"/>
          <text:p text:style-name="P91"/>
          <text:p text:style-name="P91">R</text:p>
          <text:p text:style-name="P89"/>
          <text:p text:style-name="P89">RDBMS<text:tab/>3, 7p.</text:p>
          <text:p text:style-name="P89">README<text:tab/>2</text:p>
          <text:p text:style-name="P89">real<text:tab/>8, 11, 20</text:p>
          <text:p text:style-name="P89">receive<text:tab/>10</text:p>
          <text:p text:style-name="P89">record<text:tab/>4p., 9, 19</text:p>
          <text:p text:style-name="P89">relational<text:tab/>1, 7p.</text:p>
          <text:p text:style-name="P89">resource<text:tab/>15</text:p>
          <text:p text:style-name="P89">result<text:tab/>11</text:p>
          <text:p text:style-name="P91"/>
          <text:p text:style-name="P91"/>
          <text:p text:style-name="P91">S</text:p>
          <text:p text:style-name="P89"/>
          <text:p text:style-name="P89">Schweiger<text:tab/>2, 21</text:p>
          <text:p text:style-name="P89">sde_facts<text:tab/>4p., 9p., 13, 19</text:p>
          <text:p text:style-name="P89"><text:soft-page-break/>sde_prg_rules<text:tab/>14, 19</text:p>
          <text:p text:style-name="P89">sde_rules<text:tab/>4p., 10, 14, 18p.</text:p>
          <text:p text:style-name="P89">section<text:tab/>6</text:p>
          <text:p text:style-name="P89">send<text:tab/>1, 5, 9pp., 13, 15</text:p>
          <text:p text:style-name="P89">Send<text:tab/>4, 17</text:p>
          <text:p text:style-name="P89">sentodb<text:tab/>3, 9</text:p>
          <text:p text:style-name="P89">session<text:tab/>1, 7, 9p., 15pp.</text:p>
          <text:p text:style-name="P89">setting<text:tab/>2</text:p>
          <text:p text:style-name="P89">ship<text:tab/>1p., 5, 7, 10p., 14p.</text:p>
          <text:p text:style-name="P89">simulation<text:tab/>1</text:p>
          <text:p text:style-name="P89">Simulator<text:tab/>1, 21</text:p>
          <text:p text:style-name="P89">snippet<text:tab/>1</text:p>
          <text:p text:style-name="P89">space<text:tab/>1, 5</text:p>
          <text:p text:style-name="P89">Space<text:tab/>1, 21</text:p>
          <text:p text:style-name="P89">speed<text:tab/>7</text:p>
          <text:p text:style-name="P89">sql<text:tab/>21</text:p>
          <text:p text:style-name="P89">Sql<text:tab/>2</text:p>
          <text:p text:style-name="P89">SQL<text:tab/>1, 3p., 7pp., 13, 17</text:p>
          <text:p text:style-name="P89">SQLC<text:tab/>1, 3, 5pp., 16</text:p>
          <text:p text:style-name="P89">Sqlite3<text:tab/>2, 7, 9, 17</text:p>
          <text:p text:style-name="P89">statement<text:tab/>10</text:p>
          <text:p text:style-name="P89">Status<text:tab/>3, 9pp.</text:p>
          <text:p text:style-name="P89">step<text:tab/>9pp.</text:p>
          <text:p text:style-name="P89">storage<text:tab/>7</text:p>
          <text:p text:style-name="P89">string<text:tab/>9, 13p., 17pp.</text:p>
          <text:p text:style-name="P89">switch<text:tab/>12, 16</text:p>
          <text:p text:style-name="P89">sync<text:tab/>9</text:p>
          <text:p text:style-name="P89">synchronization<text:tab/>9</text:p>
          <text:p text:style-name="P89">system<text:tab/>1pp., 5, 7pp., 11, 15</text:p>
          <text:p text:style-name="P91"/>
          <text:p text:style-name="P91"><text:soft-page-break/></text:p>
          <text:p text:style-name="P91">T</text:p>
          <text:p text:style-name="P89"/>
          <text:p text:style-name="P89">table<text:tab/>5, 8, 14</text:p>
          <text:p text:style-name="P89">Table<text:tab/>3</text:p>
          <text:p text:style-name="P89">target<text:tab/>14</text:p>
          <text:p text:style-name="P89">task<text:tab/>9, 15</text:p>
          <text:p text:style-name="P89">tgt_hdg<text:tab/>14p.</text:p>
          <text:p text:style-name="P89">thrust<text:tab/>5</text:p>
          <text:p text:style-name="P89">time<text:tab/>7, 9, 11, 13, 15p.</text:p>
          <text:p text:style-name="P91"/>
          <text:p text:style-name="P91"/>
          <text:p text:style-name="P91">U</text:p>
          <text:p text:style-name="P89"/>
          <text:p text:style-name="P89">unload<text:tab/>9p., 14, 19</text:p>
          <text:p text:style-name="P89">Unload<text:tab/>4, 19</text:p>
          <text:p text:style-name="P89">update<text:tab/>9p.</text:p>
          <text:p text:style-name="P89">UPDATE<text:tab/>13</text:p>
          <text:p text:style-name="P89">user<text:tab/>1p., 5, 9, 12p.</text:p>
          <text:p text:style-name="P91"/>
          <text:p text:style-name="P91"/>
          <text:p text:style-name="P91">V</text:p>
          <text:p text:style-name="P89"/>
          <text:p text:style-name="P89">VAL<text:tab/>4, 14p., 20</text:p>
          <text:p text:style-name="P89">value<text:tab/>5, 14, 20</text:p>
          <text:p text:style-name="P89">Value<text:tab/>4p., 9, 13p., 19p.</text:p>
          <text:p text:style-name="P89">version<text:tab/>13p.</text:p>
          <text:p text:style-name="P89">volume<text:tab/>7</text:p>
          <text:p text:style-name="P91"/>
          <text:p text:style-name="P91"/>
          <text:p text:style-name="P91"><text:soft-page-break/>W</text:p>
          <text:p text:style-name="P89"/>
          <text:p text:style-name="P89">window<text:tab/>12</text:p>
          <text:p text:style-name="P89">wpt<text:tab/>17p.</text:p>
        </text:index-body>
      </text:alphabetical-index>
      <text:p text:style-name="P9"/>
      <text:p text:style-name="P9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2T01:30:57.757437187</dc:date>
    <meta:editing-duration>P5DT4H51M32S</meta:editing-duration>
    <meta:editing-cycles>103</meta:editing-cycles>
    <meta:generator>LibreOffice/5.1.6.2$Linux_X86_64 LibreOffice_project/10m0$Build-2</meta:generator>
    <meta:document-statistic meta:table-count="0" meta:image-count="0" meta:object-count="0" meta:page-count="32" meta:paragraph-count="442" meta:word-count="4155" meta:character-count="23217" meta:non-whitespace-character-count="19493"/>
  </office:meta>
</office:document-meta>
</file>